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S Mincho" svg:font-family="MS Mincho" style:font-family-generic="modern" style:font-pitch="fixed" svg:panose-1="2 2 6 9 4 2 5 8 3 4"/>
    <style:font-face style:name="SimSun" svg:font-family="SimSun" style:font-family-generic="system" style:font-pitch="variable" svg:panose-1="2 1 6 0 3 1 1 1 1 1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4923in" text:min-label-width="0.4916in" text:list-level-position-and-space-mode="label-alignment">
          <style:list-level-label-alignment text:label-followed-by="listtab" fo:margin-left="0.984in" fo:text-indent="-0.4916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fo:color="#000000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Названиекниги" style:family="text">
      <style:text-properties style:font-weight-complex="bold" fo:color="#000000" style:font-size-complex="14pt" style:language-asian="ru" style:country-asian="RU" style:language-complex="ar" style:country-complex="SA"/>
    </style:style>
    <style:style style:name="P22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TableColumn29" style:family="table-column">
      <style:table-column-properties style:column-width="3.0187in" style:use-optimal-column-width="false"/>
    </style:style>
    <style:style style:name="TableColumn30" style:family="table-column">
      <style:table-column-properties style:column-width="1.8118in" style:use-optimal-column-width="false"/>
    </style:style>
    <style:style style:name="TableColumn31" style:family="table-column">
      <style:table-column-properties style:column-width="2.0125in" style:use-optimal-column-width="false"/>
    </style:style>
    <style:style style:name="Table28" style:family="table">
      <style:table-properties style:width="6.843in" fo:margin-left="-0.075in" table:align="left"/>
    </style:style>
    <style:style style:name="TableRow32" style:family="table-row">
      <style:table-row-properties style:min-row-height="0.4263in" style:use-optimal-row-height="false"/>
    </style:style>
    <style:style style:name="TableCell3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4" style:parent-style-name="Основнойшрифтабзаца" style:family="text">
      <style:text-properties fo:color="#000000" style:font-size-complex="14pt"/>
    </style:style>
    <style:style style:name="TableCell35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6" style:parent-style-name="Standard" style:family="paragraph">
      <style:paragraph-properties fo:text-indent="0in"/>
      <style:text-properties fo:color="#000000" style:font-size-complex="14pt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text-align="center"/>
      <style:text-properties fo:color="#000000" style:font-size-complex="14p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text-properties fo:color="#000000" style:font-size-complex="14pt"/>
    </style:style>
    <style:style style:name="TableCell42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indent="0in"/>
      <style:text-properties fo:color="#000000"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fo:color="#000000" style:font-size-complex="14pt"/>
    </style:style>
    <style:style style:name="P46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47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48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49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0" style:parent-style-name="Заголовок2" style:family="paragraph">
      <style:paragraph-properties fo:break-before="page"/>
      <style:text-properties fo:color="#000000"/>
    </style:style>
    <style:style style:name="P51" style:parent-style-name="Textbody" style:family="paragraph">
      <style:paragraph-properties fo:text-align="start" fo:text-indent="0in"/>
      <style:text-properties fo:color="#000000"/>
    </style:style>
    <style:style style:name="P52" style:parent-style-name="Textbody" style:family="paragraph">
      <style:paragraph-properties fo:text-align="center"/>
      <style:text-properties fo:color="#000000"/>
    </style:style>
    <style:style style:name="P53" style:parent-style-name="Заголовок2" style:family="paragraph">
      <style:text-properties fo:color="#000000"/>
    </style:style>
    <style:style style:name="T54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55" style:parent-style-name="Основнойшрифтабзаца" style:family="text">
      <style:text-properties fo:font-weight="bold" style:font-weight-asian="bold" fo:color="#000000" style:language-asian="ru" style:country-asian="RU" style:language-complex="ar" style:country-complex="SA"/>
    </style:style>
    <style:style style:name="T56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P57" style:parent-style-name="Standard" style:family="paragraph">
      <style:text-properties fo:color="#000000" style:language-asian="ru" style:country-asian="RU" style:language-complex="ar" style:country-complex="SA"/>
    </style:style>
    <style:style style:name="P58" style:parent-style-name="Standard" style:family="paragraph">
      <style:text-properties fo:color="#000000" style:language-asian="ru" style:country-asian="RU" style:language-complex="ar" style:country-complex="SA"/>
    </style:style>
    <style:style style:name="P59" style:parent-style-name="Standard" style:family="paragraph">
      <style:text-properties fo:color="#000000" style:language-asian="ru" style:country-asian="RU" style:language-complex="ar" style:country-complex="SA"/>
    </style:style>
    <style:style style:name="P60" style:parent-style-name="Standard" style:family="paragraph">
      <style:text-properties fo:color="#000000" style:language-asian="ru" style:country-asian="RU" style:language-complex="ar" style:country-complex="SA"/>
    </style:style>
    <style:style style:name="P61" style:parent-style-name="Standard" style:family="paragraph">
      <style:text-properties fo:color="#000000" style:language-asian="ru" style:country-asian="RU" style:language-complex="ar" style:country-complex="SA"/>
    </style:style>
    <style:style style:name="P62" style:parent-style-name="Standard" style:family="paragraph">
      <style:text-properties fo:color="#000000" style:language-asian="ru" style:country-asian="RU" style:language-complex="ar" style:country-complex="SA"/>
    </style:style>
    <style:style style:name="P63" style:parent-style-name="Standard" style:family="paragraph">
      <style:text-properties fo:color="#000000" style:language-asian="ru" style:country-asian="RU" style:language-complex="ar" style:country-complex="SA"/>
    </style:style>
    <style:style style:name="P64" style:parent-style-name="Standard" style:family="paragraph">
      <style:text-properties fo:color="#000000" style:language-asian="ru" style:country-asian="RU" style:language-complex="ar" style:country-complex="SA"/>
    </style:style>
    <style:style style:name="P65" style:parent-style-name="Standard" style:family="paragraph">
      <style:text-properties fo:color="#000000" style:language-asian="ru" style:country-asian="RU" style:language-complex="ar" style:country-complex="SA"/>
    </style:style>
    <style:style style:name="P66" style:parent-style-name="Standard" style:family="paragraph">
      <style:text-properties fo:color="#000000" style:language-asian="ru" style:country-asian="RU" style:language-complex="ar" style:country-complex="SA"/>
    </style:style>
    <style:style style:name="P67" style:parent-style-name="Standard" style:family="paragraph">
      <style:text-properties fo:color="#000000" style:language-asian="ru" style:country-asian="RU" style:language-complex="ar" style:country-complex="SA"/>
    </style:style>
    <style:style style:name="P68" style:parent-style-name="Standard" style:family="paragraph">
      <style:text-properties fo:color="#000000" style:language-asian="ru" style:country-asian="RU" style:language-complex="ar" style:country-complex="SA"/>
    </style:style>
    <style:style style:name="P69" style:parent-style-name="Standard" style:family="paragraph">
      <style:text-properties fo:color="#000000" style:language-asian="ru" style:country-asian="RU" style:language-complex="ar" style:country-complex="SA"/>
    </style:style>
    <style:style style:name="P70" style:parent-style-name="Standard" style:family="paragraph">
      <style:text-properties fo:color="#000000" style:language-asian="ru" style:country-asian="RU" style:language-complex="ar" style:country-complex="SA"/>
    </style:style>
    <style:style style:name="P71" style:parent-style-name="Standard" style:family="paragraph">
      <style:text-properties fo:color="#000000" style:language-asian="ru" style:country-asian="RU" style:language-complex="ar" style:country-complex="SA"/>
    </style:style>
    <style:style style:name="T72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3" style:parent-style-name="Основнойшрифтабзаца" style:family="text">
      <style:text-properties fo:font-style="italic" style:font-style-asian="italic"/>
    </style:style>
    <style:style style:name="T74" style:parent-style-name="Основнойшрифтабзаца" style:family="text">
      <style:text-properties fo:font-weight="bold" style:font-weight-asian="bold"/>
    </style:style>
    <style:style style:name="T75" style:parent-style-name="SourceText" style:family="text">
      <style:text-properties style:font-name="Times New Roman" fo:font-size="14pt" style:font-size-asian="14pt" style:font-size-complex="14pt" fo:language="en" fo:country="US"/>
    </style:style>
    <style:style style:name="T76" style:parent-style-name="SourceText" style:family="text">
      <style:text-properties style:font-name="Times New Roman" fo:font-size="14pt" style:font-size-asian="14pt" style:font-size-complex="14pt" fo:language="en" fo:country="US"/>
    </style:style>
    <style:style style:name="T77" style:parent-style-name="SourceText" style:family="text">
      <style:text-properties style:font-name="Times New Roman" fo:font-size="14pt" style:font-size-asian="14pt" style:font-size-complex="14pt" fo:language="en" fo:country="US"/>
    </style:style>
    <style:style style:name="T78" style:parent-style-name="SourceText" style:family="text">
      <style:text-properties style:font-name="Times New Roman" fo:font-size="14pt" style:font-size-asian="14pt" style:font-size-complex="14pt" fo:language="en" fo:country="US"/>
    </style:style>
    <style:style style:name="T79" style:parent-style-name="SourceText" style:family="text">
      <style:text-properties style:font-name="Times New Roman" fo:font-size="14pt" style:font-size-asian="14pt" style:font-size-complex="14pt" fo:language="en" fo:country="US"/>
    </style:style>
    <style:style style:name="P80" style:parent-style-name="PreformattedText" style:family="paragraph">
      <style:paragraph-properties fo:margin-bottom="0.1965in"/>
    </style:style>
    <style:style style:name="T81" style:parent-style-name="SourceText" style:family="text">
      <style:text-properties style:font-name="Times New Roman" fo:font-size="14pt" style:font-size-asian="14pt" style:font-size-complex="14pt"/>
    </style:style>
    <style:style style:name="P82" style:parent-style-name="Textbody" style:family="paragraph">
      <style:paragraph-properties fo:margin-bottom="0.1965in"/>
    </style:style>
    <style:style style:name="P83" style:parent-style-name="Textbody" style:family="paragraph">
      <style:paragraph-properties fo:margin-bottom="0.1965in" fo:text-indent="0in"/>
    </style:style>
    <style:style style:name="P84" style:parent-style-name="Textbody" style:family="paragraph">
      <style:paragraph-properties fo:margin-bottom="0.1965in" fo:text-indent="0in"/>
    </style:style>
    <style:style style:name="P85" style:parent-style-name="Textbody" style:family="paragraph">
      <style:paragraph-properties fo:margin-bottom="0.1965in"/>
    </style:style>
    <style:style style:name="T86" style:parent-style-name="SourceText" style:family="text">
      <style:text-properties style:font-name="Times New Roman"/>
    </style:style>
    <style:style style:name="P87" style:parent-style-name="Standard" style:family="paragraph">
      <style:text-properties fo:color="#000000" style:language-asian="ru" style:country-asian="RU" style:language-complex="ar" style:country-complex="SA"/>
    </style:style>
    <style:style style:name="P88" style:parent-style-name="Заголовок2" style:family="paragraph">
      <style:text-properties fo:color="#000000"/>
    </style:style>
    <style:style style:name="P89" style:parent-style-name="Заголовок2" style:family="paragraph">
      <style:text-properties fo:font-weight="normal" style:font-weight-asian="normal" fo:color="#000000"/>
    </style:style>
    <style:style style:name="T90" style:parent-style-name="Основнойшрифтабзаца" style:family="text">
      <style:text-properties fo:color="#000000"/>
    </style:style>
    <style:style style:name="T91" style:parent-style-name="Основнойшрифтабзаца" style:family="text">
      <style:text-properties fo:color="#000000" fo:language="en" fo:country="US"/>
    </style:style>
    <style:style style:name="T92" style:parent-style-name="Основнойшрифтабзаца" style:family="text">
      <style:text-properties fo:color="#000000"/>
    </style:style>
    <style:style style:name="T93" style:parent-style-name="Основнойшрифтабзаца" style:family="text">
      <style:text-properties fo:color="#000000" fo:language="en" fo:country="US"/>
    </style:style>
    <style:style style:name="T94" style:parent-style-name="Основнойшрифтабзаца" style:family="text">
      <style:text-properties fo:color="#000000"/>
    </style:style>
    <style:style style:name="T95" style:parent-style-name="Основнойшрифтабзаца" style:family="text">
      <style:text-properties fo:color="#000000" fo:language="en" fo:country="US"/>
    </style:style>
    <style:style style:name="T96" style:parent-style-name="Основнойшрифтабзаца" style:family="text">
      <style:text-properties fo:color="#000000"/>
    </style:style>
    <style:style style:name="T97" style:parent-style-name="Основнойшрифтабзаца" style:family="text">
      <style:text-properties fo:color="#000000" fo:language="en" fo:country="US"/>
    </style:style>
    <style:style style:name="T98" style:parent-style-name="Основнойшрифтабзаца" style:family="text">
      <style:text-properties fo:color="#000000"/>
    </style:style>
    <style:style style:name="T99" style:parent-style-name="Основнойшрифтабзаца" style:family="text">
      <style:text-properties fo:color="#000000"/>
    </style:style>
    <style:style style:name="T100" style:parent-style-name="Основнойшрифтабзаца" style:family="text">
      <style:text-properties fo:color="#000000" fo:language="en" fo:country="US"/>
    </style:style>
    <style:style style:name="T101" style:parent-style-name="Основнойшрифтабзаца" style:family="text">
      <style:text-properties fo:color="#000000"/>
    </style:style>
    <style:style style:name="T102" style:parent-style-name="Основнойшрифтабзаца" style:family="text">
      <style:text-properties fo:color="#000000" fo:language="en" fo:country="US"/>
    </style:style>
    <style:style style:name="T103" style:parent-style-name="Основнойшрифтабзаца" style:family="text">
      <style:text-properties fo:color="#000000"/>
    </style:style>
    <style:style style:name="T104" style:parent-style-name="Основнойшрифтабзаца" style:family="text">
      <style:text-properties fo:color="#000000" fo:language="en" fo:country="US"/>
    </style:style>
    <style:style style:name="T105" style:parent-style-name="Основнойшрифтабзаца" style:family="text">
      <style:text-properties fo:color="#000000"/>
    </style:style>
    <style:style style:name="T106" style:parent-style-name="Основнойшрифтабзаца" style:family="text">
      <style:text-properties fo:color="#000000" fo:language="en" fo:country="US"/>
    </style:style>
    <style:style style:name="T107" style:parent-style-name="Основнойшрифтабзаца" style:family="text">
      <style:text-properties fo:color="#000000"/>
    </style:style>
    <style:style style:name="T108" style:parent-style-name="Основнойшрифтабзаца" style:family="text">
      <style:text-properties fo:color="#000000" fo:language="en" fo:country="US"/>
    </style:style>
    <style:style style:name="T109" style:parent-style-name="Основнойшрифтабзаца" style:family="text">
      <style:text-properties fo:color="#000000"/>
    </style:style>
    <style:style style:name="T110" style:parent-style-name="Основнойшрифтабзаца" style:family="text">
      <style:text-properties fo:color="#000000" fo:language="en" fo:country="US"/>
    </style:style>
    <style:style style:name="T111" style:parent-style-name="Основнойшрифтабзаца" style:family="text">
      <style:text-properties fo:color="#000000"/>
    </style:style>
    <style:style style:name="T112" style:parent-style-name="Основнойшрифтабзаца" style:family="text">
      <style:text-properties fo:color="#000000" fo:language="en" fo:country="US"/>
    </style:style>
    <style:style style:name="T113" style:parent-style-name="Основнойшрифтабзаца" style:family="text">
      <style:text-properties fo:color="#000000"/>
    </style:style>
    <style:style style:name="T114" style:parent-style-name="Основнойшрифтабзаца" style:family="text">
      <style:text-properties fo:color="#000000" fo:language="en" fo:country="US"/>
    </style:style>
    <style:style style:name="T115" style:parent-style-name="Основнойшрифтабзаца" style:family="text">
      <style:text-properties fo:color="#000000"/>
    </style:style>
    <style:style style:name="T116" style:parent-style-name="Основнойшрифтабзаца" style:family="text">
      <style:text-properties fo:color="#000000"/>
    </style:style>
    <style:style style:name="T117" style:parent-style-name="Основнойшрифтабзаца" style:family="text">
      <style:text-properties fo:color="#000000" fo:language="en" fo:country="US"/>
    </style:style>
    <style:style style:name="T118" style:parent-style-name="Основнойшрифтабзаца" style:family="text">
      <style:text-properties fo:color="#000000"/>
    </style:style>
    <style:style style:name="T119" style:parent-style-name="Основнойшрифтабзаца" style:family="text">
      <style:text-properties fo:color="#000000" fo:language="en" fo:country="US"/>
    </style:style>
    <style:style style:name="T120" style:parent-style-name="Основнойшрифтабзаца" style:family="text">
      <style:text-properties fo:color="#000000"/>
    </style:style>
    <style:style style:name="T121" style:parent-style-name="Основнойшрифтабзаца" style:family="text">
      <style:text-properties fo:color="#000000" fo:language="en" fo:country="US"/>
    </style:style>
    <style:style style:name="T122" style:parent-style-name="Основнойшрифтабзаца" style:family="text">
      <style:text-properties fo:color="#000000"/>
    </style:style>
    <style:style style:name="T123" style:parent-style-name="Основнойшрифтабзаца" style:family="text">
      <style:text-properties fo:color="#000000"/>
    </style:style>
    <style:style style:name="T124" style:parent-style-name="Основнойшрифтабзаца" style:family="text">
      <style:text-properties fo:color="#000000" fo:language="en" fo:country="US"/>
    </style:style>
    <style:style style:name="T125" style:parent-style-name="Основнойшрифтабзаца" style:family="text">
      <style:text-properties fo:color="#000000"/>
    </style:style>
    <style:style style:name="T126" style:parent-style-name="Основнойшрифтабзаца" style:family="text">
      <style:text-properties fo:color="#000000" fo:language="en" fo:country="US"/>
    </style:style>
    <style:style style:name="T127" style:parent-style-name="Основнойшрифтабзаца" style:family="text">
      <style:text-properties fo:color="#000000"/>
    </style:style>
    <style:style style:name="T128" style:parent-style-name="Основнойшрифтабзаца" style:family="text">
      <style:text-properties fo:color="#000000" fo:language="en" fo:country="US"/>
    </style:style>
    <style:style style:name="T129" style:parent-style-name="Основнойшрифтабзаца" style:family="text">
      <style:text-properties fo:color="#000000"/>
    </style:style>
    <style:style style:name="T130" style:parent-style-name="Основнойшрифтабзаца" style:family="text">
      <style:text-properties fo:color="#000000" fo:language="en" fo:country="US"/>
    </style:style>
    <style:style style:name="T131" style:parent-style-name="Основнойшрифтабзаца" style:family="text">
      <style:text-properties fo:color="#000000"/>
    </style:style>
    <style:style style:name="T132" style:parent-style-name="Основнойшрифтабзаца" style:family="text">
      <style:text-properties fo:color="#000000" fo:language="en" fo:country="US"/>
    </style:style>
    <style:style style:name="T133" style:parent-style-name="Основнойшрифтабзаца" style:family="text">
      <style:text-properties fo:color="#000000"/>
    </style:style>
    <style:style style:name="P134" style:parent-style-name="Заголовок2" style:family="paragraph">
      <style:text-properties fo:font-weight="normal" style:font-weight-asian="normal" fo:color="#000000"/>
    </style:style>
    <style:style style:name="T135" style:parent-style-name="Основнойшрифтабзаца" style:family="text">
      <style:text-properties fo:color="#000000"/>
    </style:style>
    <style:style style:name="T136" style:parent-style-name="Основнойшрифтабзаца" style:family="text">
      <style:text-properties fo:color="#000000"/>
    </style:style>
    <style:style style:name="T137" style:parent-style-name="Основнойшрифтабзаца" style:family="text">
      <style:text-properties fo:color="#000000" fo:language="en" fo:country="US"/>
    </style:style>
    <style:style style:name="T138" style:parent-style-name="Основнойшрифтабзаца" style:family="text">
      <style:text-properties fo:color="#000000"/>
    </style:style>
    <style:style style:name="T139" style:parent-style-name="Основнойшрифтабзаца" style:family="text">
      <style:text-properties fo:color="#000000" fo:language="en" fo:country="US"/>
    </style:style>
    <style:style style:name="T140" style:parent-style-name="Основнойшрифтабзаца" style:family="text">
      <style:text-properties fo:color="#000000"/>
    </style:style>
    <style:style style:name="T141" style:parent-style-name="Основнойшрифтабзаца" style:family="text">
      <style:text-properties fo:color="#000000" fo:language="en" fo:country="US"/>
    </style:style>
    <style:style style:name="T142" style:parent-style-name="Основнойшрифтабзаца" style:family="text">
      <style:text-properties fo:color="#000000"/>
    </style:style>
    <style:style style:name="T143" style:parent-style-name="Основнойшрифтабзаца" style:family="text">
      <style:text-properties fo:color="#000000"/>
    </style:style>
    <style:style style:name="T144" style:parent-style-name="Основнойшрифтабзаца" style:family="text">
      <style:text-properties fo:color="#000000" fo:language="en" fo:country="US"/>
    </style:style>
    <style:style style:name="T145" style:parent-style-name="Основнойшрифтабзаца" style:family="text">
      <style:text-properties fo:color="#000000"/>
    </style:style>
    <style:style style:name="T146" style:parent-style-name="Основнойшрифтабзаца" style:family="text">
      <style:text-properties fo:color="#000000" fo:language="en" fo:country="US"/>
    </style:style>
    <style:style style:name="T147" style:parent-style-name="Основнойшрифтабзаца" style:family="text">
      <style:text-properties fo:color="#000000"/>
    </style:style>
    <style:style style:name="T148" style:parent-style-name="Основнойшрифтабзаца" style:family="text">
      <style:text-properties fo:color="#000000" fo:language="en" fo:country="US"/>
    </style:style>
    <style:style style:name="T149" style:parent-style-name="Основнойшрифтабзаца" style:family="text">
      <style:text-properties fo:color="#000000"/>
    </style:style>
    <style:style style:name="T150" style:parent-style-name="Основнойшрифтабзаца" style:family="text">
      <style:text-properties fo:color="#000000" fo:language="en" fo:country="US"/>
    </style:style>
    <style:style style:name="T151" style:parent-style-name="Основнойшрифтабзаца" style:family="text">
      <style:text-properties fo:color="#000000"/>
    </style:style>
    <style:style style:name="T152" style:parent-style-name="Основнойшрифтабзаца" style:family="text">
      <style:text-properties fo:color="#000000" fo:language="en" fo:country="US"/>
    </style:style>
    <style:style style:name="T153" style:parent-style-name="Основнойшрифтабзаца" style:family="text">
      <style:text-properties fo:color="#000000"/>
    </style:style>
    <style:style style:name="P154" style:parent-style-name="Textbody" style:family="paragraph">
      <style:text-properties fo:color="#000000"/>
    </style:style>
    <style:style style:name="P155" style:parent-style-name="Textbody" style:family="paragraph">
      <style:text-properties fo:color="#000000"/>
    </style:style>
    <style:style style:name="T156" style:parent-style-name="Основнойшрифтабзаца" style:family="text">
      <style:text-properties fo:color="#000000"/>
    </style:style>
    <style:style style:name="T157" style:parent-style-name="Основнойшрифтабзаца" style:family="text">
      <style:text-properties fo:color="#000000"/>
    </style:style>
    <style:style style:name="T158" style:parent-style-name="Основнойшрифтабзаца" style:family="text">
      <style:text-properties fo:color="#000000"/>
    </style:style>
    <style:style style:name="T159" style:parent-style-name="Основнойшрифтабзаца" style:family="text">
      <style:text-properties fo:color="#000000" fo:language="en" fo:country="US"/>
    </style:style>
    <style:style style:name="T160" style:parent-style-name="Основнойшрифтабзаца" style:family="text">
      <style:text-properties fo:color="#000000"/>
    </style:style>
    <style:style style:name="T161" style:parent-style-name="Основнойшрифтабзаца" style:family="text">
      <style:text-properties fo:color="#000000" fo:language="en" fo:country="US"/>
    </style:style>
    <style:style style:name="T162" style:parent-style-name="Основнойшрифтабзаца" style:family="text">
      <style:text-properties fo:color="#000000"/>
    </style:style>
    <style:style style:name="T163" style:parent-style-name="Основнойшрифтабзаца" style:family="text">
      <style:text-properties fo:color="#000000" fo:language="en" fo:country="US"/>
    </style:style>
    <style:style style:name="T164" style:parent-style-name="Основнойшрифтабзаца" style:family="text">
      <style:text-properties fo:color="#000000"/>
    </style:style>
    <style:style style:name="T165" style:parent-style-name="Основнойшрифтабзаца" style:family="text">
      <style:text-properties fo:color="#000000"/>
    </style:style>
    <style:style style:name="T166" style:parent-style-name="Основнойшрифтабзаца" style:family="text">
      <style:text-properties fo:color="#000000" fo:language="en" fo:country="US"/>
    </style:style>
    <style:style style:name="T167" style:parent-style-name="Основнойшрифтабзаца" style:family="text">
      <style:text-properties fo:color="#000000"/>
    </style:style>
    <style:style style:name="T168" style:parent-style-name="Основнойшрифтабзаца" style:family="text">
      <style:text-properties fo:color="#000000" fo:language="en" fo:country="US"/>
    </style:style>
    <style:style style:name="T169" style:parent-style-name="Основнойшрифтабзаца" style:family="text">
      <style:text-properties fo:color="#000000"/>
    </style:style>
    <style:style style:name="T170" style:parent-style-name="Основнойшрифтабзаца" style:family="text">
      <style:text-properties fo:color="#000000" fo:language="en" fo:country="US"/>
    </style:style>
    <style:style style:name="T171" style:parent-style-name="Основнойшрифтабзаца" style:family="text">
      <style:text-properties fo:color="#000000"/>
    </style:style>
    <style:style style:name="T172" style:parent-style-name="Основнойшрифтабзаца" style:family="text">
      <style:text-properties fo:color="#000000"/>
    </style:style>
    <style:style style:name="T173" style:parent-style-name="Основнойшрифтабзаца" style:family="text">
      <style:text-properties fo:font-weight="bold" style:font-weight-asian="bold" fo:color="#000000"/>
    </style:style>
    <style:style style:name="P174" style:parent-style-name="Textbody" style:family="paragraph">
      <style:text-properties fo:color="#000000"/>
    </style:style>
    <style:style style:name="P175" style:parent-style-name="Textbody" style:family="paragraph"/>
    <style:style style:name="T176" style:parent-style-name="Основнойшрифтабзаца" style:family="text">
      <style:text-properties fo:color="#000000"/>
    </style:style>
    <style:style style:name="T177" style:parent-style-name="Основнойшрифтабзаца" style:family="text">
      <style:text-properties fo:color="#000000" fo:language="en" fo:country="US"/>
    </style:style>
    <style:style style:name="T178" style:parent-style-name="Основнойшрифтабзаца" style:family="text">
      <style:text-properties fo:color="#000000"/>
    </style:style>
    <style:style style:name="T179" style:parent-style-name="Основнойшрифтабзаца" style:family="text">
      <style:text-properties fo:color="#000000" fo:language="en" fo:country="US"/>
    </style:style>
    <style:style style:name="T180" style:parent-style-name="Основнойшрифтабзаца" style:family="text">
      <style:text-properties fo:color="#000000"/>
    </style:style>
    <style:style style:name="T181" style:parent-style-name="Основнойшрифтабзаца" style:family="text">
      <style:text-properties fo:color="#000000" fo:language="en" fo:country="US"/>
    </style:style>
    <style:style style:name="T182" style:parent-style-name="Основнойшрифтабзаца" style:family="text">
      <style:text-properties fo:color="#000000"/>
    </style:style>
    <style:style style:name="P183" style:parent-style-name="Textbody" style:family="paragraph"/>
    <style:style style:name="T184" style:parent-style-name="Основнойшрифтабзаца" style:family="text">
      <style:text-properties fo:color="#000000"/>
    </style:style>
    <style:style style:name="T185" style:parent-style-name="Основнойшрифтабзаца" style:family="text">
      <style:text-properties fo:color="#000000" fo:language="en" fo:country="US"/>
    </style:style>
    <style:style style:name="T186" style:parent-style-name="Основнойшрифтабзаца" style:family="text">
      <style:text-properties fo:color="#000000"/>
    </style:style>
    <style:style style:name="T187" style:parent-style-name="Основнойшрифтабзаца" style:family="text">
      <style:text-properties fo:color="#000000" fo:language="en" fo:country="US"/>
    </style:style>
    <style:style style:name="T188" style:parent-style-name="Основнойшрифтабзаца" style:family="text">
      <style:text-properties fo:color="#000000"/>
    </style:style>
    <style:style style:name="T189" style:parent-style-name="Основнойшрифтабзаца" style:family="text">
      <style:text-properties style:font-name-asian="MS Mincho" fo:color="#000000" style:language-asian="ja" style:country-asian="JP"/>
    </style:style>
    <style:style style:name="T190" style:parent-style-name="Основнойшрифтабзаца" style:family="text">
      <style:text-properties style:font-name-asian="MS Mincho" fo:color="#000000" fo:language="en" fo:country="US" style:language-asian="ja" style:country-asian="JP"/>
    </style:style>
    <style:style style:name="T191" style:parent-style-name="Основнойшрифтабзаца" style:family="text">
      <style:text-properties style:font-name-asian="MS Mincho" fo:color="#000000" style:language-asian="ja" style:country-asian="JP"/>
    </style:style>
    <style:style style:name="T192" style:parent-style-name="Основнойшрифтабзаца" style:family="text">
      <style:text-properties fo:color="#000000"/>
    </style:style>
    <style:style style:name="T193" style:parent-style-name="Основнойшрифтабзаца" style:family="text">
      <style:text-properties fo:color="#000000" fo:language="en" fo:country="US"/>
    </style:style>
    <style:style style:name="T194" style:parent-style-name="Основнойшрифтабзаца" style:family="text">
      <style:text-properties fo:color="#000000"/>
    </style:style>
    <style:style style:name="P195" style:parent-style-name="Textbody" style:family="paragraph">
      <style:text-properties style:font-name-asian="MS Mincho" fo:color="#000000" style:language-asian="ja" style:country-asian="JP"/>
    </style:style>
    <style:style style:name="T196" style:parent-style-name="Основнойшрифтабзаца" style:family="text">
      <style:text-properties fo:color="#000000"/>
    </style:style>
    <style:style style:name="T197" style:parent-style-name="Основнойшрифтабзаца" style:family="text">
      <style:text-properties fo:color="#000000" fo:language="en" fo:country="US"/>
    </style:style>
    <style:style style:name="T198" style:parent-style-name="Основнойшрифтабзаца" style:family="text">
      <style:text-properties fo:color="#000000"/>
    </style:style>
    <style:style style:name="T199" style:parent-style-name="Основнойшрифтабзаца" style:family="text">
      <style:text-properties style:font-name-asian="SimSun" fo:color="#000000"/>
    </style:style>
    <style:style style:name="T200" style:parent-style-name="Основнойшрифтабзаца" style:family="text">
      <style:text-properties fo:color="#000000"/>
    </style:style>
    <style:style style:name="T201" style:parent-style-name="Основнойшрифтабзаца" style:family="text">
      <style:text-properties fo:color="#000000" fo:language="en" fo:country="US"/>
    </style:style>
    <style:style style:name="T202" style:parent-style-name="Основнойшрифтабзаца" style:family="text">
      <style:text-properties fo:color="#000000"/>
    </style:style>
    <style:style style:name="T203" style:parent-style-name="Основнойшрифтабзаца" style:family="text">
      <style:text-properties fo:color="#000000" fo:language="en" fo:country="US"/>
    </style:style>
    <style:style style:name="T204" style:parent-style-name="Основнойшрифтабзаца" style:family="text">
      <style:text-properties fo:color="#000000"/>
    </style:style>
    <style:style style:name="T205" style:parent-style-name="Основнойшрифтабзаца" style:family="text">
      <style:text-properties fo:color="#000000"/>
    </style:style>
    <style:style style:name="T206" style:parent-style-name="Основнойшрифтабзаца" style:family="text">
      <style:text-properties fo:color="#000000" fo:language="en" fo:country="US"/>
    </style:style>
    <style:style style:name="T207" style:parent-style-name="Основнойшрифтабзаца" style:family="text">
      <style:text-properties fo:color="#000000"/>
    </style:style>
    <style:style style:name="T208" style:parent-style-name="Основнойшрифтабзаца" style:family="text">
      <style:text-properties style:font-name-asian="MS Mincho" fo:color="#000000" style:language-asian="ja" style:country-asian="JP"/>
    </style:style>
    <style:style style:name="P209" style:parent-style-name="Textbody" style:family="paragraph"/>
    <style:style style:name="T210" style:parent-style-name="Основнойшрифтабзаца" style:family="text">
      <style:text-properties fo:color="#000000"/>
    </style:style>
    <style:style style:name="T211" style:parent-style-name="Основнойшрифтабзаца" style:family="text">
      <style:text-properties fo:color="#000000" fo:language="en" fo:country="US"/>
    </style:style>
    <style:style style:name="T212" style:parent-style-name="Основнойшрифтабзаца" style:family="text">
      <style:text-properties fo:color="#000000"/>
    </style:style>
    <style:style style:name="T213" style:parent-style-name="Основнойшрифтабзаца" style:family="text">
      <style:text-properties fo:color="#000000" fo:language="en" fo:country="US"/>
    </style:style>
    <style:style style:name="T214" style:parent-style-name="Основнойшрифтабзаца" style:family="text">
      <style:text-properties fo:color="#000000"/>
    </style:style>
    <style:style style:name="T215" style:parent-style-name="Основнойшрифтабзаца" style:family="text">
      <style:text-properties fo:color="#000000" fo:language="en" fo:country="US"/>
    </style:style>
    <style:style style:name="T216" style:parent-style-name="Основнойшрифтабзаца" style:family="text">
      <style:text-properties fo:color="#000000"/>
    </style:style>
    <style:style style:name="T217" style:parent-style-name="Основнойшрифтабзаца" style:family="text">
      <style:text-properties fo:color="#000000" fo:language="en" fo:country="US"/>
    </style:style>
    <style:style style:name="T218" style:parent-style-name="Основнойшрифтабзаца" style:family="text">
      <style:text-properties fo:color="#000000"/>
    </style:style>
    <style:style style:name="T219" style:parent-style-name="Основнойшрифтабзаца" style:family="text">
      <style:text-properties fo:color="#000000" fo:language="en" fo:country="US"/>
    </style:style>
    <style:style style:name="T220" style:parent-style-name="Основнойшрифтабзаца" style:family="text">
      <style:text-properties fo:color="#000000"/>
    </style:style>
    <style:style style:name="T221" style:parent-style-name="Основнойшрифтабзаца" style:family="text">
      <style:text-properties fo:color="#000000" fo:language="en" fo:country="US"/>
    </style:style>
    <style:style style:name="T222" style:parent-style-name="Основнойшрифтабзаца" style:family="text">
      <style:text-properties fo:color="#000000"/>
    </style:style>
    <style:style style:name="T223" style:parent-style-name="Основнойшрифтабзаца" style:family="text">
      <style:text-properties fo:color="#000000" fo:language="en" fo:country="US"/>
    </style:style>
    <style:style style:name="T224" style:parent-style-name="Основнойшрифтабзаца" style:family="text">
      <style:text-properties fo:color="#000000"/>
    </style:style>
    <style:style style:name="T225" style:parent-style-name="Основнойшрифтабзаца" style:family="text">
      <style:text-properties fo:color="#000000" fo:language="en" fo:country="US"/>
    </style:style>
    <style:style style:name="T226" style:parent-style-name="Основнойшрифтабзаца" style:family="text">
      <style:text-properties fo:color="#000000"/>
    </style:style>
    <style:style style:name="T227" style:parent-style-name="Основнойшрифтабзаца" style:family="text">
      <style:text-properties fo:color="#000000" fo:language="en" fo:country="US"/>
    </style:style>
    <style:style style:name="T228" style:parent-style-name="Основнойшрифтабзаца" style:family="text">
      <style:text-properties fo:color="#000000"/>
    </style:style>
    <style:style style:name="P229" style:parent-style-name="Textbody" style:family="paragraph"/>
    <style:style style:name="T230" style:parent-style-name="Основнойшрифтабзаца" style:family="text">
      <style:text-properties fo:language="en" fo:country="US"/>
    </style:style>
    <style:style style:name="T231" style:parent-style-name="Основнойшрифтабзаца" style:family="text">
      <style:text-properties fo:language="en" fo:country="US"/>
    </style:style>
    <style:style style:name="T232" style:parent-style-name="Основнойшрифтабзаца" style:family="text">
      <style:text-properties fo:language="en" fo:country="US"/>
    </style:style>
    <style:style style:name="T233" style:parent-style-name="Основнойшрифтабзаца" style:family="text">
      <style:text-properties fo:language="en" fo:country="US"/>
    </style:style>
    <style:style style:name="P234" style:parent-style-name="Textbody" style:family="paragraph"/>
    <style:style style:name="T235" style:parent-style-name="Основнойшрифтабзаца" style:family="text">
      <style:text-properties fo:language="en" fo:country="US"/>
    </style:style>
    <style:style style:name="T236" style:parent-style-name="Основнойшрифтабзаца" style:family="text">
      <style:text-properties fo:language="en" fo:country="US"/>
    </style:style>
    <style:style style:name="T237" style:parent-style-name="Основнойшрифтабзаца" style:family="text">
      <style:text-properties fo:language="en" fo:country="US"/>
    </style:style>
    <style:style style:name="T238" style:parent-style-name="Основнойшрифтабзаца" style:family="text">
      <style:text-properties fo:language="en" fo:country="US"/>
    </style:style>
    <style:style style:name="P239" style:parent-style-name="Textbody" style:family="paragraph">
      <style:paragraph-properties fo:margin-left="0.4923in" fo:text-indent="0in">
        <style:tab-stops/>
      </style:paragraph-properties>
    </style:style>
    <style:style style:name="T240" style:parent-style-name="Основнойшрифтабзаца" style:family="text">
      <style:text-properties fo:color="#000000"/>
    </style:style>
    <style:style style:name="T241" style:parent-style-name="Основнойшрифтабзаца" style:family="text">
      <style:text-properties fo:color="#000000" fo:language="en" fo:country="US"/>
    </style:style>
    <style:style style:name="T242" style:parent-style-name="Основнойшрифтабзаца" style:family="text">
      <style:text-properties fo:color="#000000"/>
    </style:style>
    <style:style style:name="T243" style:parent-style-name="Основнойшрифтабзаца" style:family="text">
      <style:text-properties fo:color="#000000" fo:language="en" fo:country="US"/>
    </style:style>
    <style:style style:name="P244" style:parent-style-name="Textbody" style:family="paragraph"/>
    <style:style style:name="T245" style:parent-style-name="Основнойшрифтабзаца" style:family="text">
      <style:text-properties fo:color="#000000"/>
    </style:style>
    <style:style style:name="T246" style:parent-style-name="Основнойшрифтабзаца" style:family="text">
      <style:text-properties fo:color="#000000" fo:language="en" fo:country="US"/>
    </style:style>
    <style:style style:name="P247" style:parent-style-name="Textbody" style:family="paragraph">
      <style:text-properties fo:color="#000000"/>
    </style:style>
    <style:style style:name="P248" style:parent-style-name="Textbody" style:family="paragraph">
      <style:text-properties fo:color="#000000"/>
    </style:style>
    <style:style style:name="P249" style:parent-style-name="Textbody" style:family="paragraph">
      <style:text-properties fo:color="#000000"/>
    </style:style>
    <style:style style:name="P250" style:parent-style-name="Textbody" style:family="paragraph">
      <style:text-properties fo:color="#000000"/>
    </style:style>
    <style:style style:name="P251" style:parent-style-name="Textbody" style:family="paragraph">
      <style:text-properties fo:color="#000000"/>
    </style:style>
    <style:style style:name="P252" style:parent-style-name="Textbody" style:family="paragraph">
      <style:text-properties fo:color="#000000"/>
    </style:style>
    <style:style style:name="T253" style:parent-style-name="Основнойшрифтабзаца" style:family="text">
      <style:text-properties fo:color="#000000"/>
    </style:style>
    <style:style style:name="T254" style:parent-style-name="Основнойшрифтабзаца" style:family="text">
      <style:text-properties fo:color="#000000"/>
    </style:style>
    <style:style style:name="T255" style:parent-style-name="Основнойшрифтабзаца" style:family="text">
      <style:text-properties fo:color="#000000"/>
    </style:style>
    <style:style style:name="T256" style:parent-style-name="Основнойшрифтабзаца" style:family="text">
      <style:text-properties fo:color="#000000" fo:language="en" fo:country="US"/>
    </style:style>
    <style:style style:name="T257" style:parent-style-name="Основнойшрифтабзаца" style:family="text">
      <style:text-properties fo:color="#000000"/>
    </style:style>
    <style:style style:name="T258" style:parent-style-name="Основнойшрифтабзаца" style:family="text">
      <style:text-properties fo:color="#000000" fo:language="en" fo:country="US"/>
    </style:style>
    <style:style style:name="T259" style:parent-style-name="Основнойшрифтабзаца" style:family="text">
      <style:text-properties fo:color="#000000"/>
    </style:style>
    <style:style style:name="P260" style:parent-style-name="Textbody" style:family="paragraph">
      <style:text-properties fo:color="#000000"/>
    </style:style>
    <style:style style:name="P261" style:parent-style-name="Textbody" style:family="paragraph">
      <style:text-properties fo:color="#000000"/>
    </style:style>
    <style:style style:name="P262" style:parent-style-name="Textbody" style:family="paragraph">
      <style:text-properties fo:color="#000000"/>
    </style:style>
    <style:style style:name="T263" style:parent-style-name="Основнойшрифтабзаца" style:family="text">
      <style:text-properties fo:color="#000000" fo:language="en" fo:country="US"/>
    </style:style>
    <style:style style:name="T264" style:parent-style-name="Основнойшрифтабзаца" style:family="text">
      <style:text-properties fo:color="#000000" fo:language="en" fo:country="US"/>
    </style:style>
    <style:style style:name="T265" style:parent-style-name="Основнойшрифтабзаца" style:family="text">
      <style:text-properties fo:color="#000000"/>
    </style:style>
    <style:style style:name="T266" style:parent-style-name="Основнойшрифтабзаца" style:family="text">
      <style:text-properties fo:color="#000000" fo:language="en" fo:country="US"/>
    </style:style>
    <style:style style:name="P267" style:parent-style-name="Textbody" style:family="paragraph">
      <style:text-properties fo:color="#000000"/>
    </style:style>
    <style:style style:name="T268" style:parent-style-name="Основнойшрифтабзаца" style:family="text">
      <style:text-properties fo:color="#000000"/>
    </style:style>
    <style:style style:name="T269" style:parent-style-name="Основнойшрифтабзаца" style:family="text">
      <style:text-properties fo:color="#000000" fo:language="en" fo:country="US"/>
    </style:style>
    <style:style style:name="T270" style:parent-style-name="Основнойшрифтабзаца" style:family="text">
      <style:text-properties fo:color="#000000"/>
    </style:style>
    <style:style style:name="T271" style:parent-style-name="Основнойшрифтабзаца" style:family="text">
      <style:text-properties fo:color="#000000" fo:language="en" fo:country="US"/>
    </style:style>
    <style:style style:name="T272" style:parent-style-name="Основнойшрифтабзаца" style:family="text">
      <style:text-properties fo:color="#000000"/>
    </style:style>
    <style:style style:name="T273" style:parent-style-name="Основнойшрифтабзаца" style:family="text">
      <style:text-properties fo:color="#000000"/>
    </style:style>
    <style:style style:name="T274" style:parent-style-name="Основнойшрифтабзаца" style:family="text">
      <style:text-properties fo:color="#000000" fo:language="en" fo:country="US"/>
    </style:style>
    <style:style style:name="T275" style:parent-style-name="Основнойшрифтабзаца" style:family="text">
      <style:text-properties fo:color="#000000"/>
    </style:style>
    <style:style style:name="T276" style:parent-style-name="Основнойшрифтабзаца" style:family="text">
      <style:text-properties style:font-name-asian="MS Mincho" fo:color="#000000" style:language-asian="ja" style:country-asian="JP"/>
    </style:style>
    <style:style style:name="T277" style:parent-style-name="Основнойшрифтабзаца" style:family="text">
      <style:text-properties fo:color="#000000"/>
    </style:style>
    <style:style style:name="T278" style:parent-style-name="Основнойшрифтабзаца" style:family="text">
      <style:text-properties fo:color="#000000"/>
    </style:style>
    <style:style style:name="T279" style:parent-style-name="Основнойшрифтабзаца" style:family="text">
      <style:text-properties fo:color="#000000" fo:language="en" fo:country="US"/>
    </style:style>
    <style:style style:name="T280" style:parent-style-name="Основнойшрифтабзаца" style:family="text">
      <style:text-properties fo:color="#000000"/>
    </style:style>
    <style:style style:name="T281" style:parent-style-name="Основнойшрифтабзаца" style:family="text">
      <style:text-properties fo:color="#000000" fo:language="en" fo:country="US"/>
    </style:style>
    <style:style style:name="T282" style:parent-style-name="Основнойшрифтабзаца" style:family="text">
      <style:text-properties fo:color="#000000"/>
    </style:style>
    <style:style style:name="T283" style:parent-style-name="Основнойшрифтабзаца" style:family="text">
      <style:text-properties fo:color="#000000"/>
    </style:style>
    <style:style style:name="P284" style:parent-style-name="Textbody" style:family="paragraph">
      <style:text-properties fo:color="#000000"/>
    </style:style>
    <style:style style:name="P285" style:parent-style-name="Textbody" style:family="paragraph">
      <style:text-properties fo:color="#000000"/>
    </style:style>
    <style:style style:name="P286" style:parent-style-name="Textbody" style:family="paragraph">
      <style:text-properties fo:color="#000000"/>
    </style:style>
    <style:style style:name="P287" style:parent-style-name="Textbody" style:family="paragraph"/>
    <style:style style:name="T288" style:parent-style-name="Основнойшрифтабзаца" style:family="text">
      <style:text-properties fo:color="#000000"/>
    </style:style>
    <style:style style:name="T289" style:parent-style-name="Основнойшрифтабзаца" style:family="text">
      <style:text-properties fo:color="#000000" fo:language="en" fo:country="US"/>
    </style:style>
    <style:style style:name="T290" style:parent-style-name="Основнойшрифтабзаца" style:family="text">
      <style:text-properties fo:color="#000000"/>
    </style:style>
    <style:style style:name="T291" style:parent-style-name="Основнойшрифтабзаца" style:family="text">
      <style:text-properties fo:color="#000000" fo:language="en" fo:country="US"/>
    </style:style>
    <style:style style:name="T292" style:parent-style-name="Основнойшрифтабзаца" style:family="text">
      <style:text-properties fo:color="#000000"/>
    </style:style>
    <style:style style:name="T293" style:parent-style-name="Основнойшрифтабзаца" style:family="text">
      <style:text-properties fo:color="#000000" fo:language="en" fo:country="US"/>
    </style:style>
    <style:style style:name="T294" style:parent-style-name="Основнойшрифтабзаца" style:family="text">
      <style:text-properties fo:color="#000000"/>
    </style:style>
    <style:style style:name="T295" style:parent-style-name="Основнойшрифтабзаца" style:family="text">
      <style:text-properties fo:color="#000000" fo:language="en" fo:country="US"/>
    </style:style>
    <style:style style:name="T296" style:parent-style-name="Основнойшрифтабзаца" style:family="text">
      <style:text-properties fo:color="#000000"/>
    </style:style>
    <style:style style:name="T297" style:parent-style-name="Основнойшрифтабзаца" style:family="text">
      <style:text-properties fo:color="#000000" fo:language="en" fo:country="US"/>
    </style:style>
    <style:style style:name="T298" style:parent-style-name="Основнойшрифтабзаца" style:family="text">
      <style:text-properties fo:color="#000000"/>
    </style:style>
    <style:style style:name="P299" style:parent-style-name="Textbody" style:family="paragraph"/>
    <style:style style:name="T300" style:parent-style-name="Основнойшрифтабзаца" style:family="text">
      <style:text-properties fo:color="#000000"/>
    </style:style>
    <style:style style:name="T301" style:parent-style-name="Основнойшрифтабзаца" style:family="text">
      <style:text-properties fo:color="#000000" fo:language="en" fo:country="US"/>
    </style:style>
    <style:style style:name="T302" style:parent-style-name="Основнойшрифтабзаца" style:family="text">
      <style:text-properties fo:color="#000000"/>
    </style:style>
    <style:style style:name="T303" style:parent-style-name="Основнойшрифтабзаца" style:family="text">
      <style:text-properties fo:color="#000000" fo:language="en" fo:country="US"/>
    </style:style>
    <style:style style:name="T304" style:parent-style-name="Основнойшрифтабзаца" style:family="text">
      <style:text-properties fo:color="#000000"/>
    </style:style>
    <style:style style:name="T305" style:parent-style-name="Основнойшрифтабзаца" style:family="text">
      <style:text-properties style:font-name-asian="MS Mincho" fo:color="#000000" style:language-asian="ja" style:country-asian="JP"/>
    </style:style>
    <style:style style:name="T306" style:parent-style-name="Основнойшрифтабзаца" style:family="text">
      <style:text-properties style:font-name-asian="MS Mincho" fo:color="#000000" fo:language="en" fo:country="US" style:language-asian="ja" style:country-asian="JP"/>
    </style:style>
    <style:style style:name="T307" style:parent-style-name="Основнойшрифтабзаца" style:family="text">
      <style:text-properties style:font-name-asian="MS Mincho" fo:color="#000000" style:language-asian="ja" style:country-asian="JP"/>
    </style:style>
    <style:style style:name="T308" style:parent-style-name="Основнойшрифтабзаца" style:family="text">
      <style:text-properties fo:color="#000000"/>
    </style:style>
    <style:style style:name="T309" style:parent-style-name="Основнойшрифтабзаца" style:family="text">
      <style:text-properties fo:color="#000000" fo:language="en" fo:country="US"/>
    </style:style>
    <style:style style:name="T310" style:parent-style-name="Основнойшрифтабзаца" style:family="text">
      <style:text-properties fo:color="#000000"/>
    </style:style>
    <style:style style:name="P311" style:parent-style-name="Textbody" style:family="paragraph"/>
    <style:style style:name="T312" style:parent-style-name="Основнойшрифтабзаца" style:family="text">
      <style:text-properties fo:color="#000000"/>
    </style:style>
    <style:style style:name="T313" style:parent-style-name="Основнойшрифтабзаца" style:family="text">
      <style:text-properties fo:color="#000000" fo:language="en" fo:country="US"/>
    </style:style>
    <style:style style:name="T314" style:parent-style-name="Основнойшрифтабзаца" style:family="text">
      <style:text-properties fo:color="#000000"/>
    </style:style>
    <style:style style:name="T315" style:parent-style-name="Основнойшрифтабзаца" style:family="text">
      <style:text-properties fo:color="#000000" fo:language="en" fo:country="US"/>
    </style:style>
    <style:style style:name="T316" style:parent-style-name="Основнойшрифтабзаца" style:family="text">
      <style:text-properties fo:color="#000000"/>
    </style:style>
    <style:style style:name="T317" style:parent-style-name="Основнойшрифтабзаца" style:family="text">
      <style:text-properties fo:color="#000000" fo:language="en" fo:country="US"/>
    </style:style>
    <style:style style:name="T318" style:parent-style-name="Основнойшрифтабзаца" style:family="text">
      <style:text-properties fo:color="#000000"/>
    </style:style>
    <style:style style:name="T319" style:parent-style-name="Основнойшрифтабзаца" style:family="text">
      <style:text-properties fo:color="#000000" fo:language="en" fo:country="US"/>
    </style:style>
    <style:style style:name="T320" style:parent-style-name="Основнойшрифтабзаца" style:family="text">
      <style:text-properties fo:color="#000000"/>
    </style:style>
    <style:style style:name="T321" style:parent-style-name="Основнойшрифтабзаца" style:family="text">
      <style:text-properties fo:color="#000000" fo:language="en" fo:country="US"/>
    </style:style>
    <style:style style:name="T322" style:parent-style-name="Основнойшрифтабзаца" style:family="text">
      <style:text-properties fo:color="#000000"/>
    </style:style>
    <style:style style:name="T323" style:parent-style-name="Основнойшрифтабзаца" style:family="text">
      <style:text-properties fo:color="#000000" fo:language="en" fo:country="US"/>
    </style:style>
    <style:style style:name="T324" style:parent-style-name="Основнойшрифтабзаца" style:family="text">
      <style:text-properties fo:color="#000000"/>
    </style:style>
    <style:style style:name="T325" style:parent-style-name="Основнойшрифтабзаца" style:family="text">
      <style:text-properties fo:color="#000000" fo:language="en" fo:country="US"/>
    </style:style>
    <style:style style:name="T326" style:parent-style-name="Основнойшрифтабзаца" style:family="text">
      <style:text-properties fo:color="#000000"/>
    </style:style>
    <style:style style:name="P327" style:parent-style-name="Textbody" style:family="paragraph"/>
    <style:style style:name="T328" style:parent-style-name="Основнойшрифтабзаца" style:family="text">
      <style:text-properties fo:language="en" fo:country="US"/>
    </style:style>
    <style:style style:name="T329" style:parent-style-name="Основнойшрифтабзаца" style:family="text">
      <style:text-properties fo:language="en" fo:country="US"/>
    </style:style>
    <style:style style:name="T330" style:parent-style-name="Основнойшрифтабзаца" style:family="text">
      <style:text-properties fo:language="en" fo:country="US"/>
    </style:style>
    <style:style style:name="T331" style:parent-style-name="Основнойшрифтабзаца" style:family="text">
      <style:text-properties fo:language="en" fo:country="US"/>
    </style:style>
    <style:style style:name="P332" style:parent-style-name="Textbody" style:family="paragraph"/>
    <style:style style:name="T333" style:parent-style-name="Основнойшрифтабзаца" style:family="text">
      <style:text-properties fo:language="en" fo:country="US"/>
    </style:style>
    <style:style style:name="T334" style:parent-style-name="Основнойшрифтабзаца" style:family="text">
      <style:text-properties fo:language="en" fo:country="US"/>
    </style:style>
    <style:style style:name="T335" style:parent-style-name="Основнойшрифтабзаца" style:family="text">
      <style:text-properties fo:language="en" fo:country="US"/>
    </style:style>
    <style:style style:name="T336" style:parent-style-name="Основнойшрифтабзаца" style:family="text">
      <style:text-properties fo:language="en" fo:country="US"/>
    </style:style>
    <style:style style:name="P337" style:parent-style-name="Textbody" style:family="paragraph">
      <style:paragraph-properties fo:margin-left="0.4923in" fo:text-indent="0in">
        <style:tab-stops/>
      </style:paragraph-properties>
    </style:style>
    <style:style style:name="T338" style:parent-style-name="Основнойшрифтабзаца" style:family="text">
      <style:text-properties fo:color="#000000"/>
    </style:style>
    <style:style style:name="T339" style:parent-style-name="Основнойшрифтабзаца" style:family="text">
      <style:text-properties fo:color="#000000" fo:language="en" fo:country="US"/>
    </style:style>
    <style:style style:name="T340" style:parent-style-name="Основнойшрифтабзаца" style:family="text">
      <style:text-properties fo:color="#000000"/>
    </style:style>
    <style:style style:name="T341" style:parent-style-name="Основнойшрифтабзаца" style:family="text">
      <style:text-properties fo:color="#000000" fo:language="en" fo:country="US"/>
    </style:style>
    <style:style style:name="P342" style:parent-style-name="Textbody" style:family="paragraph"/>
    <style:style style:name="T343" style:parent-style-name="Основнойшрифтабзаца" style:family="text">
      <style:text-properties fo:color="#000000"/>
    </style:style>
    <style:style style:name="T344" style:parent-style-name="Основнойшрифтабзаца" style:family="text">
      <style:text-properties fo:color="#000000" fo:language="en" fo:country="US"/>
    </style:style>
    <style:style style:name="P345" style:parent-style-name="Textbody" style:family="paragraph">
      <style:text-properties fo:color="#000000"/>
    </style:style>
    <style:style style:name="P346" style:parent-style-name="Textbody" style:family="paragraph">
      <style:text-properties fo:color="#000000"/>
    </style:style>
    <style:style style:name="P347" style:parent-style-name="Textbody" style:family="paragraph">
      <style:text-properties fo:color="#000000"/>
    </style:style>
    <style:style style:name="P348" style:parent-style-name="Textbody" style:family="paragraph">
      <style:text-properties fo:color="#000000"/>
    </style:style>
    <style:style style:name="P349" style:parent-style-name="Textbody" style:family="paragraph">
      <style:text-properties fo:color="#000000"/>
    </style:style>
    <style:style style:name="P350" style:parent-style-name="Textbody" style:family="paragraph">
      <style:text-properties fo:color="#000000"/>
    </style:style>
    <style:style style:name="P351" style:parent-style-name="Textbody" style:family="paragraph">
      <style:text-properties fo:color="#000000"/>
    </style:style>
    <style:style style:name="P352" style:parent-style-name="Textbody" style:family="paragraph">
      <style:text-properties fo:color="#000000"/>
    </style:style>
    <style:style style:name="P353" style:parent-style-name="Textbody" style:family="paragraph">
      <style:text-properties fo:color="#000000"/>
    </style:style>
    <style:style style:name="P354" style:parent-style-name="Textbody" style:family="paragraph">
      <style:text-properties fo:color="#000000"/>
    </style:style>
    <style:style style:name="P355" style:parent-style-name="Textbody" style:family="paragraph">
      <style:text-properties fo:color="#000000"/>
    </style:style>
    <style:style style:name="P356" style:parent-style-name="Textbody" style:family="paragraph"/>
    <style:style style:name="T357" style:parent-style-name="Основнойшрифтабзаца" style:family="text">
      <style:text-properties fo:color="#000000"/>
    </style:style>
    <style:style style:name="T358" style:parent-style-name="Основнойшрифтабзаца" style:family="text">
      <style:text-properties fo:color="#000000" fo:language="en" fo:country="US"/>
    </style:style>
    <style:style style:name="T359" style:parent-style-name="Основнойшрифтабзаца" style:family="text">
      <style:text-properties fo:color="#000000"/>
    </style:style>
    <style:style style:name="T360" style:parent-style-name="Основнойшрифтабзаца" style:family="text">
      <style:text-properties fo:color="#000000" fo:language="en" fo:country="US"/>
    </style:style>
    <style:style style:name="T361" style:parent-style-name="Основнойшрифтабзаца" style:family="text">
      <style:text-properties fo:color="#000000"/>
    </style:style>
    <style:style style:name="P362" style:parent-style-name="Textbody" style:family="paragraph">
      <style:text-properties fo:color="#000000"/>
    </style:style>
    <style:style style:name="P363" style:parent-style-name="Textbody" style:family="paragraph">
      <style:text-properties fo:color="#000000"/>
    </style:style>
    <style:style style:name="P364" style:parent-style-name="Textbody" style:family="paragraph">
      <style:text-properties fo:color="#000000"/>
    </style:style>
    <style:style style:name="P365" style:parent-style-name="Textbody" style:family="paragraph"/>
    <style:style style:name="T366" style:parent-style-name="Основнойшрифтабзаца" style:family="text">
      <style:text-properties fo:color="#000000"/>
    </style:style>
    <style:style style:name="T367" style:parent-style-name="Основнойшрифтабзаца" style:family="text">
      <style:text-properties fo:color="#000000" fo:language="en" fo:country="US"/>
    </style:style>
    <style:style style:name="P368" style:parent-style-name="Textbody" style:family="paragraph">
      <style:text-properties fo:color="#000000"/>
    </style:style>
    <style:style style:name="T369" style:parent-style-name="Основнойшрифтабзаца" style:family="text">
      <style:text-properties fo:color="#000000"/>
    </style:style>
    <style:style style:name="T370" style:parent-style-name="Основнойшрифтабзаца" style:family="text">
      <style:text-properties fo:color="#000000" fo:language="en" fo:country="US"/>
    </style:style>
    <style:style style:name="T371" style:parent-style-name="Основнойшрифтабзаца" style:family="text">
      <style:text-properties fo:color="#000000"/>
    </style:style>
    <style:style style:name="T372" style:parent-style-name="Основнойшрифтабзаца" style:family="text">
      <style:text-properties fo:color="#000000" fo:language="en" fo:country="US"/>
    </style:style>
    <style:style style:name="T373" style:parent-style-name="Основнойшрифтабзаца" style:family="text">
      <style:text-properties fo:color="#000000"/>
    </style:style>
    <style:style style:name="T374" style:parent-style-name="Основнойшрифтабзаца" style:family="text">
      <style:text-properties fo:color="#000000"/>
    </style:style>
    <style:style style:name="T375" style:parent-style-name="Основнойшрифтабзаца" style:family="text">
      <style:text-properties fo:color="#000000" fo:language="en" fo:country="US"/>
    </style:style>
    <style:style style:name="T376" style:parent-style-name="Основнойшрифтабзаца" style:family="text">
      <style:text-properties fo:color="#000000"/>
    </style:style>
    <style:style style:name="T377" style:parent-style-name="Основнойшрифтабзаца" style:family="text">
      <style:text-properties style:font-name-asian="MS Mincho" fo:color="#000000" style:language-asian="ja" style:country-asian="JP"/>
    </style:style>
    <style:style style:name="P378" style:parent-style-name="Textbody" style:family="paragraph"/>
    <style:style style:name="T379" style:parent-style-name="Основнойшрифтабзаца" style:family="text">
      <style:text-properties fo:color="#000000"/>
    </style:style>
    <style:style style:name="T380" style:parent-style-name="Основнойшрифтабзаца" style:family="text">
      <style:text-properties fo:color="#000000" fo:language="en" fo:country="US"/>
    </style:style>
    <style:style style:name="P381" style:parent-style-name="Textbody" style:family="paragraph">
      <style:text-properties fo:color="#000000"/>
    </style:style>
    <style:style style:name="T382" style:parent-style-name="Основнойшрифтабзаца" style:family="text">
      <style:text-properties fo:color="#000000"/>
    </style:style>
    <style:style style:name="T383" style:parent-style-name="Основнойшрифтабзаца" style:family="text">
      <style:text-properties fo:color="#000000" fo:language="en" fo:country="US"/>
    </style:style>
    <style:style style:name="T384" style:parent-style-name="Основнойшрифтабзаца" style:family="text">
      <style:text-properties fo:color="#000000"/>
    </style:style>
    <style:style style:name="T385" style:parent-style-name="Основнойшрифтабзаца" style:family="text">
      <style:text-properties fo:color="#000000" fo:language="en" fo:country="US"/>
    </style:style>
    <style:style style:name="T386" style:parent-style-name="Основнойшрифтабзаца" style:family="text">
      <style:text-properties fo:color="#000000"/>
    </style:style>
    <style:style style:name="P387" style:parent-style-name="Textbody" style:family="paragraph">
      <style:text-properties fo:color="#000000"/>
    </style:style>
    <style:style style:name="P388" style:parent-style-name="Textbody" style:family="paragraph"/>
    <style:style style:name="T389" style:parent-style-name="Основнойшрифтабзаца" style:family="text">
      <style:text-properties fo:color="#000000"/>
    </style:style>
    <style:style style:name="T390" style:parent-style-name="Основнойшрифтабзаца" style:family="text">
      <style:text-properties fo:color="#000000" fo:language="en" fo:country="US"/>
    </style:style>
    <style:style style:name="P391" style:parent-style-name="Textbody" style:family="paragraph">
      <style:text-properties fo:color="#000000"/>
    </style:style>
    <style:style style:name="T392" style:parent-style-name="Основнойшрифтабзаца" style:family="text">
      <style:text-properties fo:color="#000000"/>
    </style:style>
    <style:style style:name="T393" style:parent-style-name="Основнойшрифтабзаца" style:family="text">
      <style:text-properties fo:color="#000000"/>
    </style:style>
    <style:style style:name="T394" style:parent-style-name="Основнойшрифтабзаца" style:family="text">
      <style:text-properties fo:color="#000000" fo:language="en" fo:country="US"/>
    </style:style>
    <style:style style:name="T395" style:parent-style-name="Основнойшрифтабзаца" style:family="text">
      <style:text-properties fo:color="#000000"/>
    </style:style>
    <style:style style:name="P396" style:parent-style-name="Textbody" style:family="paragraph"/>
    <style:style style:name="T397" style:parent-style-name="Основнойшрифтабзаца" style:family="text">
      <style:text-properties fo:color="#000000"/>
    </style:style>
    <style:style style:name="T398" style:parent-style-name="Основнойшрифтабзаца" style:family="text">
      <style:text-properties fo:color="#000000"/>
    </style:style>
    <style:style style:name="T399" style:parent-style-name="Основнойшрифтабзаца" style:family="text">
      <style:text-properties fo:color="#000000" fo:language="en" fo:country="US"/>
    </style:style>
    <style:style style:name="T400" style:parent-style-name="Основнойшрифтабзаца" style:family="text">
      <style:text-properties fo:color="#000000"/>
    </style:style>
    <style:style style:name="T401" style:parent-style-name="Основнойшрифтабзаца" style:family="text">
      <style:text-properties fo:color="#000000"/>
    </style:style>
    <style:style style:name="T402" style:parent-style-name="Основнойшрифтабзаца" style:family="text">
      <style:text-properties fo:color="#000000" fo:language="en" fo:country="US"/>
    </style:style>
    <style:style style:name="T403" style:parent-style-name="Основнойшрифтабзаца" style:family="text">
      <style:text-properties fo:color="#000000"/>
    </style:style>
    <style:style style:name="T404" style:parent-style-name="Основнойшрифтабзаца" style:family="text">
      <style:text-properties fo:color="#000000" fo:language="en" fo:country="US"/>
    </style:style>
    <style:style style:name="T405" style:parent-style-name="Основнойшрифтабзаца" style:family="text">
      <style:text-properties fo:color="#000000"/>
    </style:style>
    <style:style style:name="T406" style:parent-style-name="Основнойшрифтабзаца" style:family="text">
      <style:text-properties fo:color="#000000"/>
    </style:style>
    <style:style style:name="T407" style:parent-style-name="Основнойшрифтабзаца" style:family="text">
      <style:text-properties fo:color="#000000" fo:language="en" fo:country="US"/>
    </style:style>
    <style:style style:name="T408" style:parent-style-name="Основнойшрифтабзаца" style:family="text">
      <style:text-properties fo:color="#000000"/>
    </style:style>
    <style:style style:name="T409" style:parent-style-name="Основнойшрифтабзаца" style:family="text">
      <style:text-properties style:font-name="MS Mincho" style:font-name-asian="MS Mincho" fo:color="#000000" style:language-asian="ja" style:country-asian="JP"/>
    </style:style>
    <style:style style:name="T410" style:parent-style-name="Основнойшрифтабзаца" style:family="text">
      <style:text-properties fo:color="#000000"/>
    </style:style>
    <style:style style:name="P411" style:parent-style-name="Textbody" style:family="paragraph"/>
    <style:style style:name="T412" style:parent-style-name="Основнойшрифтабзаца" style:family="text">
      <style:text-properties fo:color="#000000"/>
    </style:style>
    <style:style style:name="T413" style:parent-style-name="Основнойшрифтабзаца" style:family="text">
      <style:text-properties fo:color="#000000" fo:language="en" fo:country="US"/>
    </style:style>
    <style:style style:name="P414" style:parent-style-name="Textbody" style:family="paragraph">
      <style:text-properties fo:color="#000000"/>
    </style:style>
    <style:style style:name="P415" style:parent-style-name="Textbody" style:family="paragraph">
      <style:text-properties fo:color="#000000"/>
    </style:style>
    <style:style style:name="P416" style:parent-style-name="Textbody" style:family="paragraph">
      <style:text-properties fo:color="#000000"/>
    </style:style>
    <style:style style:name="P417" style:parent-style-name="Textbody" style:family="paragraph">
      <style:text-properties fo:font-weight="bold" style:font-weight-asian="bold" style:font-weight-complex="bold" fo:color="#000000"/>
    </style:style>
    <style:style style:name="T418" style:parent-style-name="Основнойшрифтабзаца" style:family="text">
      <style:text-properties fo:color="#000000"/>
    </style:style>
    <style:style style:name="TableColumn420" style:family="table-column">
      <style:table-column-properties style:column-width="1.6097in" style:use-optimal-column-width="false"/>
    </style:style>
    <style:style style:name="TableColumn421" style:family="table-column">
      <style:table-column-properties style:column-width="1.6097in" style:use-optimal-column-width="false"/>
    </style:style>
    <style:style style:name="TableColumn422" style:family="table-column">
      <style:table-column-properties style:column-width="4.8868in" style:use-optimal-column-width="false"/>
    </style:style>
    <style:style style:name="Table419" style:family="table">
      <style:table-properties style:width="8.1062in" fo:margin-left="-0.009in" table:align="lef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0.0034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425" style:parent-style-name="TableContents" style:family="paragraph">
      <style:paragraph-properties fo:text-indent="0in"/>
      <style:text-properties style:font-name-asian="MS Mincho" fo:font-size="12pt" style:font-size-asian="12pt" style:language-asian="ja" style:country-asian="JP"/>
    </style:style>
    <style:style style:name="TableCell4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indent="0in"/>
      <style:text-properties fo:font-size="12pt" style:font-size-asian="12pt"/>
    </style:style>
    <style:style style:name="TableCell4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9" style:parent-style-name="TableContents" style:family="paragraph">
      <style:paragraph-properties fo:text-indent="0in"/>
      <style:text-properties fo:font-size="12pt" style:font-size-asian="12p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432" style:parent-style-name="TableContents" style:family="paragraph">
      <style:text-properties fo:font-size="12pt" style:font-size-asian="12pt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fo:font-size="12pt" style:font-size-asian="12pt" fo:language="en" fo:country="US"/>
    </style:style>
    <style:style style:name="P435" style:parent-style-name="TableContents" style:family="paragraph">
      <style:text-properties fo:font-size="12pt" style:font-size-asian="12pt" fo:language="en" fo:country="US"/>
    </style:style>
    <style:style style:name="P436" style:parent-style-name="TableContents" style:family="paragraph">
      <style:text-properties fo:font-size="12pt" style:font-size-asian="12pt" fo:language="en" fo:country="US"/>
    </style:style>
    <style:style style:name="P437" style:parent-style-name="TableContents" style:family="paragraph">
      <style:text-properties fo:font-size="12pt" style:font-size-asian="12pt" fo:language="en" fo:country="US"/>
    </style:style>
    <style:style style:name="P438" style:parent-style-name="TableContents" style:family="paragraph">
      <style:text-properties fo:font-size="12pt" style:font-size-asian="12pt" fo:language="en" fo:country="US"/>
    </style:style>
    <style:style style:name="P439" style:parent-style-name="TableContents" style:family="paragraph">
      <style:text-properties fo:font-size="12pt" style:font-size-asian="12pt" fo:language="en" fo:country="US"/>
    </style:style>
    <style:style style:name="P440" style:parent-style-name="TableContents" style:family="paragraph">
      <style:text-properties fo:font-size="12pt" style:font-size-asian="12pt" fo:language="en" fo:country="US"/>
    </style:style>
    <style:style style:name="P441" style:parent-style-name="TableContents" style:family="paragraph">
      <style:text-properties fo:font-size="12pt" style:font-size-asian="12pt" fo:language="en" fo:country="US"/>
    </style:style>
    <style:style style:name="P442" style:parent-style-name="TableContents" style:family="paragraph">
      <style:text-properties fo:font-size="12pt" style:font-size-asian="12pt" fo:language="en" fo:country="US"/>
    </style:style>
    <style:style style:name="P443" style:parent-style-name="TableContents" style:family="paragraph">
      <style:text-properties fo:font-size="12pt" style:font-size-asian="12pt" fo:language="en" fo:country="US"/>
    </style:style>
    <style:style style:name="P444" style:parent-style-name="TableContents" style:family="paragraph">
      <style:text-properties fo:font-size="12pt" style:font-size-asian="12pt" fo:language="en" fo:country="US"/>
    </style:style>
    <style:style style:name="P445" style:parent-style-name="TableContents" style:family="paragraph">
      <style:text-properties fo:font-size="12pt" style:font-size-asian="12pt" fo:language="en" fo:country="US"/>
    </style:style>
    <style:style style:name="P446" style:parent-style-name="TableContents" style:family="paragraph">
      <style:text-properties fo:font-size="12pt" style:font-size-asian="12pt" fo:language="en" fo:country="US"/>
    </style:style>
    <style:style style:name="P447" style:parent-style-name="TableContents" style:family="paragraph">
      <style:text-properties fo:font-size="12pt" style:font-size-asian="12pt" fo:language="en" fo:country="US"/>
    </style:style>
    <style:style style:name="P448" style:parent-style-name="TableContents" style:family="paragraph">
      <style:text-properties fo:font-size="12pt" style:font-size-asian="12pt" fo:language="en" fo:country="US"/>
    </style:style>
    <style:style style:name="P449" style:parent-style-name="TableContents" style:family="paragraph">
      <style:text-properties fo:font-size="12pt" style:font-size-asian="12pt" fo:language="en" fo:country="US"/>
    </style:style>
    <style:style style:name="P450" style:parent-style-name="TableContents" style:family="paragraph">
      <style:text-properties fo:font-size="12pt" style:font-size-asian="12pt" fo:language="en" fo:country="US"/>
    </style:style>
    <style:style style:name="TableCell4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fo:font-size="12pt" style:font-size-asian="12pt"/>
    </style:style>
    <style:style style:name="P453" style:parent-style-name="TableContents" style:family="paragraph">
      <style:text-properties fo:font-size="12pt" style:font-size-asian="12pt"/>
    </style:style>
    <style:style style:name="P454" style:parent-style-name="TableContents" style:family="paragraph">
      <style:text-properties fo:font-size="12pt" style:font-size-asian="12pt"/>
    </style:style>
    <style:style style:name="P455" style:parent-style-name="TableContents" style:family="paragraph">
      <style:text-properties fo:font-size="12pt" style:font-size-asian="12pt"/>
    </style:style>
    <style:style style:name="P456" style:parent-style-name="TableContents" style:family="paragraph">
      <style:text-properties fo:font-size="12pt" style:font-size-asian="12pt" fo:language="en" fo:country="US"/>
    </style:style>
    <style:style style:name="P457" style:parent-style-name="TableContents" style:family="paragraph">
      <style:text-properties fo:font-size="12pt" style:font-size-asian="12pt" fo:language="en" fo:country="US"/>
    </style:style>
    <style:style style:name="P458" style:parent-style-name="TableContents" style:family="paragraph">
      <style:text-properties fo:font-size="12pt" style:font-size-asian="12pt" fo:language="en" fo:country="US"/>
    </style:style>
    <style:style style:name="P459" style:parent-style-name="TableContents" style:family="paragraph">
      <style:text-properties fo:font-size="12pt" style:font-size-asian="12pt" fo:language="en" fo:country="US"/>
    </style:style>
    <style:style style:name="P460" style:parent-style-name="TableContents" style:family="paragraph">
      <style:text-properties fo:font-size="12pt" style:font-size-asian="12pt" fo:language="en" fo:country="US"/>
    </style:style>
    <style:style style:name="P461" style:parent-style-name="TableContents" style:family="paragraph">
      <style:text-properties fo:font-size="12pt" style:font-size-asian="12pt" fo:language="en" fo:country="US"/>
    </style:style>
    <style:style style:name="P462" style:parent-style-name="TableContents" style:family="paragraph">
      <style:text-properties fo:font-size="12pt" style:font-size-asian="12pt" fo:language="en" fo:country="US"/>
    </style:style>
    <style:style style:name="P463" style:parent-style-name="TableContents" style:family="paragraph">
      <style:text-properties fo:font-size="12pt" style:font-size-asian="12pt" fo:language="en" fo:country="US"/>
    </style:style>
    <style:style style:name="P464" style:parent-style-name="TableContents" style:family="paragraph">
      <style:text-properties fo:font-size="12pt" style:font-size-asian="12pt" fo:language="en" fo:country="US"/>
    </style:style>
    <style:style style:name="P465" style:parent-style-name="TableContents" style:family="paragraph">
      <style:text-properties fo:font-size="12pt" style:font-size-asian="12pt" fo:language="en" fo:country="US"/>
    </style:style>
    <style:style style:name="P466" style:parent-style-name="TableContents" style:family="paragraph">
      <style:text-properties fo:font-size="12pt" style:font-size-asian="12pt" fo:language="en" fo:country="US"/>
    </style:style>
    <style:style style:name="P467" style:parent-style-name="TableContents" style:family="paragraph">
      <style:text-properties fo:font-size="12pt" style:font-size-asian="12pt" fo:language="en" fo:country="US"/>
    </style:style>
    <style:style style:name="P468" style:parent-style-name="TableContents" style:family="paragraph">
      <style:text-properties fo:font-size="12pt" style:font-size-asian="12pt" fo:language="en" fo:country="US"/>
    </style:style>
    <style:style style:name="P469" style:parent-style-name="TableContents" style:family="paragraph">
      <style:text-properties fo:font-size="12pt" style:font-size-asian="12pt" fo:language="en" fo:country="US"/>
    </style:style>
    <style:style style:name="P470" style:parent-style-name="TableContents" style:family="paragraph">
      <style:text-properties fo:font-size="12pt" style:font-size-asian="12pt" fo:language="en" fo:country="US"/>
    </style:style>
    <style:style style:name="P471" style:parent-style-name="TableContents" style:family="paragraph">
      <style:text-properties fo:font-size="12pt" style:font-size-asian="12pt"/>
    </style:style>
    <style:style style:name="P472" style:parent-style-name="TableContents" style:family="paragraph">
      <style:text-properties fo:font-size="12pt" style:font-size-asian="12pt"/>
    </style:style>
    <style:style style:name="P473" style:parent-style-name="TableContents" style:family="paragraph">
      <style:text-properties fo:font-size="12pt" style:font-size-asian="12pt"/>
    </style:style>
    <style:style style:name="P474" style:parent-style-name="TableContents" style:family="paragraph">
      <style:text-properties fo:font-size="12pt" style:font-size-asian="12pt"/>
    </style:style>
    <style:style style:name="P475" style:parent-style-name="TableContents" style:family="paragraph">
      <style:text-properties fo:font-size="12pt" style:font-size-asian="12pt"/>
    </style:style>
    <style:style style:name="P476" style:parent-style-name="TableContents" style:family="paragraph">
      <style:text-properties fo:font-size="12pt" style:font-size-asian="12pt"/>
    </style:style>
    <style:style style:name="P477" style:parent-style-name="TableContents" style:family="paragraph">
      <style:text-properties fo:font-size="12pt" style:font-size-asian="12pt"/>
    </style:style>
    <style:style style:name="P478" style:parent-style-name="TableContents" style:family="paragraph">
      <style:text-properties fo:font-size="12pt" style:font-size-asian="12pt"/>
    </style:style>
    <style:style style:name="P479" style:parent-style-name="TableContents" style:family="paragraph">
      <style:text-properties fo:font-size="12pt" style:font-size-asian="12pt"/>
    </style:style>
    <style:style style:name="P480" style:parent-style-name="TableContents" style:family="paragraph">
      <style:text-properties fo:font-size="12pt" style:font-size-asian="12pt"/>
    </style:style>
    <style:style style:name="P481" style:parent-style-name="TableContents" style:family="paragraph">
      <style:text-properties fo:font-size="12pt" style:font-size-asian="12pt"/>
    </style:style>
    <style:style style:name="P482" style:parent-style-name="TableContents" style:family="paragraph">
      <style:text-properties fo:font-size="12pt" style:font-size-asian="12pt"/>
    </style:style>
    <style:style style:name="P483" style:parent-style-name="TableContents" style:family="paragraph">
      <style:text-properties fo:font-size="12pt" style:font-size-asian="12pt"/>
    </style:style>
    <style:style style:name="P484" style:parent-style-name="TableContents" style:family="paragraph">
      <style:text-properties fo:font-size="12pt" style:font-size-asian="12pt"/>
    </style:style>
    <style:style style:name="P485" style:parent-style-name="TableContents" style:family="paragraph">
      <style:text-properties fo:font-size="12pt" style:font-size-asian="12pt"/>
    </style:style>
    <style:style style:name="P486" style:parent-style-name="TableContents" style:family="paragraph">
      <style:text-properties fo:font-size="12pt" style:font-size-asian="12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489" style:parent-style-name="TableContents" style:family="paragraph">
      <style:text-properties fo:font-size="12pt" style:font-size-asian="12pt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9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9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9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9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96" style:parent-style-name="TableContents" style:family="paragraph">
      <style:paragraph-properties fo:text-indent="0in"/>
      <style:text-properties fo:font-size="12pt" style:font-size-asian="12pt"/>
    </style:style>
    <style:style style:name="TableCell4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fo:font-size="12pt" style:font-size-asian="12pt"/>
    </style:style>
    <style:style style:name="P499" style:parent-style-name="TableContents" style:family="paragraph">
      <style:text-properties fo:font-size="12pt" style:font-size-asian="12p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502" style:parent-style-name="TableContents" style:family="paragraph">
      <style:text-properties fo:font-size="12pt" style:font-size-asian="12pt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indent="0in"/>
      <style:text-properties fo:font-size="12pt" style:font-size-asian="12pt"/>
    </style:style>
    <style:style style:name="P505" style:parent-style-name="TableContents" style:family="paragraph">
      <style:paragraph-properties fo:text-indent="0in"/>
      <style:text-properties fo:font-size="12pt" style:font-size-asian="12pt"/>
    </style:style>
    <style:style style:name="P506" style:parent-style-name="TableContents" style:family="paragraph">
      <style:paragraph-properties fo:text-indent="0in"/>
      <style:text-properties fo:font-size="12pt" style:font-size-asian="12pt"/>
    </style:style>
    <style:style style:name="TableCell5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fo:font-size="12pt" style:font-size-asian="12pt"/>
    </style:style>
    <style:style style:name="T509" style:parent-style-name="Основнойшрифтабзаца" style:family="text">
      <style:text-properties fo:font-size="12pt" style:font-size-asian="12pt" fo:language="en" fo:country="US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512" style:parent-style-name="TableContents" style:family="paragraph">
      <style:text-properties fo:font-size="12pt" style:font-size-asian="12pt"/>
    </style:style>
    <style:style style:name="TableCell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fo:font-size="12pt" style:font-size-asian="12pt" fo:language="en" fo:country="US"/>
    </style:style>
    <style:style style:name="P515" style:parent-style-name="TableContents" style:family="paragraph">
      <style:text-properties fo:font-size="12pt" style:font-size-asian="12pt" fo:language="en" fo:country="US"/>
    </style:style>
    <style:style style:name="P516" style:parent-style-name="TableContents" style:family="paragraph">
      <style:text-properties fo:font-size="12pt" style:font-size-asian="12pt" fo:language="en" fo:country="US"/>
    </style:style>
    <style:style style:name="P517" style:parent-style-name="TableContents" style:family="paragraph">
      <style:text-properties fo:font-size="12pt" style:font-size-asian="12pt" fo:language="en" fo:country="US"/>
    </style:style>
    <style:style style:name="P518" style:parent-style-name="TableContents" style:family="paragraph">
      <style:text-properties fo:font-size="12pt" style:font-size-asian="12pt" fo:language="en" fo:country="US"/>
    </style:style>
    <style:style style:name="P519" style:parent-style-name="TableContents" style:family="paragraph">
      <style:text-properties fo:font-size="12pt" style:font-size-asian="12pt" fo:language="en" fo:country="US"/>
    </style:style>
    <style:style style:name="P520" style:parent-style-name="TableContents" style:family="paragraph">
      <style:text-properties fo:font-size="12pt" style:font-size-asian="12pt" fo:language="en" fo:country="US"/>
    </style:style>
    <style:style style:name="P521" style:parent-style-name="TableContents" style:family="paragraph">
      <style:text-properties fo:font-size="12pt" style:font-size-asian="12pt" fo:language="en" fo:country="US"/>
    </style:style>
    <style:style style:name="P522" style:parent-style-name="TableContents" style:family="paragraph">
      <style:text-properties fo:font-size="12pt" style:font-size-asian="12pt" fo:language="en" fo:country="US"/>
    </style:style>
    <style:style style:name="P523" style:parent-style-name="TableContents" style:family="paragraph">
      <style:text-properties fo:font-size="12pt" style:font-size-asian="12pt" fo:language="en" fo:country="US"/>
    </style:style>
    <style:style style:name="T524" style:parent-style-name="Основнойшрифтабзаца" style:family="text">
      <style:text-properties fo:font-size="12pt" style:font-size-asian="12pt" fo:language="en" fo:country="US"/>
    </style:style>
    <style:style style:name="T525" style:parent-style-name="Основнойшрифтабзаца" style:family="text">
      <style:text-properties fo:font-size="12pt" style:font-size-asian="12pt"/>
    </style:style>
    <style:style style:name="T526" style:parent-style-name="Основнойшрифтабзаца" style:family="text">
      <style:text-properties fo:font-size="12pt" style:font-size-asian="12pt" fo:language="en" fo:country="US"/>
    </style:style>
    <style:style style:name="T527" style:parent-style-name="Основнойшрифтабзаца" style:family="text">
      <style:text-properties fo:font-size="12pt" style:font-size-asian="12pt"/>
    </style:style>
    <style:style style:name="TableCell5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fo:font-size="12pt" style:font-size-asian="12pt"/>
    </style:style>
    <style:style style:name="T530" style:parent-style-name="Основнойшрифтабзаца" style:family="text">
      <style:text-properties fo:font-size="12pt" style:font-size-asian="12pt" fo:language="en" fo:country="US"/>
    </style:style>
    <style:style style:name="P531" style:parent-style-name="Textbody" style:family="paragraph">
      <style:text-properties fo:color="#000000" fo:language="en" fo:country="US"/>
    </style:style>
    <style:style style:name="P532" style:parent-style-name="Textbody" style:family="paragraph">
      <style:text-properties fo:color="#000000"/>
    </style:style>
    <style:style style:name="TableColumn534" style:family="table-column">
      <style:table-column-properties style:column-width="1.8937in" style:use-optimal-column-width="false"/>
    </style:style>
    <style:style style:name="TableColumn535" style:family="table-column">
      <style:table-column-properties style:column-width="1.8937in" style:use-optimal-column-width="false"/>
    </style:style>
    <style:style style:name="TableColumn536" style:family="table-column">
      <style:table-column-properties style:column-width="4.6027in" style:use-optimal-column-width="false"/>
    </style:style>
    <style:style style:name="Table533" style:family="table">
      <style:table-properties style:width="8.3902in" fo:margin-left="-0.009in" table:align="lef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0.0034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539" style:parent-style-name="TableContents" style:family="paragraph">
      <style:paragraph-properties fo:text-indent="0in"/>
      <style:text-properties fo:font-size="12pt" style:font-size-asian="12pt"/>
    </style:style>
    <style:style style:name="TableCell5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paragraph-properties fo:text-indent="0in"/>
      <style:text-properties fo:font-size="12pt" style:font-size-asian="12pt"/>
    </style:style>
    <style:style style:name="TableCell5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paragraph-properties fo:text-indent="0in"/>
      <style:text-properties fo:font-size="12pt" style:font-size-asian="12pt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546" style:parent-style-name="TableContents" style:family="paragraph">
      <style:text-properties fo:font-size="12pt" style:font-size-asian="12pt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fo:font-size="12pt" style:font-size-asian="12pt" fo:language="en" fo:country="US"/>
    </style:style>
    <style:style style:name="P549" style:parent-style-name="TableContents" style:family="paragraph">
      <style:text-properties fo:font-size="12pt" style:font-size-asian="12pt" fo:language="en" fo:country="US"/>
    </style:style>
    <style:style style:name="P550" style:parent-style-name="TableContents" style:family="paragraph">
      <style:text-properties fo:font-size="12pt" style:font-size-asian="12pt" fo:language="en" fo:country="US"/>
    </style:style>
    <style:style style:name="P551" style:parent-style-name="TableContents" style:family="paragraph">
      <style:text-properties fo:font-size="12pt" style:font-size-asian="12pt" fo:language="en" fo:country="US"/>
    </style:style>
    <style:style style:name="P552" style:parent-style-name="TableContents" style:family="paragraph">
      <style:text-properties fo:font-size="12pt" style:font-size-asian="12pt" fo:language="en" fo:country="US"/>
    </style:style>
    <style:style style:name="P553" style:parent-style-name="TableContents" style:family="paragraph">
      <style:text-properties fo:font-size="12pt" style:font-size-asian="12pt" fo:language="en" fo:country="US"/>
    </style:style>
    <style:style style:name="P554" style:parent-style-name="TableContents" style:family="paragraph">
      <style:text-properties fo:font-size="12pt" style:font-size-asian="12pt" fo:language="en" fo:country="US"/>
    </style:style>
    <style:style style:name="P555" style:parent-style-name="TableContents" style:family="paragraph">
      <style:text-properties fo:font-size="12pt" style:font-size-asian="12pt" fo:language="en" fo:country="US"/>
    </style:style>
    <style:style style:name="P556" style:parent-style-name="TableContents" style:family="paragraph">
      <style:text-properties fo:font-size="12pt" style:font-size-asian="12pt" fo:language="en" fo:country="US"/>
    </style:style>
    <style:style style:name="P557" style:parent-style-name="TableContents" style:family="paragraph">
      <style:text-properties fo:font-size="12pt" style:font-size-asian="12pt" fo:language="en" fo:country="US"/>
    </style:style>
    <style:style style:name="P558" style:parent-style-name="TableContents" style:family="paragraph">
      <style:text-properties fo:font-size="12pt" style:font-size-asian="12pt" fo:language="en" fo:country="US"/>
    </style:style>
    <style:style style:name="P559" style:parent-style-name="TableContents" style:family="paragraph">
      <style:text-properties fo:font-size="12pt" style:font-size-asian="12pt" fo:language="en" fo:country="US"/>
    </style:style>
    <style:style style:name="P560" style:parent-style-name="TableContents" style:family="paragraph">
      <style:text-properties fo:font-size="12pt" style:font-size-asian="12pt" fo:language="en" fo:country="US"/>
    </style:style>
    <style:style style:name="P561" style:parent-style-name="TableContents" style:family="paragraph">
      <style:text-properties fo:font-size="12pt" style:font-size-asian="12pt" fo:language="en" fo:country="US"/>
    </style:style>
    <style:style style:name="P562" style:parent-style-name="TableContents" style:family="paragraph">
      <style:text-properties fo:font-size="12pt" style:font-size-asian="12pt" fo:language="en" fo:country="US"/>
    </style:style>
    <style:style style:name="P563" style:parent-style-name="TableContents" style:family="paragraph">
      <style:text-properties fo:font-size="12pt" style:font-size-asian="12pt"/>
    </style:style>
    <style:style style:name="P564" style:parent-style-name="TableContents" style:family="paragraph">
      <style:text-properties fo:font-size="12pt" style:font-size-asian="12pt"/>
    </style:style>
    <style:style style:name="P565" style:parent-style-name="TableContents" style:family="paragraph">
      <style:text-properties fo:font-size="12pt" style:font-size-asian="12pt"/>
    </style:style>
    <style:style style:name="P566" style:parent-style-name="TableContents" style:family="paragraph">
      <style:text-properties fo:font-size="12pt" style:font-size-asian="12pt"/>
    </style:style>
    <style:style style:name="P567" style:parent-style-name="TableContents" style:family="paragraph">
      <style:text-properties fo:font-size="12pt" style:font-size-asian="12pt"/>
    </style:style>
    <style:style style:name="P568" style:parent-style-name="TableContents" style:family="paragraph">
      <style:text-properties fo:font-size="12pt" style:font-size-asian="12pt"/>
    </style:style>
    <style:style style:name="P569" style:parent-style-name="TableContents" style:family="paragraph">
      <style:text-properties fo:font-size="12pt" style:font-size-asian="12pt"/>
    </style:style>
    <style:style style:name="P570" style:parent-style-name="TableContents" style:family="paragraph">
      <style:text-properties fo:font-size="12pt" style:font-size-asian="12pt"/>
    </style:style>
    <style:style style:name="P571" style:parent-style-name="TableContents" style:family="paragraph">
      <style:text-properties fo:font-size="12pt" style:font-size-asian="12pt"/>
    </style:style>
    <style:style style:name="P572" style:parent-style-name="TableContents" style:family="paragraph">
      <style:text-properties fo:font-size="12pt" style:font-size-asian="12pt"/>
    </style:style>
    <style:style style:name="P573" style:parent-style-name="TableContents" style:family="paragraph">
      <style:text-properties fo:font-size="12pt" style:font-size-asian="12pt"/>
    </style:style>
    <style:style style:name="P574" style:parent-style-name="TableContents" style:family="paragraph">
      <style:text-properties fo:font-size="12pt" style:font-size-asian="12pt"/>
    </style:style>
    <style:style style:name="P575" style:parent-style-name="TableContents" style:family="paragraph">
      <style:text-properties fo:font-size="12pt" style:font-size-asian="12pt"/>
    </style:style>
    <style:style style:name="P576" style:parent-style-name="TableContents" style:family="paragraph">
      <style:text-properties fo:font-size="12pt" style:font-size-asian="12pt"/>
    </style:style>
    <style:style style:name="P577" style:parent-style-name="TableContents" style:family="paragraph">
      <style:text-properties fo:font-size="12pt" style:font-size-asian="12pt"/>
    </style:style>
    <style:style style:name="P578" style:parent-style-name="TableContents" style:family="paragraph">
      <style:paragraph-properties fo:text-indent="0in"/>
      <style:text-properties fo:font-size="12pt" style:font-size-asian="12pt"/>
    </style:style>
    <style:style style:name="TableCell5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fo:font-size="12pt" style:font-size-asian="12pt"/>
    </style:style>
    <style:style style:name="P581" style:parent-style-name="TableContents" style:family="paragraph">
      <style:text-properties fo:font-size="12pt" style:font-size-asian="12pt"/>
    </style:style>
    <style:style style:name="T582" style:parent-style-name="Основнойшрифтабзаца" style:family="text">
      <style:text-properties fo:font-size="12pt" style:font-size-asian="12pt"/>
    </style:style>
    <style:style style:name="T583" style:parent-style-name="Основнойшрифтабзаца" style:family="text">
      <style:text-properties fo:font-size="12pt" style:font-size-asian="12pt" fo:language="en" fo:country="US"/>
    </style:style>
    <style:style style:name="P584" style:parent-style-name="TableContents" style:family="paragraph">
      <style:text-properties fo:font-size="12pt" style:font-size-asian="12pt"/>
    </style:style>
    <style:style style:name="P585" style:parent-style-name="TableContents" style:family="paragraph">
      <style:text-properties fo:font-size="12pt" style:font-size-asian="12pt"/>
    </style:style>
    <style:style style:name="P586" style:parent-style-name="TableContents" style:family="paragraph">
      <style:text-properties fo:font-size="12pt" style:font-size-asian="12pt"/>
    </style:style>
    <style:style style:name="P587" style:parent-style-name="TableContents" style:family="paragraph">
      <style:text-properties fo:font-size="12pt" style:font-size-asian="12pt" fo:language="en" fo:country="US"/>
    </style:style>
    <style:style style:name="P588" style:parent-style-name="TableContents" style:family="paragraph">
      <style:text-properties fo:font-size="12pt" style:font-size-asian="12pt" fo:language="en" fo:country="US"/>
    </style:style>
    <style:style style:name="P589" style:parent-style-name="TableContents" style:family="paragraph">
      <style:text-properties fo:font-size="12pt" style:font-size-asian="12pt" fo:language="en" fo:country="US"/>
    </style:style>
    <style:style style:name="P590" style:parent-style-name="TableContents" style:family="paragraph">
      <style:text-properties fo:font-size="12pt" style:font-size-asian="12pt" fo:language="en" fo:country="US"/>
    </style:style>
    <style:style style:name="P591" style:parent-style-name="TableContents" style:family="paragraph">
      <style:text-properties fo:font-size="12pt" style:font-size-asian="12pt" fo:language="en" fo:country="US"/>
    </style:style>
    <style:style style:name="P592" style:parent-style-name="TableContents" style:family="paragraph">
      <style:text-properties fo:font-size="12pt" style:font-size-asian="12pt" fo:language="en" fo:country="US"/>
    </style:style>
    <style:style style:name="P593" style:parent-style-name="TableContents" style:family="paragraph">
      <style:text-properties fo:font-size="12pt" style:font-size-asian="12pt" fo:language="en" fo:country="US"/>
    </style:style>
    <style:style style:name="P594" style:parent-style-name="TableContents" style:family="paragraph">
      <style:text-properties fo:font-size="12pt" style:font-size-asian="12pt" fo:language="en" fo:country="US"/>
    </style:style>
    <style:style style:name="P595" style:parent-style-name="TableContents" style:family="paragraph">
      <style:text-properties fo:font-size="12pt" style:font-size-asian="12pt" fo:language="en" fo:country="US"/>
    </style:style>
    <style:style style:name="P596" style:parent-style-name="TableContents" style:family="paragraph">
      <style:text-properties fo:font-size="12pt" style:font-size-asian="12pt" fo:language="en" fo:country="US"/>
    </style:style>
    <style:style style:name="T597" style:parent-style-name="Основнойшрифтабзаца" style:family="text">
      <style:text-properties fo:font-size="12pt" style:font-size-asian="12pt" fo:language="en" fo:country="US"/>
    </style:style>
    <style:style style:name="T598" style:parent-style-name="Основнойшрифтабзаца" style:family="text">
      <style:text-properties fo:font-size="12pt" style:font-size-asian="12pt"/>
    </style:style>
    <style:style style:name="T599" style:parent-style-name="Основнойшрифтабзаца" style:family="text">
      <style:text-properties fo:font-size="12pt" style:font-size-asian="12pt" fo:language="en" fo:country="US"/>
    </style:style>
    <style:style style:name="T600" style:parent-style-name="Основнойшрифтабзаца" style:family="text">
      <style:text-properties fo:font-size="12pt" style:font-size-asian="12pt"/>
    </style:style>
    <style:style style:name="T601" style:parent-style-name="Основнойшрифтабзаца" style:family="text">
      <style:text-properties fo:font-size="12pt" style:font-size-asian="12pt" fo:language="en" fo:country="US"/>
    </style:style>
    <style:style style:name="T602" style:parent-style-name="Основнойшрифтабзаца" style:family="text">
      <style:text-properties fo:font-size="12pt" style:font-size-asian="12pt"/>
    </style:style>
    <style:style style:name="P603" style:parent-style-name="TableContents" style:family="paragraph">
      <style:text-properties fo:font-size="12pt" style:font-size-asian="12pt"/>
    </style:style>
    <style:style style:name="P604" style:parent-style-name="TableContents" style:family="paragraph">
      <style:text-properties fo:font-size="12pt" style:font-size-asian="12pt"/>
    </style:style>
    <style:style style:name="T605" style:parent-style-name="Основнойшрифтабзаца" style:family="text">
      <style:text-properties fo:font-size="12pt" style:font-size-asian="12pt" fo:language="en" fo:country="US"/>
    </style:style>
    <style:style style:name="T606" style:parent-style-name="Основнойшрифтабзаца" style:family="text">
      <style:text-properties fo:font-size="12pt" style:font-size-asian="12pt"/>
    </style:style>
    <style:style style:name="T607" style:parent-style-name="Основнойшрифтабзаца" style:family="text">
      <style:text-properties fo:font-size="12pt" style:font-size-asian="12pt" fo:language="en" fo:country="US"/>
    </style:style>
    <style:style style:name="T608" style:parent-style-name="Основнойшрифтабзаца" style:family="text">
      <style:text-properties fo:font-size="12pt" style:font-size-asian="12pt"/>
    </style:style>
    <style:style style:name="T609" style:parent-style-name="Основнойшрифтабзаца" style:family="text">
      <style:text-properties fo:font-size="12pt" style:font-size-asian="12pt" fo:language="en" fo:country="US"/>
    </style:style>
    <style:style style:name="P610" style:parent-style-name="TableContents" style:family="paragraph">
      <style:text-properties fo:font-size="12pt" style:font-size-asian="12pt"/>
    </style:style>
    <style:style style:name="P611" style:parent-style-name="TableContents" style:family="paragraph">
      <style:text-properties fo:font-size="12pt" style:font-size-asian="12pt"/>
    </style:style>
    <style:style style:name="P612" style:parent-style-name="TableContents" style:family="paragraph">
      <style:text-properties fo:font-size="12pt" style:font-size-asian="12pt"/>
    </style:style>
    <style:style style:name="T613" style:parent-style-name="Основнойшрифтабзаца" style:family="text">
      <style:text-properties fo:font-size="12pt" style:font-size-asian="12pt" fo:language="en" fo:country="US"/>
    </style:style>
    <style:style style:name="T614" style:parent-style-name="Основнойшрифтабзаца" style:family="text">
      <style:text-properties fo:font-size="12pt" style:font-size-asian="12pt"/>
    </style:style>
    <style:style style:name="P615" style:parent-style-name="TableContents" style:family="paragraph">
      <style:text-properties fo:font-size="12pt" style:font-size-asian="12pt" fo:language="en" fo:country="US"/>
    </style:style>
    <style:style style:name="P616" style:parent-style-name="TableContents" style:family="paragraph">
      <style:text-properties fo:font-size="12pt" style:font-size-asian="12pt" fo:language="en" fo:country="US"/>
    </style:style>
    <style:style style:name="P617" style:parent-style-name="TableContents" style:family="paragraph">
      <style:text-properties fo:font-size="12pt" style:font-size-asian="12pt" fo:language="en" fo:country="US"/>
    </style:style>
    <style:style style:name="P618" style:parent-style-name="TableContents" style:family="paragraph">
      <style:text-properties fo:font-size="12pt" style:font-size-asian="12pt" fo:language="en" fo:country="US"/>
    </style:style>
    <style:style style:name="P619" style:parent-style-name="TableContents" style:family="paragraph">
      <style:text-properties fo:font-size="12pt" style:font-size-asian="12pt" fo:language="en" fo:country="US"/>
    </style:style>
    <style:style style:name="P620" style:parent-style-name="TableContents" style:family="paragraph">
      <style:text-properties fo:font-size="12pt" style:font-size-asian="12pt" fo:language="en" fo:country="US"/>
    </style:style>
    <style:style style:name="P621" style:parent-style-name="TableContents" style:family="paragraph">
      <style:text-properties fo:font-size="12pt" style:font-size-asian="12pt" fo:language="en" fo:country="US"/>
    </style:style>
    <style:style style:name="P622" style:parent-style-name="TableContents" style:family="paragraph">
      <style:text-properties fo:font-size="12pt" style:font-size-asian="12pt" fo:language="en" fo:country="US"/>
    </style:style>
    <style:style style:name="P623" style:parent-style-name="TableContents" style:family="paragraph">
      <style:text-properties fo:font-size="12pt" style:font-size-asian="12pt" fo:language="en" fo:country="US"/>
    </style:style>
    <style:style style:name="P624" style:parent-style-name="TableContents" style:family="paragraph">
      <style:text-properties fo:font-size="12pt" style:font-size-asian="12pt" fo:language="en" fo:country="US"/>
    </style:style>
    <style:style style:name="T625" style:parent-style-name="Основнойшрифтабзаца" style:family="text">
      <style:text-properties fo:font-size="12pt" style:font-size-asian="12pt" fo:language="en" fo:country="US"/>
    </style:style>
    <style:style style:name="T626" style:parent-style-name="Основнойшрифтабзаца" style:family="text">
      <style:text-properties fo:font-size="12pt" style:font-size-asian="12pt"/>
    </style:style>
    <style:style style:name="P627" style:parent-style-name="TableContents" style:family="paragraph">
      <style:text-properties fo:font-size="12pt" style:font-size-asian="12pt"/>
    </style:style>
    <style:style style:name="P628" style:parent-style-name="TableContents" style:family="paragraph">
      <style:text-properties fo:font-size="12pt" style:font-size-asian="12pt"/>
    </style:style>
    <style:style style:name="T629" style:parent-style-name="Основнойшрифтабзаца" style:family="text">
      <style:text-properties fo:font-size="12pt" style:font-size-asian="12pt" fo:language="en" fo:country="US"/>
    </style:style>
    <style:style style:name="T630" style:parent-style-name="Основнойшрифтабзаца" style:family="text">
      <style:text-properties fo:font-size="12pt" style:font-size-asian="12pt"/>
    </style:style>
    <style:style style:name="T631" style:parent-style-name="Основнойшрифтабзаца" style:family="text">
      <style:text-properties fo:font-size="12pt" style:font-size-asian="12pt" fo:language="en" fo:country="US"/>
    </style:style>
    <style:style style:name="T632" style:parent-style-name="Основнойшрифтабзаца" style:family="text">
      <style:text-properties fo:font-size="12pt" style:font-size-asian="12pt"/>
    </style:style>
    <style:style style:name="T633" style:parent-style-name="Основнойшрифтабзаца" style:family="text">
      <style:text-properties fo:font-size="12pt" style:font-size-asian="12pt" fo:language="en" fo:country="US"/>
    </style:style>
    <style:style style:name="P634" style:parent-style-name="TableContents" style:family="paragraph">
      <style:text-properties fo:font-size="12pt" style:font-size-asian="12pt"/>
    </style:style>
    <style:style style:name="P635" style:parent-style-name="TableContents" style:family="paragraph">
      <style:text-properties fo:font-size="12pt" style:font-size-asian="12pt"/>
    </style:style>
    <style:style style:name="P636" style:parent-style-name="TableContents" style:family="paragraph">
      <style:text-properties fo:font-size="12pt" style:font-size-asian="12pt"/>
    </style:style>
    <style:style style:name="P637" style:parent-style-name="TableContents" style:family="paragraph">
      <style:text-properties fo:font-size="12pt" style:font-size-asian="12pt" fo:language="en" fo:country="US"/>
    </style:style>
    <style:style style:name="P638" style:parent-style-name="TableContents" style:family="paragraph">
      <style:text-properties fo:font-size="12pt" style:font-size-asian="12pt" fo:language="en" fo:country="US"/>
    </style:style>
    <style:style style:name="P639" style:parent-style-name="TableContents" style:family="paragraph">
      <style:text-properties fo:font-size="12pt" style:font-size-asian="12pt" fo:language="en" fo:country="US"/>
    </style:style>
    <style:style style:name="P640" style:parent-style-name="TableContents" style:family="paragraph">
      <style:text-properties fo:font-size="12pt" style:font-size-asian="12pt" fo:language="en" fo:country="US"/>
    </style:style>
    <style:style style:name="P641" style:parent-style-name="TableContents" style:family="paragraph">
      <style:text-properties fo:font-size="12pt" style:font-size-asian="12pt" fo:language="en" fo:country="US"/>
    </style:style>
    <style:style style:name="P642" style:parent-style-name="TableContents" style:family="paragraph">
      <style:text-properties fo:font-size="12pt" style:font-size-asian="12pt" fo:language="en" fo:country="US"/>
    </style:style>
    <style:style style:name="P643" style:parent-style-name="TableContents" style:family="paragraph">
      <style:text-properties fo:font-size="12pt" style:font-size-asian="12pt" fo:language="en" fo:country="US"/>
    </style:style>
    <style:style style:name="P644" style:parent-style-name="TableContents" style:family="paragraph">
      <style:text-properties fo:font-size="12pt" style:font-size-asian="12pt" fo:language="en" fo:country="US"/>
    </style:style>
    <style:style style:name="P645" style:parent-style-name="TableContents" style:family="paragraph">
      <style:text-properties fo:font-size="12pt" style:font-size-asian="12pt" fo:language="en" fo:country="US"/>
    </style:style>
    <style:style style:name="P646" style:parent-style-name="TableContents" style:family="paragraph">
      <style:text-properties fo:font-size="12pt" style:font-size-asian="12pt" fo:language="en" fo:country="US"/>
    </style:style>
    <style:style style:name="T647" style:parent-style-name="Основнойшрифтабзаца" style:family="text">
      <style:text-properties fo:font-size="12pt" style:font-size-asian="12pt" fo:language="en" fo:country="US"/>
    </style:style>
    <style:style style:name="T648" style:parent-style-name="Основнойшрифтабзаца" style:family="text">
      <style:text-properties fo:font-size="12pt" style:font-size-asian="12pt"/>
    </style:style>
    <style:style style:name="P649" style:parent-style-name="TableContents" style:family="paragraph">
      <style:text-properties fo:font-size="12pt" style:font-size-asian="12pt"/>
    </style:style>
    <style:style style:name="P650" style:parent-style-name="TableContents" style:family="paragraph">
      <style:text-properties fo:font-size="12pt" style:font-size-asian="12pt"/>
    </style:style>
    <style:style style:name="T651" style:parent-style-name="Основнойшрифтабзаца" style:family="text">
      <style:text-properties fo:font-size="12pt" style:font-size-asian="12pt" fo:language="en" fo:country="US"/>
    </style:style>
    <style:style style:name="T652" style:parent-style-name="Основнойшрифтабзаца" style:family="text">
      <style:text-properties fo:font-size="12pt" style:font-size-asian="12pt"/>
    </style:style>
    <style:style style:name="T653" style:parent-style-name="Основнойшрифтабзаца" style:family="text">
      <style:text-properties fo:font-size="12pt" style:font-size-asian="12pt" fo:language="en" fo:country="US"/>
    </style:style>
    <style:style style:name="T654" style:parent-style-name="Основнойшрифтабзаца" style:family="text">
      <style:text-properties fo:font-size="12pt" style:font-size-asian="12pt"/>
    </style:style>
    <style:style style:name="T655" style:parent-style-name="Основнойшрифтабзаца" style:family="text">
      <style:text-properties fo:font-size="12pt" style:font-size-asian="12pt" fo:language="en" fo:country="US"/>
    </style:style>
    <style:style style:name="P656" style:parent-style-name="TableContents" style:family="paragraph">
      <style:text-properties fo:font-size="12pt" style:font-size-asian="12pt"/>
    </style:style>
    <style:style style:name="P657" style:parent-style-name="TableContents" style:family="paragraph">
      <style:text-properties fo:font-size="12pt" style:font-size-asian="12pt"/>
    </style:style>
    <style:style style:name="P658" style:parent-style-name="TableContents" style:family="paragraph">
      <style:text-properties fo:font-size="12pt" style:font-size-asian="12pt"/>
    </style:style>
    <style:style style:name="P659" style:parent-style-name="TableContents" style:family="paragraph">
      <style:text-properties fo:font-size="12pt" style:font-size-asian="12pt" fo:language="en" fo:country="US"/>
    </style:style>
    <style:style style:name="P660" style:parent-style-name="TableContents" style:family="paragraph">
      <style:text-properties fo:font-size="12pt" style:font-size-asian="12pt" fo:language="en" fo:country="US"/>
    </style:style>
    <style:style style:name="P661" style:parent-style-name="TableContents" style:family="paragraph">
      <style:text-properties fo:font-size="12pt" style:font-size-asian="12pt" fo:language="en" fo:country="US"/>
    </style:style>
    <style:style style:name="P662" style:parent-style-name="TableContents" style:family="paragraph">
      <style:text-properties fo:font-size="12pt" style:font-size-asian="12pt" fo:language="en" fo:country="US"/>
    </style:style>
    <style:style style:name="P663" style:parent-style-name="TableContents" style:family="paragraph">
      <style:text-properties fo:font-size="12pt" style:font-size-asian="12pt" fo:language="en" fo:country="US"/>
    </style:style>
    <style:style style:name="P664" style:parent-style-name="TableContents" style:family="paragraph">
      <style:text-properties fo:font-size="12pt" style:font-size-asian="12pt" fo:language="en" fo:country="US"/>
    </style:style>
    <style:style style:name="P665" style:parent-style-name="TableContents" style:family="paragraph">
      <style:text-properties fo:font-size="12pt" style:font-size-asian="12pt" fo:language="en" fo:country="US"/>
    </style:style>
    <style:style style:name="P666" style:parent-style-name="TableContents" style:family="paragraph">
      <style:text-properties fo:font-size="12pt" style:font-size-asian="12pt" fo:language="en" fo:country="US"/>
    </style:style>
    <style:style style:name="P667" style:parent-style-name="TableContents" style:family="paragraph">
      <style:text-properties fo:font-size="12pt" style:font-size-asian="12pt" fo:language="en" fo:country="US"/>
    </style:style>
    <style:style style:name="P668" style:parent-style-name="TableContents" style:family="paragraph">
      <style:text-properties fo:font-size="12pt" style:font-size-asian="12pt" fo:language="en" fo:country="US"/>
    </style:style>
    <style:style style:name="P669" style:parent-style-name="TableContents" style:family="paragraph">
      <style:text-properties fo:font-size="12pt" style:font-size-asian="12pt"/>
    </style:style>
    <style:style style:name="P670" style:parent-style-name="TableContents" style:family="paragraph">
      <style:text-properties fo:font-size="12pt" style:font-size-asian="12pt"/>
    </style:style>
    <style:style style:name="T671" style:parent-style-name="Основнойшрифтабзаца" style:family="text">
      <style:text-properties fo:font-size="12pt" style:font-size-asian="12pt" fo:language="en" fo:country="US"/>
    </style:style>
    <style:style style:name="T672" style:parent-style-name="Основнойшрифтабзаца" style:family="text">
      <style:text-properties fo:font-size="12pt" style:font-size-asian="12pt"/>
    </style:style>
    <style:style style:name="T673" style:parent-style-name="Основнойшрифтабзаца" style:family="text">
      <style:text-properties fo:font-size="12pt" style:font-size-asian="12pt" fo:language="en" fo:country="US"/>
    </style:style>
    <style:style style:name="T674" style:parent-style-name="Основнойшрифтабзаца" style:family="text">
      <style:text-properties fo:font-size="12pt" style:font-size-asian="12pt"/>
    </style:style>
    <style:style style:name="T675" style:parent-style-name="Основнойшрифтабзаца" style:family="text">
      <style:text-properties fo:font-size="12pt" style:font-size-asian="12pt" fo:language="en" fo:country="US"/>
    </style:style>
    <style:style style:name="P676" style:parent-style-name="TableContents" style:family="paragraph">
      <style:text-properties fo:font-size="12pt" style:font-size-asian="12pt"/>
    </style:style>
    <style:style style:name="P677" style:parent-style-name="TableContents" style:family="paragraph">
      <style:text-properties fo:font-size="12pt" style:font-size-asian="12pt"/>
    </style:style>
    <style:style style:name="P678" style:parent-style-name="TableContents" style:family="paragraph">
      <style:text-properties fo:font-size="12pt" style:font-size-asian="12pt"/>
    </style:style>
    <style:style style:name="T679" style:parent-style-name="Основнойшрифтабзаца" style:family="text">
      <style:text-properties fo:font-size="12pt" style:font-size-asian="12pt" fo:language="en" fo:country="US"/>
    </style:style>
    <style:style style:name="T680" style:parent-style-name="Основнойшрифтабзаца" style:family="text">
      <style:text-properties fo:font-size="12pt" style:font-size-asian="12pt"/>
    </style:style>
    <style:style style:name="T681" style:parent-style-name="Основнойшрифтабзаца" style:family="text">
      <style:text-properties fo:font-size="12pt" style:font-size-asian="12pt" fo:language="en" fo:country="US"/>
    </style:style>
    <style:style style:name="T682" style:parent-style-name="Основнойшрифтабзаца" style:family="text">
      <style:text-properties fo:font-size="12pt" style:font-size-asian="12pt"/>
    </style:style>
    <style:style style:name="T683" style:parent-style-name="Основнойшрифтабзаца" style:family="text">
      <style:text-properties fo:font-size="12pt" style:font-size-asian="12pt" fo:language="en" fo:country="US"/>
    </style:style>
    <style:style style:name="T684" style:parent-style-name="Основнойшрифтабзаца" style:family="text">
      <style:text-properties fo:font-size="12pt" style:font-size-asian="12pt"/>
    </style:style>
    <style:style style:name="T685" style:parent-style-name="Основнойшрифтабзаца" style:family="text">
      <style:text-properties fo:font-size="12pt" style:font-size-asian="12pt" fo:language="en" fo:country="US"/>
    </style:style>
    <style:style style:name="T686" style:parent-style-name="Основнойшрифтабзаца" style:family="text">
      <style:text-properties fo:font-size="12pt" style:font-size-asian="12pt"/>
    </style:style>
    <style:style style:name="T687" style:parent-style-name="Основнойшрифтабзаца" style:family="text">
      <style:text-properties fo:font-size="12pt" style:font-size-asian="12pt" fo:language="en" fo:country="US"/>
    </style:style>
    <style:style style:name="T688" style:parent-style-name="Основнойшрифтабзаца" style:family="text">
      <style:text-properties fo:font-size="12pt" style:font-size-asian="12pt"/>
    </style:style>
    <style:style style:name="T689" style:parent-style-name="Основнойшрифтабзаца" style:family="text">
      <style:text-properties fo:font-size="12pt" style:font-size-asian="12pt" fo:language="en" fo:country="US"/>
    </style:style>
    <style:style style:name="T690" style:parent-style-name="Основнойшрифтабзаца" style:family="text">
      <style:text-properties fo:font-size="12pt" style:font-size-asian="12pt"/>
    </style:style>
    <style:style style:name="T691" style:parent-style-name="Основнойшрифтабзаца" style:family="text">
      <style:text-properties fo:font-size="12pt" style:font-size-asian="12pt" fo:language="en" fo:country="US"/>
    </style:style>
    <style:style style:name="T692" style:parent-style-name="Основнойшрифтабзаца" style:family="text">
      <style:text-properties fo:font-size="12pt" style:font-size-asian="12pt"/>
    </style:style>
    <style:style style:name="T693" style:parent-style-name="Основнойшрифтабзаца" style:family="text">
      <style:text-properties fo:font-size="12pt" style:font-size-asian="12pt" fo:language="en" fo:country="US"/>
    </style:style>
    <style:style style:name="T694" style:parent-style-name="Основнойшрифтабзаца" style:family="text">
      <style:text-properties fo:font-size="12pt" style:font-size-asian="12pt"/>
    </style:style>
    <style:style style:name="T695" style:parent-style-name="Основнойшрифтабзаца" style:family="text">
      <style:text-properties fo:font-size="12pt" style:font-size-asian="12pt" fo:language="en" fo:country="US"/>
    </style:style>
    <style:style style:name="T696" style:parent-style-name="Основнойшрифтабзаца" style:family="text">
      <style:text-properties fo:font-size="12pt" style:font-size-asian="12pt"/>
    </style:style>
    <style:style style:name="P697" style:parent-style-name="TableContents" style:family="paragraph">
      <style:text-properties fo:font-size="12pt" style:font-size-asian="12pt"/>
    </style:style>
    <style:style style:name="P698" style:parent-style-name="TableContents" style:family="paragraph">
      <style:text-properties fo:font-size="12pt" style:font-size-asian="12pt"/>
    </style:style>
    <style:style style:name="T699" style:parent-style-name="Основнойшрифтабзаца" style:family="text">
      <style:text-properties fo:font-size="12pt" style:font-size-asian="12pt" fo:language="en" fo:country="US"/>
    </style:style>
    <style:style style:name="T700" style:parent-style-name="Основнойшрифтабзаца" style:family="text">
      <style:text-properties fo:font-size="12pt" style:font-size-asian="12pt"/>
    </style:style>
    <style:style style:name="T701" style:parent-style-name="Основнойшрифтабзаца" style:family="text">
      <style:text-properties fo:font-size="12pt" style:font-size-asian="12pt" fo:language="en" fo:country="US"/>
    </style:style>
    <style:style style:name="T702" style:parent-style-name="Основнойшрифтабзаца" style:family="text">
      <style:text-properties fo:font-size="12pt" style:font-size-asian="12pt"/>
    </style:style>
    <style:style style:name="T703" style:parent-style-name="Основнойшрифтабзаца" style:family="text">
      <style:text-properties fo:font-size="12pt" style:font-size-asian="12pt" fo:language="en" fo:country="US"/>
    </style:style>
    <style:style style:name="P704" style:parent-style-name="TableContents" style:family="paragraph">
      <style:text-properties fo:font-size="12pt" style:font-size-asian="12pt"/>
    </style:style>
    <style:style style:name="P705" style:parent-style-name="TableContents" style:family="paragraph">
      <style:text-properties fo:font-size="12pt" style:font-size-asian="12pt"/>
    </style:style>
    <style:style style:name="P706" style:parent-style-name="TableContents" style:family="paragraph">
      <style:text-properties fo:font-size="12pt" style:font-size-asian="12pt"/>
    </style:style>
    <style:style style:name="T707" style:parent-style-name="Основнойшрифтабзаца" style:family="text">
      <style:text-properties fo:font-size="12pt" style:font-size-asian="12pt" fo:language="en" fo:country="US"/>
    </style:style>
    <style:style style:name="T708" style:parent-style-name="Основнойшрифтабзаца" style:family="text">
      <style:text-properties fo:font-size="12pt" style:font-size-asian="12pt"/>
    </style:style>
    <style:style style:name="T709" style:parent-style-name="Основнойшрифтабзаца" style:family="text">
      <style:text-properties fo:font-size="12pt" style:font-size-asian="12pt" fo:language="en" fo:country="US"/>
    </style:style>
    <style:style style:name="T710" style:parent-style-name="Основнойшрифтабзаца" style:family="text">
      <style:text-properties fo:font-size="12pt" style:font-size-asian="12pt"/>
    </style:style>
    <style:style style:name="T711" style:parent-style-name="Основнойшрифтабзаца" style:family="text">
      <style:text-properties fo:font-size="12pt" style:font-size-asian="12pt" fo:language="en" fo:country="US"/>
    </style:style>
    <style:style style:name="T712" style:parent-style-name="Основнойшрифтабзаца" style:family="text">
      <style:text-properties fo:font-size="12pt" style:font-size-asian="12pt"/>
    </style:style>
    <style:style style:name="T713" style:parent-style-name="Основнойшрифтабзаца" style:family="text">
      <style:text-properties fo:font-size="12pt" style:font-size-asian="12pt" fo:language="en" fo:country="US"/>
    </style:style>
    <style:style style:name="T714" style:parent-style-name="Основнойшрифтабзаца" style:family="text">
      <style:text-properties fo:font-size="12pt" style:font-size-asian="12pt"/>
    </style:style>
    <style:style style:name="T715" style:parent-style-name="Основнойшрифтабзаца" style:family="text">
      <style:text-properties fo:font-size="12pt" style:font-size-asian="12pt" fo:language="en" fo:country="US"/>
    </style:style>
    <style:style style:name="T716" style:parent-style-name="Основнойшрифтабзаца" style:family="text">
      <style:text-properties fo:font-size="12pt" style:font-size-asian="12pt"/>
    </style:style>
    <style:style style:name="T717" style:parent-style-name="Основнойшрифтабзаца" style:family="text">
      <style:text-properties fo:font-size="12pt" style:font-size-asian="12pt" fo:language="en" fo:country="US"/>
    </style:style>
    <style:style style:name="T718" style:parent-style-name="Основнойшрифтабзаца" style:family="text">
      <style:text-properties fo:font-size="12pt" style:font-size-asian="12pt"/>
    </style:style>
    <style:style style:name="T719" style:parent-style-name="Основнойшрифтабзаца" style:family="text">
      <style:text-properties fo:font-size="12pt" style:font-size-asian="12pt" fo:language="en" fo:country="US"/>
    </style:style>
    <style:style style:name="T720" style:parent-style-name="Основнойшрифтабзаца" style:family="text">
      <style:text-properties fo:font-size="12pt" style:font-size-asian="12pt"/>
    </style:style>
    <style:style style:name="T721" style:parent-style-name="Основнойшрифтабзаца" style:family="text">
      <style:text-properties fo:font-size="12pt" style:font-size-asian="12pt" fo:language="en" fo:country="US"/>
    </style:style>
    <style:style style:name="T722" style:parent-style-name="Основнойшрифтабзаца" style:family="text">
      <style:text-properties fo:font-size="12pt" style:font-size-asian="12pt"/>
    </style:style>
    <style:style style:name="P723" style:parent-style-name="TableContents" style:family="paragraph">
      <style:text-properties fo:font-size="12pt" style:font-size-asian="12pt"/>
    </style:style>
    <style:style style:name="P724" style:parent-style-name="TableContents" style:family="paragraph">
      <style:text-properties fo:font-size="12pt" style:font-size-asian="12pt"/>
    </style:style>
    <style:style style:name="T725" style:parent-style-name="Основнойшрифтабзаца" style:family="text">
      <style:text-properties fo:font-size="12pt" style:font-size-asian="12pt" fo:language="en" fo:country="US"/>
    </style:style>
    <style:style style:name="T726" style:parent-style-name="Основнойшрифтабзаца" style:family="text">
      <style:text-properties fo:font-size="12pt" style:font-size-asian="12pt"/>
    </style:style>
    <style:style style:name="T727" style:parent-style-name="Основнойшрифтабзаца" style:family="text">
      <style:text-properties fo:font-size="12pt" style:font-size-asian="12pt" fo:language="en" fo:country="US"/>
    </style:style>
    <style:style style:name="T728" style:parent-style-name="Основнойшрифтабзаца" style:family="text">
      <style:text-properties fo:font-size="12pt" style:font-size-asian="12pt"/>
    </style:style>
    <style:style style:name="T729" style:parent-style-name="Основнойшрифтабзаца" style:family="text">
      <style:text-properties fo:font-size="12pt" style:font-size-asian="12pt" fo:language="en" fo:country="US"/>
    </style:style>
    <style:style style:name="P730" style:parent-style-name="TableContents" style:family="paragraph">
      <style:text-properties fo:font-size="12pt" style:font-size-asian="12pt"/>
    </style:style>
    <style:style style:name="P731" style:parent-style-name="TableContents" style:family="paragraph">
      <style:text-properties fo:font-size="12pt" style:font-size-asian="12pt"/>
    </style:style>
    <style:style style:name="P732" style:parent-style-name="TableContents" style:family="paragraph">
      <style:text-properties fo:font-size="12pt" style:font-size-asian="12pt"/>
    </style:style>
    <style:style style:name="T733" style:parent-style-name="Основнойшрифтабзаца" style:family="text">
      <style:text-properties fo:font-size="12pt" style:font-size-asian="12pt" fo:language="en" fo:country="US"/>
    </style:style>
    <style:style style:name="T734" style:parent-style-name="Основнойшрифтабзаца" style:family="text">
      <style:text-properties fo:font-size="12pt" style:font-size-asian="12pt"/>
    </style:style>
    <style:style style:name="T735" style:parent-style-name="Основнойшрифтабзаца" style:family="text">
      <style:text-properties fo:font-size="12pt" style:font-size-asian="12pt" fo:language="en" fo:country="US"/>
    </style:style>
    <style:style style:name="T736" style:parent-style-name="Основнойшрифтабзаца" style:family="text">
      <style:text-properties fo:font-size="12pt" style:font-size-asian="12pt"/>
    </style:style>
    <style:style style:name="T737" style:parent-style-name="Основнойшрифтабзаца" style:family="text">
      <style:text-properties fo:font-size="12pt" style:font-size-asian="12pt" fo:language="en" fo:country="US"/>
    </style:style>
    <style:style style:name="T738" style:parent-style-name="Основнойшрифтабзаца" style:family="text">
      <style:text-properties fo:font-size="12pt" style:font-size-asian="12pt"/>
    </style:style>
    <style:style style:name="T739" style:parent-style-name="Основнойшрифтабзаца" style:family="text">
      <style:text-properties fo:font-size="12pt" style:font-size-asian="12pt" fo:language="en" fo:country="US"/>
    </style:style>
    <style:style style:name="T740" style:parent-style-name="Основнойшрифтабзаца" style:family="text">
      <style:text-properties fo:font-size="12pt" style:font-size-asian="12pt"/>
    </style:style>
    <style:style style:name="T741" style:parent-style-name="Основнойшрифтабзаца" style:family="text">
      <style:text-properties fo:font-size="12pt" style:font-size-asian="12pt" fo:language="en" fo:country="US"/>
    </style:style>
    <style:style style:name="T742" style:parent-style-name="Основнойшрифтабзаца" style:family="text">
      <style:text-properties fo:font-size="12pt" style:font-size-asian="12pt"/>
    </style:style>
    <style:style style:name="T743" style:parent-style-name="Основнойшрифтабзаца" style:family="text">
      <style:text-properties fo:font-size="12pt" style:font-size-asian="12pt" fo:language="en" fo:country="US"/>
    </style:style>
    <style:style style:name="T744" style:parent-style-name="Основнойшрифтабзаца" style:family="text">
      <style:text-properties fo:font-size="12pt" style:font-size-asian="12pt"/>
    </style:style>
    <style:style style:name="T745" style:parent-style-name="Основнойшрифтабзаца" style:family="text">
      <style:text-properties fo:font-size="12pt" style:font-size-asian="12pt" fo:language="en" fo:country="US"/>
    </style:style>
    <style:style style:name="T746" style:parent-style-name="Основнойшрифтабзаца" style:family="text">
      <style:text-properties fo:font-size="12pt" style:font-size-asian="12pt"/>
    </style:style>
    <style:style style:name="P747" style:parent-style-name="TableContents" style:family="paragraph">
      <style:text-properties fo:font-size="12pt" style:font-size-asian="12pt"/>
    </style:style>
    <style:style style:name="P748" style:parent-style-name="TableContents" style:family="paragraph">
      <style:text-properties fo:font-size="12pt" style:font-size-asian="12pt"/>
    </style:style>
    <style:style style:name="T749" style:parent-style-name="Основнойшрифтабзаца" style:family="text">
      <style:text-properties fo:font-size="12pt" style:font-size-asian="12pt" fo:language="en" fo:country="US"/>
    </style:style>
    <style:style style:name="T750" style:parent-style-name="Основнойшрифтабзаца" style:family="text">
      <style:text-properties fo:font-size="12pt" style:font-size-asian="12pt"/>
    </style:style>
    <style:style style:name="T751" style:parent-style-name="Основнойшрифтабзаца" style:family="text">
      <style:text-properties fo:font-size="12pt" style:font-size-asian="12pt" fo:language="en" fo:country="US"/>
    </style:style>
    <style:style style:name="P752" style:parent-style-name="TableContents" style:family="paragraph">
      <style:text-properties fo:font-size="12pt" style:font-size-asian="12pt"/>
    </style:style>
    <style:style style:name="T753" style:parent-style-name="Основнойшрифтабзаца" style:family="text">
      <style:text-properties fo:font-size="12pt" style:font-size-asian="12pt" fo:language="en" fo:country="US"/>
    </style:style>
    <style:style style:name="T754" style:parent-style-name="Основнойшрифтабзаца" style:family="text">
      <style:text-properties fo:font-size="12pt" style:font-size-asian="12pt"/>
    </style:style>
    <style:style style:name="T755" style:parent-style-name="Основнойшрифтабзаца" style:family="text">
      <style:text-properties fo:font-size="12pt" style:font-size-asian="12pt" fo:language="en" fo:country="US"/>
    </style:style>
    <style:style style:name="T756" style:parent-style-name="Основнойшрифтабзаца" style:family="text">
      <style:text-properties fo:font-size="12pt" style:font-size-asian="12pt"/>
    </style:style>
    <style:style style:name="T757" style:parent-style-name="Основнойшрифтабзаца" style:family="text">
      <style:text-properties fo:font-size="12pt" style:font-size-asian="12pt" fo:language="en" fo:country="US"/>
    </style:style>
    <style:style style:name="T758" style:parent-style-name="Основнойшрифтабзаца" style:family="text">
      <style:text-properties fo:font-size="12pt" style:font-size-asian="12pt"/>
    </style:style>
    <style:style style:name="P759" style:parent-style-name="TableContents" style:family="paragraph">
      <style:text-properties fo:font-size="12pt" style:font-size-asian="12pt" fo:language="en" fo:country="US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762" style:parent-style-name="TableContents" style:family="paragraph">
      <style:text-properties fo:font-size="12pt" style:font-size-asian="12pt"/>
    </style:style>
    <style:style style:name="TableCell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fo:font-size="12pt" style:font-size-asian="12pt" fo:language="en" fo:country="US"/>
    </style:style>
    <style:style style:name="P765" style:parent-style-name="TableContents" style:family="paragraph">
      <style:text-properties fo:font-size="12pt" style:font-size-asian="12pt" fo:language="en" fo:country="US"/>
    </style:style>
    <style:style style:name="P766" style:parent-style-name="TableContents" style:family="paragraph">
      <style:text-properties fo:font-size="12pt" style:font-size-asian="12pt" fo:language="en" fo:country="US"/>
    </style:style>
    <style:style style:name="P767" style:parent-style-name="TableContents" style:family="paragraph">
      <style:text-properties fo:font-size="12pt" style:font-size-asian="12pt" fo:language="en" fo:country="US"/>
    </style:style>
    <style:style style:name="P768" style:parent-style-name="TableContents" style:family="paragraph">
      <style:text-properties fo:font-size="12pt" style:font-size-asian="12pt" fo:language="en" fo:country="US"/>
    </style:style>
    <style:style style:name="P769" style:parent-style-name="TableContents" style:family="paragraph">
      <style:text-properties fo:font-size="12pt" style:font-size-asian="12pt" fo:language="en" fo:country="US"/>
    </style:style>
    <style:style style:name="P770" style:parent-style-name="TableContents" style:family="paragraph">
      <style:text-properties fo:font-size="12pt" style:font-size-asian="12pt" fo:language="en" fo:country="US"/>
    </style:style>
    <style:style style:name="P771" style:parent-style-name="TableContents" style:family="paragraph">
      <style:text-properties fo:font-size="12pt" style:font-size-asian="12pt" fo:language="en" fo:country="US"/>
    </style:style>
    <style:style style:name="P772" style:parent-style-name="TableContents" style:family="paragraph">
      <style:text-properties fo:font-size="12pt" style:font-size-asian="12pt" fo:language="en" fo:country="US"/>
    </style:style>
    <style:style style:name="P773" style:parent-style-name="TableContents" style:family="paragraph">
      <style:text-properties fo:font-size="12pt" style:font-size-asian="12pt" fo:language="en" fo:country="US"/>
    </style:style>
    <style:style style:name="P774" style:parent-style-name="TableContents" style:family="paragraph">
      <style:text-properties fo:font-size="12pt" style:font-size-asian="12pt" fo:language="en" fo:country="US"/>
    </style:style>
    <style:style style:name="TableCell7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6" style:parent-style-name="TableContents" style:family="paragraph">
      <style:text-properties fo:font-size="12pt" style:font-size-asian="12pt"/>
    </style:style>
    <style:style style:name="T777" style:parent-style-name="Основнойшрифтабзаца" style:family="text">
      <style:text-properties fo:font-size="12pt" style:font-size-asian="12pt" fo:language="en" fo:country="US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780" style:parent-style-name="TableContents" style:family="paragraph">
      <style:text-properties fo:font-size="12pt" style:font-size-asian="12pt"/>
    </style:style>
    <style:style style:name="TableCell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text-properties fo:font-size="12pt" style:font-size-asian="12pt" fo:language="en" fo:country="US"/>
    </style:style>
    <style:style style:name="P783" style:parent-style-name="TableContents" style:family="paragraph">
      <style:text-properties fo:font-size="12pt" style:font-size-asian="12pt" fo:language="en" fo:country="US"/>
    </style:style>
    <style:style style:name="P784" style:parent-style-name="TableContents" style:family="paragraph">
      <style:text-properties fo:font-size="12pt" style:font-size-asian="12pt" fo:language="en" fo:country="US"/>
    </style:style>
    <style:style style:name="P785" style:parent-style-name="TableContents" style:family="paragraph">
      <style:text-properties fo:font-size="12pt" style:font-size-asian="12pt" fo:language="en" fo:country="US"/>
    </style:style>
    <style:style style:name="P786" style:parent-style-name="TableContents" style:family="paragraph">
      <style:text-properties fo:font-size="12pt" style:font-size-asian="12pt" fo:language="en" fo:country="US"/>
    </style:style>
    <style:style style:name="P787" style:parent-style-name="TableContents" style:family="paragraph">
      <style:text-properties fo:font-size="12pt" style:font-size-asian="12pt" fo:language="en" fo:country="US"/>
    </style:style>
    <style:style style:name="P78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78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79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79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79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7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fo:font-size="12pt" style:font-size-asian="12pt"/>
    </style:style>
    <style:style style:name="T795" style:parent-style-name="Основнойшрифтабзаца" style:family="text">
      <style:text-properties fo:font-size="12pt" style:font-size-asian="12pt" fo:language="en" fo:country="US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798" style:parent-style-name="TableContents" style:family="paragraph">
      <style:text-properties fo:font-size="12pt" style:font-size-asian="12pt"/>
    </style:style>
    <style:style style:name="TableCell7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0" style:parent-style-name="TableContents" style:family="paragraph">
      <style:text-properties fo:font-size="12pt" style:font-size-asian="12pt" fo:language="en" fo:country="US"/>
    </style:style>
    <style:style style:name="P801" style:parent-style-name="TableContents" style:family="paragraph">
      <style:text-properties fo:font-size="12pt" style:font-size-asian="12pt" fo:language="en" fo:country="US"/>
    </style:style>
    <style:style style:name="P802" style:parent-style-name="TableContents" style:family="paragraph">
      <style:text-properties fo:font-size="12pt" style:font-size-asian="12pt" fo:language="en" fo:country="US"/>
    </style:style>
    <style:style style:name="P803" style:parent-style-name="TableContents" style:family="paragraph">
      <style:text-properties fo:font-size="12pt" style:font-size-asian="12pt" fo:language="en" fo:country="US"/>
    </style:style>
    <style:style style:name="P804" style:parent-style-name="TableContents" style:family="paragraph">
      <style:text-properties fo:font-size="12pt" style:font-size-asian="12pt" fo:language="en" fo:country="US"/>
    </style:style>
    <style:style style:name="P805" style:parent-style-name="TableContents" style:family="paragraph">
      <style:text-properties fo:font-size="12pt" style:font-size-asian="12pt" fo:language="en" fo:country="US"/>
    </style:style>
    <style:style style:name="P806" style:parent-style-name="TableContents" style:family="paragraph">
      <style:text-properties fo:font-size="12pt" style:font-size-asian="12pt" fo:language="en" fo:country="US"/>
    </style:style>
    <style:style style:name="P807" style:parent-style-name="TableContents" style:family="paragraph">
      <style:text-properties fo:font-size="12pt" style:font-size-asian="12pt" fo:language="en" fo:country="US"/>
    </style:style>
    <style:style style:name="P808" style:parent-style-name="TableContents" style:family="paragraph">
      <style:text-properties fo:font-size="12pt" style:font-size-asian="12pt" fo:language="en" fo:country="US"/>
    </style:style>
    <style:style style:name="P809" style:parent-style-name="TableContents" style:family="paragraph">
      <style:text-properties fo:font-size="12pt" style:font-size-asian="12pt" fo:language="en" fo:country="US"/>
    </style:style>
    <style:style style:name="T810" style:parent-style-name="Основнойшрифтабзаца" style:family="text">
      <style:text-properties fo:font-size="12pt" style:font-size-asian="12pt" fo:language="en" fo:country="US"/>
    </style:style>
    <style:style style:name="T811" style:parent-style-name="Основнойшрифтабзаца" style:family="text">
      <style:text-properties fo:font-size="12pt" style:font-size-asian="12pt"/>
    </style:style>
    <style:style style:name="T812" style:parent-style-name="Основнойшрифтабзаца" style:family="text">
      <style:text-properties fo:font-size="12pt" style:font-size-asian="12pt" fo:language="en" fo:country="US"/>
    </style:style>
    <style:style style:name="T813" style:parent-style-name="Основнойшрифтабзаца" style:family="text">
      <style:text-properties fo:font-size="12pt" style:font-size-asian="12pt"/>
    </style:style>
    <style:style style:name="P814" style:parent-style-name="TableContents" style:family="paragraph">
      <style:text-properties fo:font-size="12pt" style:font-size-asian="12pt"/>
    </style:style>
    <style:style style:name="P815" style:parent-style-name="TableContents" style:family="paragraph">
      <style:text-properties fo:font-size="12pt" style:font-size-asian="12pt"/>
    </style:style>
    <style:style style:name="P816" style:parent-style-name="TableContents" style:family="paragraph">
      <style:text-properties fo:font-size="12pt" style:font-size-asian="12pt"/>
    </style:style>
    <style:style style:name="P817" style:parent-style-name="TableContents" style:family="paragraph">
      <style:text-properties fo:font-size="12pt" style:font-size-asian="12pt"/>
    </style:style>
    <style:style style:name="P818" style:parent-style-name="TableContents" style:family="paragraph">
      <style:text-properties fo:font-size="12pt" style:font-size-asian="12pt"/>
    </style:style>
    <style:style style:name="P819" style:parent-style-name="TableContents" style:family="paragraph">
      <style:text-properties fo:font-size="12pt" style:font-size-asian="12pt"/>
    </style:style>
    <style:style style:name="P820" style:parent-style-name="TableContents" style:family="paragraph">
      <style:text-properties fo:font-size="12pt" style:font-size-asian="12pt"/>
    </style:style>
    <style:style style:name="P821" style:parent-style-name="TableContents" style:family="paragraph">
      <style:text-properties fo:font-size="12pt" style:font-size-asian="12pt"/>
    </style:style>
    <style:style style:name="P822" style:parent-style-name="TableContents" style:family="paragraph">
      <style:text-properties fo:font-size="12pt" style:font-size-asian="12pt"/>
    </style:style>
    <style:style style:name="P823" style:parent-style-name="TableContents" style:family="paragraph">
      <style:text-properties fo:font-size="12pt" style:font-size-asian="12pt"/>
    </style:style>
    <style:style style:name="TableCell8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5" style:parent-style-name="TableContents" style:family="paragraph">
      <style:text-properties fo:font-size="12pt" style:font-size-asian="12pt"/>
    </style:style>
    <style:style style:name="T826" style:parent-style-name="Основнойшрифтабзаца" style:family="text">
      <style:text-properties fo:font-size="12pt" style:font-size-asian="12pt" fo:language="en" fo:country="US"/>
    </style:style>
    <style:style style:name="P827" style:parent-style-name="Textbody" style:family="paragraph">
      <style:paragraph-properties fo:text-indent="0in"/>
      <style:text-properties fo:color="#000000" style:language-asian="ru" style:country-asian="RU" style:language-complex="ar" style:country-complex="SA"/>
    </style:style>
    <style:style style:name="P828" style:parent-style-name="Заголовок2" style:family="paragraph">
      <style:text-properties fo:color="#000000"/>
    </style:style>
    <style:style style:name="P829" style:parent-style-name="Textbody" style:family="paragraph">
      <style:text-properties fo:color="#000000"/>
    </style:style>
    <style:style style:name="P830" style:parent-style-name="Обычный" style:family="paragraph">
      <style:paragraph-properties fo:break-before="page"/>
    </style:style>
    <style:style style:name="P831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832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833" style:parent-style-name="Textbody" style:family="paragraph">
      <style:paragraph-properties fo:text-align="start" fo:text-indent="0in"/>
    </style:style>
    <style:style style:name="T834" style:parent-style-name="Основнойшрифтабзаца" style:family="text">
      <style:text-properties fo:color="#000000"/>
    </style:style>
    <style:style style:name="T835" style:parent-style-name="Основнойшрифтабзаца" style:family="text">
      <style:text-properties fo:color="#000000" fo:language="en" fo:country="US"/>
    </style:style>
    <style:style style:name="T836" style:parent-style-name="Основнойшрифтабзаца" style:family="text">
      <style:text-properties fo:color="#000000"/>
    </style:style>
    <style:style style:name="T837" style:parent-style-name="Основнойшрифтабзаца" style:family="text">
      <style:text-properties fo:color="#000000" fo:language="en" fo:country="US"/>
    </style:style>
    <style:style style:name="T838" style:parent-style-name="Основнойшрифтабзаца" style:family="text">
      <style:text-properties fo:color="#BBB529"/>
    </style:style>
    <style:style style:name="T839" style:parent-style-name="Основнойшрифтабзаца" style:family="text">
      <style:text-properties fo:color="#6A8759"/>
    </style:style>
    <style:style style:name="T840" style:parent-style-name="Основнойшрифтабзаца" style:family="text">
      <style:text-properties fo:color="#6A8759"/>
    </style:style>
    <style:style style:name="T841" style:parent-style-name="Основнойшрифтабзаца" style:family="text">
      <style:text-properties fo:color="#BBB529"/>
    </style:style>
    <style:style style:name="T842" style:parent-style-name="Основнойшрифтабзаца" style:family="text">
      <style:text-properties fo:color="#6A8759"/>
    </style:style>
    <style:style style:name="T843" style:parent-style-name="Основнойшрифтабзаца" style:family="text">
      <style:text-properties fo:color="#6A8759"/>
    </style:style>
    <style:style style:name="T844" style:parent-style-name="Основнойшрифтабзаца" style:family="text">
      <style:text-properties fo:color="#BBB529"/>
    </style:style>
    <style:style style:name="T845" style:parent-style-name="Основнойшрифтабзаца" style:family="text">
      <style:text-properties fo:color="#6A8759"/>
    </style:style>
    <style:style style:name="T846" style:parent-style-name="Основнойшрифтабзаца" style:family="text">
      <style:text-properties fo:color="#6A8759"/>
    </style:style>
    <style:style style:name="T847" style:parent-style-name="Основнойшрифтабзаца" style:family="text">
      <style:text-properties fo:color="#6A8759"/>
    </style:style>
    <style:style style:name="T848" style:parent-style-name="Основнойшрифтабзаца" style:family="text">
      <style:text-properties fo:color="#BBB529"/>
    </style:style>
    <style:style style:name="T849" style:parent-style-name="Основнойшрифтабзаца" style:family="text">
      <style:text-properties fo:color="#908B25"/>
    </style:style>
    <style:style style:name="T850" style:parent-style-name="Основнойшрифтабзаца" style:family="text">
      <style:text-properties fo:color="#CC7832"/>
    </style:style>
    <style:style style:name="T851" style:parent-style-name="Основнойшрифтабзаца" style:family="text">
      <style:text-properties fo:color="#CC7832"/>
    </style:style>
    <style:style style:name="T852" style:parent-style-name="Основнойшрифтабзаца" style:family="text">
      <style:text-properties fo:color="#BBB529"/>
    </style:style>
    <style:style style:name="T853" style:parent-style-name="Основнойшрифтабзаца" style:family="text">
      <style:text-properties fo:color="#908B25"/>
    </style:style>
    <style:style style:name="T854" style:parent-style-name="Основнойшрифтабзаца" style:family="text">
      <style:text-properties fo:color="#CC7832"/>
    </style:style>
    <style:style style:name="T855" style:parent-style-name="Основнойшрифтабзаца" style:family="text">
      <style:text-properties fo:color="#CC7832"/>
    </style:style>
    <style:style style:name="T856" style:parent-style-name="Основнойшрифтабзаца" style:family="text">
      <style:text-properties fo:color="#CC7832"/>
    </style:style>
    <style:style style:name="T857" style:parent-style-name="Основнойшрифтабзаца" style:family="text">
      <style:text-properties fo:color="#B5B6E3"/>
    </style:style>
    <style:style style:name="T858" style:parent-style-name="Основнойшрифтабзаца" style:family="text">
      <style:text-properties fo:color="#A9B7C6"/>
    </style:style>
    <style:style style:name="T859" style:parent-style-name="Основнойшрифтабзаца" style:family="text">
      <style:text-properties fo:color="#808080"/>
    </style:style>
    <style:style style:name="T860" style:parent-style-name="Основнойшрифтабзаца" style:family="text">
      <style:text-properties fo:color="#808080"/>
    </style:style>
    <style:style style:name="T861" style:parent-style-name="Основнойшрифтабзаца" style:family="text">
      <style:text-properties fo:color="#908B25"/>
    </style:style>
    <style:style style:name="T862" style:parent-style-name="Основнойшрифтабзаца" style:family="text">
      <style:text-properties fo:color="#9373A5"/>
    </style:style>
    <style:style style:name="T863" style:parent-style-name="Основнойшрифтабзаца" style:family="text">
      <style:text-properties fo:color="#CC7832"/>
    </style:style>
    <style:style style:name="T864" style:parent-style-name="Основнойшрифтабзаца" style:family="text">
      <style:text-properties fo:color="#808080"/>
    </style:style>
    <style:style style:name="T865" style:parent-style-name="Основнойшрифтабзаца" style:family="text">
      <style:text-properties fo:color="#808080"/>
    </style:style>
    <style:style style:name="T866" style:parent-style-name="Основнойшрифтабзаца" style:family="text">
      <style:text-properties fo:color="#CC7832"/>
    </style:style>
    <style:style style:name="T867" style:parent-style-name="Основнойшрифтабзаца" style:family="text">
      <style:text-properties fo:color="#9373A5"/>
    </style:style>
    <style:style style:name="T868" style:parent-style-name="Основнойшрифтабзаца" style:family="text">
      <style:text-properties fo:color="#CC7832"/>
    </style:style>
    <style:style style:name="T869" style:parent-style-name="Основнойшрифтабзаца" style:family="text">
      <style:text-properties fo:color="#808080"/>
    </style:style>
    <style:style style:name="T870" style:parent-style-name="Основнойшрифтабзаца" style:family="text">
      <style:text-properties fo:color="#808080"/>
    </style:style>
    <style:style style:name="T871" style:parent-style-name="Основнойшрифтабзаца" style:family="text">
      <style:text-properties fo:color="#808080"/>
    </style:style>
    <style:style style:name="T872" style:parent-style-name="Основнойшрифтабзаца" style:family="text">
      <style:text-properties fo:color="#FFC66D"/>
    </style:style>
    <style:style style:name="T873" style:parent-style-name="Основнойшрифтабзаца" style:family="text">
      <style:text-properties fo:color="#A9B7C6"/>
    </style:style>
    <style:style style:name="T874" style:parent-style-name="Основнойшрифтабзаца" style:family="text">
      <style:text-properties fo:color="#CC7832"/>
    </style:style>
    <style:style style:name="T875" style:parent-style-name="Основнойшрифтабзаца" style:family="text">
      <style:text-properties fo:color="#CC7832"/>
    </style:style>
    <style:style style:name="T876" style:parent-style-name="Основнойшрифтабзаца" style:family="text">
      <style:text-properties fo:color="#FFC66D"/>
    </style:style>
    <style:style style:name="T877" style:parent-style-name="Основнойшрифтабзаца" style:family="text">
      <style:text-properties fo:color="#A9B7C6"/>
    </style:style>
    <style:style style:name="T878" style:parent-style-name="Основнойшрифтабзаца" style:family="text">
      <style:text-properties fo:color="#908B25"/>
    </style:style>
    <style:style style:name="T879" style:parent-style-name="Основнойшрифтабзаца" style:family="text">
      <style:text-properties fo:color="#A9B7C6"/>
    </style:style>
    <style:style style:name="T880" style:parent-style-name="Основнойшрифтабзаца" style:family="text">
      <style:text-properties fo:color="#CC7832"/>
    </style:style>
    <style:style style:name="T881" style:parent-style-name="Основнойшрифтабзаца" style:family="text">
      <style:text-properties fo:color="#A9B7C6"/>
    </style:style>
    <style:style style:name="T882" style:parent-style-name="Основнойшрифтабзаца" style:family="text">
      <style:text-properties fo:color="#A9B7C6"/>
    </style:style>
    <style:style style:name="T883" style:parent-style-name="Основнойшрифтабзаца" style:family="text">
      <style:text-properties fo:color="#CC7832"/>
    </style:style>
    <style:style style:name="T884" style:parent-style-name="Основнойшрифтабзаца" style:family="text">
      <style:text-properties fo:color="#A9B7C6"/>
    </style:style>
    <style:style style:name="T885" style:parent-style-name="Основнойшрифтабзаца" style:family="text">
      <style:text-properties fo:color="#9373A5"/>
    </style:style>
    <style:style style:name="T886" style:parent-style-name="Основнойшрифтабзаца" style:family="text">
      <style:text-properties fo:color="#A9B7C6"/>
    </style:style>
    <style:style style:name="T887" style:parent-style-name="Основнойшрифтабзаца" style:family="text">
      <style:text-properties fo:color="#CC7832"/>
    </style:style>
    <style:style style:name="T888" style:parent-style-name="Основнойшрифтабзаца" style:family="text">
      <style:text-properties fo:color="#CC7832"/>
    </style:style>
    <style:style style:name="T889" style:parent-style-name="Основнойшрифтабзаца" style:family="text">
      <style:text-properties fo:color="#A9B7C6"/>
    </style:style>
    <style:style style:name="T890" style:parent-style-name="Основнойшрифтабзаца" style:family="text">
      <style:text-properties fo:color="#9373A5"/>
    </style:style>
    <style:style style:name="T891" style:parent-style-name="Основнойшрифтабзаца" style:family="text">
      <style:text-properties fo:color="#A9B7C6"/>
    </style:style>
    <style:style style:name="T892" style:parent-style-name="Основнойшрифтабзаца" style:family="text">
      <style:text-properties fo:color="#CC7832"/>
    </style:style>
    <style:style style:name="T893" style:parent-style-name="Основнойшрифтабзаца" style:family="text">
      <style:text-properties fo:color="#CC7832"/>
    </style:style>
    <style:style style:name="T894" style:parent-style-name="Основнойшрифтабзаца" style:family="text">
      <style:text-properties fo:color="#A9B7C6"/>
    </style:style>
    <style:style style:name="T895" style:parent-style-name="Основнойшрифтабзаца" style:family="text">
      <style:text-properties fo:color="#A9B7C6"/>
    </style:style>
    <style:style style:name="T896" style:parent-style-name="Основнойшрифтабзаца" style:family="text">
      <style:text-properties fo:color="#CC7832"/>
    </style:style>
    <style:style style:name="T897" style:parent-style-name="Основнойшрифтабзаца" style:family="text">
      <style:text-properties fo:color="#CC7832"/>
    </style:style>
    <style:style style:name="T898" style:parent-style-name="Основнойшрифтабзаца" style:family="text">
      <style:text-properties fo:color="#B5B6E3"/>
    </style:style>
    <style:style style:name="T899" style:parent-style-name="Основнойшрифтабзаца" style:family="text">
      <style:text-properties fo:color="#A9B7C6"/>
    </style:style>
    <style:style style:name="T900" style:parent-style-name="Основнойшрифтабзаца" style:family="text">
      <style:text-properties fo:color="#808080"/>
    </style:style>
    <style:style style:name="T901" style:parent-style-name="Основнойшрифтабзаца" style:family="text">
      <style:text-properties fo:color="#808080"/>
    </style:style>
    <style:style style:name="T902" style:parent-style-name="Основнойшрифтабзаца" style:family="text">
      <style:text-properties fo:color="#B5B6E3"/>
    </style:style>
    <style:style style:name="T903" style:parent-style-name="Основнойшрифтабзаца" style:family="text">
      <style:text-properties fo:color="#A9B7C6"/>
    </style:style>
    <style:style style:name="T904" style:parent-style-name="Основнойшрифтабзаца" style:family="text">
      <style:text-properties fo:color="#9373A5"/>
    </style:style>
    <style:style style:name="T905" style:parent-style-name="Основнойшрифтабзаца" style:family="text">
      <style:text-properties fo:color="#CC7832"/>
    </style:style>
    <style:style style:name="T906" style:parent-style-name="Основнойшрифтабзаца" style:family="text">
      <style:text-properties fo:color="#808080"/>
    </style:style>
    <style:style style:name="T907" style:parent-style-name="Основнойшрифтабзаца" style:family="text">
      <style:text-properties fo:color="#808080"/>
    </style:style>
    <style:style style:name="T908" style:parent-style-name="Основнойшрифтабзаца" style:family="text">
      <style:text-properties fo:color="#B5B6E3"/>
    </style:style>
    <style:style style:name="T909" style:parent-style-name="Основнойшрифтабзаца" style:family="text">
      <style:text-properties fo:color="#A9B7C6"/>
    </style:style>
    <style:style style:name="T910" style:parent-style-name="Основнойшрифтабзаца" style:family="text">
      <style:text-properties fo:color="#9373A5"/>
    </style:style>
    <style:style style:name="T911" style:parent-style-name="Основнойшрифтабзаца" style:family="text">
      <style:text-properties fo:color="#CC7832"/>
    </style:style>
    <style:style style:name="T912" style:parent-style-name="Основнойшрифтабзаца" style:family="text">
      <style:text-properties fo:color="#808080"/>
    </style:style>
    <style:style style:name="T913" style:parent-style-name="Основнойшрифтабзаца" style:family="text">
      <style:text-properties fo:color="#808080"/>
    </style:style>
    <style:style style:name="T914" style:parent-style-name="Основнойшрифтабзаца" style:family="text">
      <style:text-properties fo:color="#908B25"/>
    </style:style>
    <style:style style:name="T915" style:parent-style-name="Основнойшрифтабзаца" style:family="text">
      <style:text-properties fo:color="#9373A5"/>
    </style:style>
    <style:style style:name="T916" style:parent-style-name="Основнойшрифтабзаца" style:family="text">
      <style:text-properties fo:color="#CC7832"/>
    </style:style>
    <style:style style:name="T917" style:parent-style-name="Основнойшрифтабзаца" style:family="text">
      <style:text-properties fo:color="#808080"/>
    </style:style>
    <style:style style:name="T918" style:parent-style-name="Основнойшрифтабзаца" style:family="text">
      <style:text-properties fo:color="#808080"/>
    </style:style>
    <style:style style:name="T919" style:parent-style-name="Основнойшрифтабзаца" style:family="text">
      <style:text-properties fo:color="#808080"/>
    </style:style>
    <style:style style:name="T920" style:parent-style-name="Основнойшрифтабзаца" style:family="text">
      <style:text-properties fo:color="#FFC66D"/>
    </style:style>
    <style:style style:name="T921" style:parent-style-name="Основнойшрифтабзаца" style:family="text">
      <style:text-properties fo:color="#A9B7C6"/>
    </style:style>
    <style:style style:name="T922" style:parent-style-name="Основнойшрифтабзаца" style:family="text">
      <style:text-properties fo:color="#CC7832"/>
    </style:style>
    <style:style style:name="T923" style:parent-style-name="Основнойшрифтабзаца" style:family="text">
      <style:text-properties fo:color="#CC7832"/>
    </style:style>
    <style:style style:name="T924" style:parent-style-name="Основнойшрифтабзаца" style:family="text">
      <style:text-properties fo:color="#FFC66D"/>
    </style:style>
    <style:style style:name="T925" style:parent-style-name="Основнойшрифтабзаца" style:family="text">
      <style:text-properties fo:color="#A9B7C6"/>
    </style:style>
    <style:style style:name="T926" style:parent-style-name="Основнойшрифтабзаца" style:family="text">
      <style:text-properties fo:color="#B5B6E3"/>
    </style:style>
    <style:style style:name="T927" style:parent-style-name="Основнойшрифтабзаца" style:family="text">
      <style:text-properties fo:color="#A9B7C6"/>
    </style:style>
    <style:style style:name="T928" style:parent-style-name="Основнойшрифтабзаца" style:family="text">
      <style:text-properties fo:color="#CC7832"/>
    </style:style>
    <style:style style:name="T929" style:parent-style-name="Основнойшрифтабзаца" style:family="text">
      <style:text-properties fo:color="#B5B6E3"/>
    </style:style>
    <style:style style:name="T930" style:parent-style-name="Основнойшрифтабзаца" style:family="text">
      <style:text-properties fo:color="#A9B7C6"/>
    </style:style>
    <style:style style:name="T931" style:parent-style-name="Основнойшрифтабзаца" style:family="text">
      <style:text-properties fo:color="#CC7832"/>
    </style:style>
    <style:style style:name="T932" style:parent-style-name="Основнойшрифтабзаца" style:family="text">
      <style:text-properties fo:color="#908B25"/>
    </style:style>
    <style:style style:name="T933" style:parent-style-name="Основнойшрифтабзаца" style:family="text">
      <style:text-properties fo:color="#A9B7C6"/>
    </style:style>
    <style:style style:name="T934" style:parent-style-name="Основнойшрифтабзаца" style:family="text">
      <style:text-properties fo:color="#A9B7C6"/>
    </style:style>
    <style:style style:name="T935" style:parent-style-name="Основнойшрифтабзаца" style:family="text">
      <style:text-properties fo:color="#9373A5"/>
    </style:style>
    <style:style style:name="T936" style:parent-style-name="Основнойшрифтабзаца" style:family="text">
      <style:text-properties fo:color="#A9B7C6"/>
    </style:style>
    <style:style style:name="T937" style:parent-style-name="Основнойшрифтабзаца" style:family="text">
      <style:text-properties fo:color="#CC7832"/>
    </style:style>
    <style:style style:name="T938" style:parent-style-name="Основнойшрифтабзаца" style:family="text">
      <style:text-properties fo:color="#CC7832"/>
    </style:style>
    <style:style style:name="T939" style:parent-style-name="Основнойшрифтабзаца" style:family="text">
      <style:text-properties fo:color="#9373A5"/>
    </style:style>
    <style:style style:name="T940" style:parent-style-name="Основнойшрифтабзаца" style:family="text">
      <style:text-properties fo:color="#A9B7C6"/>
    </style:style>
    <style:style style:name="T941" style:parent-style-name="Основнойшрифтабзаца" style:family="text">
      <style:text-properties fo:color="#CC7832"/>
    </style:style>
    <style:style style:name="T942" style:parent-style-name="Основнойшрифтабзаца" style:family="text">
      <style:text-properties fo:color="#CC7832"/>
    </style:style>
    <style:style style:name="T943" style:parent-style-name="Основнойшрифтабзаца" style:family="text">
      <style:text-properties fo:color="#9373A5"/>
    </style:style>
    <style:style style:name="T944" style:parent-style-name="Основнойшрифтабзаца" style:family="text">
      <style:text-properties fo:color="#A9B7C6"/>
    </style:style>
    <style:style style:name="T945" style:parent-style-name="Основнойшрифтабзаца" style:family="text">
      <style:text-properties fo:color="#CC7832"/>
    </style:style>
    <style:style style:name="T946" style:parent-style-name="Основнойшрифтабзаца" style:family="text">
      <style:text-properties fo:color="#CC7832"/>
    </style:style>
    <style:style style:name="T947" style:parent-style-name="Основнойшрифтабзаца" style:family="text">
      <style:text-properties fo:color="#A9B7C6"/>
    </style:style>
    <style:style style:name="T948" style:parent-style-name="Основнойшрифтабзаца" style:family="text">
      <style:text-properties fo:color="#A9B7C6"/>
    </style:style>
    <style:style style:name="T949" style:parent-style-name="Основнойшрифтабзаца" style:family="text">
      <style:text-properties fo:color="#CC7832"/>
    </style:style>
    <style:style style:name="T950" style:parent-style-name="Основнойшрифтабзаца" style:family="text">
      <style:text-properties fo:color="#CC7832"/>
    </style:style>
    <style:style style:name="T951" style:parent-style-name="Основнойшрифтабзаца" style:family="text">
      <style:text-properties fo:color="#FFC66D"/>
    </style:style>
    <style:style style:name="T952" style:parent-style-name="Основнойшрифтабзаца" style:family="text">
      <style:text-properties fo:color="#A9B7C6"/>
    </style:style>
    <style:style style:name="T953" style:parent-style-name="Основнойшрифтабзаца" style:family="text">
      <style:text-properties fo:color="#CC7832"/>
    </style:style>
    <style:style style:name="T954" style:parent-style-name="Основнойшрифтабзаца" style:family="text">
      <style:text-properties fo:color="#B5B6E3"/>
    </style:style>
    <style:style style:name="T955" style:parent-style-name="Основнойшрифтабзаца" style:family="text">
      <style:text-properties fo:color="#A9B7C6"/>
    </style:style>
    <style:style style:name="T956" style:parent-style-name="Основнойшрифтабзаца" style:family="text">
      <style:text-properties fo:color="#CC7832"/>
    </style:style>
    <style:style style:name="T957" style:parent-style-name="Основнойшрифтабзаца" style:family="text">
      <style:text-properties fo:color="#B5B6E3"/>
    </style:style>
    <style:style style:name="T958" style:parent-style-name="Основнойшрифтабзаца" style:family="text">
      <style:text-properties fo:color="#A9B7C6"/>
    </style:style>
    <style:style style:name="T959" style:parent-style-name="Основнойшрифтабзаца" style:family="text">
      <style:text-properties fo:color="#808080"/>
    </style:style>
    <style:style style:name="T960" style:parent-style-name="Основнойшрифтабзаца" style:family="text">
      <style:text-properties fo:color="#808080"/>
    </style:style>
    <style:style style:name="T961" style:parent-style-name="Основнойшрифтабзаца" style:family="text">
      <style:text-properties fo:color="#A9B7C6"/>
    </style:style>
    <style:style style:name="T962" style:parent-style-name="Основнойшрифтабзаца" style:family="text">
      <style:text-properties fo:color="#A9B7C6"/>
    </style:style>
    <style:style style:name="T963" style:parent-style-name="Основнойшрифтабзаца" style:family="text">
      <style:text-properties fo:color="#CC7832"/>
    </style:style>
    <style:style style:name="T964" style:parent-style-name="Основнойшрифтабзаца" style:family="text">
      <style:text-properties fo:color="#A9B7C6"/>
    </style:style>
    <style:style style:name="T965" style:parent-style-name="Основнойшрифтабзаца" style:family="text">
      <style:text-properties fo:color="#9373A5"/>
    </style:style>
    <style:style style:name="T966" style:parent-style-name="Основнойшрифтабзаца" style:family="text">
      <style:text-properties fo:color="#A9B7C6"/>
    </style:style>
    <style:style style:name="T967" style:parent-style-name="Основнойшрифтабзаца" style:family="text">
      <style:text-properties fo:color="#9373A5"/>
    </style:style>
    <style:style style:name="T968" style:parent-style-name="Основнойшрифтабзаца" style:family="text">
      <style:text-properties fo:color="#A9B7C6"/>
    </style:style>
    <style:style style:name="T969" style:parent-style-name="Основнойшрифтабзаца" style:family="text">
      <style:text-properties fo:color="#9373A5"/>
    </style:style>
    <style:style style:name="T970" style:parent-style-name="Основнойшрифтабзаца" style:family="text">
      <style:text-properties fo:color="#A9B7C6"/>
    </style:style>
    <style:style style:name="T971" style:parent-style-name="Основнойшрифтабзаца" style:family="text">
      <style:text-properties fo:color="#9373A5"/>
    </style:style>
    <style:style style:name="T972" style:parent-style-name="Основнойшрифтабзаца" style:family="text">
      <style:text-properties fo:color="#A9B7C6"/>
    </style:style>
    <style:style style:name="T973" style:parent-style-name="Основнойшрифтабзаца" style:family="text">
      <style:text-properties fo:color="#808080"/>
    </style:style>
    <style:style style:name="T974" style:parent-style-name="Основнойшрифтабзаца" style:family="text">
      <style:text-properties fo:color="#808080"/>
    </style:style>
    <style:style style:name="T975" style:parent-style-name="Основнойшрифтабзаца" style:family="text">
      <style:text-properties fo:color="#CC7832"/>
    </style:style>
    <style:style style:name="T976" style:parent-style-name="Основнойшрифтабзаца" style:family="text">
      <style:text-properties fo:color="#CC7832"/>
    </style:style>
    <style:style style:name="T977" style:parent-style-name="Основнойшрифтабзаца" style:family="text">
      <style:text-properties fo:color="#A9B7C6"/>
    </style:style>
    <style:style style:name="T978" style:parent-style-name="Основнойшрифтабзаца" style:family="text">
      <style:text-properties fo:color="#9373A5"/>
    </style:style>
    <style:style style:name="T979" style:parent-style-name="Основнойшрифтабзаца" style:family="text">
      <style:text-properties fo:color="#A9B7C6"/>
    </style:style>
    <style:style style:name="T980" style:parent-style-name="Основнойшрифтабзаца" style:family="text">
      <style:text-properties fo:color="#9373A5"/>
    </style:style>
    <style:style style:name="T981" style:parent-style-name="Основнойшрифтабзаца" style:family="text">
      <style:text-properties fo:color="#A9B7C6"/>
    </style:style>
    <style:style style:name="T982" style:parent-style-name="Основнойшрифтабзаца" style:family="text">
      <style:text-properties fo:color="#9373A5"/>
    </style:style>
    <style:style style:name="T983" style:parent-style-name="Основнойшрифтабзаца" style:family="text">
      <style:text-properties fo:color="#A9B7C6"/>
    </style:style>
    <style:style style:name="T984" style:parent-style-name="Основнойшрифтабзаца" style:family="text">
      <style:text-properties fo:color="#9373A5"/>
    </style:style>
    <style:style style:name="T985" style:parent-style-name="Основнойшрифтабзаца" style:family="text">
      <style:text-properties fo:color="#A9B7C6"/>
    </style:style>
    <style:style style:name="T986" style:parent-style-name="Основнойшрифтабзаца" style:family="text">
      <style:text-properties fo:color="#A9B7C6"/>
    </style:style>
    <style:style style:name="T987" style:parent-style-name="Основнойшрифтабзаца" style:family="text">
      <style:text-properties fo:color="#CC7832"/>
    </style:style>
    <style:style style:name="T988" style:parent-style-name="Основнойшрифтабзаца" style:family="text">
      <style:text-properties fo:color="#CC7832"/>
    </style:style>
    <style:style style:name="T989" style:parent-style-name="Основнойшрифтабзаца" style:family="text">
      <style:text-properties fo:color="#A9B7C6"/>
    </style:style>
    <style:style style:name="T990" style:parent-style-name="Основнойшрифтабзаца" style:family="text">
      <style:text-properties fo:color="#9373A5"/>
    </style:style>
    <style:style style:name="T991" style:parent-style-name="Основнойшрифтабзаца" style:family="text">
      <style:text-properties fo:color="#A9B7C6"/>
    </style:style>
    <style:style style:name="T992" style:parent-style-name="Основнойшрифтабзаца" style:family="text">
      <style:text-properties fo:color="#9373A5"/>
    </style:style>
    <style:style style:name="T993" style:parent-style-name="Основнойшрифтабзаца" style:family="text">
      <style:text-properties fo:color="#A9B7C6"/>
    </style:style>
    <style:style style:name="T994" style:parent-style-name="Основнойшрифтабзаца" style:family="text">
      <style:text-properties fo:color="#808080"/>
    </style:style>
    <style:style style:name="T995" style:parent-style-name="Основнойшрифтабзаца" style:family="text">
      <style:text-properties fo:color="#808080"/>
    </style:style>
    <style:style style:name="T996" style:parent-style-name="Основнойшрифтабзаца" style:family="text">
      <style:text-properties fo:color="#CC7832"/>
    </style:style>
    <style:style style:name="T997" style:parent-style-name="Основнойшрифтабзаца" style:family="text">
      <style:text-properties fo:color="#CC7832"/>
    </style:style>
    <style:style style:name="T998" style:parent-style-name="Основнойшрифтабзаца" style:family="text">
      <style:text-properties fo:color="#CC7832"/>
    </style:style>
    <style:style style:name="T999" style:parent-style-name="Основнойшрифтабзаца" style:family="text">
      <style:text-properties fo:color="#A9B7C6"/>
    </style:style>
    <style:style style:name="T1000" style:parent-style-name="Основнойшрифтабзаца" style:family="text">
      <style:text-properties fo:color="#A9B7C6"/>
    </style:style>
    <style:style style:name="T1001" style:parent-style-name="Основнойшрифтабзаца" style:family="text">
      <style:text-properties fo:color="#A9B7C6"/>
    </style:style>
    <style:style style:name="T1002" style:parent-style-name="Основнойшрифтабзаца" style:family="text">
      <style:text-properties fo:color="#CC7832"/>
    </style:style>
    <style:style style:name="T1003" style:parent-style-name="Основнойшрифтабзаца" style:family="text">
      <style:text-properties fo:color="#B5B6E3"/>
    </style:style>
    <style:style style:name="T1004" style:parent-style-name="Основнойшрифтабзаца" style:family="text">
      <style:text-properties fo:color="#A9B7C6"/>
    </style:style>
    <style:style style:name="T1005" style:parent-style-name="Основнойшрифтабзаца" style:family="text">
      <style:text-properties fo:color="#808080"/>
    </style:style>
    <style:style style:name="T1006" style:parent-style-name="Основнойшрифтабзаца" style:family="text">
      <style:text-properties fo:color="#808080"/>
    </style:style>
    <style:style style:name="T1007" style:parent-style-name="Основнойшрифтабзаца" style:family="text">
      <style:text-properties fo:color="#CC7832"/>
    </style:style>
    <style:style style:name="T1008" style:parent-style-name="Основнойшрифтабзаца" style:family="text">
      <style:text-properties fo:color="#A9B7C6"/>
    </style:style>
    <style:style style:name="T1009" style:parent-style-name="Основнойшрифтабзаца" style:family="text">
      <style:text-properties fo:color="#A9B7C6"/>
    </style:style>
    <style:style style:name="T1010" style:parent-style-name="Основнойшрифтабзаца" style:family="text">
      <style:text-properties fo:color="#908B25"/>
    </style:style>
    <style:style style:name="T1011" style:parent-style-name="Основнойшрифтабзаца" style:family="text">
      <style:text-properties fo:color="#9373A5"/>
    </style:style>
    <style:style style:name="T1012" style:parent-style-name="Основнойшрифтабзаца" style:family="text">
      <style:text-properties fo:color="#CC7832"/>
    </style:style>
    <style:style style:name="T1013" style:parent-style-name="Основнойшрифтабзаца" style:family="text">
      <style:text-properties fo:color="#9373A5"/>
    </style:style>
    <style:style style:name="T1014" style:parent-style-name="Основнойшрифтабзаца" style:family="text">
      <style:text-properties fo:color="#CC7832"/>
    </style:style>
    <style:style style:name="T1015" style:parent-style-name="Основнойшрифтабзаца" style:family="text">
      <style:text-properties fo:color="#808080"/>
    </style:style>
    <style:style style:name="T1016" style:parent-style-name="Основнойшрифтабзаца" style:family="text">
      <style:text-properties fo:color="#808080"/>
    </style:style>
    <style:style style:name="T1017" style:parent-style-name="Основнойшрифтабзаца" style:family="text">
      <style:text-properties fo:color="#B5B6E3"/>
    </style:style>
    <style:style style:name="T1018" style:parent-style-name="Основнойшрифтабзаца" style:family="text">
      <style:text-properties fo:color="#A9B7C6"/>
    </style:style>
    <style:style style:name="T1019" style:parent-style-name="Основнойшрифтабзаца" style:family="text">
      <style:text-properties fo:color="#B9BCD1"/>
    </style:style>
    <style:style style:name="T1020" style:parent-style-name="Основнойшрифтабзаца" style:family="text">
      <style:text-properties fo:color="#9373A5"/>
    </style:style>
    <style:style style:name="T1021" style:parent-style-name="Основнойшрифтабзаца" style:family="text">
      <style:text-properties fo:color="#CC7832"/>
    </style:style>
    <style:style style:name="T1022" style:parent-style-name="Основнойшрифтабзаца" style:family="text">
      <style:text-properties fo:color="#808080"/>
    </style:style>
    <style:style style:name="T1023" style:parent-style-name="Основнойшрифтабзаца" style:family="text">
      <style:text-properties fo:color="#808080"/>
    </style:style>
    <style:style style:name="T1024" style:parent-style-name="Основнойшрифтабзаца" style:family="text">
      <style:text-properties fo:color="#CC7832"/>
    </style:style>
    <style:style style:name="T1025" style:parent-style-name="Основнойшрифтабзаца" style:family="text">
      <style:text-properties fo:color="#A9B7C6"/>
    </style:style>
    <style:style style:name="T1026" style:parent-style-name="Основнойшрифтабзаца" style:family="text">
      <style:text-properties fo:color="#A9B7C6"/>
    </style:style>
    <style:style style:name="T1027" style:parent-style-name="Основнойшрифтабзаца" style:family="text">
      <style:text-properties fo:color="#B5B6E3"/>
    </style:style>
    <style:style style:name="T1028" style:parent-style-name="Основнойшрифтабзаца" style:family="text">
      <style:text-properties fo:color="#A9B7C6"/>
    </style:style>
    <style:style style:name="T1029" style:parent-style-name="Основнойшрифтабзаца" style:family="text">
      <style:text-properties fo:color="#B5B6E3"/>
    </style:style>
    <style:style style:name="T1030" style:parent-style-name="Основнойшрифтабзаца" style:family="text">
      <style:text-properties fo:color="#A9B7C6"/>
    </style:style>
    <style:style style:name="T1031" style:parent-style-name="Основнойшрифтабзаца" style:family="text">
      <style:text-properties fo:color="#B5B6E3"/>
    </style:style>
    <style:style style:name="T1032" style:parent-style-name="Основнойшрифтабзаца" style:family="text">
      <style:text-properties fo:color="#A9B7C6"/>
    </style:style>
    <style:style style:name="T1033" style:parent-style-name="Основнойшрифтабзаца" style:family="text">
      <style:text-properties fo:color="#9373A5"/>
    </style:style>
    <style:style style:name="T1034" style:parent-style-name="Основнойшрифтабзаца" style:family="text">
      <style:text-properties fo:color="#CC7832"/>
    </style:style>
    <style:style style:name="T1035" style:parent-style-name="Основнойшрифтабзаца" style:family="text">
      <style:text-properties fo:color="#808080"/>
    </style:style>
    <style:style style:name="T1036" style:parent-style-name="Основнойшрифтабзаца" style:family="text">
      <style:text-properties fo:color="#808080"/>
    </style:style>
    <style:style style:name="T1037" style:parent-style-name="Основнойшрифтабзаца" style:family="text">
      <style:text-properties fo:color="#B5B6E3"/>
    </style:style>
    <style:style style:name="T1038" style:parent-style-name="Основнойшрифтабзаца" style:family="text">
      <style:text-properties fo:color="#A9B7C6"/>
    </style:style>
    <style:style style:name="T1039" style:parent-style-name="Основнойшрифтабзаца" style:family="text">
      <style:text-properties fo:color="#B5B6E3"/>
    </style:style>
    <style:style style:name="T1040" style:parent-style-name="Основнойшрифтабзаца" style:family="text">
      <style:text-properties fo:color="#A9B7C6"/>
    </style:style>
    <style:style style:name="T1041" style:parent-style-name="Основнойшрифтабзаца" style:family="text">
      <style:text-properties fo:color="#B5B6E3"/>
    </style:style>
    <style:style style:name="T1042" style:parent-style-name="Основнойшрифтабзаца" style:family="text">
      <style:text-properties fo:color="#A9B7C6"/>
    </style:style>
    <style:style style:name="T1043" style:parent-style-name="Основнойшрифтабзаца" style:family="text">
      <style:text-properties fo:color="#9373A5"/>
    </style:style>
    <style:style style:name="T1044" style:parent-style-name="Основнойшрифтабзаца" style:family="text">
      <style:text-properties fo:color="#CC7832"/>
    </style:style>
    <style:style style:name="T1045" style:parent-style-name="Основнойшрифтабзаца" style:family="text">
      <style:text-properties fo:color="#808080"/>
    </style:style>
    <style:style style:name="T1046" style:parent-style-name="Основнойшрифтабзаца" style:family="text">
      <style:text-properties fo:color="#808080"/>
    </style:style>
    <style:style style:name="T1047" style:parent-style-name="Основнойшрифтабзаца" style:family="text">
      <style:text-properties fo:color="#FFC66D"/>
    </style:style>
    <style:style style:name="T1048" style:parent-style-name="Основнойшрифтабзаца" style:family="text">
      <style:text-properties fo:color="#A9B7C6"/>
    </style:style>
    <style:style style:name="T1049" style:parent-style-name="Основнойшрифтабзаца" style:family="text">
      <style:text-properties fo:color="#908B25"/>
    </style:style>
    <style:style style:name="T1050" style:parent-style-name="Основнойшрифтабзаца" style:family="text">
      <style:text-properties fo:color="#A9B7C6"/>
    </style:style>
    <style:style style:name="T1051" style:parent-style-name="Основнойшрифтабзаца" style:family="text">
      <style:text-properties fo:color="#CC7832"/>
    </style:style>
    <style:style style:name="T1052" style:parent-style-name="Основнойшрифтабзаца" style:family="text">
      <style:text-properties fo:color="#908B25"/>
    </style:style>
    <style:style style:name="T1053" style:parent-style-name="Основнойшрифтабзаца" style:family="text">
      <style:text-properties fo:color="#A9B7C6"/>
    </style:style>
    <style:style style:name="T1054" style:parent-style-name="Основнойшрифтабзаца" style:family="text">
      <style:text-properties fo:color="#A9B7C6"/>
    </style:style>
    <style:style style:name="T1055" style:parent-style-name="Основнойшрифтабзаца" style:family="text">
      <style:text-properties fo:color="#CC7832"/>
    </style:style>
    <style:style style:name="T1056" style:parent-style-name="Основнойшрифтабзаца" style:family="text">
      <style:text-properties fo:color="#A9B7C6"/>
    </style:style>
    <style:style style:name="T1057" style:parent-style-name="Основнойшрифтабзаца" style:family="text">
      <style:text-properties fo:color="#9373A5"/>
    </style:style>
    <style:style style:name="T1058" style:parent-style-name="Основнойшрифтабзаца" style:family="text">
      <style:text-properties fo:color="#A9B7C6"/>
    </style:style>
    <style:style style:name="T1059" style:parent-style-name="Основнойшрифтабзаца" style:family="text">
      <style:text-properties fo:color="#CC7832"/>
    </style:style>
    <style:style style:name="T1060" style:parent-style-name="Основнойшрифтабзаца" style:family="text">
      <style:text-properties fo:color="#CC7832"/>
    </style:style>
    <style:style style:name="T1061" style:parent-style-name="Основнойшрифтабзаца" style:family="text">
      <style:text-properties fo:color="#A9B7C6"/>
    </style:style>
    <style:style style:name="T1062" style:parent-style-name="Основнойшрифтабзаца" style:family="text">
      <style:text-properties fo:color="#9373A5"/>
    </style:style>
    <style:style style:name="T1063" style:parent-style-name="Основнойшрифтабзаца" style:family="text">
      <style:text-properties fo:color="#A9B7C6"/>
    </style:style>
    <style:style style:name="T1064" style:parent-style-name="Основнойшрифтабзаца" style:family="text">
      <style:text-properties fo:color="#CC7832"/>
    </style:style>
    <style:style style:name="T1065" style:parent-style-name="Основнойшрифтабзаца" style:family="text">
      <style:text-properties fo:color="#CC7832"/>
    </style:style>
    <style:style style:name="T1066" style:parent-style-name="Основнойшрифтабзаца" style:family="text">
      <style:text-properties fo:color="#A9B7C6"/>
    </style:style>
    <style:style style:name="T1067" style:parent-style-name="Основнойшрифтабзаца" style:family="text">
      <style:text-properties fo:color="#A9B7C6"/>
    </style:style>
    <style:style style:name="T1068" style:parent-style-name="Основнойшрифтабзаца" style:family="text">
      <style:text-properties fo:color="#CC7832"/>
    </style:style>
    <style:style style:name="T1069" style:parent-style-name="Основнойшрифтабзаца" style:family="text">
      <style:text-properties fo:color="#FFC66D"/>
    </style:style>
    <style:style style:name="T1070" style:parent-style-name="Основнойшрифтабзаца" style:family="text">
      <style:text-properties fo:color="#A9B7C6"/>
    </style:style>
    <style:style style:name="T1071" style:parent-style-name="Основнойшрифтабзаца" style:family="text">
      <style:text-properties fo:color="#B5B6E3"/>
    </style:style>
    <style:style style:name="T1072" style:parent-style-name="Основнойшрифтабзаца" style:family="text">
      <style:text-properties fo:color="#A9B7C6"/>
    </style:style>
    <style:style style:name="T1073" style:parent-style-name="Основнойшрифтабзаца" style:family="text">
      <style:text-properties fo:color="#B9BCD1"/>
    </style:style>
    <style:style style:name="T1074" style:parent-style-name="Основнойшрифтабзаца" style:family="text">
      <style:text-properties fo:color="#A9B7C6"/>
    </style:style>
    <style:style style:name="T1075" style:parent-style-name="Основнойшрифтабзаца" style:family="text">
      <style:text-properties fo:color="#808080"/>
    </style:style>
    <style:style style:name="T1076" style:parent-style-name="Основнойшрифтабзаца" style:family="text">
      <style:text-properties fo:color="#808080"/>
    </style:style>
    <style:style style:name="T1077" style:parent-style-name="Основнойшрифтабзаца" style:family="text">
      <style:text-properties fo:color="#908B25"/>
    </style:style>
    <style:style style:name="T1078" style:parent-style-name="Основнойшрифтабзаца" style:family="text">
      <style:text-properties fo:color="#A9B7C6"/>
    </style:style>
    <style:style style:name="T1079" style:parent-style-name="Основнойшрифтабзаца" style:family="text">
      <style:text-properties fo:color="#CC7832"/>
    </style:style>
    <style:style style:name="T1080" style:parent-style-name="Основнойшрифтабзаца" style:family="text">
      <style:text-properties fo:color="#A9B7C6"/>
    </style:style>
    <style:style style:name="T1081" style:parent-style-name="Основнойшрифтабзаца" style:family="text">
      <style:text-properties fo:color="#CC7832"/>
    </style:style>
    <style:style style:name="T1082" style:parent-style-name="Основнойшрифтабзаца" style:family="text">
      <style:text-properties fo:color="#CC7832"/>
    </style:style>
    <style:style style:name="T1083" style:parent-style-name="Основнойшрифтабзаца" style:family="text">
      <style:text-properties fo:color="#908B25"/>
    </style:style>
    <style:style style:name="T1084" style:parent-style-name="Основнойшрифтабзаца" style:family="text">
      <style:text-properties fo:color="#A9B7C6"/>
    </style:style>
    <style:style style:name="T1085" style:parent-style-name="Основнойшрифтабзаца" style:family="text">
      <style:text-properties fo:color="#6897BB"/>
    </style:style>
    <style:style style:name="T1086" style:parent-style-name="Основнойшрифтабзаца" style:family="text">
      <style:text-properties fo:color="#CC7832"/>
    </style:style>
    <style:style style:name="T1087" style:parent-style-name="Основнойшрифтабзаца" style:family="text">
      <style:text-properties fo:color="#CC7832"/>
    </style:style>
    <style:style style:name="T1088" style:parent-style-name="Основнойшрифтабзаца" style:family="text">
      <style:text-properties fo:color="#A9B7C6"/>
    </style:style>
    <style:style style:name="T1089" style:parent-style-name="Основнойшрифтабзаца" style:family="text">
      <style:text-properties fo:color="#5F8C8A"/>
    </style:style>
    <style:style style:name="T1090" style:parent-style-name="Основнойшрифтабзаца" style:family="text">
      <style:text-properties fo:color="#A9B7C6"/>
    </style:style>
    <style:style style:name="T1091" style:parent-style-name="Основнойшрифтабзаца" style:family="text">
      <style:text-properties fo:color="#5F8C8A"/>
    </style:style>
    <style:style style:name="T1092" style:parent-style-name="Основнойшрифтабзаца" style:family="text">
      <style:text-properties fo:color="#A9B7C6"/>
    </style:style>
    <style:style style:name="T1093" style:parent-style-name="Основнойшрифтабзаца" style:family="text">
      <style:text-properties fo:color="#5F8C8A"/>
    </style:style>
    <style:style style:name="T1094" style:parent-style-name="Основнойшрифтабзаца" style:family="text">
      <style:text-properties fo:color="#A9B7C6"/>
    </style:style>
    <style:style style:name="T1095" style:parent-style-name="Основнойшрифтабзаца" style:family="text">
      <style:text-properties fo:color="#A9B7C6"/>
    </style:style>
    <style:style style:name="T1096" style:parent-style-name="Основнойшрифтабзаца" style:family="text">
      <style:text-properties fo:color="#CC7832"/>
    </style:style>
    <style:style style:name="T1097" style:parent-style-name="Основнойшрифтабзаца" style:family="text">
      <style:text-properties fo:color="#A9B7C6"/>
    </style:style>
    <style:style style:name="T1098" style:parent-style-name="Основнойшрифтабзаца" style:family="text">
      <style:text-properties fo:color="#6A8759"/>
    </style:style>
    <style:style style:name="T1099" style:parent-style-name="Основнойшрифтабзаца" style:family="text">
      <style:text-properties fo:color="#A9B7C6"/>
    </style:style>
    <style:style style:name="T1100" style:parent-style-name="Основнойшрифтабзаца" style:family="text">
      <style:text-properties fo:color="#808080"/>
    </style:style>
    <style:style style:name="T1101" style:parent-style-name="Основнойшрифтабзаца" style:family="text">
      <style:text-properties fo:color="#808080"/>
    </style:style>
    <style:style style:name="T1102" style:parent-style-name="Основнойшрифтабзаца" style:family="text">
      <style:text-properties fo:color="#CC7832"/>
    </style:style>
    <style:style style:name="T1103" style:parent-style-name="Основнойшрифтабзаца" style:family="text">
      <style:text-properties fo:color="#CC7832"/>
    </style:style>
    <style:style style:name="T1104" style:parent-style-name="Основнойшрифтабзаца" style:family="text">
      <style:text-properties fo:color="#B5B6E3"/>
    </style:style>
    <style:style style:name="T1105" style:parent-style-name="Основнойшрифтабзаца" style:family="text">
      <style:text-properties fo:color="#A9B7C6"/>
    </style:style>
    <style:style style:name="T1106" style:parent-style-name="Основнойшрифтабзаца" style:family="text">
      <style:text-properties fo:color="#CC7832"/>
    </style:style>
    <style:style style:name="T1107" style:parent-style-name="Основнойшрифтабзаца" style:family="text">
      <style:text-properties fo:color="#CC7832"/>
    </style:style>
    <style:style style:name="T1108" style:parent-style-name="Основнойшрифтабзаца" style:family="text">
      <style:text-properties fo:color="#B5B6E3"/>
    </style:style>
    <style:style style:name="T1109" style:parent-style-name="Основнойшрифтабзаца" style:family="text">
      <style:text-properties fo:color="#A9B7C6"/>
    </style:style>
    <style:style style:name="T1110" style:parent-style-name="Основнойшрифтабзаца" style:family="text">
      <style:text-properties fo:color="#CC7832"/>
    </style:style>
    <style:style style:name="T1111" style:parent-style-name="Основнойшрифтабзаца" style:family="text">
      <style:text-properties fo:color="#CC7832"/>
    </style:style>
    <style:style style:name="T1112" style:parent-style-name="Основнойшрифтабзаца" style:family="text">
      <style:text-properties fo:color="#A9B7C6"/>
    </style:style>
    <style:style style:name="T1113" style:parent-style-name="Основнойшрифтабзаца" style:family="text">
      <style:text-properties fo:color="#CC7832"/>
    </style:style>
    <style:style style:name="T1114" style:parent-style-name="Основнойшрифтабзаца" style:family="text">
      <style:text-properties fo:color="#A9B7C6"/>
    </style:style>
    <style:style style:name="T1115" style:parent-style-name="Основнойшрифтабзаца" style:family="text">
      <style:text-properties fo:color="#A9B7C6"/>
    </style:style>
    <style:style style:name="T1116" style:parent-style-name="Основнойшрифтабзаца" style:family="text">
      <style:text-properties fo:color="#CC7832"/>
    </style:style>
    <style:style style:name="T1117" style:parent-style-name="Основнойшрифтабзаца" style:family="text">
      <style:text-properties fo:color="#A9B7C6"/>
    </style:style>
    <style:style style:name="T1118" style:parent-style-name="Основнойшрифтабзаца" style:family="text">
      <style:text-properties fo:color="#CC7832"/>
    </style:style>
    <style:style style:name="T1119" style:parent-style-name="Основнойшрифтабзаца" style:family="text">
      <style:text-properties fo:color="#A9B7C6"/>
    </style:style>
    <style:style style:name="T1120" style:parent-style-name="Основнойшрифтабзаца" style:family="text">
      <style:text-properties fo:color="#CC7832"/>
    </style:style>
    <style:style style:name="T1121" style:parent-style-name="Основнойшрифтабзаца" style:family="text">
      <style:text-properties fo:color="#CC7832"/>
    </style:style>
    <style:style style:name="T1122" style:parent-style-name="Основнойшрифтабзаца" style:family="text">
      <style:text-properties fo:color="#9373A5"/>
    </style:style>
    <style:style style:name="T1123" style:parent-style-name="Основнойшрифтабзаца" style:family="text">
      <style:text-properties fo:color="#A9B7C6"/>
    </style:style>
    <style:style style:name="T1124" style:parent-style-name="Основнойшрифтабзаца" style:family="text">
      <style:text-properties fo:color="#CC7832"/>
    </style:style>
    <style:style style:name="T1125" style:parent-style-name="Основнойшрифтабзаца" style:family="text">
      <style:text-properties fo:color="#808080"/>
    </style:style>
    <style:style style:name="T1126" style:parent-style-name="Основнойшрифтабзаца" style:family="text">
      <style:text-properties fo:color="#808080"/>
    </style:style>
    <style:style style:name="T1127" style:parent-style-name="Основнойшрифтабзаца" style:family="text">
      <style:text-properties fo:color="#A9B7C6"/>
    </style:style>
    <style:style style:name="T1128" style:parent-style-name="Основнойшрифтабзаца" style:family="text">
      <style:text-properties fo:color="#A9B7C6"/>
    </style:style>
    <style:style style:name="T1129" style:parent-style-name="Основнойшрифтабзаца" style:family="text">
      <style:text-properties fo:color="#CC7832"/>
    </style:style>
    <style:style style:name="T1130" style:parent-style-name="Основнойшрифтабзаца" style:family="text">
      <style:text-properties fo:color="#A9B7C6"/>
    </style:style>
    <style:style style:name="T1131" style:parent-style-name="Основнойшрифтабзаца" style:family="text">
      <style:text-properties fo:color="#CC7832"/>
    </style:style>
    <style:style style:name="T1132" style:parent-style-name="Основнойшрифтабзаца" style:family="text">
      <style:text-properties fo:color="#A9B7C6"/>
    </style:style>
    <style:style style:name="T1133" style:parent-style-name="Основнойшрифтабзаца" style:family="text">
      <style:text-properties fo:color="#A9B7C6"/>
    </style:style>
    <style:style style:name="T1134" style:parent-style-name="Основнойшрифтабзаца" style:family="text">
      <style:text-properties fo:color="#CC7832"/>
    </style:style>
    <style:style style:name="T1135" style:parent-style-name="Основнойшрифтабзаца" style:family="text">
      <style:text-properties fo:color="#A9B7C6"/>
    </style:style>
    <style:style style:name="T1136" style:parent-style-name="Основнойшрифтабзаца" style:family="text">
      <style:text-properties fo:color="#CC7832"/>
    </style:style>
    <style:style style:name="T1137" style:parent-style-name="Основнойшрифтабзаца" style:family="text">
      <style:text-properties fo:color="#A9B7C6"/>
    </style:style>
    <style:style style:name="T1138" style:parent-style-name="Основнойшрифтабзаца" style:family="text">
      <style:text-properties fo:color="#CC7832"/>
    </style:style>
    <style:style style:name="T1139" style:parent-style-name="Основнойшрифтабзаца" style:family="text">
      <style:text-properties fo:color="#CC7832"/>
    </style:style>
    <style:style style:name="T1140" style:parent-style-name="Основнойшрифтабзаца" style:family="text">
      <style:text-properties fo:color="#9373A5"/>
    </style:style>
    <style:style style:name="T1141" style:parent-style-name="Основнойшрифтабзаца" style:family="text">
      <style:text-properties fo:color="#A9B7C6"/>
    </style:style>
    <style:style style:name="T1142" style:parent-style-name="Основнойшрифтабзаца" style:family="text">
      <style:text-properties fo:color="#CC7832"/>
    </style:style>
    <style:style style:name="T1143" style:parent-style-name="Основнойшрифтабзаца" style:family="text">
      <style:text-properties fo:color="#CC7832"/>
    </style:style>
    <style:style style:name="T1144" style:parent-style-name="Основнойшрифтабзаца" style:family="text">
      <style:text-properties fo:color="#A9B7C6"/>
    </style:style>
    <style:style style:name="T1145" style:parent-style-name="Основнойшрифтабзаца" style:family="text">
      <style:text-properties fo:color="#A9B7C6"/>
    </style:style>
    <style:style style:name="T1146" style:parent-style-name="Основнойшрифтабзаца" style:family="text">
      <style:text-properties fo:color="#9373A5"/>
    </style:style>
    <style:style style:name="T1147" style:parent-style-name="Основнойшрифтабзаца" style:family="text">
      <style:text-properties fo:color="#A9B7C6"/>
    </style:style>
    <style:style style:name="T1148" style:parent-style-name="Основнойшрифтабзаца" style:family="text">
      <style:text-properties fo:color="#CC7832"/>
    </style:style>
    <style:style style:name="T1149" style:parent-style-name="Основнойшрифтабзаца" style:family="text">
      <style:text-properties fo:color="#A9B7C6"/>
    </style:style>
    <style:style style:name="T1150" style:parent-style-name="Основнойшрифтабзаца" style:family="text">
      <style:text-properties fo:color="#CC7832"/>
    </style:style>
    <style:style style:name="T1151" style:parent-style-name="Основнойшрифтабзаца" style:family="text">
      <style:text-properties fo:color="#A9B7C6"/>
    </style:style>
    <style:style style:name="T1152" style:parent-style-name="Основнойшрифтабзаца" style:family="text">
      <style:text-properties fo:color="#CC7832"/>
    </style:style>
    <style:style style:name="T1153" style:parent-style-name="Основнойшрифтабзаца" style:family="text">
      <style:text-properties fo:color="#808080"/>
    </style:style>
    <style:style style:name="T1154" style:parent-style-name="Основнойшрифтабзаца" style:family="text">
      <style:text-properties fo:color="#808080"/>
    </style:style>
    <style:style style:name="T1155" style:parent-style-name="Основнойшрифтабзаца" style:family="text">
      <style:text-properties fo:color="#A9B7C6"/>
    </style:style>
    <style:style style:name="T1156" style:parent-style-name="Основнойшрифтабзаца" style:family="text">
      <style:text-properties fo:color="#A9B7C6"/>
    </style:style>
    <style:style style:name="T1157" style:parent-style-name="Основнойшрифтабзаца" style:family="text">
      <style:text-properties fo:color="#A9B7C6"/>
    </style:style>
    <style:style style:name="T1158" style:parent-style-name="Основнойшрифтабзаца" style:family="text">
      <style:text-properties fo:color="#CC7832"/>
    </style:style>
    <style:style style:name="T1159" style:parent-style-name="Основнойшрифтабзаца" style:family="text">
      <style:text-properties fo:color="#FFC66D"/>
    </style:style>
    <style:style style:name="T1160" style:parent-style-name="Основнойшрифтабзаца" style:family="text">
      <style:text-properties fo:color="#A9B7C6"/>
    </style:style>
    <style:style style:name="T1161" style:parent-style-name="Основнойшрифтабзаца" style:family="text">
      <style:text-properties fo:color="#808080"/>
    </style:style>
    <style:style style:name="T1162" style:parent-style-name="Основнойшрифтабзаца" style:family="text">
      <style:text-properties fo:color="#808080"/>
    </style:style>
    <style:style style:name="T1163" style:parent-style-name="Основнойшрифтабзаца" style:family="text">
      <style:text-properties fo:color="#B5B6E3"/>
    </style:style>
    <style:style style:name="T1164" style:parent-style-name="Основнойшрифтабзаца" style:family="text">
      <style:text-properties fo:color="#A9B7C6"/>
    </style:style>
    <style:style style:name="T1165" style:parent-style-name="Основнойшрифтабзаца" style:family="text">
      <style:text-properties fo:color="#5F8C8A"/>
    </style:style>
    <style:style style:name="T1166" style:parent-style-name="Основнойшрифтабзаца" style:family="text">
      <style:text-properties fo:color="#6A8759"/>
    </style:style>
    <style:style style:name="T1167" style:parent-style-name="Основнойшрифтабзаца" style:family="text">
      <style:text-properties fo:color="#CC7832"/>
    </style:style>
    <style:style style:name="T1168" style:parent-style-name="Основнойшрифтабзаца" style:family="text">
      <style:text-properties fo:color="#6A8759"/>
    </style:style>
    <style:style style:name="T1169" style:parent-style-name="Основнойшрифтабзаца" style:family="text">
      <style:text-properties fo:color="#CC7832"/>
    </style:style>
    <style:style style:name="T1170" style:parent-style-name="Основнойшрифтабзаца" style:family="text">
      <style:text-properties fo:color="#CC7832"/>
    </style:style>
    <style:style style:name="T1171" style:parent-style-name="Основнойшрифтабзаца" style:family="text">
      <style:text-properties fo:color="#B5B6E3"/>
    </style:style>
    <style:style style:name="T1172" style:parent-style-name="Основнойшрифтабзаца" style:family="text">
      <style:text-properties fo:color="#A9B7C6"/>
    </style:style>
    <style:style style:name="T1173" style:parent-style-name="Основнойшрифтабзаца" style:family="text">
      <style:text-properties fo:color="#5F8C8A"/>
    </style:style>
    <style:style style:name="T1174" style:parent-style-name="Основнойшрифтабзаца" style:family="text">
      <style:text-properties fo:color="#9373A5"/>
    </style:style>
    <style:style style:name="T1175" style:parent-style-name="Основнойшрифтабзаца" style:family="text">
      <style:text-properties fo:color="#5F8C8A"/>
    </style:style>
    <style:style style:name="T1176" style:parent-style-name="Основнойшрифтабзаца" style:family="text">
      <style:text-properties fo:color="#6A8759"/>
    </style:style>
    <style:style style:name="T1177" style:parent-style-name="Основнойшрифтабзаца" style:family="text">
      <style:text-properties fo:color="#CC7832"/>
    </style:style>
    <style:style style:name="T1178" style:parent-style-name="Основнойшрифтабзаца" style:family="text">
      <style:text-properties fo:color="#6A8759"/>
    </style:style>
    <style:style style:name="T1179" style:parent-style-name="Основнойшрифтабзаца" style:family="text">
      <style:text-properties fo:color="#CC7832"/>
    </style:style>
    <style:style style:name="T1180" style:parent-style-name="Основнойшрифтабзаца" style:family="text">
      <style:text-properties fo:color="#CC7832"/>
    </style:style>
    <style:style style:name="T1181" style:parent-style-name="Основнойшрифтабзаца" style:family="text">
      <style:text-properties fo:color="#A9B7C6"/>
    </style:style>
    <style:style style:name="T1182" style:parent-style-name="Основнойшрифтабзаца" style:family="text">
      <style:text-properties fo:color="#A9B7C6"/>
    </style:style>
    <style:style style:name="T1183" style:parent-style-name="Основнойшрифтабзаца" style:family="text">
      <style:text-properties fo:color="#A9B7C6"/>
    </style:style>
    <style:style style:name="T1184" style:parent-style-name="Основнойшрифтабзаца" style:family="text">
      <style:text-properties fo:color="#CC7832"/>
    </style:style>
    <style:style style:name="T1185" style:parent-style-name="Основнойшрифтабзаца" style:family="text">
      <style:text-properties fo:color="#FFC66D"/>
    </style:style>
    <style:style style:name="T1186" style:parent-style-name="Основнойшрифтабзаца" style:family="text">
      <style:text-properties fo:color="#A9B7C6"/>
    </style:style>
    <style:style style:name="T1187" style:parent-style-name="Основнойшрифтабзаца" style:family="text">
      <style:text-properties fo:color="#808080"/>
    </style:style>
    <style:style style:name="T1188" style:parent-style-name="Основнойшрифтабзаца" style:family="text">
      <style:text-properties fo:color="#808080"/>
    </style:style>
    <style:style style:name="T1189" style:parent-style-name="Основнойшрифтабзаца" style:family="text">
      <style:text-properties fo:color="#B5B6E3"/>
    </style:style>
    <style:style style:name="T1190" style:parent-style-name="Основнойшрифтабзаца" style:family="text">
      <style:text-properties fo:color="#A9B7C6"/>
    </style:style>
    <style:style style:name="T1191" style:parent-style-name="Основнойшрифтабзаца" style:family="text">
      <style:text-properties fo:color="#5F8C8A"/>
    </style:style>
    <style:style style:name="T1192" style:parent-style-name="Основнойшрифтабзаца" style:family="text">
      <style:text-properties fo:color="#6A8759"/>
    </style:style>
    <style:style style:name="T1193" style:parent-style-name="Основнойшрифтабзаца" style:family="text">
      <style:text-properties fo:color="#CC7832"/>
    </style:style>
    <style:style style:name="T1194" style:parent-style-name="Основнойшрифтабзаца" style:family="text">
      <style:text-properties fo:color="#6A8759"/>
    </style:style>
    <style:style style:name="T1195" style:parent-style-name="Основнойшрифтабзаца" style:family="text">
      <style:text-properties fo:color="#CC7832"/>
    </style:style>
    <style:style style:name="T1196" style:parent-style-name="Основнойшрифтабзаца" style:family="text">
      <style:text-properties fo:color="#CC7832"/>
    </style:style>
    <style:style style:name="T1197" style:parent-style-name="Основнойшрифтабзаца" style:family="text">
      <style:text-properties fo:color="#A9B7C6"/>
    </style:style>
    <style:style style:name="T1198" style:parent-style-name="Основнойшрифтабзаца" style:family="text">
      <style:text-properties fo:color="#CC7832"/>
    </style:style>
    <style:style style:name="T1199" style:parent-style-name="Основнойшрифтабзаца" style:family="text">
      <style:text-properties fo:color="#A9B7C6"/>
    </style:style>
    <style:style style:name="T1200" style:parent-style-name="Основнойшрифтабзаца" style:family="text">
      <style:text-properties fo:color="#9373A5"/>
    </style:style>
    <style:style style:name="T1201" style:parent-style-name="Основнойшрифтабзаца" style:family="text">
      <style:text-properties fo:color="#A9B7C6"/>
    </style:style>
    <style:style style:name="T1202" style:parent-style-name="Основнойшрифтабзаца" style:family="text">
      <style:text-properties fo:color="#A9B7C6"/>
    </style:style>
    <style:style style:name="T1203" style:parent-style-name="Основнойшрифтабзаца" style:family="text">
      <style:text-properties fo:color="#B5B6E3"/>
    </style:style>
    <style:style style:name="T1204" style:parent-style-name="Основнойшрифтабзаца" style:family="text">
      <style:text-properties fo:color="#A9B7C6"/>
    </style:style>
    <style:style style:name="T1205" style:parent-style-name="Основнойшрифтабзаца" style:family="text">
      <style:text-properties fo:color="#5F8C8A"/>
    </style:style>
    <style:style style:name="T1206" style:parent-style-name="Основнойшрифтабзаца" style:family="text">
      <style:text-properties fo:color="#A9B7C6"/>
    </style:style>
    <style:style style:name="T1207" style:parent-style-name="Основнойшрифтабзаца" style:family="text">
      <style:text-properties fo:color="#9373A5"/>
    </style:style>
    <style:style style:name="T1208" style:parent-style-name="Основнойшрифтабзаца" style:family="text">
      <style:text-properties fo:color="#A9B7C6"/>
    </style:style>
    <style:style style:name="T1209" style:parent-style-name="Основнойшрифтабзаца" style:family="text">
      <style:text-properties fo:color="#9373A5"/>
    </style:style>
    <style:style style:name="T1210" style:parent-style-name="Основнойшрифтабзаца" style:family="text">
      <style:text-properties fo:color="#5F8C8A"/>
    </style:style>
    <style:style style:name="T1211" style:parent-style-name="Основнойшрифтабзаца" style:family="text">
      <style:text-properties fo:color="#6A8759"/>
    </style:style>
    <style:style style:name="T1212" style:parent-style-name="Основнойшрифтабзаца" style:family="text">
      <style:text-properties fo:color="#5F8C8A"/>
    </style:style>
    <style:style style:name="T1213" style:parent-style-name="Основнойшрифтабзаца" style:family="text">
      <style:text-properties fo:color="#A9B7C6"/>
    </style:style>
    <style:style style:name="T1214" style:parent-style-name="Основнойшрифтабзаца" style:family="text">
      <style:text-properties fo:color="#9373A5"/>
    </style:style>
    <style:style style:name="T1215" style:parent-style-name="Основнойшрифтабзаца" style:family="text">
      <style:text-properties fo:color="#A9B7C6"/>
    </style:style>
    <style:style style:name="T1216" style:parent-style-name="Основнойшрифтабзаца" style:family="text">
      <style:text-properties fo:color="#9373A5"/>
    </style:style>
    <style:style style:name="T1217" style:parent-style-name="Основнойшрифтабзаца" style:family="text">
      <style:text-properties fo:color="#5F8C8A"/>
    </style:style>
    <style:style style:name="T1218" style:parent-style-name="Основнойшрифтабзаца" style:family="text">
      <style:text-properties fo:color="#6A8759"/>
    </style:style>
    <style:style style:name="T1219" style:parent-style-name="Основнойшрифтабзаца" style:family="text">
      <style:text-properties fo:color="#5F8C8A"/>
    </style:style>
    <style:style style:name="T1220" style:parent-style-name="Основнойшрифтабзаца" style:family="text">
      <style:text-properties fo:color="#A9B7C6"/>
    </style:style>
    <style:style style:name="T1221" style:parent-style-name="Основнойшрифтабзаца" style:family="text">
      <style:text-properties fo:color="#9373A5"/>
    </style:style>
    <style:style style:name="T1222" style:parent-style-name="Основнойшрифтабзаца" style:family="text">
      <style:text-properties fo:color="#5F8C8A"/>
    </style:style>
    <style:style style:name="T1223" style:parent-style-name="Основнойшрифтабзаца" style:family="text">
      <style:text-properties fo:color="#6A8759"/>
    </style:style>
    <style:style style:name="T1224" style:parent-style-name="Основнойшрифтабзаца" style:family="text">
      <style:text-properties fo:color="#CC7832"/>
    </style:style>
    <style:style style:name="T1225" style:parent-style-name="Основнойшрифтабзаца" style:family="text">
      <style:text-properties fo:color="#6A8759"/>
    </style:style>
    <style:style style:name="T1226" style:parent-style-name="Основнойшрифтабзаца" style:family="text">
      <style:text-properties fo:color="#CC7832"/>
    </style:style>
    <style:style style:name="T1227" style:parent-style-name="Основнойшрифтабзаца" style:family="text">
      <style:text-properties fo:color="#CC7832"/>
    </style:style>
    <style:style style:name="T1228" style:parent-style-name="Основнойшрифтабзаца" style:family="text">
      <style:text-properties fo:color="#A9B7C6"/>
    </style:style>
    <style:style style:name="T1229" style:parent-style-name="Основнойшрифтабзаца" style:family="text">
      <style:text-properties fo:color="#A9B7C6"/>
    </style:style>
    <style:style style:name="T1230" style:parent-style-name="Основнойшрифтабзаца" style:family="text">
      <style:text-properties fo:color="#A9B7C6"/>
    </style:style>
    <style:style style:name="T1231" style:parent-style-name="Основнойшрифтабзаца" style:family="text">
      <style:text-properties fo:color="#A9B7C6"/>
    </style:style>
    <style:style style:name="T1232" style:parent-style-name="Основнойшрифтабзаца" style:family="text">
      <style:text-properties fo:color="#B5B6E3"/>
    </style:style>
    <style:style style:name="T1233" style:parent-style-name="Основнойшрифтабзаца" style:family="text">
      <style:text-properties fo:color="#A9B7C6"/>
    </style:style>
    <style:style style:name="T1234" style:parent-style-name="Основнойшрифтабзаца" style:family="text">
      <style:text-properties fo:color="#FFC66D"/>
    </style:style>
    <style:style style:name="T1235" style:parent-style-name="Основнойшрифтабзаца" style:family="text">
      <style:text-properties fo:color="#A9B7C6"/>
    </style:style>
    <style:style style:name="T1236" style:parent-style-name="Основнойшрифтабзаца" style:family="text">
      <style:text-properties fo:color="#908B25"/>
    </style:style>
    <style:style style:name="T1237" style:parent-style-name="Основнойшрифтабзаца" style:family="text">
      <style:text-properties fo:color="#A9B7C6"/>
    </style:style>
    <style:style style:name="T1238" style:parent-style-name="Основнойшрифтабзаца" style:family="text">
      <style:text-properties fo:color="#808080"/>
    </style:style>
    <style:style style:name="T1239" style:parent-style-name="Основнойшрифтабзаца" style:family="text">
      <style:text-properties fo:color="#808080"/>
    </style:style>
    <style:style style:name="T1240" style:parent-style-name="Основнойшрифтабзаца" style:family="text">
      <style:text-properties fo:color="#CC7832"/>
    </style:style>
    <style:style style:name="T1241" style:parent-style-name="Основнойшрифтабзаца" style:family="text">
      <style:text-properties fo:color="#A9B7C6"/>
    </style:style>
    <style:style style:name="T1242" style:parent-style-name="Основнойшрифтабзаца" style:family="text">
      <style:text-properties fo:color="#CC7832"/>
    </style:style>
    <style:style style:name="T1243" style:parent-style-name="Основнойшрифтабзаца" style:family="text">
      <style:text-properties fo:color="#A9B7C6"/>
    </style:style>
    <style:style style:name="T1244" style:parent-style-name="Основнойшрифтабзаца" style:family="text">
      <style:text-properties fo:color="#9373A5"/>
    </style:style>
    <style:style style:name="T1245" style:parent-style-name="Основнойшрифтабзаца" style:family="text">
      <style:text-properties fo:color="#A9B7C6"/>
    </style:style>
    <style:style style:name="T1246" style:parent-style-name="Основнойшрифтабзаца" style:family="text">
      <style:text-properties fo:color="#A9B7C6"/>
    </style:style>
    <style:style style:name="T1247" style:parent-style-name="Основнойшрифтабзаца" style:family="text">
      <style:text-properties fo:color="#CC7832"/>
    </style:style>
    <style:style style:name="T1248" style:parent-style-name="Основнойшрифтабзаца" style:family="text">
      <style:text-properties fo:color="#A9B7C6"/>
    </style:style>
    <style:style style:name="T1249" style:parent-style-name="Основнойшрифтабзаца" style:family="text">
      <style:text-properties fo:color="#9373A5"/>
    </style:style>
    <style:style style:name="T1250" style:parent-style-name="Основнойшрифтабзаца" style:family="text">
      <style:text-properties fo:color="#A9B7C6"/>
    </style:style>
    <style:style style:name="T1251" style:parent-style-name="Основнойшрифтабзаца" style:family="text">
      <style:text-properties fo:color="#A9B7C6"/>
    </style:style>
    <style:style style:name="T1252" style:parent-style-name="Основнойшрифтабзаца" style:family="text">
      <style:text-properties fo:color="#CC7832"/>
    </style:style>
    <style:style style:name="T1253" style:parent-style-name="Основнойшрифтабзаца" style:family="text">
      <style:text-properties fo:color="#A9B7C6"/>
    </style:style>
    <style:style style:name="T1254" style:parent-style-name="Основнойшрифтабзаца" style:family="text">
      <style:text-properties fo:color="#CC7832"/>
    </style:style>
    <style:style style:name="T1255" style:parent-style-name="Основнойшрифтабзаца" style:family="text">
      <style:text-properties fo:color="#CC7832"/>
    </style:style>
    <style:style style:name="T1256" style:parent-style-name="Основнойшрифтабзаца" style:family="text">
      <style:text-properties fo:color="#A9B7C6"/>
    </style:style>
    <style:style style:name="T1257" style:parent-style-name="Основнойшрифтабзаца" style:family="text">
      <style:text-properties fo:color="#A9B7C6"/>
    </style:style>
    <style:style style:name="T1258" style:parent-style-name="Основнойшрифтабзаца" style:family="text">
      <style:text-properties fo:color="#A9B7C6"/>
    </style:style>
    <style:style style:name="T1259" style:parent-style-name="Основнойшрифтабзаца" style:family="text">
      <style:text-properties fo:color="#CC7832"/>
    </style:style>
    <style:style style:name="T1260" style:parent-style-name="Основнойшрифтабзаца" style:family="text">
      <style:text-properties fo:color="#CC7832"/>
    </style:style>
    <style:style style:name="T1261" style:parent-style-name="Основнойшрифтабзаца" style:family="text">
      <style:text-properties fo:color="#A9B7C6"/>
    </style:style>
    <style:style style:name="T1262" style:parent-style-name="Основнойшрифтабзаца" style:family="text">
      <style:text-properties fo:color="#A9B7C6"/>
    </style:style>
    <style:style style:name="T1263" style:parent-style-name="Основнойшрифтабзаца" style:family="text">
      <style:text-properties fo:color="#A9B7C6"/>
    </style:style>
    <style:style style:name="T1264" style:parent-style-name="Основнойшрифтабзаца" style:family="text">
      <style:text-properties fo:color="#CC7832"/>
    </style:style>
    <style:style style:name="T1265" style:parent-style-name="Основнойшрифтабзаца" style:family="text">
      <style:text-properties fo:color="#FFC66D"/>
    </style:style>
    <style:style style:name="T1266" style:parent-style-name="Основнойшрифтабзаца" style:family="text">
      <style:text-properties fo:color="#A9B7C6"/>
    </style:style>
    <style:style style:name="T1267" style:parent-style-name="Основнойшрифтабзаца" style:family="text">
      <style:text-properties fo:color="#808080"/>
    </style:style>
    <style:style style:name="T1268" style:parent-style-name="Основнойшрифтабзаца" style:family="text">
      <style:text-properties fo:color="#808080"/>
    </style:style>
    <style:style style:name="T1269" style:parent-style-name="Основнойшрифтабзаца" style:family="text">
      <style:text-properties fo:color="#9373A5"/>
    </style:style>
    <style:style style:name="T1270" style:parent-style-name="Основнойшрифтабзаца" style:family="text">
      <style:text-properties fo:color="#A9B7C6"/>
    </style:style>
    <style:style style:name="T1271" style:parent-style-name="Основнойшрифтабзаца" style:family="text">
      <style:text-properties fo:color="#CC7832"/>
    </style:style>
    <style:style style:name="T1272" style:parent-style-name="Основнойшрифтабзаца" style:family="text">
      <style:text-properties fo:color="#808080"/>
    </style:style>
    <style:style style:name="T1273" style:parent-style-name="Основнойшрифтабзаца" style:family="text">
      <style:text-properties fo:color="#808080"/>
    </style:style>
    <style:style style:name="T1274" style:parent-style-name="Основнойшрифтабзаца" style:family="text">
      <style:text-properties fo:color="#A9B7C6"/>
    </style:style>
    <style:style style:name="T1275" style:parent-style-name="Основнойшрифтабзаца" style:family="text">
      <style:text-properties fo:color="#CC7832"/>
    </style:style>
    <style:style style:name="T1276" style:parent-style-name="Основнойшрифтабзаца" style:family="text">
      <style:text-properties fo:color="#CC7832"/>
    </style:style>
    <style:style style:name="T1277" style:parent-style-name="Основнойшрифтабзаца" style:family="text">
      <style:text-properties fo:color="#B5B6E3"/>
    </style:style>
    <style:style style:name="T1278" style:parent-style-name="Основнойшрифтабзаца" style:family="text">
      <style:text-properties fo:color="#A9B7C6"/>
    </style:style>
    <style:style style:name="T1279" style:parent-style-name="Основнойшрифтабзаца" style:family="text">
      <style:text-properties fo:color="#CC7832"/>
    </style:style>
    <style:style style:name="T1280" style:parent-style-name="Основнойшрифтабзаца" style:family="text">
      <style:text-properties fo:color="#CC7832"/>
    </style:style>
    <style:style style:name="T1281" style:parent-style-name="Основнойшрифтабзаца" style:family="text">
      <style:text-properties fo:color="#A9B7C6"/>
    </style:style>
    <style:style style:name="T1282" style:parent-style-name="Основнойшрифтабзаца" style:family="text">
      <style:text-properties fo:color="#CC7832"/>
    </style:style>
    <style:style style:name="T1283" style:parent-style-name="Основнойшрифтабзаца" style:family="text">
      <style:text-properties fo:color="#A9B7C6"/>
    </style:style>
    <style:style style:name="T1284" style:parent-style-name="Основнойшрифтабзаца" style:family="text">
      <style:text-properties fo:color="#9373A5"/>
    </style:style>
    <style:style style:name="T1285" style:parent-style-name="Основнойшрифтабзаца" style:family="text">
      <style:text-properties fo:color="#A9B7C6"/>
    </style:style>
    <style:style style:name="T1286" style:parent-style-name="Основнойшрифтабзаца" style:family="text">
      <style:text-properties fo:color="#808080"/>
    </style:style>
    <style:style style:name="T1287" style:parent-style-name="Основнойшрифтабзаца" style:family="text">
      <style:text-properties fo:color="#808080"/>
    </style:style>
    <style:style style:name="T1288" style:parent-style-name="Основнойшрифтабзаца" style:family="text">
      <style:text-properties fo:color="#CC7832"/>
    </style:style>
    <style:style style:name="T1289" style:parent-style-name="Основнойшрифтабзаца" style:family="text">
      <style:text-properties fo:color="#A9B7C6"/>
    </style:style>
    <style:style style:name="T1290" style:parent-style-name="Основнойшрифтабзаца" style:family="text">
      <style:text-properties fo:color="#9373A5"/>
    </style:style>
    <style:style style:name="T1291" style:parent-style-name="Основнойшрифтабзаца" style:family="text">
      <style:text-properties fo:color="#A9B7C6"/>
    </style:style>
    <style:style style:name="T1292" style:parent-style-name="Основнойшрифтабзаца" style:family="text">
      <style:text-properties fo:color="#9373A5"/>
    </style:style>
    <style:style style:name="T1293" style:parent-style-name="Основнойшрифтабзаца" style:family="text">
      <style:text-properties fo:color="#A9B7C6"/>
    </style:style>
    <style:style style:name="T1294" style:parent-style-name="Основнойшрифтабзаца" style:family="text">
      <style:text-properties fo:color="#A9B7C6"/>
    </style:style>
    <style:style style:name="T1295" style:parent-style-name="Основнойшрифтабзаца" style:family="text">
      <style:text-properties fo:color="#CC7832"/>
    </style:style>
    <style:style style:name="T1296" style:parent-style-name="Основнойшрифтабзаца" style:family="text">
      <style:text-properties fo:color="#CC7832"/>
    </style:style>
    <style:style style:name="T1297" style:parent-style-name="Основнойшрифтабзаца" style:family="text">
      <style:text-properties fo:color="#CC7832"/>
    </style:style>
    <style:style style:name="T1298" style:parent-style-name="Основнойшрифтабзаца" style:family="text">
      <style:text-properties fo:color="#A9B7C6"/>
    </style:style>
    <style:style style:name="T1299" style:parent-style-name="Основнойшрифтабзаца" style:family="text">
      <style:text-properties fo:color="#A9B7C6"/>
    </style:style>
    <style:style style:name="T1300" style:parent-style-name="Основнойшрифтабзаца" style:family="text">
      <style:text-properties fo:color="#A9B7C6"/>
    </style:style>
    <style:style style:name="T1301" style:parent-style-name="Основнойшрифтабзаца" style:family="text">
      <style:text-properties fo:color="#CC7832"/>
    </style:style>
    <style:style style:name="T1302" style:parent-style-name="Основнойшрифтабзаца" style:family="text">
      <style:text-properties fo:color="#A9B7C6"/>
    </style:style>
    <style:style style:name="T1303" style:parent-style-name="Основнойшрифтабзаца" style:family="text">
      <style:text-properties fo:color="#9373A5"/>
    </style:style>
    <style:style style:name="T1304" style:parent-style-name="Основнойшрифтабзаца" style:family="text">
      <style:text-properties fo:color="#A9B7C6"/>
    </style:style>
    <style:style style:name="T1305" style:parent-style-name="Основнойшрифтабзаца" style:family="text">
      <style:text-properties fo:color="#9373A5"/>
    </style:style>
    <style:style style:name="T1306" style:parent-style-name="Основнойшрифтабзаца" style:family="text">
      <style:text-properties fo:color="#A9B7C6"/>
    </style:style>
    <style:style style:name="T1307" style:parent-style-name="Основнойшрифтабзаца" style:family="text">
      <style:text-properties fo:color="#808080"/>
    </style:style>
    <style:style style:name="T1308" style:parent-style-name="Основнойшрифтабзаца" style:family="text">
      <style:text-properties fo:color="#808080"/>
    </style:style>
    <style:style style:name="T1309" style:parent-style-name="Основнойшрифтабзаца" style:family="text">
      <style:text-properties fo:color="#908B25"/>
    </style:style>
    <style:style style:name="T1310" style:parent-style-name="Основнойшрифтабзаца" style:family="text">
      <style:text-properties fo:color="#A9B7C6"/>
    </style:style>
    <style:style style:name="T1311" style:parent-style-name="Основнойшрифтабзаца" style:family="text">
      <style:text-properties fo:color="#9373A5"/>
    </style:style>
    <style:style style:name="T1312" style:parent-style-name="Основнойшрифтабзаца" style:family="text">
      <style:text-properties fo:color="#CC7832"/>
    </style:style>
    <style:style style:name="T1313" style:parent-style-name="Основнойшрифтабзаца" style:family="text">
      <style:text-properties fo:color="#808080"/>
    </style:style>
    <style:style style:name="T1314" style:parent-style-name="Основнойшрифтабзаца" style:family="text">
      <style:text-properties fo:color="#808080"/>
    </style:style>
    <style:style style:name="T1315" style:parent-style-name="Основнойшрифтабзаца" style:family="text">
      <style:text-properties fo:color="#B5B6E3"/>
    </style:style>
    <style:style style:name="T1316" style:parent-style-name="Основнойшрифтабзаца" style:family="text">
      <style:text-properties fo:color="#A9B7C6"/>
    </style:style>
    <style:style style:name="T1317" style:parent-style-name="Основнойшрифтабзаца" style:family="text">
      <style:text-properties fo:color="#5F8C8A"/>
    </style:style>
    <style:style style:name="T1318" style:parent-style-name="Основнойшрифтабзаца" style:family="text">
      <style:text-properties fo:color="#6A8759"/>
    </style:style>
    <style:style style:name="T1319" style:parent-style-name="Основнойшрифтабзаца" style:family="text">
      <style:text-properties fo:color="#5F8C8A"/>
    </style:style>
    <style:style style:name="T1320" style:parent-style-name="Основнойшрифтабзаца" style:family="text">
      <style:text-properties fo:color="#A9B7C6"/>
    </style:style>
    <style:style style:name="T1321" style:parent-style-name="Основнойшрифтабзаца" style:family="text">
      <style:text-properties fo:color="#9373A5"/>
    </style:style>
    <style:style style:name="T1322" style:parent-style-name="Основнойшрифтабзаца" style:family="text">
      <style:text-properties fo:color="#5F8C8A"/>
    </style:style>
    <style:style style:name="T1323" style:parent-style-name="Основнойшрифтабзаца" style:family="text">
      <style:text-properties fo:color="#6A8759"/>
    </style:style>
    <style:style style:name="T1324" style:parent-style-name="Основнойшрифтабзаца" style:family="text">
      <style:text-properties fo:color="#CC7832"/>
    </style:style>
    <style:style style:name="T1325" style:parent-style-name="Основнойшрифтабзаца" style:family="text">
      <style:text-properties fo:color="#6A8759"/>
    </style:style>
    <style:style style:name="T1326" style:parent-style-name="Основнойшрифтабзаца" style:family="text">
      <style:text-properties fo:color="#CC7832"/>
    </style:style>
    <style:style style:name="T1327" style:parent-style-name="Основнойшрифтабзаца" style:family="text">
      <style:text-properties fo:color="#CC7832"/>
    </style:style>
    <style:style style:name="T1328" style:parent-style-name="Основнойшрифтабзаца" style:family="text">
      <style:text-properties fo:color="#9373A5"/>
    </style:style>
    <style:style style:name="T1329" style:parent-style-name="Основнойшрифтабзаца" style:family="text">
      <style:text-properties fo:color="#5F8C8A"/>
    </style:style>
    <style:style style:name="T1330" style:parent-style-name="Основнойшрифтабзаца" style:family="text">
      <style:text-properties fo:color="#A9B7C6"/>
    </style:style>
    <style:style style:name="T1331" style:parent-style-name="Основнойшрифтабзаца" style:family="text">
      <style:text-properties fo:color="#CC7832"/>
    </style:style>
    <style:style style:name="T1332" style:parent-style-name="Основнойшрифтабзаца" style:family="text">
      <style:text-properties fo:color="#808080"/>
    </style:style>
    <style:style style:name="T1333" style:parent-style-name="Основнойшрифтабзаца" style:family="text">
      <style:text-properties fo:color="#808080"/>
    </style:style>
    <style:style style:name="T1334" style:parent-style-name="Основнойшрифтабзаца" style:family="text">
      <style:text-properties fo:color="#A9B7C6"/>
    </style:style>
    <style:style style:name="T1335" style:parent-style-name="Основнойшрифтабзаца" style:family="text">
      <style:text-properties fo:color="#9373A5"/>
    </style:style>
    <style:style style:name="T1336" style:parent-style-name="Основнойшрифтабзаца" style:family="text">
      <style:text-properties fo:color="#A9B7C6"/>
    </style:style>
    <style:style style:name="T1337" style:parent-style-name="Основнойшрифтабзаца" style:family="text">
      <style:text-properties fo:color="#CC7832"/>
    </style:style>
    <style:style style:name="T1338" style:parent-style-name="Основнойшрифтабзаца" style:family="text">
      <style:text-properties fo:color="#808080"/>
    </style:style>
    <style:style style:name="T1339" style:parent-style-name="Основнойшрифтабзаца" style:family="text">
      <style:text-properties fo:color="#808080"/>
    </style:style>
    <style:style style:name="T1340" style:parent-style-name="Основнойшрифтабзаца" style:family="text">
      <style:text-properties fo:color="#CC7832"/>
    </style:style>
    <style:style style:name="T1341" style:parent-style-name="Основнойшрифтабзаца" style:family="text">
      <style:text-properties fo:color="#A9B7C6"/>
    </style:style>
    <style:style style:name="T1342" style:parent-style-name="Основнойшрифтабзаца" style:family="text">
      <style:text-properties fo:color="#CC7832"/>
    </style:style>
    <style:style style:name="T1343" style:parent-style-name="Основнойшрифтабзаца" style:family="text">
      <style:text-properties fo:color="#A9B7C6"/>
    </style:style>
    <style:style style:name="T1344" style:parent-style-name="Основнойшрифтабзаца" style:family="text">
      <style:text-properties fo:color="#9373A5"/>
    </style:style>
    <style:style style:name="T1345" style:parent-style-name="Основнойшрифтабзаца" style:family="text">
      <style:text-properties fo:color="#A9B7C6"/>
    </style:style>
    <style:style style:name="T1346" style:parent-style-name="Основнойшрифтабзаца" style:family="text">
      <style:text-properties fo:color="#A9B7C6"/>
    </style:style>
    <style:style style:name="T1347" style:parent-style-name="Основнойшрифтабзаца" style:family="text">
      <style:text-properties fo:color="#CC7832"/>
    </style:style>
    <style:style style:name="T1348" style:parent-style-name="Основнойшрифтабзаца" style:family="text">
      <style:text-properties fo:color="#A9B7C6"/>
    </style:style>
    <style:style style:name="T1349" style:parent-style-name="Основнойшрифтабзаца" style:family="text">
      <style:text-properties fo:color="#9373A5"/>
    </style:style>
    <style:style style:name="T1350" style:parent-style-name="Основнойшрифтабзаца" style:family="text">
      <style:text-properties fo:color="#A9B7C6"/>
    </style:style>
    <style:style style:name="T1351" style:parent-style-name="Основнойшрифтабзаца" style:family="text">
      <style:text-properties fo:color="#A9B7C6"/>
    </style:style>
    <style:style style:name="T1352" style:parent-style-name="Основнойшрифтабзаца" style:family="text">
      <style:text-properties fo:color="#CC7832"/>
    </style:style>
    <style:style style:name="T1353" style:parent-style-name="Основнойшрифтабзаца" style:family="text">
      <style:text-properties fo:color="#A9B7C6"/>
    </style:style>
    <style:style style:name="T1354" style:parent-style-name="Основнойшрифтабзаца" style:family="text">
      <style:text-properties fo:color="#9373A5"/>
    </style:style>
    <style:style style:name="T1355" style:parent-style-name="Основнойшрифтабзаца" style:family="text">
      <style:text-properties fo:color="#A9B7C6"/>
    </style:style>
    <style:style style:name="T1356" style:parent-style-name="Основнойшрифтабзаца" style:family="text">
      <style:text-properties fo:color="#9373A5"/>
    </style:style>
    <style:style style:name="T1357" style:parent-style-name="Основнойшрифтабзаца" style:family="text">
      <style:text-properties fo:color="#A9B7C6"/>
    </style:style>
    <style:style style:name="T1358" style:parent-style-name="Основнойшрифтабзаца" style:family="text">
      <style:text-properties fo:color="#A9B7C6"/>
    </style:style>
    <style:style style:name="T1359" style:parent-style-name="Основнойшрифтабзаца" style:family="text">
      <style:text-properties fo:color="#9373A5"/>
    </style:style>
    <style:style style:name="T1360" style:parent-style-name="Основнойшрифтабзаца" style:family="text">
      <style:text-properties fo:color="#CC7832"/>
    </style:style>
    <style:style style:name="T1361" style:parent-style-name="Основнойшрифтабзаца" style:family="text">
      <style:text-properties fo:color="#808080"/>
    </style:style>
    <style:style style:name="T1362" style:parent-style-name="Основнойшрифтабзаца" style:family="text">
      <style:text-properties fo:color="#808080"/>
    </style:style>
    <style:style style:name="T1363" style:parent-style-name="Основнойшрифтабзаца" style:family="text">
      <style:text-properties fo:color="#CC7832"/>
    </style:style>
    <style:style style:name="T1364" style:parent-style-name="Основнойшрифтабзаца" style:family="text">
      <style:text-properties fo:color="#CC7832"/>
    </style:style>
    <style:style style:name="T1365" style:parent-style-name="Основнойшрифтабзаца" style:family="text">
      <style:text-properties fo:color="#A9B7C6"/>
    </style:style>
    <style:style style:name="T1366" style:parent-style-name="Основнойшрифтабзаца" style:family="text">
      <style:text-properties fo:color="#A9B7C6"/>
    </style:style>
    <style:style style:name="T1367" style:parent-style-name="Основнойшрифтабзаца" style:family="text">
      <style:text-properties fo:color="#A9B7C6"/>
    </style:style>
    <style:style style:name="T1368" style:parent-style-name="Основнойшрифтабзаца" style:family="text">
      <style:text-properties fo:color="#A9B7C6"/>
    </style:style>
    <style:style style:name="T1369" style:parent-style-name="Основнойшрифтабзаца" style:family="text">
      <style:text-properties fo:color="#CC7832"/>
    </style:style>
    <style:style style:name="T1370" style:parent-style-name="Основнойшрифтабзаца" style:family="text">
      <style:text-properties fo:color="#A9B7C6"/>
    </style:style>
    <style:style style:name="T1371" style:parent-style-name="Основнойшрифтабзаца" style:family="text">
      <style:text-properties fo:color="#9373A5"/>
    </style:style>
    <style:style style:name="T1372" style:parent-style-name="Основнойшрифтабзаца" style:family="text">
      <style:text-properties fo:color="#A9B7C6"/>
    </style:style>
    <style:style style:name="T1373" style:parent-style-name="Основнойшрифтабзаца" style:family="text">
      <style:text-properties fo:color="#808080"/>
    </style:style>
    <style:style style:name="T1374" style:parent-style-name="Основнойшрифтабзаца" style:family="text">
      <style:text-properties fo:color="#808080"/>
    </style:style>
    <style:style style:name="T1375" style:parent-style-name="Основнойшрифтабзаца" style:family="text">
      <style:text-properties fo:color="#B5B6E3"/>
    </style:style>
    <style:style style:name="T1376" style:parent-style-name="Основнойшрифтабзаца" style:family="text">
      <style:text-properties fo:color="#A9B7C6"/>
    </style:style>
    <style:style style:name="T1377" style:parent-style-name="Основнойшрифтабзаца" style:family="text">
      <style:text-properties fo:color="#5F8C8A"/>
    </style:style>
    <style:style style:name="T1378" style:parent-style-name="Основнойшрифтабзаца" style:family="text">
      <style:text-properties fo:color="#6A8759"/>
    </style:style>
    <style:style style:name="T1379" style:parent-style-name="Основнойшрифтабзаца" style:family="text">
      <style:text-properties fo:color="#CC7832"/>
    </style:style>
    <style:style style:name="T1380" style:parent-style-name="Основнойшрифтабзаца" style:family="text">
      <style:text-properties fo:color="#CC7832"/>
    </style:style>
    <style:style style:name="T1381" style:parent-style-name="Основнойшрифтабзаца" style:family="text">
      <style:text-properties fo:color="#A9B7C6"/>
    </style:style>
    <style:style style:name="T1382" style:parent-style-name="Основнойшрифтабзаца" style:family="text">
      <style:text-properties fo:color="#CC7832"/>
    </style:style>
    <style:style style:name="T1383" style:parent-style-name="Основнойшрифтабзаца" style:family="text">
      <style:text-properties fo:color="#A9B7C6"/>
    </style:style>
    <style:style style:name="T1384" style:parent-style-name="Основнойшрифтабзаца" style:family="text">
      <style:text-properties fo:color="#9373A5"/>
    </style:style>
    <style:style style:name="T1385" style:parent-style-name="Основнойшрифтабзаца" style:family="text">
      <style:text-properties fo:color="#A9B7C6"/>
    </style:style>
    <style:style style:name="T1386" style:parent-style-name="Основнойшрифтабзаца" style:family="text">
      <style:text-properties fo:color="#A9B7C6"/>
    </style:style>
    <style:style style:name="T1387" style:parent-style-name="Основнойшрифтабзаца" style:family="text">
      <style:text-properties fo:color="#CC7832"/>
    </style:style>
    <style:style style:name="T1388" style:parent-style-name="Основнойшрифтабзаца" style:family="text">
      <style:text-properties fo:color="#A9B7C6"/>
    </style:style>
    <style:style style:name="T1389" style:parent-style-name="Основнойшрифтабзаца" style:family="text">
      <style:text-properties fo:color="#9373A5"/>
    </style:style>
    <style:style style:name="T1390" style:parent-style-name="Основнойшрифтабзаца" style:family="text">
      <style:text-properties fo:color="#A9B7C6"/>
    </style:style>
    <style:style style:name="T1391" style:parent-style-name="Основнойшрифтабзаца" style:family="text">
      <style:text-properties fo:color="#A9B7C6"/>
    </style:style>
    <style:style style:name="T1392" style:parent-style-name="Основнойшрифтабзаца" style:family="text">
      <style:text-properties fo:color="#9373A5"/>
    </style:style>
    <style:style style:name="T1393" style:parent-style-name="Основнойшрифтабзаца" style:family="text">
      <style:text-properties fo:color="#CC7832"/>
    </style:style>
    <style:style style:name="T1394" style:parent-style-name="Основнойшрифтабзаца" style:family="text">
      <style:text-properties fo:color="#808080"/>
    </style:style>
    <style:style style:name="T1395" style:parent-style-name="Основнойшрифтабзаца" style:family="text">
      <style:text-properties fo:color="#808080"/>
    </style:style>
    <style:style style:name="T1396" style:parent-style-name="Основнойшрифтабзаца" style:family="text">
      <style:text-properties fo:color="#B5B6E3"/>
    </style:style>
    <style:style style:name="T1397" style:parent-style-name="Основнойшрифтабзаца" style:family="text">
      <style:text-properties fo:color="#A9B7C6"/>
    </style:style>
    <style:style style:name="T1398" style:parent-style-name="Основнойшрифтабзаца" style:family="text">
      <style:text-properties fo:color="#5F8C8A"/>
    </style:style>
    <style:style style:name="T1399" style:parent-style-name="Основнойшрифтабзаца" style:family="text">
      <style:text-properties fo:color="#A9B7C6"/>
    </style:style>
    <style:style style:name="T1400" style:parent-style-name="Основнойшрифтабзаца" style:family="text">
      <style:text-properties fo:color="#9373A5"/>
    </style:style>
    <style:style style:name="T1401" style:parent-style-name="Основнойшрифтабзаца" style:family="text">
      <style:text-properties fo:color="#5F8C8A"/>
    </style:style>
    <style:style style:name="T1402" style:parent-style-name="Основнойшрифтабзаца" style:family="text">
      <style:text-properties fo:color="#6A8759"/>
    </style:style>
    <style:style style:name="T1403" style:parent-style-name="Основнойшрифтабзаца" style:family="text">
      <style:text-properties fo:color="#CC7832"/>
    </style:style>
    <style:style style:name="T1404" style:parent-style-name="Основнойшрифтабзаца" style:family="text">
      <style:text-properties fo:color="#6A8759"/>
    </style:style>
    <style:style style:name="T1405" style:parent-style-name="Основнойшрифтабзаца" style:family="text">
      <style:text-properties fo:color="#CC7832"/>
    </style:style>
    <style:style style:name="T1406" style:parent-style-name="Основнойшрифтабзаца" style:family="text">
      <style:text-properties fo:color="#CC7832"/>
    </style:style>
    <style:style style:name="T1407" style:parent-style-name="Основнойшрифтабзаца" style:family="text">
      <style:text-properties fo:color="#9373A5"/>
    </style:style>
    <style:style style:name="T1408" style:parent-style-name="Основнойшрифтабзаца" style:family="text">
      <style:text-properties fo:color="#A9B7C6"/>
    </style:style>
    <style:style style:name="T1409" style:parent-style-name="Основнойшрифтабзаца" style:family="text">
      <style:text-properties fo:color="#CC7832"/>
    </style:style>
    <style:style style:name="T1410" style:parent-style-name="Основнойшрифтабзаца" style:family="text">
      <style:text-properties fo:color="#CC7832"/>
    </style:style>
    <style:style style:name="T1411" style:parent-style-name="Основнойшрифтабзаца" style:family="text">
      <style:text-properties fo:color="#9373A5"/>
    </style:style>
    <style:style style:name="T1412" style:parent-style-name="Основнойшрифтабзаца" style:family="text">
      <style:text-properties fo:color="#A9B7C6"/>
    </style:style>
    <style:style style:name="T1413" style:parent-style-name="Основнойшрифтабзаца" style:family="text">
      <style:text-properties fo:color="#CC7832"/>
    </style:style>
    <style:style style:name="T1414" style:parent-style-name="Основнойшрифтабзаца" style:family="text">
      <style:text-properties fo:color="#CC7832"/>
    </style:style>
    <style:style style:name="T1415" style:parent-style-name="Основнойшрифтабзаца" style:family="text">
      <style:text-properties fo:color="#CC7832"/>
    </style:style>
    <style:style style:name="T1416" style:parent-style-name="Основнойшрифтабзаца" style:family="text">
      <style:text-properties fo:color="#A9B7C6"/>
    </style:style>
    <style:style style:name="T1417" style:parent-style-name="Основнойшрифтабзаца" style:family="text">
      <style:text-properties fo:color="#A9B7C6"/>
    </style:style>
    <style:style style:name="T1418" style:parent-style-name="Основнойшрифтабзаца" style:family="text">
      <style:text-properties fo:color="#A9B7C6"/>
    </style:style>
    <style:style style:name="T1419" style:parent-style-name="Основнойшрифтабзаца" style:family="text">
      <style:text-properties fo:color="#CC7832"/>
    </style:style>
    <style:style style:name="T1420" style:parent-style-name="Основнойшрифтабзаца" style:family="text">
      <style:text-properties fo:color="#B5B6E3"/>
    </style:style>
    <style:style style:name="T1421" style:parent-style-name="Основнойшрифтабзаца" style:family="text">
      <style:text-properties fo:color="#A9B7C6"/>
    </style:style>
    <style:style style:name="T1422" style:parent-style-name="Основнойшрифтабзаца" style:family="text">
      <style:text-properties fo:color="#5F8C8A"/>
    </style:style>
    <style:style style:name="T1423" style:parent-style-name="Основнойшрифтабзаца" style:family="text">
      <style:text-properties fo:color="#6A8759"/>
    </style:style>
    <style:style style:name="T1424" style:parent-style-name="Основнойшрифтабзаца" style:family="text">
      <style:text-properties fo:color="#5F8C8A"/>
    </style:style>
    <style:style style:name="T1425" style:parent-style-name="Основнойшрифтабзаца" style:family="text">
      <style:text-properties fo:color="#A9B7C6"/>
    </style:style>
    <style:style style:name="T1426" style:parent-style-name="Основнойшрифтабзаца" style:family="text">
      <style:text-properties fo:color="#9373A5"/>
    </style:style>
    <style:style style:name="T1427" style:parent-style-name="Основнойшрифтабзаца" style:family="text">
      <style:text-properties fo:color="#5F8C8A"/>
    </style:style>
    <style:style style:name="T1428" style:parent-style-name="Основнойшрифтабзаца" style:family="text">
      <style:text-properties fo:color="#6A8759"/>
    </style:style>
    <style:style style:name="T1429" style:parent-style-name="Основнойшрифтабзаца" style:family="text">
      <style:text-properties fo:color="#CC7832"/>
    </style:style>
    <style:style style:name="T1430" style:parent-style-name="Основнойшрифтабзаца" style:family="text">
      <style:text-properties fo:color="#6A8759"/>
    </style:style>
    <style:style style:name="T1431" style:parent-style-name="Основнойшрифтабзаца" style:family="text">
      <style:text-properties fo:color="#CC7832"/>
    </style:style>
    <style:style style:name="T1432" style:parent-style-name="Основнойшрифтабзаца" style:family="text">
      <style:text-properties fo:color="#CC7832"/>
    </style:style>
    <style:style style:name="T1433" style:parent-style-name="Основнойшрифтабзаца" style:family="text">
      <style:text-properties fo:color="#A9B7C6"/>
    </style:style>
    <style:style style:name="T1434" style:parent-style-name="Основнойшрифтабзаца" style:family="text">
      <style:text-properties fo:color="#A9B7C6"/>
    </style:style>
    <style:style style:name="T1435" style:parent-style-name="Основнойшрифтабзаца" style:family="text">
      <style:text-properties fo:color="#9373A5"/>
    </style:style>
    <style:style style:name="T1436" style:parent-style-name="Основнойшрифтабзаца" style:family="text">
      <style:text-properties fo:color="#5F8C8A"/>
    </style:style>
    <style:style style:name="T1437" style:parent-style-name="Основнойшрифтабзаца" style:family="text">
      <style:text-properties fo:color="#9373A5"/>
    </style:style>
    <style:style style:name="T1438" style:parent-style-name="Основнойшрифтабзаца" style:family="text">
      <style:text-properties fo:color="#CC7832"/>
    </style:style>
    <style:style style:name="T1439" style:parent-style-name="Основнойшрифтабзаца" style:family="text">
      <style:text-properties fo:color="#808080"/>
    </style:style>
    <style:style style:name="T1440" style:parent-style-name="Основнойшрифтабзаца" style:family="text">
      <style:text-properties fo:color="#808080"/>
    </style:style>
    <style:style style:name="T1441" style:parent-style-name="Основнойшрифтабзаца" style:family="text">
      <style:text-properties fo:color="#A9B7C6"/>
    </style:style>
    <style:style style:name="T1442" style:parent-style-name="Основнойшрифтабзаца" style:family="text">
      <style:text-properties fo:color="#A9B7C6"/>
    </style:style>
    <style:style style:name="T1443" style:parent-style-name="Основнойшрифтабзаца" style:family="text">
      <style:text-properties fo:color="#CC7832"/>
    </style:style>
    <style:style style:name="T1444" style:parent-style-name="Основнойшрифтабзаца" style:family="text">
      <style:text-properties fo:color="#CC7832"/>
    </style:style>
    <style:style style:name="T1445" style:parent-style-name="Основнойшрифтабзаца" style:family="text">
      <style:text-properties fo:color="#FFC66D"/>
    </style:style>
    <style:style style:name="T1446" style:parent-style-name="Основнойшрифтабзаца" style:family="text">
      <style:text-properties fo:color="#A9B7C6"/>
    </style:style>
    <style:style style:name="T1447" style:parent-style-name="Основнойшрифтабзаца" style:family="text">
      <style:text-properties fo:color="#A9B7C6"/>
    </style:style>
    <style:style style:name="T1448" style:parent-style-name="Основнойшрифтабзаца" style:family="text">
      <style:text-properties fo:color="#CC7832"/>
    </style:style>
    <style:style style:name="T1449" style:parent-style-name="Основнойшрифтабзаца" style:family="text">
      <style:text-properties fo:color="#A9B7C6"/>
    </style:style>
    <style:style style:name="T1450" style:parent-style-name="Основнойшрифтабзаца" style:family="text">
      <style:text-properties fo:color="#6A8759"/>
    </style:style>
    <style:style style:name="T1451" style:parent-style-name="Основнойшрифтабзаца" style:family="text">
      <style:text-properties fo:color="#CC7832"/>
    </style:style>
    <style:style style:name="T1452" style:parent-style-name="Основнойшрифтабзаца" style:family="text">
      <style:text-properties fo:color="#CC7832"/>
    </style:style>
    <style:style style:name="T1453" style:parent-style-name="Основнойшрифтабзаца" style:family="text">
      <style:text-properties fo:color="#A9B7C6"/>
    </style:style>
    <style:style style:name="T1454" style:parent-style-name="Основнойшрифтабзаца" style:family="text">
      <style:text-properties fo:color="#6A8759"/>
    </style:style>
    <style:style style:name="T1455" style:parent-style-name="Основнойшрифтабзаца" style:family="text">
      <style:text-properties fo:color="#A9B7C6"/>
    </style:style>
    <style:style style:name="T1456" style:parent-style-name="Основнойшрифтабзаца" style:family="text">
      <style:text-properties fo:color="#A9B7C6"/>
    </style:style>
    <style:style style:name="T1457" style:parent-style-name="Основнойшрифтабзаца" style:family="text">
      <style:text-properties fo:color="#B5B6E3"/>
    </style:style>
    <style:style style:name="T1458" style:parent-style-name="Основнойшрифтабзаца" style:family="text">
      <style:text-properties fo:color="#A9B7C6"/>
    </style:style>
    <style:style style:name="T1459" style:parent-style-name="Основнойшрифтабзаца" style:family="text">
      <style:text-properties fo:color="#5F8C8A"/>
    </style:style>
    <style:style style:name="T1460" style:parent-style-name="Основнойшрифтабзаца" style:family="text">
      <style:text-properties fo:color="#6A8759"/>
    </style:style>
    <style:style style:name="T1461" style:parent-style-name="Основнойшрифтабзаца" style:family="text">
      <style:text-properties fo:color="#CC7832"/>
    </style:style>
    <style:style style:name="T1462" style:parent-style-name="Основнойшрифтабзаца" style:family="text">
      <style:text-properties fo:color="#6A8759"/>
    </style:style>
    <style:style style:name="T1463" style:parent-style-name="Основнойшрифтабзаца" style:family="text">
      <style:text-properties fo:color="#CC7832"/>
    </style:style>
    <style:style style:name="T1464" style:parent-style-name="Основнойшрифтабзаца" style:family="text">
      <style:text-properties fo:color="#CC7832"/>
    </style:style>
    <style:style style:name="T1465" style:parent-style-name="Основнойшрифтабзаца" style:family="text">
      <style:text-properties fo:color="#B5B6E3"/>
    </style:style>
    <style:style style:name="T1466" style:parent-style-name="Основнойшрифтабзаца" style:family="text">
      <style:text-properties fo:color="#A9B7C6"/>
    </style:style>
    <style:style style:name="T1467" style:parent-style-name="Основнойшрифтабзаца" style:family="text">
      <style:text-properties fo:color="#5F8C8A"/>
    </style:style>
    <style:style style:name="T1468" style:parent-style-name="Основнойшрифтабзаца" style:family="text">
      <style:text-properties fo:color="#A9B7C6"/>
    </style:style>
    <style:style style:name="T1469" style:parent-style-name="Основнойшрифтабзаца" style:family="text">
      <style:text-properties fo:color="#CC7832"/>
    </style:style>
    <style:style style:name="T1470" style:parent-style-name="Основнойшрифтабзаца" style:family="text">
      <style:text-properties fo:color="#CC7832"/>
    </style:style>
    <style:style style:name="T1471" style:parent-style-name="Основнойшрифтабзаца" style:family="text">
      <style:text-properties fo:color="#908B25"/>
    </style:style>
    <style:style style:name="T1472" style:parent-style-name="Основнойшрифтабзаца" style:family="text">
      <style:text-properties fo:color="#A9B7C6"/>
    </style:style>
    <style:style style:name="T1473" style:parent-style-name="Основнойшрифтабзаца" style:family="text">
      <style:text-properties fo:color="#CC7832"/>
    </style:style>
    <style:style style:name="T1474" style:parent-style-name="Основнойшрифтабзаца" style:family="text">
      <style:text-properties fo:color="#A9B7C6"/>
    </style:style>
    <style:style style:name="T1475" style:parent-style-name="Основнойшрифтабзаца" style:family="text">
      <style:text-properties fo:color="#CC7832"/>
    </style:style>
    <style:style style:name="T1476" style:parent-style-name="Основнойшрифтабзаца" style:family="text">
      <style:text-properties fo:color="#CC7832"/>
    </style:style>
    <style:style style:name="T1477" style:parent-style-name="Основнойшрифтабзаца" style:family="text">
      <style:text-properties fo:color="#B5B6E3"/>
    </style:style>
    <style:style style:name="T1478" style:parent-style-name="Основнойшрифтабзаца" style:family="text">
      <style:text-properties fo:color="#A9B7C6"/>
    </style:style>
    <style:style style:name="T1479" style:parent-style-name="Основнойшрифтабзаца" style:family="text">
      <style:text-properties fo:color="#B9BCD1"/>
    </style:style>
    <style:style style:name="T1480" style:parent-style-name="Основнойшрифтабзаца" style:family="text">
      <style:text-properties fo:color="#A9B7C6"/>
    </style:style>
    <style:style style:name="T1481" style:parent-style-name="Основнойшрифтабзаца" style:family="text">
      <style:text-properties fo:color="#6A8759"/>
    </style:style>
    <style:style style:name="T1482" style:parent-style-name="Основнойшрифтабзаца" style:family="text">
      <style:text-properties fo:color="#A9B7C6"/>
    </style:style>
    <style:style style:name="T1483" style:parent-style-name="Основнойшрифтабзаца" style:family="text">
      <style:text-properties fo:color="#CC7832"/>
    </style:style>
    <style:style style:name="T1484" style:parent-style-name="Основнойшрифтабзаца" style:family="text">
      <style:text-properties fo:color="#CC7832"/>
    </style:style>
    <style:style style:name="T1485" style:parent-style-name="Основнойшрифтабзаца" style:family="text">
      <style:text-properties fo:color="#A9B7C6"/>
    </style:style>
    <style:style style:name="T1486" style:parent-style-name="Основнойшрифтабзаца" style:family="text">
      <style:text-properties fo:color="#6A8759"/>
    </style:style>
    <style:style style:name="T1487" style:parent-style-name="Основнойшрифтабзаца" style:family="text">
      <style:text-properties fo:color="#A9B7C6"/>
    </style:style>
    <style:style style:name="T1488" style:parent-style-name="Основнойшрифтабзаца" style:family="text">
      <style:text-properties fo:color="#A9B7C6"/>
    </style:style>
    <style:style style:name="T1489" style:parent-style-name="Основнойшрифтабзаца" style:family="text">
      <style:text-properties fo:color="#B5B6E3"/>
    </style:style>
    <style:style style:name="T1490" style:parent-style-name="Основнойшрифтабзаца" style:family="text">
      <style:text-properties fo:color="#A9B7C6"/>
    </style:style>
    <style:style style:name="T1491" style:parent-style-name="Основнойшрифтабзаца" style:family="text">
      <style:text-properties fo:color="#5F8C8A"/>
    </style:style>
    <style:style style:name="T1492" style:parent-style-name="Основнойшрифтабзаца" style:family="text">
      <style:text-properties fo:color="#6A8759"/>
    </style:style>
    <style:style style:name="T1493" style:parent-style-name="Основнойшрифтабзаца" style:family="text">
      <style:text-properties fo:color="#CC7832"/>
    </style:style>
    <style:style style:name="T1494" style:parent-style-name="Основнойшрифтабзаца" style:family="text">
      <style:text-properties fo:color="#6A8759"/>
    </style:style>
    <style:style style:name="T1495" style:parent-style-name="Основнойшрифтабзаца" style:family="text">
      <style:text-properties fo:color="#CC7832"/>
    </style:style>
    <style:style style:name="T1496" style:parent-style-name="Основнойшрифтабзаца" style:family="text">
      <style:text-properties fo:color="#CC7832"/>
    </style:style>
    <style:style style:name="T1497" style:parent-style-name="Основнойшрифтабзаца" style:family="text">
      <style:text-properties fo:color="#B5B6E3"/>
    </style:style>
    <style:style style:name="T1498" style:parent-style-name="Основнойшрифтабзаца" style:family="text">
      <style:text-properties fo:color="#A9B7C6"/>
    </style:style>
    <style:style style:name="T1499" style:parent-style-name="Основнойшрифтабзаца" style:family="text">
      <style:text-properties fo:color="#5F8C8A"/>
    </style:style>
    <style:style style:name="T1500" style:parent-style-name="Основнойшрифтабзаца" style:family="text">
      <style:text-properties fo:color="#A9B7C6"/>
    </style:style>
    <style:style style:name="T1501" style:parent-style-name="Основнойшрифтабзаца" style:family="text">
      <style:text-properties fo:color="#5F8C8A"/>
    </style:style>
    <style:style style:name="T1502" style:parent-style-name="Основнойшрифтабзаца" style:family="text">
      <style:text-properties fo:color="#A9B7C6"/>
    </style:style>
    <style:style style:name="T1503" style:parent-style-name="Основнойшрифтабзаца" style:family="text">
      <style:text-properties fo:color="#CC7832"/>
    </style:style>
    <style:style style:name="T1504" style:parent-style-name="Основнойшрифтабзаца" style:family="text">
      <style:text-properties fo:color="#CC7832"/>
    </style:style>
    <style:style style:name="T1505" style:parent-style-name="Основнойшрифтабзаца" style:family="text">
      <style:text-properties fo:color="#A9B7C6"/>
    </style:style>
    <style:style style:name="T1506" style:parent-style-name="Основнойшрифтабзаца" style:family="text">
      <style:text-properties fo:color="#CC7832"/>
    </style:style>
    <style:style style:name="T1507" style:parent-style-name="Основнойшрифтабзаца" style:family="text">
      <style:text-properties fo:color="#A9B7C6"/>
    </style:style>
    <style:style style:name="T1508" style:parent-style-name="Основнойшрифтабзаца" style:family="text">
      <style:text-properties fo:color="#A9B7C6"/>
    </style:style>
    <style:style style:name="T1509" style:parent-style-name="Основнойшрифтабзаца" style:family="text">
      <style:text-properties fo:color="#5F8C8A"/>
    </style:style>
    <style:style style:name="T1510" style:parent-style-name="Основнойшрифтабзаца" style:family="text">
      <style:text-properties fo:color="#A9B7C6"/>
    </style:style>
    <style:style style:name="T1511" style:parent-style-name="Основнойшрифтабзаца" style:family="text">
      <style:text-properties fo:color="#5F8C8A"/>
    </style:style>
    <style:style style:name="T1512" style:parent-style-name="Основнойшрифтабзаца" style:family="text">
      <style:text-properties fo:color="#A9B7C6"/>
    </style:style>
    <style:style style:name="T1513" style:parent-style-name="Основнойшрифтабзаца" style:family="text">
      <style:text-properties fo:color="#CC7832"/>
    </style:style>
    <style:style style:name="T1514" style:parent-style-name="Основнойшрифтабзаца" style:family="text">
      <style:text-properties fo:color="#CC7832"/>
    </style:style>
    <style:style style:name="T1515" style:parent-style-name="Основнойшрифтабзаца" style:family="text">
      <style:text-properties fo:color="#A9B7C6"/>
    </style:style>
    <style:style style:name="T1516" style:parent-style-name="Основнойшрифтабзаца" style:family="text">
      <style:text-properties fo:color="#A9B7C6"/>
    </style:style>
    <style:style style:name="T1517" style:parent-style-name="Основнойшрифтабзаца" style:family="text">
      <style:text-properties fo:color="#CC7832"/>
    </style:style>
    <style:style style:name="T1518" style:parent-style-name="Основнойшрифтабзаца" style:family="text">
      <style:text-properties fo:color="#A9B7C6"/>
    </style:style>
    <style:style style:name="T1519" style:parent-style-name="Основнойшрифтабзаца" style:family="text">
      <style:text-properties fo:color="#CC7832"/>
    </style:style>
    <style:style style:name="T1520" style:parent-style-name="Основнойшрифтабзаца" style:family="text">
      <style:text-properties fo:color="#A9B7C6"/>
    </style:style>
    <style:style style:name="T1521" style:parent-style-name="Основнойшрифтабзаца" style:family="text">
      <style:text-properties fo:color="#CC7832"/>
    </style:style>
    <style:style style:name="T1522" style:parent-style-name="Основнойшрифтабзаца" style:family="text">
      <style:text-properties fo:color="#A9B7C6"/>
    </style:style>
    <style:style style:name="T1523" style:parent-style-name="Основнойшрифтабзаца" style:family="text">
      <style:text-properties fo:color="#CC7832"/>
    </style:style>
    <style:style style:name="T1524" style:parent-style-name="Основнойшрифтабзаца" style:family="text">
      <style:text-properties fo:color="#CC7832"/>
    </style:style>
    <style:style style:name="T1525" style:parent-style-name="Основнойшрифтабзаца" style:family="text">
      <style:text-properties fo:color="#A9B7C6"/>
    </style:style>
    <style:style style:name="T1526" style:parent-style-name="Основнойшрифтабзаца" style:family="text">
      <style:text-properties fo:color="#6A8759"/>
    </style:style>
    <style:style style:name="T1527" style:parent-style-name="Основнойшрифтабзаца" style:family="text">
      <style:text-properties fo:color="#A9B7C6"/>
    </style:style>
    <style:style style:name="T1528" style:parent-style-name="Основнойшрифтабзаца" style:family="text">
      <style:text-properties fo:color="#A9B7C6"/>
    </style:style>
    <style:style style:name="T1529" style:parent-style-name="Основнойшрифтабзаца" style:family="text">
      <style:text-properties fo:color="#B5B6E3"/>
    </style:style>
    <style:style style:name="T1530" style:parent-style-name="Основнойшрифтабзаца" style:family="text">
      <style:text-properties fo:color="#A9B7C6"/>
    </style:style>
    <style:style style:name="T1531" style:parent-style-name="Основнойшрифтабзаца" style:family="text">
      <style:text-properties fo:color="#5F8C8A"/>
    </style:style>
    <style:style style:name="T1532" style:parent-style-name="Основнойшрифтабзаца" style:family="text">
      <style:text-properties fo:color="#6A8759"/>
    </style:style>
    <style:style style:name="T1533" style:parent-style-name="Основнойшрифтабзаца" style:family="text">
      <style:text-properties fo:color="#CC7832"/>
    </style:style>
    <style:style style:name="T1534" style:parent-style-name="Основнойшрифтабзаца" style:family="text">
      <style:text-properties fo:color="#6A8759"/>
    </style:style>
    <style:style style:name="T1535" style:parent-style-name="Основнойшрифтабзаца" style:family="text">
      <style:text-properties fo:color="#CC7832"/>
    </style:style>
    <style:style style:name="T1536" style:parent-style-name="Основнойшрифтабзаца" style:family="text">
      <style:text-properties fo:color="#CC7832"/>
    </style:style>
    <style:style style:name="T1537" style:parent-style-name="Основнойшрифтабзаца" style:family="text">
      <style:text-properties fo:color="#A9B7C6"/>
    </style:style>
    <style:style style:name="T1538" style:parent-style-name="Основнойшрифтабзаца" style:family="text">
      <style:text-properties fo:color="#B5B6E3"/>
    </style:style>
    <style:style style:name="T1539" style:parent-style-name="Основнойшрифтабзаца" style:family="text">
      <style:text-properties fo:color="#A9B7C6"/>
    </style:style>
    <style:style style:name="T1540" style:parent-style-name="Основнойшрифтабзаца" style:family="text">
      <style:text-properties fo:color="#CC7832"/>
    </style:style>
    <style:style style:name="T1541" style:parent-style-name="Основнойшрифтабзаца" style:family="text">
      <style:text-properties fo:color="#CC7832"/>
    </style:style>
    <style:style style:name="T1542" style:parent-style-name="Основнойшрифтабзаца" style:family="text">
      <style:text-properties fo:color="#A9B7C6"/>
    </style:style>
    <style:style style:name="T1543" style:parent-style-name="Основнойшрифтабзаца" style:family="text">
      <style:text-properties fo:color="#CC7832"/>
    </style:style>
    <style:style style:name="T1544" style:parent-style-name="Основнойшрифтабзаца" style:family="text">
      <style:text-properties fo:color="#A9B7C6"/>
    </style:style>
    <style:style style:name="T1545" style:parent-style-name="Основнойшрифтабзаца" style:family="text">
      <style:text-properties fo:color="#CC7832"/>
    </style:style>
    <style:style style:name="T1546" style:parent-style-name="Основнойшрифтабзаца" style:family="text">
      <style:text-properties fo:color="#CC7832"/>
    </style:style>
    <style:style style:name="T1547" style:parent-style-name="Основнойшрифтабзаца" style:family="text">
      <style:text-properties fo:color="#A9B7C6"/>
    </style:style>
    <style:style style:name="T1548" style:parent-style-name="Основнойшрифтабзаца" style:family="text">
      <style:text-properties fo:color="#CC7832"/>
    </style:style>
    <style:style style:name="T1549" style:parent-style-name="Основнойшрифтабзаца" style:family="text">
      <style:text-properties fo:color="#CC7832"/>
    </style:style>
    <style:style style:name="T1550" style:parent-style-name="Основнойшрифтабзаца" style:family="text">
      <style:text-properties fo:color="#A9B7C6"/>
    </style:style>
    <style:style style:name="T1551" style:parent-style-name="Основнойшрифтабзаца" style:family="text">
      <style:text-properties fo:color="#CC7832"/>
    </style:style>
    <style:style style:name="T1552" style:parent-style-name="Основнойшрифтабзаца" style:family="text">
      <style:text-properties fo:color="#CC7832"/>
    </style:style>
    <style:style style:name="T1553" style:parent-style-name="Основнойшрифтабзаца" style:family="text">
      <style:text-properties fo:color="#A9B7C6"/>
    </style:style>
    <style:style style:name="T1554" style:parent-style-name="Основнойшрифтабзаца" style:family="text">
      <style:text-properties fo:color="#CC7832"/>
    </style:style>
    <style:style style:name="T1555" style:parent-style-name="Основнойшрифтабзаца" style:family="text">
      <style:text-properties fo:color="#CC7832"/>
    </style:style>
    <style:style style:name="T1556" style:parent-style-name="Основнойшрифтабзаца" style:family="text">
      <style:text-properties fo:color="#B5B6E3"/>
    </style:style>
    <style:style style:name="T1557" style:parent-style-name="Основнойшрифтабзаца" style:family="text">
      <style:text-properties fo:color="#A9B7C6"/>
    </style:style>
    <style:style style:name="T1558" style:parent-style-name="Основнойшрифтабзаца" style:family="text">
      <style:text-properties fo:color="#5F8C8A"/>
    </style:style>
    <style:style style:name="T1559" style:parent-style-name="Основнойшрифтабзаца" style:family="text">
      <style:text-properties fo:color="#6A8759"/>
    </style:style>
    <style:style style:name="T1560" style:parent-style-name="Основнойшрифтабзаца" style:family="text">
      <style:text-properties fo:color="#CC7832"/>
    </style:style>
    <style:style style:name="T1561" style:parent-style-name="Основнойшрифтабзаца" style:family="text">
      <style:text-properties fo:color="#6A8759"/>
    </style:style>
    <style:style style:name="T1562" style:parent-style-name="Основнойшрифтабзаца" style:family="text">
      <style:text-properties fo:color="#CC7832"/>
    </style:style>
    <style:style style:name="T1563" style:parent-style-name="Основнойшрифтабзаца" style:family="text">
      <style:text-properties fo:color="#CC7832"/>
    </style:style>
    <style:style style:name="T1564" style:parent-style-name="Основнойшрифтабзаца" style:family="text">
      <style:text-properties fo:color="#B5B6E3"/>
    </style:style>
    <style:style style:name="T1565" style:parent-style-name="Основнойшрифтабзаца" style:family="text">
      <style:text-properties fo:color="#A9B7C6"/>
    </style:style>
    <style:style style:name="T1566" style:parent-style-name="Основнойшрифтабзаца" style:family="text">
      <style:text-properties fo:color="#5F8C8A"/>
    </style:style>
    <style:style style:name="T1567" style:parent-style-name="Основнойшрифтабзаца" style:family="text">
      <style:text-properties fo:color="#A9B7C6"/>
    </style:style>
    <style:style style:name="T1568" style:parent-style-name="Основнойшрифтабзаца" style:family="text">
      <style:text-properties fo:color="#CC7832"/>
    </style:style>
    <style:style style:name="T1569" style:parent-style-name="Основнойшрифтабзаца" style:family="text">
      <style:text-properties fo:color="#CC7832"/>
    </style:style>
    <style:style style:name="T1570" style:parent-style-name="Основнойшрифтабзаца" style:family="text">
      <style:text-properties fo:color="#A9B7C6"/>
    </style:style>
    <style:style style:name="T1571" style:parent-style-name="Основнойшрифтабзаца" style:family="text">
      <style:text-properties fo:color="#A9B7C6"/>
    </style:style>
    <style:style style:name="T1572" style:parent-style-name="Основнойшрифтабзаца" style:family="text">
      <style:text-properties fo:color="#CC7832"/>
    </style:style>
    <style:style style:name="T1573" style:parent-style-name="Основнойшрифтабзаца" style:family="text">
      <style:text-properties fo:color="#6897BB"/>
    </style:style>
    <style:style style:name="T1574" style:parent-style-name="Основнойшрифтабзаца" style:family="text">
      <style:text-properties fo:color="#CC7832"/>
    </style:style>
    <style:style style:name="T1575" style:parent-style-name="Основнойшрифтабзаца" style:family="text">
      <style:text-properties fo:color="#CC7832"/>
    </style:style>
    <style:style style:name="T1576" style:parent-style-name="Основнойшрифтабзаца" style:family="text">
      <style:text-properties fo:color="#A9B7C6"/>
    </style:style>
    <style:style style:name="P1577" style:parent-style-name="Обычный" style:family="paragraph">
      <style:paragraph-properties fo:break-before="page"/>
    </style:style>
    <style:style style:name="P1578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1579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1580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1581" style:parent-style-name="Textbody" style:family="paragraph">
      <style:paragraph-properties fo:text-align="start" fo:text-indent="0in"/>
    </style:style>
    <style:style style:name="T1582" style:parent-style-name="Основнойшрифтабзаца" style:family="text">
      <style:text-properties fo:color="#000000"/>
    </style:style>
    <style:style style:name="T1583" style:parent-style-name="Основнойшрифтабзаца" style:family="text">
      <style:text-properties fo:color="#000000" fo:language="en" fo:country="US"/>
    </style:style>
    <style:style style:name="T1584" style:parent-style-name="Основнойшрифтабзаца" style:family="text">
      <style:text-properties fo:color="#000000"/>
    </style:style>
    <style:style style:name="T1585" style:parent-style-name="Основнойшрифтабзаца" style:family="text">
      <style:text-properties fo:color="#000000" fo:language="en" fo:country="US"/>
    </style:style>
    <style:style style:name="P158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87" style:parent-style-name="Основнойшрифтабзаца" style:family="text">
      <style:text-properties style:font-name="Courier New" style:font-name-asian="Times New Roman" style:font-name-complex="Courier New" fo:color="#BBB529" style:letter-kerning="false" fo:font-size="10pt" style:font-size-asian="10pt" style:font-size-complex="10pt" style:language-asian="ja" style:country-asian="JP" style:language-complex="ar" style:country-complex="SA"/>
    </style:style>
    <style:style style:name="T1588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1589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1590" style:parent-style-name="Основнойшрифтабзаца" style:family="text">
      <style:text-properties style:font-name="Courier New" style:font-name-asian="Times New Roman" style:font-name-complex="Courier New" fo:color="#BBB529" style:letter-kerning="false" fo:font-size="10pt" style:font-size-asian="10pt" style:font-size-complex="10pt" style:language-asian="ja" style:country-asian="JP" style:language-complex="ar" style:country-complex="SA"/>
    </style:style>
    <style:style style:name="T1591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1592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1593" style:parent-style-name="Основнойшрифтабзаца" style:family="text">
      <style:text-properties style:font-name="Courier New" style:font-name-asian="Times New Roman" style:font-name-complex="Courier New" fo:color="#BBB529" style:letter-kerning="false" fo:font-size="10pt" style:font-size-asian="10pt" style:font-size-complex="10pt" style:language-asian="ja" style:country-asian="JP" style:language-complex="ar" style:country-complex="SA"/>
    </style:style>
    <style:style style:name="T1594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1595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1596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1597" style:parent-style-name="Основнойшрифтабзаца" style:family="text">
      <style:text-properties style:font-name="Courier New" style:font-name-asian="Times New Roman" style:font-name-complex="Courier New" fo:color="#BBB529" style:letter-kerning="false" fo:font-size="10pt" style:font-size-asian="10pt" style:font-size-complex="10pt" style:language-asian="ja" style:country-asian="JP" style:language-complex="ar" style:country-complex="SA"/>
    </style:style>
    <style:style style:name="T1598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159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0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01" style:parent-style-name="Основнойшрифтабзаца" style:family="text">
      <style:text-properties style:font-name="Courier New" style:font-name-asian="Times New Roman" style:font-name-complex="Courier New" fo:color="#BBB529" style:letter-kerning="false" fo:font-size="10pt" style:font-size-asian="10pt" style:font-size-complex="10pt" style:language-asian="ja" style:country-asian="JP" style:language-complex="ar" style:country-complex="SA"/>
    </style:style>
    <style:style style:name="T1602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160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0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0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06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60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60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60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610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1611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61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1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61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61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16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61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1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61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620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1621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62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23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62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2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62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627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62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629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63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3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63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63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634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163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63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3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38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163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640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164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64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4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64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64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4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647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64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64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5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51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65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65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5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5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656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65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65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5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6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661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66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663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ja" style:country-asian="JP" style:language-complex="ar" style:country-complex="SA"/>
    </style:style>
    <style:style style:name="T166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6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6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667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66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669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ja" style:country-asian="JP" style:language-complex="ar" style:country-complex="SA"/>
    </style:style>
    <style:style style:name="T167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7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7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67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67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7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7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77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67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67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68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681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68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683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68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8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68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687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68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689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69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9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69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693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1694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69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69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69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69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699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170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0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0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03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170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05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70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0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08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70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1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11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171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1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14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71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1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1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18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71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2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2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22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72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2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2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2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2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2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2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3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31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73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3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73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73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3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3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38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1739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74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41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74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4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74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74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4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4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48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74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50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75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52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75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54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75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5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75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758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75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60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76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62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76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64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76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6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76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768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176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70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177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7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73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177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7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7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7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78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77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8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8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8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83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78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8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8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8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8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8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90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179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92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79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94" style:parent-style-name="Основнойшрифтабзаца" style:family="text">
      <style:text-properties style:font-name="Courier New" style:font-name-asian="Times New Roman" style:font-name-complex="Courier New" fo:color="#B9BCD1" style:letter-kerning="false" fo:font-size="10pt" style:font-size-asian="10pt" style:font-size-complex="10pt" style:language-asian="ja" style:country-asian="JP" style:language-complex="ar" style:country-complex="SA"/>
    </style:style>
    <style:style style:name="T179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9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9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9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79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00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180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0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0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0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0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06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180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08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ja" style:country-asian="JP" style:language-complex="ar" style:country-complex="SA"/>
    </style:style>
    <style:style style:name="T180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1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1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12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181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14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181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16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181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1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1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2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21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182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2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2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2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2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27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82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2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3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31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83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3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3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3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3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3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3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3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4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4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4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4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4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45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84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4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4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4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5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5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5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5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5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5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5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5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5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5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6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6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6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63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86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6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6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6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6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69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87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7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7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7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7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7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7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7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7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7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8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8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8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8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84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88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8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8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8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8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90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89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92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1893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1894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189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96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897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1898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189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00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190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0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0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0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05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190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07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90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0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1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1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1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1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14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91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16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191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18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191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2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92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92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2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2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2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26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92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2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2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3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31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93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3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3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3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3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3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3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3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4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4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4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4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4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4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4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47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194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4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95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951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95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53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95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5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5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57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95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59" style:parent-style-name="Основнойшрифтабзаца" style:family="text">
      <style:text-properties style:font-name="Courier New" style:font-name-asian="Times New Roman" style:font-name-complex="Courier New" fo:color="#B9BCD1" style:letter-kerning="false" fo:font-size="10pt" style:font-size-asian="10pt" style:font-size-complex="10pt" style:language-asian="ja" style:country-asian="JP" style:language-complex="ar" style:country-complex="SA"/>
    </style:style>
    <style:style style:name="T196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6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6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6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6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6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6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67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96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6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7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7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72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97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7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7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7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77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97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79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1980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198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82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198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8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8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8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8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88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ja" style:country-asian="JP" style:language-complex="ar" style:country-complex="SA"/>
    </style:style>
    <style:style style:name="T198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9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91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ja" style:country-asian="JP" style:language-complex="ar" style:country-complex="SA"/>
    </style:style>
    <style:style style:name="T199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9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9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95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99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97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199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99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00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01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00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0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0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0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06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00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08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009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01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11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01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1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1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1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1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1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18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201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2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02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022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02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24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025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02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27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02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29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03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3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3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3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3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35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03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3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3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3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40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04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4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43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04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45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04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47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048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049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050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05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52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053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054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055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05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57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058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059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06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61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06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6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6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6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6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67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06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69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070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07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72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07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7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7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7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7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7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79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208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81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08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8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08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085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08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87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088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08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90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09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9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9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9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9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96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09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9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9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0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01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10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0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0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0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06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10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08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10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10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11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12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11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14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11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16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11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18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ja" style:country-asian="JP" style:language-complex="ar" style:country-complex="SA"/>
    </style:style>
    <style:style style:name="T211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2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12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12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23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12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25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12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27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12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29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13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3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3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33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13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35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13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3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3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39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14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41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142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143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14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45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14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47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148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149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150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15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52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15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54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155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156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15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58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15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6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6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6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6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6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6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6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67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16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69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217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7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17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173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17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7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7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77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17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79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180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18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82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18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8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8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8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8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88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18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9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9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9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9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9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95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19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97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19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99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0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01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0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0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04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0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06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0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08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0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10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1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12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1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14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1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1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17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1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19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2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21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ja" style:country-asian="JP" style:language-complex="ar" style:country-complex="SA"/>
    </style:style>
    <style:style style:name="T222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2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22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22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2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2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2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2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3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31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23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33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234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235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23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37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38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239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240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24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42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4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44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45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246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24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48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24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5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5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5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5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5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5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56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25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58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225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60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26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6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26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26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6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6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6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68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6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7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7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7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73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7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75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7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77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7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79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8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81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8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83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8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85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8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87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8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89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9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9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29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293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29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95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296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29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98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29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0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01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30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03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30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05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30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07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308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309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310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31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12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313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314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31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16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31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1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1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20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32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22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32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2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2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2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2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2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2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3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3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3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3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3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3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3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37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233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3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34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341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34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43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34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4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4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4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48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34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50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35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5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35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35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55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35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5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5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35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360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36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62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363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364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36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66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367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368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36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70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37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7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7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7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7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7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7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7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79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38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8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8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8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8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8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8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8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8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8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9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9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92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239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9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9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9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97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39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9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0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01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40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0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04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40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06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407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40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09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41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1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12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41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14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41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1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1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18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241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2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2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2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2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24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42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26" style:parent-style-name="Основнойшрифтабзаца" style:family="text">
      <style:text-properties style:font-name="Courier New" style:font-name-asian="Times New Roman" style:font-name-complex="Courier New" fo:color="#B9BCD1" style:letter-kerning="false" fo:font-size="10pt" style:font-size-asian="10pt" style:font-size-complex="10pt" style:language-asian="ja" style:country-asian="JP" style:language-complex="ar" style:country-complex="SA"/>
    </style:style>
    <style:style style:name="T242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28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42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3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3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3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33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43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3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36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43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38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439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44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41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44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4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44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44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46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44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48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44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5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5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5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5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5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5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56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45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58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45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6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6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6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6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6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6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6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6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6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6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7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7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7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73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47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7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76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47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78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479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48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81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48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8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8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85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48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8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8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8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9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9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9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9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9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9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9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9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9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9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0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0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0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0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0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0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0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07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50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09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510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51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12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51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1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15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51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17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51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1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2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2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2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2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24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ja" style:country-asian="JP" style:language-complex="ar" style:country-complex="SA"/>
    </style:style>
    <style:style style:name="T252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2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2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2</text:span></text:p>
      <text:p text:style-name="P18"><text:span text:style-name="T19">по дисциплине «Построение и анализ алгоритмов»</text:span></text:p>
      <text:p text:style-name="P20"><text:span text:style-name="T21">Тема: Алгоритмы поиска пути в графах</text:span></text:p>
      <text:p text:style-name="P22"/>
      <text:p text:style-name="P23"/>
      <text:p text:style-name="P24"/>
      <text:p text:style-name="P25"/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Standard"><text:span text:style-name="T34">Студентка гр. 9382</text:span></text:p>
          </table:table-cell>
          <table:table-cell table:style-name="TableCell35">
            <text:p text:style-name="P36"/>
          </table:table-cell>
          <table:table-cell table:style-name="TableCell37">
            <text:p text:style-name="P38">Пя С.</text:p>
          </table:table-cell>
        </table:table-row>
        <table:table-row table:style-name="TableRow39">
          <table:table-cell table:style-name="TableCell40">
            <text:p text:style-name="P41">Преподаватель</text:p>
          </table:table-cell>
          <table:table-cell table:style-name="TableCell42">
            <text:p text:style-name="P43"/>
          </table:table-cell>
          <table:table-cell table:style-name="TableCell44">
            <text:p text:style-name="P45">Фирсов М.А.</text:p>
          </table:table-cell>
        </table:table-row>
      </table:table>
      <text:p text:style-name="P46"/>
      <text:p text:style-name="P47"/>
      <text:p text:style-name="P48">Санкт-Петербург</text:p>
      <text:p text:style-name="P49">2021</text:p>
      <text:h text:style-name="P50" text:outline-level="2">Цель работы.</text:h>
      <text:p text:style-name="P51"><text:tab/>Реализовать программу, занимающуюся поиском пути в графе с помощью Жадного и А* алгоритмов, и изучить данные алгоритмы.</text:p>
      <text:p text:style-name="P52"/>
      <text:h text:style-name="P53" text:outline-level="2">Задание.</text:h>
      <text:p text:style-name="Standard"><text:span text:style-name="T54">1) Разработайте программу, которая решает задачу построения пути в ориентированном графе при помощи<text:s/></text:span><text:span text:style-name="T55">жадного алгоритма</text:span><text:span text:style-name="T56">. Жадность в данном случае понимается следующим образом: на каждом шаге выбирается последняя посещённая вершина. Переместиться необходимо в ту вершину, путь до которой является самым дешёвым из последней посещённой вершины. Каждая вершина в графе имеет буквенное обозначение ("a", "b", "c"...), каждое ребро имеет неотрицательный вес.</text:span></text:p>
      <text:p text:style-name="P57">Пример входных данных</text:p>
      <text:p text:style-name="P58"/>
      <text:p text:style-name="P59">a e</text:p>
      <text:p text:style-name="P60">a b 3.0</text:p>
      <text:p text:style-name="P61">b c 1.0</text:p>
      <text:p text:style-name="P62">c d 1.0</text:p>
      <text:p text:style-name="P63">a d 5.0</text:p>
      <text:p text:style-name="P64">d e 1.0</text:p>
      <text:p text:style-name="P65"/>
      <text:p text:style-name="P66">В первой строке через пробел указываются начальная и конечная вершины</text:p>
      <text:p text:style-name="P67">Далее в каждой строке указываются ребра графа и их вес</text:p>
      <text:p text:style-name="P68"/>
      <text:p text:style-name="P69"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Для приведённых в примере входных данных ответом будет</text:p>
      <text:p text:style-name="P70">abcde</text:p>
      <text:p text:style-name="P71"/>
      <text:p text:style-name="Standard"><text:span text:style-name="T72">2)<text:s/></text:span>Разработайте программу, которая решает задачу построения кратчайшего пути в<text:s/><text:span text:style-name="T73">ориентированном</text:span><text:s/>графе<text:s/><text:span text:style-name="T74">методом А*</text:span>. Каждая вершина в графе имеет буквенное обозначение ("a", "b", "c"...), каждое ребро имеет неотрицательный вес. В качестве эвристической функции следует взять близость символов, обозначающих вершины графа, в таблице ASCII.<text:line-break/>Пример входных данных</text:p>
      <text:p text:style-name="PreformattedText"><text:span text:style-name="T75">a e</text:span></text:p>
      <text:p text:style-name="PreformattedText"><text:span text:style-name="T76">a b 3.0</text:span></text:p>
      <text:p text:style-name="PreformattedText"><text:span text:style-name="T77">b c 1.0</text:span></text:p>
      <text:p text:style-name="PreformattedText"><text:span text:style-name="T78">c d 1.0</text:span></text:p>
      <text:p text:style-name="PreformattedText"><text:span text:style-name="T79">a d 5.0</text:span></text:p>
      <text:p text:style-name="P80"><text:span text:style-name="T81">d e 1.0</text:span></text:p>
      <text:p text:style-name="P82">В первой строке через пробел указываются начальная и конечная вершины</text:p>
      <text:p text:style-name="P83">Далее в каждой строке указываются ребра графа и их вес</text:p>
      <text:p text:style-name="P84"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Для приведённых в примере входных данных ответом будет</text:p>
      <text:p text:style-name="P85"><text:span text:style-name="T86">ade</text:span></text:p>
      <text:p text:style-name="P87">Вар. 2. В A* эвристическая функция для каждой вершины задаётся неотрицательным числом во входных данных.</text:p>
      <text:h text:style-name="P88" text:outline-level="2">Описание алгоритма</text:h>
      <text:h text:style-name="P89" text:outline-level="2">Жадный алгоритм<text:s/></text:h>
      <text:p text:style-name="Textbody">Список ребер сортируется по начальной вершине (в алфавитном порядке ради простоты, чтобы одинаковые вершины находились вместе), при равенстве начальных вершин сортировка происходит по весу. Проходим по графу, начиная с начальной заданной вершины. Находим ребра, в которых в качестве начальной вершины выступает рассматриваемая, и выбираем первое найденное, так как оно будет иметь меньший вес. Конечная вершина этого ребра становится следующей рассматриваемой вершиной. В случае отсутствия следующей вершины переходим к предыдущей. Просмотр графа заканчивается тогда, когда рассматриваемой вершиной будет конечная заданная.</text:p>
      <text:p text:style-name="Textbody"><text:span text:style-name="T90">Сложность по времени —<text:s/></text:span><text:span text:style-name="T91">O</text:span><text:span text:style-name="T92"><text:s/>(</text:span><text:span text:style-name="T93">NlogN</text:span><text:span text:style-name="T94"><text:s/>+<text:s/></text:span><text:span text:style-name="T95">N</text:span><text:span text:style-name="T96">*</text:span><text:span text:style-name="T97">M</text:span><text:span text:style-name="T98">).</text:span></text:p>
      <text:p text:style-name="Textbody"><text:span text:style-name="T99">Сортировка в среднем занимает<text:s/></text:span><text:span text:style-name="T100">O</text:span><text:span text:style-name="T101">(</text:span><text:span text:style-name="T102">NlogN</text:span><text:span text:style-name="T103">) для<text:s/></text:span><text:span text:style-name="T104">N</text:span><text:span text:style-name="T105"><text:s/>ребер. Рассмотрим худший случай при проходе всего графа. <text:s/>Для графа с<text:s/></text:span><text:span text:style-name="T106">M</text:span><text:span text:style-name="T107"><text:s/>вершинами и<text:s/></text:span><text:span text:style-name="T108">N</text:span><text:span text:style-name="T109"><text:s/>ребрами<text:s/></text:span><text:span text:style-name="T110">O</text:span><text:span text:style-name="T111">(</text:span><text:span text:style-name="T112">N</text:span><text:span text:style-name="T113">*</text:span><text:span text:style-name="T114">M</text:span><text:span text:style-name="T115">).</text:span></text:p>
      <text:p text:style-name="Textbody"><text:span text:style-name="T116">Сложность по памяти —<text:s/></text:span><text:span text:style-name="T117">O</text:span><text:span text:style-name="T118">(</text:span><text:span text:style-name="T119">N</text:span><text:span text:style-name="T120">+</text:span><text:span text:style-name="T121">M</text:span><text:span text:style-name="T122">).</text:span></text:p>
      <text:p text:style-name="Textbody"><text:span text:style-name="T123">Для хранения графа используется список ребер и список вершин. Тогда для графа с<text:s/></text:span><text:span text:style-name="T124">M</text:span><text:span text:style-name="T125"><text:s/>вершинами и<text:s/></text:span><text:span text:style-name="T126">N</text:span><text:span text:style-name="T127"><text:s/>ребрами<text:s/></text:span><text:span text:style-name="T128">O</text:span><text:span text:style-name="T129">(</text:span><text:span text:style-name="T130">N</text:span><text:span text:style-name="T131">+</text:span><text:span text:style-name="T132">M</text:span><text:span text:style-name="T133">).</text:span></text:p>
      <text:h text:style-name="P134" text:outline-level="2">Алгоритм А*</text:h>
      <text:p text:style-name="Textbody"><text:span text:style-name="T135">Для моего варианта эвристическая оценка для каждой вершины задается во входных данных. Начинаем проход по графу с начальной заданной вершины. Помечаем рассматриваемую вершину посещенной. Для смежных вершин определяем сумму весов ребер от начальной вершины до текущей, при нахождении меньшей суммы весов ребер, заменяем текущую. Ищем вершину с минимальной суммой веса от начальной вершины до текущей и эвристической оценки и определяем ее как следующую рассматриваемую вершину, при этом сохранив в качестве ссылки начальную вершину в ребре, содержащем конечную вершину – нашу следующую рассматриваемую. Алгоритм прекратится в случае равенства текущей рассматриваемой вершины и конечной заданной.</text:span></text:p>
      <text:p text:style-name="Textbody"><text:span text:style-name="T136">Сложность по времени в лучшем случае -<text:s/></text:span><text:span text:style-name="T137">O</text:span><text:span text:style-name="T138">(</text:span><text:span text:style-name="T139">N</text:span><text:span text:style-name="T140">+</text:span><text:span text:style-name="T141">M</text:span><text:span text:style-name="T142">).</text:span></text:p>
      <text:p text:style-name="Textbody"><text:span text:style-name="T143">Случай, когда мы имеем наиболее подходящую эвристическую функцию, с помощью которой мы выбираем вершины, которые находятся в направлении конечной вершины с доступностью к ней. Для графа с<text:s/></text:span><text:span text:style-name="T144">M</text:span><text:span text:style-name="T145"><text:s/>вершинами и<text:s/></text:span><text:span text:style-name="T146">N</text:span><text:span text:style-name="T147"><text:s/>ребрами<text:s/></text:span><text:span text:style-name="T148">O</text:span><text:span text:style-name="T149">(</text:span><text:span text:style-name="T150">N</text:span><text:span text:style-name="T151">+</text:span><text:span text:style-name="T152">M</text:span><text:span text:style-name="T153">).</text:span></text:p>
      <text:p text:style-name="P154">Сложность по времени в худшем случае.</text:p>
      <text:p text:style-name="P155">В худшем случае, когда мы имеем плохую эвристическую функцию, алгоритм будет определять путь в последний момент, при этом он будет проходить по всем возможным путям. Значит, сложность по времени будет расти экспоненциально в сравнении с длиной оптимального пути.</text:p>
      <text:p text:style-name="Textbody"><text:span text:style-name="T156">Сложность по памяти в лучшем случае</text:span><text:span text:style-name="T157"><text:s/>и в худшем</text:span><text:span text:style-name="T158"><text:s/>—<text:s/></text:span><text:span text:style-name="T159">O</text:span><text:span text:style-name="T160">(2*</text:span><text:span text:style-name="T161">N</text:span><text:span text:style-name="T162">+</text:span><text:span text:style-name="T163">M</text:span><text:span text:style-name="T164">).<text:s/></text:span></text:p>
      <text:p text:style-name="Textbody"><text:span text:style-name="T165">Для хранения графа используется список ребер и список вершин. Однако в структуре вершины хранится предыдущая. Случай, когда будет хранится путь от начала до конца, поэтому<text:s/></text:span><text:span text:style-name="T166">O</text:span><text:span text:style-name="T167">(2*</text:span><text:span text:style-name="T168">N</text:span><text:span text:style-name="T169">+</text:span><text:span text:style-name="T170">M</text:span><text:span text:style-name="T171">).</text:span></text:p>
      <text:p text:style-name="Textbody"><text:span text:style-name="T172">В худшем случае сложность памяти будет такой же, потому что не реализуется стек, в ходе работы после заполнения списка ребер и вершин элементы не удаляются.</text:span></text:p>
      <text:p text:style-name="Textbody"><text:span text:style-name="T173">Описание функций и структур данных.</text:span></text:p>
      <text:p text:style-name="P174">Жадный алгоритм</text:p>
      <text:list text:style-name="LFO2" text:continue-numbering="true">
        <text:list-item>
          <text:p text:style-name="P175"><text:span text:style-name="T176">Структура<text:s/></text:span><text:span text:style-name="T177">Point</text:span><text:span text:style-name="T178"><text:s/>содержит название вершины<text:s/></text:span><text:span text:style-name="T179">ver</text:span><text:span text:style-name="T180"><text:s/>и<text:s/></text:span><text:span text:style-name="T181">isVisited</text:span><text:span text:style-name="T182">, определяющий, посещена ли вершина или нет.</text:span></text:p>
        </text:list-item>
        <text:list-item>
          <text:p text:style-name="P183"><text:span text:style-name="T184">Структура<text:s/></text:span><text:span text:style-name="T185">Edge</text:span><text:span text:style-name="T186"><text:s/>содержит название начальной и конечной вершин<text:s/></text:span><text:span text:style-name="T187">initVer</text:span><text:span text:style-name="T188"><text:s/></text:span><text:span text:style-name="T189">и<text:s/></text:span><text:span text:style-name="T190">finVer</text:span><text:span text:style-name="T191">,<text:s/></text:span><text:span text:style-name="T192"><text:s/>вес ребра<text:s/></text:span><text:span text:style-name="T193">weightVer</text:span><text:span text:style-name="T194">.</text:span></text:p>
        </text:list-item>
        <text:list-item>
          <text:p text:style-name="P195">Функция compForSort</text:p>
        </text:list-item>
      </text:list>
      <text:p text:style-name="Textbody"><text:span text:style-name="T196">Сигнатура</text:span><text:span text:style-name="T197">: bool compForSort (const Edge&amp; first, const Edge&amp; second)</text:span></text:p>
      <text:p text:style-name="Textbody"><text:span text:style-name="T198">Назначение:<text:s/></text:span><text:span text:style-name="T199">предназначена для сортировки ребер.</text:span></text:p>
      <text:p text:style-name="Textbody"><text:span text:style-name="T200">Описание аргументов:<text:s/></text:span><text:span text:style-name="T201">first</text:span><text:span text:style-name="T202"><text:s/>: const Edge и<text:s/></text:span><text:span text:style-name="T203">second</text:span><text:span text:style-name="T204"><text:s/>: const Edge <text:s/>- ребра для сравнения.</text:span></text:p>
      <text:p text:style-name="Textbody"><text:span text:style-name="T205">Возвращаемое значение:<text:s/></text:span><text:span text:style-name="T206">true</text:span><text:span text:style-name="T207"><text:s/>–<text:s/></text:span><text:span text:style-name="T208">если первое ребро остается на первом месте, иначе второе ребро является первым.</text:span></text:p>
      <text:list text:style-name="LFO2" text:continue-numbering="true">
        <text:list-item>
          <text:p text:style-name="P209"><text:span text:style-name="T210">Класс<text:s/></text:span><text:span text:style-name="T211">PathSearching</text:span><text:span text:style-name="T212"><text:s/>содержит поля<text:s/></text:span><text:span text:style-name="T213">initDestVer</text:span><text:span text:style-name="T214">,<text:s/></text:span><text:span text:style-name="T215">finDestVer</text:span><text:span text:style-name="T216">, хранящие начальную и конечную заданные вершины,<text:s/></text:span><text:span text:style-name="T217">string</text:span><text:span text:style-name="T218"><text:s/></text:span><text:span text:style-name="T219">answer</text:span><text:span text:style-name="T220">, который используется для хранения решения задачи. list&lt;</text:span><text:span text:style-name="T221">Edge</text:span><text:span text:style-name="T222">&gt; listOfEdge и<text:s/></text:span><text:span text:style-name="T223">list</text:span><text:span text:style-name="T224">&lt;</text:span><text:span text:style-name="T225">Point</text:span><text:span text:style-name="T226">*&gt;<text:s/></text:span><text:span text:style-name="T227">listOfVer</text:span><text:span text:style-name="T228"><text:s/>используются в качестве списков ребер и вершин.<text:s/></text:span></text:p>
        </text:list-item>
        <text:list-item>
          <text:p text:style-name="P229"><text:span text:style-name="T230">std</text:span>::<text:span text:style-name="T231">list</text:span>&lt;<text:span text:style-name="T232">Edge</text:span>&gt;<text:s/><text:span text:style-name="T233">listOfEdge</text:span><text:s/>– структура данных, отвечающая за хранение графа, хранит список ребер.</text:p>
        </text:list-item>
        <text:list-item>
          <text:p text:style-name="P234"><text:span text:style-name="T235">std</text:span>::<text:span text:style-name="T236">list</text:span>&lt;<text:span text:style-name="T237">Point</text:span>*&gt;<text:s/><text:span text:style-name="T238">listOfVer</text:span><text:s/>– структура данных, список вершин.</text:p>
        </text:list-item>
      </text:list>
      <text:p text:style-name="P239"><text:span text:style-name="T240">Методы</text:span><text:span text:style-name="T241"><text:s/></text:span><text:span text:style-name="T242">класса</text:span><text:span text:style-name="T243"><text:s/>PathSearching:</text:span></text:p>
      <text:list text:style-name="LFO2" text:continue-numbering="true">
        <text:list-item>
          <text:p text:style-name="P244"><text:span text:style-name="T245">Сигнатура</text:span><text:span text:style-name="T246">: void readEdgeAndVer()</text:span></text:p>
        </text:list-item>
      </text:list>
      <text:p text:style-name="P247">Назначение: ввод ребер и формирование списков вершин и ребер.</text:p>
      <text:p text:style-name="P248">Описание аргументов: -</text:p>
      <text:p text:style-name="P249">Возвращаемое значение: -</text:p>
      <text:p text:style-name="P250">4.<text:tab/>Сигнатура: void showAnswer()<text:s/></text:p>
      <text:p text:style-name="P251">Назначение: выводит результат работы алгоритма.<text:s/></text:p>
      <text:p text:style-name="P252">Описание аргументов: -</text:p>
      <text:p text:style-name="Textbody"><text:span text:style-name="T253">Возвращаемое значение: -</text:span></text:p>
      <text:p text:style-name="Textbody"><text:span text:style-name="T254">5.</text:span><text:span text:style-name="T255"><text:tab/>Сигнатура:<text:s/></text:span><text:span text:style-name="T256">void</text:span><text:span text:style-name="T257"><text:s/></text:span><text:span text:style-name="T258">showListOfEdge</text:span><text:span text:style-name="T259">()<text:s/></text:span></text:p>
      <text:p text:style-name="P260">Назначение: выводит отсортированный список ребер.</text:p>
      <text:p text:style-name="P261">Описание аргументов: -</text:p>
      <text:p text:style-name="P262">Возвращаемое значение: -</text:p>
      <text:p text:style-name="Textbody"><text:span text:style-name="T263">6.</text:span><text:span text:style-name="T264"><text:tab/></text:span><text:span text:style-name="T265">Сигнатура</text:span><text:span text:style-name="T266">: Point* findVer(Vertical vertical)</text:span></text:p>
      <text:p text:style-name="P267">Назначение: возвращает экземпляр структуры вершины по названию вершины.</text:p>
      <text:p text:style-name="Textbody"><text:span text:style-name="T268">Описание аргументов:<text:s/></text:span><text:span text:style-name="T269">vertical</text:span><text:span text:style-name="T270"><text:s/>:<text:s/></text:span><text:span text:style-name="T271">Vertical</text:span><text:span text:style-name="T272"><text:s/>– название вершины</text:span></text:p>
      <text:p text:style-name="Textbody"><text:span text:style-name="T273">Возвращаемое значение:<text:s/></text:span><text:span text:style-name="T274">Point</text:span><text:span text:style-name="T275">*</text:span><text:span text:style-name="T276"><text:s/>- экземпляр стуктуры вершины.</text:span></text:p>
      <text:p text:style-name="Textbody"><text:span text:style-name="T277">7.</text:span><text:span text:style-name="T278"><text:tab/>Сигнатура:<text:s/></text:span><text:span text:style-name="T279">void</text:span><text:span text:style-name="T280"><text:s/></text:span><text:span text:style-name="T281">doGreedyAlgoritm</text:span><text:span text:style-name="T282">()</text:span></text:p>
      <text:p text:style-name="Textbody"><text:span text:style-name="T283">Назначение: выполняет построение пути с помощью жадного алгоритма.</text:span></text:p>
      <text:p text:style-name="P284">Описание аргументов: -</text:p>
      <text:p text:style-name="P285">Возвращаемое значение: -</text:p>
      <text:p text:style-name="P286">Алгоритм А*</text:p>
      <text:list text:style-name="LFO3" text:continue-numbering="true">
        <text:list-item>
          <text:p text:style-name="P287"><text:span text:style-name="T288">Структура<text:s/></text:span><text:span text:style-name="T289">Point</text:span><text:span text:style-name="T290"><text:s/>содержит название вершины<text:s/></text:span><text:span text:style-name="T291">ver</text:span><text:span text:style-name="T292"><text:s/>и<text:s/></text:span><text:span text:style-name="T293">isVisited</text:span><text:span text:style-name="T294">, определяющий, посещена ли вершина или нет.<text:s/></text:span><text:span text:style-name="T295">Wei</text:span><text:span text:style-name="T296">,<text:s/></text:span><text:span text:style-name="T297">heurEst</text:span><text:span text:style-name="T298"><text:s/>- эвристическая оценка и вес от начальной вершины до текущей, parent - начальная вершина в ребре.</text:span></text:p>
        </text:list-item>
        <text:list-item>
          <text:p text:style-name="P299"><text:span text:style-name="T300">Структура<text:s/></text:span><text:span text:style-name="T301">Edge</text:span><text:span text:style-name="T302"><text:s/>содержит название начальной и конечной вершин<text:s/></text:span><text:span text:style-name="T303">initVer</text:span><text:span text:style-name="T304"><text:s/></text:span><text:span text:style-name="T305">и<text:s/></text:span><text:span text:style-name="T306">finVer</text:span><text:span text:style-name="T307">,<text:s/></text:span><text:span text:style-name="T308"><text:s/>вес ребра<text:s/></text:span><text:span text:style-name="T309">weightVer</text:span><text:span text:style-name="T310">.</text:span></text:p>
        </text:list-item>
        <text:list-item>
          <text:p text:style-name="P311"><text:span text:style-name="T312">Класс<text:s/></text:span><text:span text:style-name="T313">PathSearching</text:span><text:span text:style-name="T314"><text:s/>содержит поля<text:s/></text:span><text:span text:style-name="T315">initDestVer</text:span><text:span text:style-name="T316">,<text:s/></text:span><text:span text:style-name="T317">finDestVer</text:span><text:span text:style-name="T318">, хранящие начальную и конечную заданные вершины, list&lt;</text:span><text:span text:style-name="T319">Edge</text:span><text:span text:style-name="T320">&gt; listOfEdge и<text:s/></text:span><text:span text:style-name="T321">list</text:span><text:span text:style-name="T322">&lt;</text:span><text:span text:style-name="T323">Point</text:span><text:span text:style-name="T324">*&gt;<text:s/></text:span><text:span text:style-name="T325">listOfVer</text:span><text:span text:style-name="T326"><text:s/>используются в качестве списков ребер и вершин.<text:s/></text:span></text:p>
        </text:list-item>
        <text:list-item>
          <text:p text:style-name="P327"><text:span text:style-name="T328">std</text:span>::<text:span text:style-name="T329">list</text:span>&lt;<text:span text:style-name="T330">Edge</text:span>&gt;<text:s/><text:span text:style-name="T331">listOfEdge</text:span><text:s/>– структура данных, отвечающая за хранение графа, хранит список ребер.</text:p>
        </text:list-item>
        <text:list-item>
          <text:p text:style-name="P332"><text:span text:style-name="T333">std</text:span>::<text:span text:style-name="T334">list</text:span>&lt;<text:span text:style-name="T335">Point</text:span>*&gt;<text:s/><text:span text:style-name="T336">listOfVer</text:span><text:s/>– структура данных, список вершин.</text:p>
        </text:list-item>
      </text:list>
      <text:p text:style-name="P337"><text:span text:style-name="T338">Методы</text:span><text:span text:style-name="T339"><text:s/></text:span><text:span text:style-name="T340">класса</text:span><text:span text:style-name="T341"><text:s/>PathSearching:</text:span></text:p>
      <text:list text:style-name="LFO3" text:continue-numbering="true">
        <text:list-item>
          <text:p text:style-name="P342"><text:span text:style-name="T343">Сигнатура</text:span><text:span text:style-name="T344">: void readEdgeAndVer()</text:span></text:p>
        </text:list-item>
      </text:list>
      <text:p text:style-name="P345">Назначение: ввод ребер и формирование списков вершин и ребер. Ввод эвристической функции для каждой вершины.</text:p>
      <text:p text:style-name="P346">Описание аргументов: -</text:p>
      <text:p text:style-name="P347">Возвращаемое значение: -</text:p>
      <text:list text:style-name="LFO3" text:continue-numbering="true">
        <text:list-item>
          <text:p text:style-name="P348">Сигнатура: void showAnswer()<text:s/></text:p>
        </text:list-item>
      </text:list>
      <text:p text:style-name="P349">Назначение: выводит результат работы алгоритма.<text:s/></text:p>
      <text:p text:style-name="P350">Описание аргументов: -</text:p>
      <text:p text:style-name="P351">Возвращаемое значение: -</text:p>
      <text:list text:style-name="LFO3" text:continue-numbering="true">
        <text:list-item>
          <text:p text:style-name="P352">Сигнатура: void showListOfNotVisitedVerAndHeur()</text:p>
        </text:list-item>
      </text:list>
      <text:p text:style-name="P353">Назначение: выводит список непосещенных вершин и ее характеристик.</text:p>
      <text:p text:style-name="P354">Описание аргументов: -</text:p>
      <text:p text:style-name="P355">Возвращаемое значение: -</text:p>
      <text:list text:style-name="LFO3" text:continue-numbering="true">
        <text:list-item>
          <text:p text:style-name="P356"><text:span text:style-name="T357">Сигнатура:<text:s/></text:span><text:span text:style-name="T358">void</text:span><text:span text:style-name="T359"><text:s/></text:span><text:span text:style-name="T360">showListOfEdge</text:span><text:span text:style-name="T361">()<text:s/></text:span></text:p>
        </text:list-item>
      </text:list>
      <text:p text:style-name="P362">Назначение: выводит отсортированный список ребер.</text:p>
      <text:p text:style-name="P363">Описание аргументов: -</text:p>
      <text:p text:style-name="P364">Возвращаемое значение: -</text:p>
      <text:list text:style-name="LFO3" text:continue-numbering="true">
        <text:list-item>
          <text:p text:style-name="P365"><text:span text:style-name="T366">Сигнатура</text:span><text:span text:style-name="T367">: Point* findVer(Vertical vertical)</text:span></text:p>
        </text:list-item>
      </text:list>
      <text:p text:style-name="P368">Назначение: возвращает экземпляр структуры вершины по названию вершины.</text:p>
      <text:p text:style-name="Textbody"><text:span text:style-name="T369">Описание аргументов:<text:s/></text:span><text:span text:style-name="T370">vertical</text:span><text:span text:style-name="T371"><text:s/>:<text:s/></text:span><text:span text:style-name="T372">Vertical</text:span><text:span text:style-name="T373"><text:s/>– название вершины</text:span></text:p>
      <text:p text:style-name="Textbody"><text:span text:style-name="T374">Возвращаемое значение:<text:s/></text:span><text:span text:style-name="T375">Point</text:span><text:span text:style-name="T376">*</text:span><text:span text:style-name="T377"><text:s/>- экземпляр стуктуры вершины.</text:span></text:p>
      <text:list text:style-name="LFO3" text:continue-numbering="true">
        <text:list-item>
          <text:p text:style-name="P378"><text:span text:style-name="T379">Сигнатура</text:span><text:span text:style-name="T380">: void defineWeightAndHeur(Point* currentPoint)</text:span></text:p>
        </text:list-item>
      </text:list>
      <text:p text:style-name="P381">Назначение: определяет эвристическую оценку и вес от начальной вершины до текущей для смежных вершин. В моем варианте определяется только вес.</text:p>
      <text:p text:style-name="Textbody"><text:span text:style-name="T382">Описание аргументов:<text:s/></text:span><text:span text:style-name="T383">currentPoint</text:span><text:span text:style-name="T384"><text:s/>:<text:s/></text:span><text:span text:style-name="T385">Point</text:span><text:span text:style-name="T386">* – текущая рассматриваемая вершина.</text:span></text:p>
      <text:p text:style-name="P387">Возвращаемое значение: -</text:p>
      <text:list text:style-name="LFO3" text:continue-numbering="true">
        <text:list-item>
          <text:p text:style-name="P388"><text:span text:style-name="T389"><text:s/>Сигнатура</text:span><text:span text:style-name="T390">: Point* findNextVertical()</text:span></text:p>
        </text:list-item>
      </text:list>
      <text:p text:style-name="P391">Назначение: ищет следующую вершину с наименьшими характеристиками</text:p>
      <text:p text:style-name="Textbody"><text:span text:style-name="T392">Описание аргументов: -</text:span></text:p>
      <text:p text:style-name="Textbody"><text:span text:style-name="T393">Возвращаемое значение:<text:s/></text:span><text:span text:style-name="T394">Point</text:span><text:span text:style-name="T395">* - экземляр структуры следующей рассматриваемой вершины.</text:span></text:p>
      <text:list text:style-name="LFO3" text:continue-numbering="true">
        <text:list-item>
          <text:p text:style-name="P396"><text:span text:style-name="T397"><text:s/></text:span><text:span text:style-name="T398">Сигнатура</text:span><text:span text:style-name="T399">: Point* defineNextCurrentVer(Point* min)</text:span></text:p>
        </text:list-item>
      </text:list>
      <text:p text:style-name="Textbody"><text:span text:style-name="T400">Назначение: определяет следующую рассматриваемую вершину.</text:span></text:p>
      <text:p text:style-name="Textbody"><text:span text:style-name="T401">Описание аргументов:<text:s/></text:span><text:span text:style-name="T402">min</text:span><text:span text:style-name="T403"><text:s/>:<text:s/></text:span><text:span text:style-name="T404">Point</text:span><text:span text:style-name="T405">* – следующая рассматриваемая вершина.</text:span></text:p>
      <text:p text:style-name="Textbody"><text:span text:style-name="T406">Возвращаемое значение:<text:s/></text:span><text:span text:style-name="T407">Point</text:span><text:span text:style-name="T408">*</text:span><text:span text:style-name="T409">-</text:span><text:span text:style-name="T410">экземпляр структуры следующей рассматриваемой вершины.</text:span></text:p>
      <text:list text:style-name="LFO3" text:continue-numbering="true">
        <text:list-item>
          <text:p text:style-name="P411"><text:span text:style-name="T412"><text:s/>Сигнатура</text:span><text:span text:style-name="T413">: void doAlgoritmA()</text:span></text:p>
        </text:list-item>
      </text:list>
      <text:p text:style-name="P414">Назначение: выполняет построение кратчайшего пути с помощью метода А*.</text:p>
      <text:p text:style-name="P415">Возвращаемое значение: -</text:p>
      <text:p text:style-name="P416"/>
      <text:p text:style-name="P417">Тестирование</text:p>
      <text:p text:style-name="Textbody"><text:span text:style-name="T418">Тестирование жадного алгоритма.</text:span></text:p>
      <table:table table:style-name="Table419">
        <table:table-columns>
          <table:table-column table:style-name="TableColumn420"/>
          <table:table-column table:style-name="TableColumn421"/>
          <table:table-column table:style-name="TableColumn422"/>
        </table:table-columns>
        <table:table-row table:style-name="TableRow423">
          <table:table-cell table:style-name="TableCell424">
            <text:p text:style-name="P425">Нумерация</text:p>
          </table:table-cell>
          <table:table-cell table:style-name="TableCell426">
            <text:p text:style-name="P427">Входные данные</text:p>
          </table:table-cell>
          <table:table-cell table:style-name="TableCell428">
            <text:p text:style-name="P429">Выходные данные</text:p>
          </table:table-cell>
        </table:table-row>
        <table:table-row table:style-name="TableRow430">
          <table:table-cell table:style-name="TableCell431">
            <text:p text:style-name="P432">1</text:p>
          </table:table-cell>
          <table:table-cell table:style-name="TableCell433">
            <text:p text:style-name="P434">g j</text:p>
            <text:p text:style-name="P435">a b 1</text:p>
            <text:p text:style-name="P436">a f 3</text:p>
            <text:p text:style-name="P437">b c 5</text:p>
            <text:p text:style-name="P438">b g 3</text:p>
            <text:p text:style-name="P439">f g 4</text:p>
            <text:p text:style-name="P440">c d 6</text:p>
            <text:p text:style-name="P441">d m 1</text:p>
            <text:p text:style-name="P442">g e 4</text:p>
            <text:p text:style-name="P443">e h 1</text:p>
            <text:p text:style-name="P444">e n 1</text:p>
            <text:p text:style-name="P445">n m 2</text:p>
            <text:p text:style-name="P446">g i 5</text:p>
            <text:p text:style-name="P447">i j 6</text:p>
            <text:p text:style-name="P448">i k 1</text:p>
            <text:p text:style-name="P449">j l 5</text:p>
            <text:p text:style-name="P450">m j 3</text:p>
          </table:table-cell>
          <table:table-cell table:style-name="TableCell451">
            <text:p text:style-name="P452">Хотите считать данные из файла или ввести самостоятельно?(1/2)</text:p>
            <text:p text:style-name="P453">1</text:p>
            <text:p text:style-name="P454">Отсортированный список ребер</text:p>
            <text:p text:style-name="P455">a b 1</text:p>
            <text:p text:style-name="P456">a f 3</text:p>
            <text:p text:style-name="P457">b g 3</text:p>
            <text:p text:style-name="P458">b c 5</text:p>
            <text:p text:style-name="P459">c d 6</text:p>
            <text:p text:style-name="P460">d m 1</text:p>
            <text:p text:style-name="P461">e h 1</text:p>
            <text:p text:style-name="P462">e n 1</text:p>
            <text:p text:style-name="P463">f g 4</text:p>
            <text:p text:style-name="P464">g e 4</text:p>
            <text:p text:style-name="P465">g i 5</text:p>
            <text:p text:style-name="P466">i k 1</text:p>
            <text:p text:style-name="P467">i j 6</text:p>
            <text:p text:style-name="P468">j l 5</text:p>
            <text:p text:style-name="P469">m j 3</text:p>
            <text:p text:style-name="P470">n m 2</text:p>
            <text:p text:style-name="P471">Рассматриваемая вершина g</text:p>
            <text:p text:style-name="P472">Следующая вершина, выбранная по минимальному весу ребра e</text:p>
            <text:p text:style-name="P473">Рассматриваемая вершина e</text:p>
            <text:p text:style-name="P474">Следующая вершина, выбранная по минимальному весу ребра h</text:p>
            <text:p text:style-name="P475">Рассматриваемая вершина h</text:p>
            <text:p text:style-name="P476">Следующая вершина не найдена, переходим к предыдущей e</text:p>
            <text:p text:style-name="P477">Рассматриваемая вершина e</text:p>
            <text:p text:style-name="P478">Следующая вершина, выбранная по минимальному весу ребра n</text:p>
            <text:p text:style-name="P479">Рассматриваемая вершина n</text:p>
            <text:p text:style-name="P480">Следующая вершина, выбранная по минимальному весу ребра m</text:p>
            <text:p text:style-name="P481">Рассматриваемая вершина m</text:p>
            <text:p text:style-name="P482">Следующая вершина, выбранная по минимальному весу ребра j</text:p>
            <text:p text:style-name="P483">Результат работы алгоритма:</text:p>
            <text:p text:style-name="P484">genmj</text:p>
            <text:p text:style-name="P485">Хотите продолжить?(y/n)</text:p>
            <text:p text:style-name="P486">n</text:p>
          </table:table-cell>
        </table:table-row>
        <table:table-row table:style-name="TableRow487">
          <table:table-cell table:style-name="TableCell488">
            <text:p text:style-name="P489">2</text:p>
          </table:table-cell>
          <table:table-cell table:style-name="TableCell490">
            <text:p text:style-name="P491">a e</text:p>
            <text:p text:style-name="P492">a b 3.0</text:p>
            <text:p text:style-name="P493">b c 1.0</text:p>
            <text:p text:style-name="P494">c d 1.0</text:p>
            <text:p text:style-name="P495">a d 5.0</text:p>
            <text:p text:style-name="P496">d e 1.0</text:p>
          </table:table-cell>
          <table:table-cell table:style-name="TableCell497">
            <text:p text:style-name="P498">Результат работы алгоритма:</text:p>
            <text:p text:style-name="P499">abcde</text:p>
          </table:table-cell>
        </table:table-row>
        <table:table-row table:style-name="TableRow500">
          <table:table-cell table:style-name="TableCell501">
            <text:p text:style-name="P502">3</text:p>
          </table:table-cell>
          <table:table-cell table:style-name="TableCell503">
            <text:p text:style-name="P504">a b</text:p>
            <text:p text:style-name="P505">a b 1.0</text:p>
            <text:p text:style-name="P506">a c 1.0 <text:s text:c="3"/></text:p>
          </table:table-cell>
          <table:table-cell table:style-name="TableCell507">
            <text:p text:style-name="P508">Результат работы алгоритма:</text:p>
            <text:p text:style-name="TableContents"><text:span text:style-name="T509">ab</text:span></text:p>
          </table:table-cell>
        </table:table-row>
        <table:table-row table:style-name="TableRow510">
          <table:table-cell table:style-name="TableCell511">
            <text:p text:style-name="P512">4</text:p>
          </table:table-cell>
          <table:table-cell table:style-name="TableCell513">
            <text:p text:style-name="P514">a j</text:p>
            <text:p text:style-name="P515">a b 1</text:p>
            <text:p text:style-name="P516">b c 1</text:p>
            <text:p text:style-name="P517">c d 1</text:p>
            <text:p text:style-name="P518">d e 1</text:p>
            <text:p text:style-name="P519">e j 1</text:p>
            <text:p text:style-name="P520">a f 1</text:p>
            <text:p text:style-name="P521">f g 1</text:p>
            <text:p text:style-name="P522">g h 1</text:p>
            <text:p text:style-name="P523">h i 1</text:p>
            <text:p text:style-name="TableContents"><text:span text:style-name="T524">i</text:span><text:span text:style-name="T525"><text:s/></text:span><text:span text:style-name="T526">j</text:span><text:span text:style-name="T527"><text:s/>1</text:span></text:p>
          </table:table-cell>
          <table:table-cell table:style-name="TableCell528">
            <text:p text:style-name="P529">Результат работы алгоритма:</text:p>
            <text:p text:style-name="TableContents"><text:span text:style-name="T530">abcdej</text:span></text:p>
          </table:table-cell>
        </table:table-row>
      </table:table>
      <text:p text:style-name="P531"/>
      <text:p text:style-name="P532">Тестирование алгоритма А*.</text:p>
      <table:table table:style-name="Table533">
        <table:table-columns>
          <table:table-column table:style-name="TableColumn534"/>
          <table:table-column table:style-name="TableColumn535"/>
          <table:table-column table:style-name="TableColumn536"/>
        </table:table-columns>
        <table:table-row table:style-name="TableRow537">
          <table:table-cell table:style-name="TableCell538">
            <text:p text:style-name="P539">Нумерация</text:p>
          </table:table-cell>
          <table:table-cell table:style-name="TableCell540">
            <text:p text:style-name="P541">Входные данные</text:p>
          </table:table-cell>
          <table:table-cell table:style-name="TableCell542">
            <text:p text:style-name="P543">Выходные данные</text:p>
          </table:table-cell>
        </table:table-row>
        <table:table-row table:style-name="TableRow544">
          <table:table-cell table:style-name="TableCell545">
            <text:p text:style-name="P546">1</text:p>
          </table:table-cell>
          <table:table-cell table:style-name="TableCell547">
            <text:p text:style-name="P548">g j</text:p>
            <text:p text:style-name="P549">a b 1</text:p>
            <text:p text:style-name="P550">a f 3</text:p>
            <text:p text:style-name="P551">b c 5</text:p>
            <text:p text:style-name="P552">b g 3</text:p>
            <text:p text:style-name="P553">f g 4</text:p>
            <text:p text:style-name="P554">c d 6</text:p>
            <text:p text:style-name="P555">d m 1</text:p>
            <text:p text:style-name="P556">g e 4</text:p>
            <text:p text:style-name="P557">e h 1</text:p>
            <text:p text:style-name="P558">e n 1</text:p>
            <text:p text:style-name="P559">n m 2</text:p>
            <text:p text:style-name="P560">g i 5</text:p>
            <text:p text:style-name="P561">i j 6</text:p>
            <text:p text:style-name="P562">i k 1</text:p>
            <text:p text:style-name="P563">j l 5</text:p>
            <text:p text:style-name="P564">m j 3</text:p>
            <text:p text:style-name="P565">1</text:p>
            <text:p text:style-name="P566">2</text:p>
            <text:p text:style-name="P567">3</text:p>
            <text:p text:style-name="P568">4</text:p>
            <text:p text:style-name="P569">5</text:p>
            <text:p text:style-name="P570">6</text:p>
            <text:p text:style-name="P571">7</text:p>
            <text:p text:style-name="P572">8</text:p>
            <text:p text:style-name="P573">9</text:p>
            <text:p text:style-name="P574">10</text:p>
            <text:p text:style-name="P575">11</text:p>
            <text:p text:style-name="P576">12</text:p>
            <text:p text:style-name="P577">13</text:p>
            <text:p text:style-name="P578">14</text:p>
          </table:table-cell>
          <table:table-cell table:style-name="TableCell579">
            <text:p text:style-name="P580">Хотите считать данные из файла или ввести самостоятельно?(1/2)</text:p>
            <text:p text:style-name="P581">1</text:p>
            <text:p text:style-name="TableContents"><text:span text:style-name="T582">Рассматриваемая вершина<text:s/></text:span><text:span text:style-name="T583">g</text:span></text:p>
            <text:p text:style-name="P584">Считаем вес для смежных вершин</text:p>
            <text:p text:style-name="P585">Список непосещенных вершин:</text:p>
            <text:p text:style-name="P586">вершина эвриситическая оценка вес</text:p>
            <text:p text:style-name="P587">a 1 0</text:p>
            <text:p text:style-name="P588">b 2 0</text:p>
            <text:p text:style-name="P589">f 3 0</text:p>
            <text:p text:style-name="P590">c 4 0</text:p>
            <text:p text:style-name="P591">d 6 0</text:p>
            <text:p text:style-name="P592">m 7 0</text:p>
            <text:p text:style-name="P593">e 8 4</text:p>
            <text:p text:style-name="P594">h 9 0</text:p>
            <text:p text:style-name="P595">n 10 0</text:p>
            <text:p text:style-name="P596">i 11 5</text:p>
            <text:p text:style-name="TableContents"><text:span text:style-name="T597">j</text:span><text:span text:style-name="T598"><text:s/>12 0</text:span></text:p>
            <text:p text:style-name="TableContents"><text:span text:style-name="T599">k</text:span><text:span text:style-name="T600"><text:s/>13 0</text:span></text:p>
            <text:p text:style-name="TableContents"><text:span text:style-name="T601">l</text:span><text:span text:style-name="T602"><text:s/>14 0</text:span></text:p>
            <text:p text:style-name="P603">Конец списка.</text:p>
            <text:p text:style-name="P604">Выбранная часть пути:</text:p>
            <text:p text:style-name="TableContents"><text:span text:style-name="T605">g</text:span><text:span text:style-name="T606"><text:s/></text:span><text:span text:style-name="T607">e</text:span></text:p>
            <text:p text:style-name="TableContents"><text:span text:style-name="T608">Рассматриваемая вершина<text:s/></text:span><text:span text:style-name="T609">e</text:span></text:p>
            <text:p text:style-name="P610">Считаем вес для смежных вершин</text:p>
            <text:p text:style-name="P611">Список непосещенных вершин:</text:p>
            <text:p text:style-name="P612">вершина эвриситическая оценка вес</text:p>
            <text:p text:style-name="TableContents"><text:span text:style-name="T613">a</text:span><text:span text:style-name="T614"><text:s/>1 0</text:span></text:p>
            <text:p text:style-name="P615">b 2 0</text:p>
            <text:p text:style-name="P616">f 3 0</text:p>
            <text:p text:style-name="P617">c 4 0</text:p>
            <text:p text:style-name="P618">d 6 0</text:p>
            <text:p text:style-name="P619">m 7 0</text:p>
            <text:p text:style-name="P620">h 9 5</text:p>
            <text:p text:style-name="P621">n 10 5</text:p>
            <text:p text:style-name="P622">i 11 5</text:p>
            <text:p text:style-name="P623">j 12 0</text:p>
            <text:p text:style-name="P624">k 13 0</text:p>
            <text:p text:style-name="TableContents"><text:span text:style-name="T625">l</text:span><text:span text:style-name="T626"><text:s/>14 0</text:span></text:p>
            <text:p text:style-name="P627">Конец списка.</text:p>
            <text:p text:style-name="P628">Выбранная часть пути:</text:p>
            <text:p text:style-name="TableContents"><text:span text:style-name="T629">e</text:span><text:span text:style-name="T630"><text:s/></text:span><text:span text:style-name="T631">h</text:span></text:p>
            <text:p text:style-name="TableContents"><text:span text:style-name="T632">Рассматриваемая вершина<text:s/></text:span><text:span text:style-name="T633">h</text:span></text:p>
            <text:p text:style-name="P634">Считаем вес для смежных вершин</text:p>
            <text:p text:style-name="P635">Список непосещенных вершин:</text:p>
            <text:p text:style-name="P636">вершина эвриситическая оценка вес</text:p>
            <text:p text:style-name="P637">a 1 0</text:p>
            <text:p text:style-name="P638">b 2 0</text:p>
            <text:p text:style-name="P639">f 3 0</text:p>
            <text:p text:style-name="P640">c 4 0</text:p>
            <text:p text:style-name="P641">d 6 0</text:p>
            <text:p text:style-name="P642">m 7 0</text:p>
            <text:p text:style-name="P643">n 10 5</text:p>
            <text:p text:style-name="P644">i 11 5</text:p>
            <text:p text:style-name="P645">j 12 0</text:p>
            <text:p text:style-name="P646">k 13 0</text:p>
            <text:p text:style-name="TableContents"><text:span text:style-name="T647">l</text:span><text:span text:style-name="T648"><text:s/>14 0</text:span></text:p>
            <text:p text:style-name="P649">Конец списка.</text:p>
            <text:p text:style-name="P650">Выбранная часть пути:</text:p>
            <text:p text:style-name="TableContents"><text:span text:style-name="T651">e</text:span><text:span text:style-name="T652"><text:s/></text:span><text:span text:style-name="T653">n</text:span></text:p>
            <text:p text:style-name="TableContents"><text:span text:style-name="T654">Рассматриваемая вершина<text:s/></text:span><text:span text:style-name="T655">n</text:span></text:p>
            <text:p text:style-name="P656">Считаем вес для смежных вершин</text:p>
            <text:p text:style-name="P657">Список непосещенных вершин:</text:p>
            <text:p text:style-name="P658">вершина эвриситическая оценка вес</text:p>
            <text:p text:style-name="P659">a 1 0</text:p>
            <text:p text:style-name="P660">b 2 0</text:p>
            <text:p text:style-name="P661">f 3 0</text:p>
            <text:p text:style-name="P662">c 4 0</text:p>
            <text:p text:style-name="P663">d 6 0</text:p>
            <text:p text:style-name="P664">m 7 7</text:p>
            <text:p text:style-name="P665">i 11 5</text:p>
            <text:p text:style-name="P666">j 12 0</text:p>
            <text:p text:style-name="P667">k 13 0</text:p>
            <text:p text:style-name="P668">l 14 0</text:p>
            <text:p text:style-name="P669">Конец списка.</text:p>
            <text:p text:style-name="P670">Выбранная часть пути:</text:p>
            <text:p text:style-name="TableContents"><text:span text:style-name="T671">n</text:span><text:span text:style-name="T672"><text:s/></text:span><text:span text:style-name="T673">m</text:span></text:p>
            <text:p text:style-name="TableContents"><text:span text:style-name="T674">Рассматриваемая вершина<text:s/></text:span><text:span text:style-name="T675">m</text:span></text:p>
            <text:p text:style-name="P676">Считаем вес для смежных вершин</text:p>
            <text:p text:style-name="P677">Список непосещенных вершин:</text:p>
            <text:p text:style-name="P678">вершина эвриситическая оценка вес</text:p>
            <text:p text:style-name="TableContents"><text:span text:style-name="T679">a</text:span><text:span text:style-name="T680"><text:s/>1 0</text:span></text:p>
            <text:p text:style-name="TableContents"><text:span text:style-name="T681">b</text:span><text:span text:style-name="T682"><text:s/>2 0</text:span></text:p>
            <text:p text:style-name="TableContents"><text:span text:style-name="T683">f</text:span><text:span text:style-name="T684"><text:s/>3 0</text:span></text:p>
            <text:p text:style-name="TableContents"><text:span text:style-name="T685">c</text:span><text:span text:style-name="T686"><text:s/>4 0</text:span></text:p>
            <text:p text:style-name="TableContents"><text:span text:style-name="T687">d</text:span><text:span text:style-name="T688"><text:s/>6 0</text:span></text:p>
            <text:p text:style-name="TableContents"><text:span text:style-name="T689">i</text:span><text:span text:style-name="T690"><text:s/>11 5</text:span></text:p>
            <text:p text:style-name="TableContents"><text:span text:style-name="T691">j</text:span><text:span text:style-name="T692"><text:s/>12 10</text:span></text:p>
            <text:p text:style-name="TableContents"><text:span text:style-name="T693">k</text:span><text:span text:style-name="T694"><text:s/>13 0</text:span></text:p>
            <text:p text:style-name="TableContents"><text:span text:style-name="T695">l</text:span><text:span text:style-name="T696"><text:s/>14 0</text:span></text:p>
            <text:p text:style-name="P697">Конец списка.</text:p>
            <text:p text:style-name="P698">Выбранная часть пути:</text:p>
            <text:p text:style-name="TableContents"><text:span text:style-name="T699">g</text:span><text:span text:style-name="T700"><text:s/></text:span><text:span text:style-name="T701">i</text:span></text:p>
            <text:p text:style-name="TableContents"><text:span text:style-name="T702">Рассматриваемая вершина<text:s/></text:span><text:span text:style-name="T703">i</text:span></text:p>
            <text:p text:style-name="P704">Считаем вес для смежных вершин</text:p>
            <text:p text:style-name="P705">Список непосещенных вершин:</text:p>
            <text:p text:style-name="P706">вершина эвриситическая оценка вес</text:p>
            <text:p text:style-name="TableContents"><text:span text:style-name="T707">a</text:span><text:span text:style-name="T708"><text:s/>1 0</text:span></text:p>
            <text:p text:style-name="TableContents"><text:span text:style-name="T709">b</text:span><text:span text:style-name="T710"><text:s/>2 0</text:span></text:p>
            <text:p text:style-name="TableContents"><text:span text:style-name="T711">f</text:span><text:span text:style-name="T712"><text:s/>3 0</text:span></text:p>
            <text:p text:style-name="TableContents"><text:span text:style-name="T713">c</text:span><text:span text:style-name="T714"><text:s/>4 0</text:span></text:p>
            <text:p text:style-name="TableContents"><text:span text:style-name="T715">d</text:span><text:span text:style-name="T716"><text:s/>6 0</text:span></text:p>
            <text:p text:style-name="TableContents"><text:span text:style-name="T717">j</text:span><text:span text:style-name="T718"><text:s/>12 10</text:span></text:p>
            <text:p text:style-name="TableContents"><text:span text:style-name="T719">k</text:span><text:span text:style-name="T720"><text:s/>13 6</text:span></text:p>
            <text:p text:style-name="TableContents"><text:span text:style-name="T721">l</text:span><text:span text:style-name="T722"><text:s/>14 0</text:span></text:p>
            <text:p text:style-name="P723">Конец списка.</text:p>
            <text:p text:style-name="P724">Выбранная часть пути:</text:p>
            <text:p text:style-name="TableContents"><text:span text:style-name="T725">i</text:span><text:span text:style-name="T726"><text:s/></text:span><text:span text:style-name="T727">k</text:span></text:p>
            <text:p text:style-name="TableContents"><text:span text:style-name="T728">Рассматриваемая вершина<text:s/></text:span><text:span text:style-name="T729">k</text:span></text:p>
            <text:p text:style-name="P730">Считаем вес для смежных вершин</text:p>
            <text:p text:style-name="P731">Список непосещенных вершин:</text:p>
            <text:p text:style-name="P732">вершина эвриситическая оценка вес</text:p>
            <text:p text:style-name="TableContents"><text:span text:style-name="T733">a</text:span><text:span text:style-name="T734"><text:s/>1 0</text:span></text:p>
            <text:p text:style-name="TableContents"><text:span text:style-name="T735">b</text:span><text:span text:style-name="T736"><text:s/>2 0</text:span></text:p>
            <text:p text:style-name="TableContents"><text:span text:style-name="T737">f</text:span><text:span text:style-name="T738"><text:s/>3 0</text:span></text:p>
            <text:p text:style-name="TableContents"><text:span text:style-name="T739">c</text:span><text:span text:style-name="T740"><text:s/>4 0</text:span></text:p>
            <text:p text:style-name="TableContents"><text:span text:style-name="T741">d</text:span><text:span text:style-name="T742"><text:s/>6 0</text:span></text:p>
            <text:p text:style-name="TableContents"><text:span text:style-name="T743">j</text:span><text:span text:style-name="T744"><text:s/>12 10</text:span></text:p>
            <text:p text:style-name="TableContents"><text:span text:style-name="T745">l</text:span><text:span text:style-name="T746"><text:s/>14 0</text:span></text:p>
            <text:p text:style-name="P747">Конец списка.</text:p>
            <text:p text:style-name="P748">Выбранная часть пути:</text:p>
            <text:p text:style-name="TableContents"><text:span text:style-name="T749">m</text:span><text:span text:style-name="T750"><text:s/></text:span><text:span text:style-name="T751">j</text:span></text:p>
            <text:p text:style-name="P752">Результат работы алгоритма:</text:p>
            <text:p text:style-name="TableContents"><text:span text:style-name="T753">genmj</text:span></text:p>
            <text:p text:style-name="TableContents"><text:span text:style-name="T754">Хотите продолжить?(</text:span><text:span text:style-name="T755">y</text:span><text:span text:style-name="T756">/</text:span><text:span text:style-name="T757">n</text:span><text:span text:style-name="T758">)</text:span></text:p>
            <text:p text:style-name="P759">n</text:p>
          </table:table-cell>
        </table:table-row>
        <table:table-row table:style-name="TableRow760">
          <table:table-cell table:style-name="TableCell761">
            <text:p text:style-name="P762">2</text:p>
          </table:table-cell>
          <table:table-cell table:style-name="TableCell763">
            <text:p text:style-name="P764">a e</text:p>
            <text:p text:style-name="P765">a b 3.0</text:p>
            <text:p text:style-name="P766">b c 1.0</text:p>
            <text:p text:style-name="P767">c d 1.0</text:p>
            <text:p text:style-name="P768">a d 5.0</text:p>
            <text:p text:style-name="P769">d e 1.0</text:p>
            <text:p text:style-name="P770">5</text:p>
            <text:p text:style-name="P771">4</text:p>
            <text:p text:style-name="P772">3</text:p>
            <text:p text:style-name="P773">2</text:p>
            <text:p text:style-name="P774">1</text:p>
          </table:table-cell>
          <table:table-cell table:style-name="TableCell775">
            <text:p text:style-name="P776">Результат работы алгоритма:</text:p>
            <text:p text:style-name="TableContents"><text:span text:style-name="T777">ade</text:span></text:p>
          </table:table-cell>
        </table:table-row>
        <table:table-row table:style-name="TableRow778">
          <table:table-cell table:style-name="TableCell779">
            <text:p text:style-name="P780">3</text:p>
          </table:table-cell>
          <table:table-cell table:style-name="TableCell781">
            <text:p text:style-name="P782">a e</text:p>
            <text:p text:style-name="P783">a b 3.0</text:p>
            <text:p text:style-name="P784">b c 1.0</text:p>
            <text:p text:style-name="P785">c d 1.0</text:p>
            <text:p text:style-name="P786">a d 5.0</text:p>
            <text:p text:style-name="P787">d e 1.0</text:p>
            <text:p text:style-name="P788">1</text:p>
            <text:p text:style-name="P789">2</text:p>
            <text:p text:style-name="P790">3</text:p>
            <text:p text:style-name="P791">4</text:p>
            <text:p text:style-name="P792">5</text:p>
          </table:table-cell>
          <table:table-cell table:style-name="TableCell793">
            <text:p text:style-name="P794">Результат работы алгоритма:</text:p>
            <text:p text:style-name="TableContents"><text:span text:style-name="T795">abcde</text:span></text:p>
          </table:table-cell>
        </table:table-row>
        <table:table-row table:style-name="TableRow796">
          <table:table-cell table:style-name="TableCell797">
            <text:p text:style-name="P798">4</text:p>
          </table:table-cell>
          <table:table-cell table:style-name="TableCell799">
            <text:p text:style-name="P800">a j</text:p>
            <text:p text:style-name="P801">a b 1</text:p>
            <text:p text:style-name="P802">b c 1</text:p>
            <text:p text:style-name="P803">c d 1</text:p>
            <text:p text:style-name="P804">d e 1</text:p>
            <text:p text:style-name="P805">e j 1</text:p>
            <text:p text:style-name="P806">a f 1</text:p>
            <text:p text:style-name="P807">f g 1</text:p>
            <text:p text:style-name="P808">g h 1</text:p>
            <text:p text:style-name="P809">h i 1</text:p>
            <text:p text:style-name="TableContents"><text:span text:style-name="T810">i</text:span><text:span text:style-name="T811"><text:s/></text:span><text:span text:style-name="T812">j</text:span><text:span text:style-name="T813"><text:s/>1</text:span></text:p>
            <text:p text:style-name="P814">7</text:p>
            <text:p text:style-name="P815">4</text:p>
            <text:p text:style-name="P816">7</text:p>
            <text:p text:style-name="P817">2</text:p>
            <text:p text:style-name="P818">5</text:p>
            <text:p text:style-name="P819">7</text:p>
            <text:p text:style-name="P820">2</text:p>
            <text:p text:style-name="P821">7</text:p>
            <text:p text:style-name="P822">9</text:p>
            <text:p text:style-name="P823">2</text:p>
          </table:table-cell>
          <table:table-cell table:style-name="TableCell824">
            <text:p text:style-name="P825">Результат работы алгоритма:</text:p>
            <text:p text:style-name="TableContents"><text:span text:style-name="T826">abcdej</text:span></text:p>
          </table:table-cell>
        </table:table-row>
      </table:table>
      <text:p text:style-name="P827"/>
      <text:h text:style-name="P828" text:outline-level="2">Выводы.</text:h>
      <text:p text:style-name="P829">Были изучены жадный алгоритм и алгоритм А*. Реализована программа для поиска пути в ориентированном графе.</text:p>
      <text:p text:style-name="P830"/>
      <text:p text:style-name="P831">ПРИЛОЖЕНИЕ А</text:p>
      <text:p text:style-name="P832">ИСХОДНЫЙ КОД ПРОГРАММЫ</text:p>
      <text:p text:style-name="P833"><text:span text:style-name="T834">Название файла:<text:s/></text:span><text:span text:style-name="T835">lab</text:span><text:span text:style-name="T836">2_1.</text:span><text:span text:style-name="T837">cpp</text:span></text:p>
      <text:p text:style-name="СтандартныйHTML"><text:span text:style-name="T838">#include<text:s/></text:span><text:span text:style-name="T839">&lt;iostream&gt;</text:span><text:span text:style-name="T840"><text:line-break/></text:span><text:span text:style-name="T841">#include<text:s/></text:span><text:span text:style-name="T842">&lt;list&gt;</text:span><text:span text:style-name="T843"><text:line-break/></text:span><text:span text:style-name="T844">#include<text:s/></text:span><text:span text:style-name="T845">&lt;fstream&gt;</text:span><text:span text:style-name="T846"><text:line-break/></text:span><text:span text:style-name="T847"><text:line-break/></text:span><text:span text:style-name="T848">#define<text:s/></text:span><text:span text:style-name="T849">Vertical<text:s/></text:span><text:span text:style-name="T850">char</text:span><text:span text:style-name="T851"><text:line-break/></text:span><text:span text:style-name="T852">#define<text:s/></text:span><text:span text:style-name="T853">Weight<text:s/></text:span><text:span text:style-name="T854">float</text:span><text:span text:style-name="T855"><text:line-break/></text:span><text:span text:style-name="T856"><text:line-break/>struct<text:s/></text:span><text:span text:style-name="T857">Point<text:s/></text:span><text:span text:style-name="T858">{</text:span><text:span text:style-name="T859">//структура для вершины графа</text:span><text:span text:style-name="T860"><text:line-break/><text:s text:c="4"/></text:span><text:span text:style-name="T861">Vertical<text:s/></text:span><text:span text:style-name="T862">ver</text:span><text:span text:style-name="T863">;<text:s/></text:span><text:span text:style-name="T864">//название вершины</text:span><text:span text:style-name="T865"><text:line-break/><text:s text:c="4"/></text:span><text:span text:style-name="T866">bool<text:s/></text:span><text:span text:style-name="T867">isVisited</text:span><text:span text:style-name="T868">;</text:span><text:span text:style-name="T869">//посещена ли вершина или нет</text:span><text:span text:style-name="T870"><text:line-break/></text:span><text:span text:style-name="T871"><text:line-break/><text:s text:c="4"/></text:span><text:span text:style-name="T872">Point</text:span><text:span text:style-name="T873">() =<text:s/></text:span><text:span text:style-name="T874">default;</text:span><text:span text:style-name="T875"><text:line-break/><text:s text:c="4"/></text:span><text:span text:style-name="T876">Point</text:span><text:span text:style-name="T877">(</text:span><text:span text:style-name="T878">Vertical<text:s/></text:span><text:span text:style-name="T879">ver</text:span><text:span text:style-name="T880">, bool<text:s/></text:span><text:span text:style-name="T881">isVisited) {</text:span><text:span text:style-name="T882"><text:line-break/><text:s text:c="8"/></text:span><text:span text:style-name="T883">this</text:span><text:span text:style-name="T884">-&gt;</text:span><text:span text:style-name="T885">ver<text:s/></text:span><text:span text:style-name="T886">= ver</text:span><text:span text:style-name="T887">;</text:span><text:span text:style-name="T888"><text:line-break/><text:s text:c="8"/>this</text:span><text:span text:style-name="T889">-&gt;</text:span><text:span text:style-name="T890">isVisited<text:s/></text:span><text:span text:style-name="T891">= isVisited</text:span><text:span text:style-name="T892">;</text:span><text:span text:style-name="T893"><text:line-break/><text:s text:c="4"/></text:span><text:span text:style-name="T894">}</text:span><text:span text:style-name="T895"><text:line-break/>}</text:span><text:span text:style-name="T896">;</text:span><text:span text:style-name="T897"><text:line-break/>struct<text:s/></text:span><text:span text:style-name="T898">Edge<text:s/></text:span><text:span text:style-name="T899">{</text:span><text:span text:style-name="T900">//стуктура для ребра графа</text:span><text:span text:style-name="T901"><text:line-break/><text:s text:c="4"/></text:span><text:span text:style-name="T902">Point</text:span><text:span text:style-name="T903">*<text:s/></text:span><text:span text:style-name="T904">initVer</text:span><text:span text:style-name="T905">;</text:span><text:span text:style-name="T906">//начальная вершина</text:span><text:span text:style-name="T907"><text:line-break/><text:s text:c="4"/></text:span><text:span text:style-name="T908">Point</text:span><text:span text:style-name="T909">*<text:s/></text:span><text:span text:style-name="T910">finVer</text:span><text:span text:style-name="T911">;</text:span><text:span text:style-name="T912">//конечная вершина</text:span><text:span text:style-name="T913"><text:line-break/><text:s text:c="4"/></text:span><text:span text:style-name="T914">Weight<text:s/></text:span><text:span text:style-name="T915">weightVer</text:span><text:span text:style-name="T916">;</text:span><text:span text:style-name="T917">//вес ребра</text:span><text:span text:style-name="T918"><text:line-break/></text:span><text:span text:style-name="T919"><text:line-break/><text:s text:c="4"/></text:span><text:span text:style-name="T920">Edge</text:span><text:span text:style-name="T921">() =<text:s/></text:span><text:span text:style-name="T922">default;</text:span><text:span text:style-name="T923"><text:line-break/><text:s text:c="4"/></text:span><text:span text:style-name="T924">Edge</text:span><text:span text:style-name="T925">(</text:span><text:span text:style-name="T926">Point</text:span><text:span text:style-name="T927">* init</text:span><text:span text:style-name="T928">,<text:s/></text:span><text:span text:style-name="T929">Point</text:span><text:span text:style-name="T930">* fin</text:span><text:span text:style-name="T931">,<text:s/></text:span><text:span text:style-name="T932">Weight<text:s/></text:span><text:span text:style-name="T933">weight) {</text:span><text:span text:style-name="T934"><text:line-break/><text:s text:c="8"/></text:span><text:span text:style-name="T935">initVer<text:s/></text:span><text:span text:style-name="T936">= init</text:span><text:span text:style-name="T937">;</text:span><text:span text:style-name="T938"><text:line-break/><text:s text:c="8"/></text:span><text:span text:style-name="T939">finVer<text:s/></text:span><text:span text:style-name="T940">= fin</text:span><text:span text:style-name="T941">;</text:span><text:span text:style-name="T942"><text:line-break/><text:s text:c="8"/></text:span><text:span text:style-name="T943">weightVer<text:s/></text:span><text:span text:style-name="T944">= weight</text:span><text:span text:style-name="T945">;</text:span><text:span text:style-name="T946"><text:line-break/><text:s text:c="4"/></text:span><text:span text:style-name="T947">}</text:span><text:span text:style-name="T948"><text:line-break/>}</text:span><text:span text:style-name="T949">;</text:span><text:span text:style-name="T950"><text:line-break/>bool<text:s/></text:span><text:span text:style-name="T951">compForSort<text:s/></text:span><text:span text:style-name="T952">(</text:span><text:span text:style-name="T953">const<text:s/></text:span><text:span text:style-name="T954">Edge</text:span><text:span text:style-name="T955">&amp; first</text:span><text:span text:style-name="T956">, const<text:s/></text:span><text:span text:style-name="T957">Edge</text:span><text:span text:style-name="T958">&amp; second)</text:span><text:span text:style-name="T959">//функция для сортировки ребер</text:span><text:span text:style-name="T960"><text:line-break/></text:span><text:span text:style-name="T961">{</text:span><text:span text:style-name="T962"><text:line-break/><text:s text:c="4"/></text:span><text:span text:style-name="T963">if<text:s/></text:span><text:span text:style-name="T964">(first.</text:span><text:span text:style-name="T965">initVer</text:span><text:span text:style-name="T966">-&gt;</text:span><text:span text:style-name="T967">ver<text:s/></text:span><text:span text:style-name="T968">&lt; second.</text:span><text:span text:style-name="T969">initVer</text:span><text:span text:style-name="T970">-&gt;</text:span><text:span text:style-name="T971">ver</text:span><text:span text:style-name="T972">)</text:span><text:span text:style-name="T973">//по первой вершине</text:span><text:span text:style-name="T974"><text:line-break/><text:s text:c="8"/></text:span><text:span text:style-name="T975">return true;</text:span><text:span text:style-name="T976"><text:line-break/><text:s text:c="4"/>if<text:s/></text:span><text:span text:style-name="T977">(first.</text:span><text:span text:style-name="T978">initVer</text:span><text:span text:style-name="T979">-&gt;</text:span><text:span text:style-name="T980">ver<text:s/></text:span><text:span text:style-name="T981">&gt; second.</text:span><text:span text:style-name="T982">initVer</text:span><text:span text:style-name="T983">-&gt;</text:span><text:span text:style-name="T984">ver</text:span><text:span text:style-name="T985">)</text:span><text:span text:style-name="T986"><text:line-break/><text:s text:c="8"/></text:span><text:span text:style-name="T987">return false;</text:span><text:span text:style-name="T988"><text:line-break/><text:s text:c="4"/>if<text:s/></text:span><text:span text:style-name="T989">(first.</text:span><text:span text:style-name="T990">weightVer<text:s/></text:span><text:span text:style-name="T991">&lt; second.</text:span><text:span text:style-name="T992">weightVer</text:span><text:span text:style-name="T993">)</text:span><text:span text:style-name="T994">//по весу</text:span><text:span text:style-name="T995"><text:line-break/><text:s text:c="8"/></text:span><text:span text:style-name="T996">return true;</text:span><text:span text:style-name="T997"><text:line-break/><text:s text:c="4"/>return false;</text:span><text:span text:style-name="T998"><text:line-break/></text:span><text:span text:style-name="T999">}</text:span><text:span text:style-name="T1000"><text:line-break/></text:span><text:span text:style-name="T1001"><text:line-break/></text:span><text:span text:style-name="T1002">class<text:s/></text:span><text:span text:style-name="T1003">PathSearching<text:s/></text:span><text:span text:style-name="T1004">{</text:span><text:span text:style-name="T1005">//класс для поиска пути в графе</text:span><text:span text:style-name="T1006"><text:line-break/></text:span><text:span text:style-name="T1007">private</text:span><text:span text:style-name="T1008">:</text:span><text:span text:style-name="T1009"><text:line-break/><text:s text:c="4"/></text:span><text:span text:style-name="T1010">Vertical<text:s/></text:span><text:span text:style-name="T1011">initDestVer</text:span><text:span text:style-name="T1012">,<text:s/></text:span><text:span text:style-name="T1013">finDestVer</text:span><text:span text:style-name="T1014">;</text:span><text:span text:style-name="T1015">//начальная и конечная вершины</text:span><text:span text:style-name="T1016"><text:line-break/><text:s text:c="4"/></text:span><text:span text:style-name="T1017">std</text:span><text:span text:style-name="T1018">::</text:span><text:span text:style-name="T1019">string<text:s/></text:span><text:span text:style-name="T1020">answer</text:span><text:span text:style-name="T1021">;</text:span><text:span text:style-name="T1022">//строка для хранения пути</text:span><text:span text:style-name="T1023"><text:line-break/></text:span><text:span text:style-name="T1024">public</text:span><text:span text:style-name="T1025">:</text:span><text:span text:style-name="T1026"><text:line-break/><text:s text:c="4"/></text:span><text:span text:style-name="T1027">std</text:span><text:span text:style-name="T1028">::</text:span><text:span text:style-name="T1029">list</text:span><text:span text:style-name="T1030">&lt;</text:span><text:span text:style-name="T1031">Edge</text:span><text:span text:style-name="T1032">&gt;<text:s/></text:span><text:span text:style-name="T1033">listOfEdge</text:span><text:span text:style-name="T1034">;</text:span><text:span text:style-name="T1035">//список ребер</text:span><text:span text:style-name="T1036"><text:line-break/><text:s text:c="4"/></text:span><text:span text:style-name="T1037">std</text:span><text:span text:style-name="T1038">::</text:span><text:span text:style-name="T1039">list</text:span><text:span text:style-name="T1040">&lt;</text:span><text:span text:style-name="T1041">Point</text:span><text:span text:style-name="T1042">*&gt;<text:s/></text:span><text:span text:style-name="T1043">listOfVer</text:span><text:span text:style-name="T1044">;</text:span><text:span text:style-name="T1045">//список вершин</text:span><text:span text:style-name="T1046"><text:line-break/><text:s text:c="4"/></text:span><text:span text:style-name="T1047">PathSearching</text:span><text:span text:style-name="T1048">(</text:span><text:span text:style-name="T1049">Vertical<text:s/></text:span><text:span text:style-name="T1050">initDestVer</text:span><text:span text:style-name="T1051">,<text:s/></text:span><text:span text:style-name="T1052">Vertical<text:s/></text:span><text:span text:style-name="T1053">finDestVer) {</text:span><text:span text:style-name="T1054"><text:line-break/><text:s text:c="8"/></text:span><text:span text:style-name="T1055">this</text:span><text:span text:style-name="T1056">-&gt;</text:span><text:span text:style-name="T1057">initDestVer<text:s/></text:span><text:span text:style-name="T1058">= initDestVer</text:span><text:span text:style-name="T1059">;</text:span><text:span text:style-name="T1060"><text:line-break/><text:s text:c="8"/>this</text:span><text:span text:style-name="T1061">-&gt;</text:span><text:span text:style-name="T1062">finDestVer<text:s/></text:span><text:span text:style-name="T1063">= finDestVer</text:span><text:span text:style-name="T1064">;</text:span><text:span text:style-name="T1065"><text:line-break/><text:s text:c="4"/></text:span><text:span text:style-name="T1066">}</text:span><text:span text:style-name="T1067"><text:line-break/><text:s text:c="4"/></text:span><text:span text:style-name="T1068">void<text:s/></text:span><text:span text:style-name="T1069">readEdgeAndVer</text:span><text:span text:style-name="T1070">(</text:span><text:span text:style-name="T1071">std</text:span><text:span text:style-name="T1072">::</text:span><text:span text:style-name="T1073">istream</text:span><text:span text:style-name="T1074">&amp; fin) {</text:span><text:span text:style-name="T1075">//ввод ребер и формирование списков</text:span><text:span text:style-name="T1076"><text:line-break/><text:s text:c="8"/></text:span><text:span text:style-name="T1077">Vertical<text:s/></text:span><text:span text:style-name="T1078">initVer</text:span><text:span text:style-name="T1079">,<text:s/></text:span><text:span text:style-name="T1080">finVer</text:span><text:span text:style-name="T1081">;</text:span><text:span text:style-name="T1082"><text:line-break/><text:s text:c="8"/></text:span><text:span text:style-name="T1083">Weight<text:s/></text:span><text:span text:style-name="T1084">weight =<text:s/></text:span><text:span text:style-name="T1085">0</text:span><text:span text:style-name="T1086">;</text:span><text:span text:style-name="T1087"><text:line-break/><text:s text:c="8"/>while<text:s/></text:span><text:span text:style-name="T1088">(fin<text:s/></text:span><text:span text:style-name="T1089">&gt;&gt;<text:s/></text:span><text:span text:style-name="T1090">initVer<text:s/></text:span><text:span text:style-name="T1091">&gt;&gt;<text:s/></text:span><text:span text:style-name="T1092">finVer<text:s/></text:span><text:span text:style-name="T1093">&gt;&gt;<text:s/></text:span><text:span text:style-name="T1094">weight) {</text:span><text:span text:style-name="T1095"><text:line-break/><text:s text:c="12"/></text:span><text:span text:style-name="T1096">if<text:s/></text:span><text:span text:style-name="T1097">(initVer ==<text:s/></text:span><text:span text:style-name="T1098">'0'</text:span><text:span text:style-name="T1099">)</text:span><text:span text:style-name="T1100">//для удобства был введен символ для остановки ввода</text:span><text:span text:style-name="T1101"><text:line-break/><text:s text:c="16"/></text:span><text:span text:style-name="T1102">break;</text:span><text:span text:style-name="T1103"><text:line-break/><text:s text:c="12"/></text:span><text:span text:style-name="T1104">Point</text:span><text:span text:style-name="T1105">* initPointVer = findVer(initVer)</text:span><text:span text:style-name="T1106">;</text:span><text:span text:style-name="T1107"><text:line-break/><text:s text:c="12"/></text:span><text:span text:style-name="T1108">Point</text:span><text:span text:style-name="T1109">* finPointVer = findVer(finVer)</text:span><text:span text:style-name="T1110">;</text:span><text:span text:style-name="T1111"><text:line-break/><text:s text:c="12"/>if<text:s/></text:span><text:span text:style-name="T1112">(initPointVer ==<text:s/></text:span><text:span text:style-name="T1113">nullptr</text:span><text:span text:style-name="T1114">) {</text:span><text:span text:style-name="T1115"><text:line-break/><text:s text:c="16"/>initPointVer =<text:s/></text:span><text:span text:style-name="T1116">new<text:s/></text:span><text:span text:style-name="T1117">Point(initVer</text:span><text:span text:style-name="T1118">, false</text:span><text:span text:style-name="T1119">)</text:span><text:span text:style-name="T1120">;</text:span><text:span text:style-name="T1121"><text:line-break/><text:s text:c="16"/></text:span><text:span text:style-name="T1122">listOfVer</text:span><text:span text:style-name="T1123">.push_back(initPointVer)</text:span><text:span text:style-name="T1124">;</text:span><text:span text:style-name="T1125">//формирование списка вершин</text:span><text:span text:style-name="T1126"><text:line-break/><text:s text:c="12"/></text:span><text:span text:style-name="T1127">}</text:span><text:span text:style-name="T1128"><text:line-break/><text:s text:c="12"/></text:span><text:span text:style-name="T1129">if<text:s/></text:span><text:span text:style-name="T1130">(finPointVer ==<text:s/></text:span><text:span text:style-name="T1131">nullptr</text:span><text:span text:style-name="T1132">) {</text:span><text:span text:style-name="T1133"><text:line-break/><text:s text:c="16"/>finPointVer =<text:s/></text:span><text:span text:style-name="T1134">new<text:s/></text:span><text:span text:style-name="T1135">Point(finVer</text:span><text:span text:style-name="T1136">, false</text:span><text:span text:style-name="T1137">)</text:span><text:span text:style-name="T1138">;</text:span><text:span text:style-name="T1139"><text:line-break/><text:s text:c="16"/></text:span><text:span text:style-name="T1140">listOfVer</text:span><text:span text:style-name="T1141">.push_back(finPointVer)</text:span><text:span text:style-name="T1142">;</text:span><text:span text:style-name="T1143"><text:line-break/><text:s text:c="12"/></text:span><text:span text:style-name="T1144">}</text:span><text:span text:style-name="T1145"><text:line-break/><text:s text:c="12"/></text:span><text:span text:style-name="T1146">listOfEdge</text:span><text:span text:style-name="T1147">.emplace_back(initPointVer</text:span><text:span text:style-name="T1148">,<text:s/></text:span><text:span text:style-name="T1149">finPointVer</text:span><text:span text:style-name="T1150">,<text:s/></text:span><text:span text:style-name="T1151">weight)</text:span><text:span text:style-name="T1152">;</text:span><text:span text:style-name="T1153">//формирование списка ребер</text:span><text:span text:style-name="T1154"><text:line-break/><text:s text:c="8"/></text:span><text:span text:style-name="T1155">}</text:span><text:span text:style-name="T1156"><text:line-break/><text:s text:c="4"/>}</text:span><text:span text:style-name="T1157"><text:line-break/><text:s text:c="4"/></text:span><text:span text:style-name="T1158">void<text:s/></text:span><text:span text:style-name="T1159">showAnswer</text:span><text:span text:style-name="T1160">() {</text:span><text:span text:style-name="T1161">//вывод пути</text:span><text:span text:style-name="T1162"><text:line-break/><text:s text:c="8"/></text:span><text:span text:style-name="T1163">std</text:span><text:span text:style-name="T1164">::cout<text:s/></text:span><text:span text:style-name="T1165">&lt;&lt;<text:s/></text:span><text:span text:style-name="T1166">"Результат работы алгоритма:</text:span><text:span text:style-name="T1167">\n</text:span><text:span text:style-name="T1168">"</text:span><text:span text:style-name="T1169">;</text:span><text:span text:style-name="T1170"><text:line-break/><text:s text:c="8"/></text:span><text:span text:style-name="T1171">std</text:span><text:span text:style-name="T1172">::cout<text:s/></text:span><text:span text:style-name="T1173">&lt;&lt;<text:s/></text:span><text:span text:style-name="T1174">answer<text:s/></text:span><text:span text:style-name="T1175">&lt;&lt;<text:s/></text:span><text:span text:style-name="T1176">"</text:span><text:span text:style-name="T1177">\n</text:span><text:span text:style-name="T1178">"</text:span><text:span text:style-name="T1179">;</text:span><text:span text:style-name="T1180"><text:line-break/><text:s text:c="4"/></text:span><text:span text:style-name="T1181">}</text:span><text:span text:style-name="T1182"><text:line-break/></text:span><text:span text:style-name="T1183"><text:line-break/><text:s text:c="4"/></text:span><text:span text:style-name="T1184">void<text:s/></text:span><text:span text:style-name="T1185">showListOfEdge</text:span><text:span text:style-name="T1186">() {</text:span><text:span text:style-name="T1187">//вывод списка ребер</text:span><text:span text:style-name="T1188"><text:line-break/><text:s text:c="8"/></text:span><text:span text:style-name="T1189">std</text:span><text:span text:style-name="T1190">::cout<text:s/></text:span><text:span text:style-name="T1191">&lt;&lt;<text:s/></text:span><text:span text:style-name="T1192">"Отсортированный список ребер</text:span><text:span text:style-name="T1193">\n</text:span><text:span text:style-name="T1194">"</text:span><text:span text:style-name="T1195">;</text:span><text:span text:style-name="T1196"><text:line-break/><text:s text:c="8"/>for<text:s/></text:span><text:span text:style-name="T1197">(</text:span><text:span text:style-name="T1198">auto<text:s/></text:span><text:span text:style-name="T1199">i :<text:s/></text:span><text:span text:style-name="T1200">listOfEdge</text:span><text:span text:style-name="T1201">) {</text:span><text:span text:style-name="T1202"><text:line-break/><text:s text:c="12"/></text:span><text:span text:style-name="T1203">std</text:span><text:span text:style-name="T1204">::cout<text:s/></text:span><text:span text:style-name="T1205">&lt;&lt;<text:s/></text:span><text:span text:style-name="T1206">i.</text:span><text:span text:style-name="T1207">initVer</text:span><text:span text:style-name="T1208">-&gt;</text:span><text:span text:style-name="T1209">ver<text:s/></text:span><text:span text:style-name="T1210">&lt;&lt;<text:s/></text:span><text:span text:style-name="T1211">" "<text:s/></text:span><text:span text:style-name="T1212">&lt;&lt;<text:s/></text:span><text:span text:style-name="T1213">i.</text:span><text:span text:style-name="T1214">finVer</text:span><text:span text:style-name="T1215">-&gt;</text:span><text:span text:style-name="T1216">ver<text:s/></text:span><text:span text:style-name="T1217">&lt;&lt;<text:s/></text:span><text:span text:style-name="T1218">" "<text:s/></text:span><text:span text:style-name="T1219">&lt;&lt;<text:s/></text:span><text:span text:style-name="T1220">i.</text:span><text:span text:style-name="T1221">weightVer<text:s/></text:span><text:span text:style-name="T1222">&lt;&lt;<text:s/></text:span><text:span text:style-name="T1223">"</text:span><text:span text:style-name="T1224">\n</text:span><text:span text:style-name="T1225">"</text:span><text:span text:style-name="T1226">;</text:span><text:span text:style-name="T1227"><text:line-break/><text:s text:c="8"/></text:span><text:span text:style-name="T1228">}</text:span><text:span text:style-name="T1229"><text:line-break/><text:s text:c="4"/>}</text:span><text:span text:style-name="T1230"><text:line-break/></text:span><text:span text:style-name="T1231"><text:line-break/><text:s text:c="4"/></text:span><text:span text:style-name="T1232">Point</text:span><text:span text:style-name="T1233">*<text:s/></text:span><text:span text:style-name="T1234">findVer</text:span><text:span text:style-name="T1235">(</text:span><text:span text:style-name="T1236">Vertical<text:s/></text:span><text:span text:style-name="T1237">vertical) {</text:span><text:span text:style-name="T1238">//поиск структуры вершины по ее названию</text:span><text:span text:style-name="T1239"><text:line-break/><text:s text:c="8"/></text:span><text:span text:style-name="T1240">for<text:s/></text:span><text:span text:style-name="T1241">(</text:span><text:span text:style-name="T1242">auto<text:s/></text:span><text:span text:style-name="T1243">i :<text:s/></text:span><text:span text:style-name="T1244">listOfVer</text:span><text:span text:style-name="T1245">) {</text:span><text:span text:style-name="T1246"><text:line-break/><text:s text:c="12"/></text:span><text:span text:style-name="T1247">if<text:s/></text:span><text:span text:style-name="T1248">(i-&gt;</text:span><text:span text:style-name="T1249">ver<text:s/></text:span><text:span text:style-name="T1250">== vertical) {</text:span><text:span text:style-name="T1251"><text:line-break/><text:s text:c="16"/></text:span><text:span text:style-name="T1252">return<text:s/></text:span><text:span text:style-name="T1253">i</text:span><text:span text:style-name="T1254">;</text:span><text:span text:style-name="T1255"><text:line-break/><text:s text:c="12"/></text:span><text:span text:style-name="T1256">}</text:span><text:span text:style-name="T1257"><text:line-break/><text:s text:c="8"/>}</text:span><text:span text:style-name="T1258"><text:line-break/><text:s text:c="8"/></text:span><text:span text:style-name="T1259">return nullptr;</text:span><text:span text:style-name="T1260"><text:line-break/><text:s text:c="4"/></text:span><text:span text:style-name="T1261">}</text:span><text:span text:style-name="T1262"><text:line-break/></text:span><text:span text:style-name="T1263"><text:line-break/><text:s text:c="4"/></text:span><text:span text:style-name="T1264">void<text:s/></text:span><text:span text:style-name="T1265">doGreedyAlgoritm</text:span><text:span text:style-name="T1266">() {</text:span><text:span text:style-name="T1267">//построение пути с помощью жадного метода</text:span><text:span text:style-name="T1268"><text:line-break/><text:s text:c="8"/></text:span><text:span text:style-name="T1269">listOfEdge</text:span><text:span text:style-name="T1270">.sort(compForSort)</text:span><text:span text:style-name="T1271">;</text:span><text:span text:style-name="T1272">//сортировка списка ребер по первой вершине и весу</text:span><text:span text:style-name="T1273"><text:line-break/><text:s text:c="8"/></text:span><text:span text:style-name="T1274">showListOfEdge()</text:span><text:span text:style-name="T1275">;</text:span><text:span text:style-name="T1276"><text:line-break/><text:s text:c="8"/></text:span><text:span text:style-name="T1277">Point<text:s/></text:span><text:span text:style-name="T1278">*currentPoint</text:span><text:span text:style-name="T1279">;</text:span><text:span text:style-name="T1280"><text:line-break/><text:s text:c="8"/>for<text:s/></text:span><text:span text:style-name="T1281">(</text:span><text:span text:style-name="T1282">auto<text:s/></text:span><text:span text:style-name="T1283">i :<text:s/></text:span><text:span text:style-name="T1284">listOfVer</text:span><text:span text:style-name="T1285">) {</text:span><text:span text:style-name="T1286">//поиск начальной вершины</text:span><text:span text:style-name="T1287"><text:line-break/><text:s text:c="12"/></text:span><text:span text:style-name="T1288">if<text:s/></text:span><text:span text:style-name="T1289">(i-&gt;</text:span><text:span text:style-name="T1290">ver<text:s/></text:span><text:span text:style-name="T1291">==<text:s/></text:span><text:span text:style-name="T1292">initDestVer</text:span><text:span text:style-name="T1293">) {</text:span><text:span text:style-name="T1294"><text:line-break/><text:s text:c="16"/>currentPoint = i</text:span><text:span text:style-name="T1295">;</text:span><text:span text:style-name="T1296"><text:line-break/><text:s text:c="16"/>break;</text:span><text:span text:style-name="T1297"><text:line-break/><text:s text:c="12"/></text:span><text:span text:style-name="T1298">}</text:span><text:span text:style-name="T1299"><text:line-break/><text:s text:c="8"/>}</text:span><text:span text:style-name="T1300"><text:line-break/><text:s text:c="8"/></text:span><text:span text:style-name="T1301">while<text:s/></text:span><text:span text:style-name="T1302">(currentPoint-&gt;</text:span><text:span text:style-name="T1303">ver<text:s/></text:span><text:span text:style-name="T1304">!=<text:s/></text:span><text:span text:style-name="T1305">finDestVer</text:span><text:span text:style-name="T1306">) {</text:span><text:span text:style-name="T1307">//пока рассматриваемая вершина не является конечной</text:span><text:span text:style-name="T1308"><text:line-break/><text:s text:c="12"/></text:span><text:span text:style-name="T1309">Vertical<text:s/></text:span><text:span text:style-name="T1310">curVer = currentPoint-&gt;</text:span><text:span text:style-name="T1311">ver</text:span><text:span text:style-name="T1312">;</text:span><text:span text:style-name="T1313">//сохраняем название рассматриаемой вершины</text:span><text:span text:style-name="T1314"><text:line-break/><text:s text:c="12"/></text:span><text:span text:style-name="T1315">std</text:span><text:span text:style-name="T1316">::cout<text:s/></text:span><text:span text:style-name="T1317">&lt;&lt;<text:s/></text:span><text:span text:style-name="T1318">"Рассматриваемая вершина "<text:s/></text:span><text:span text:style-name="T1319">&lt;&lt;<text:s/></text:span><text:span text:style-name="T1320">currentPoint-&gt;</text:span><text:span text:style-name="T1321">ver<text:s/></text:span><text:span text:style-name="T1322">&lt;&lt;<text:s/></text:span><text:span text:style-name="T1323">"</text:span><text:span text:style-name="T1324">\n</text:span><text:span text:style-name="T1325">"</text:span><text:span text:style-name="T1326">;</text:span><text:span text:style-name="T1327"><text:line-break/><text:s text:c="12"/></text:span><text:span text:style-name="T1328">answer<text:s/></text:span><text:span text:style-name="T1329">+=<text:s/></text:span><text:span text:style-name="T1330">curVer</text:span><text:span text:style-name="T1331">;</text:span><text:span text:style-name="T1332">//и добавляем ее в ответ</text:span><text:span text:style-name="T1333"><text:line-break/><text:s text:c="12"/></text:span><text:span text:style-name="T1334">currentPoint-&gt;</text:span><text:span text:style-name="T1335">isVisited<text:s/></text:span><text:span text:style-name="T1336">=<text:s/></text:span><text:span text:style-name="T1337">true;</text:span><text:span text:style-name="T1338">//и добавляем в список рассмотренных</text:span><text:span text:style-name="T1339"><text:line-break/><text:s text:c="12"/></text:span><text:span text:style-name="T1340">for<text:s/></text:span><text:span text:style-name="T1341">(</text:span><text:span text:style-name="T1342">auto<text:s/></text:span><text:span text:style-name="T1343">i :<text:s/></text:span><text:span text:style-name="T1344">listOfEdge</text:span><text:span text:style-name="T1345">) {</text:span><text:span text:style-name="T1346"><text:line-break/><text:s text:c="16"/></text:span><text:span text:style-name="T1347">if<text:s/></text:span><text:span text:style-name="T1348">(i.</text:span><text:span text:style-name="T1349">initVer<text:s/></text:span><text:span text:style-name="T1350">== currentPoint) {</text:span><text:span text:style-name="T1351"><text:line-break/><text:s text:c="20"/></text:span><text:span text:style-name="T1352">if<text:s/></text:span><text:span text:style-name="T1353">(!i.</text:span><text:span text:style-name="T1354">finVer</text:span><text:span text:style-name="T1355">-&gt;</text:span><text:span text:style-name="T1356">isVisited</text:span><text:span text:style-name="T1357">) {</text:span><text:span text:style-name="T1358"><text:line-break/><text:s text:c="24"/>currentPoint = i.</text:span><text:span text:style-name="T1359">finVer</text:span><text:span text:style-name="T1360">;</text:span><text:span text:style-name="T1361">//выбор следующей рассматриваемой вершины, как первой найденной благодаря сортировке по весу</text:span><text:span text:style-name="T1362"><text:line-break/><text:s text:c="24"/></text:span><text:span text:style-name="T1363">break;</text:span><text:span text:style-name="T1364"><text:line-break/><text:s text:c="20"/></text:span><text:span text:style-name="T1365">}</text:span><text:span text:style-name="T1366"><text:line-break/><text:s text:c="16"/>}</text:span><text:span text:style-name="T1367"><text:line-break/><text:s text:c="12"/>}</text:span><text:span text:style-name="T1368"><text:line-break/><text:s text:c="12"/></text:span><text:span text:style-name="T1369">if<text:s/></text:span><text:span text:style-name="T1370">(currentPoint-&gt;</text:span><text:span text:style-name="T1371">ver<text:s/></text:span><text:span text:style-name="T1372">== curVer) {</text:span><text:span text:style-name="T1373">//если рассматриваемая вершина не поменялась</text:span><text:span text:style-name="T1374"><text:line-break/><text:s text:c="16"/></text:span><text:span text:style-name="T1375">std</text:span><text:span text:style-name="T1376">::cout<text:s/></text:span><text:span text:style-name="T1377">&lt;&lt;<text:s/></text:span><text:span text:style-name="T1378">"Следующая вершина не найдена, переходим к предыдущей "</text:span><text:span text:style-name="T1379">;</text:span><text:span text:style-name="T1380"><text:line-break/><text:s text:c="16"/>for<text:s/></text:span><text:span text:style-name="T1381">(</text:span><text:span text:style-name="T1382">auto<text:s/></text:span><text:span text:style-name="T1383">i :<text:s/></text:span><text:span text:style-name="T1384">listOfEdge</text:span><text:span text:style-name="T1385">) {</text:span><text:span text:style-name="T1386"><text:line-break/><text:s text:c="20"/></text:span><text:span text:style-name="T1387">if<text:s/></text:span><text:span text:style-name="T1388">(i.</text:span><text:span text:style-name="T1389">finVer<text:s/></text:span><text:span text:style-name="T1390">== currentPoint) {</text:span><text:span text:style-name="T1391"><text:line-break/><text:s text:c="24"/>currentPoint = i.</text:span><text:span text:style-name="T1392">initVer</text:span><text:span text:style-name="T1393">;</text:span><text:span text:style-name="T1394">//тогда переходим к предпоследней</text:span><text:span text:style-name="T1395"><text:line-break/><text:s text:c="24"/></text:span><text:span text:style-name="T1396">std</text:span><text:span text:style-name="T1397">::cout<text:s/></text:span><text:span text:style-name="T1398">&lt;&lt;<text:s/></text:span><text:span text:style-name="T1399">currentPoint-&gt;</text:span><text:span text:style-name="T1400">ver<text:s/></text:span><text:span text:style-name="T1401">&lt;&lt;<text:s/></text:span><text:span text:style-name="T1402">"</text:span><text:span text:style-name="T1403">\n</text:span><text:span text:style-name="T1404">"</text:span><text:span text:style-name="T1405">;</text:span><text:span text:style-name="T1406"><text:line-break/><text:s text:c="24"/></text:span><text:span text:style-name="T1407">answer</text:span><text:span text:style-name="T1408">.pop_back()</text:span><text:span text:style-name="T1409">;</text:span><text:span text:style-name="T1410"><text:line-break/><text:s text:c="24"/></text:span><text:span text:style-name="T1411">answer</text:span><text:span text:style-name="T1412">.pop_back()</text:span><text:span text:style-name="T1413">;</text:span><text:span text:style-name="T1414"><text:line-break/><text:s text:c="24"/>break;</text:span><text:span text:style-name="T1415"><text:line-break/><text:s text:c="20"/></text:span><text:span text:style-name="T1416">}</text:span><text:span text:style-name="T1417"><text:line-break/><text:s text:c="16"/>}</text:span><text:span text:style-name="T1418"><text:line-break/><text:s text:c="12"/>}<text:s/></text:span><text:span text:style-name="T1419">else<text:s/></text:span><text:span text:style-name="T1420">std</text:span><text:span text:style-name="T1421">::cout<text:s/></text:span><text:span text:style-name="T1422">&lt;&lt;<text:s/></text:span><text:span text:style-name="T1423">"Следующая вершина, выбранная по минимальному весу ребра "<text:s/></text:span><text:span text:style-name="T1424">&lt;&lt;<text:s/></text:span><text:span text:style-name="T1425">currentPoint-&gt;</text:span><text:span text:style-name="T1426">ver<text:s/></text:span><text:span text:style-name="T1427">&lt;&lt;<text:s/></text:span><text:span text:style-name="T1428">"</text:span><text:span text:style-name="T1429">\n</text:span><text:span text:style-name="T1430">"</text:span><text:span text:style-name="T1431">;</text:span><text:span text:style-name="T1432"><text:line-break/><text:s text:c="8"/></text:span><text:span text:style-name="T1433">}</text:span><text:span text:style-name="T1434"><text:line-break/><text:s text:c="8"/></text:span><text:span text:style-name="T1435">answer<text:s/></text:span><text:span text:style-name="T1436">+=<text:s/></text:span><text:span text:style-name="T1437">finDestVer</text:span><text:span text:style-name="T1438">;</text:span><text:span text:style-name="T1439">//в ответ добавляем конечную вершину</text:span><text:span text:style-name="T1440"><text:line-break/><text:s text:c="4"/></text:span><text:span text:style-name="T1441">}</text:span><text:span text:style-name="T1442"><text:line-break/>}</text:span><text:span text:style-name="T1443">;</text:span><text:span text:style-name="T1444"><text:line-break/>int<text:s/></text:span><text:span text:style-name="T1445">main</text:span><text:span text:style-name="T1446">() {</text:span><text:span text:style-name="T1447"><text:line-break/><text:s text:c="4"/></text:span><text:span text:style-name="T1448">char<text:s/></text:span><text:span text:style-name="T1449">answ =<text:s/></text:span><text:span text:style-name="T1450">'y'</text:span><text:span text:style-name="T1451">;</text:span><text:span text:style-name="T1452"><text:line-break/><text:s text:c="4"/>while<text:s/></text:span><text:span text:style-name="T1453">(answ ==<text:s/></text:span><text:span text:style-name="T1454">'y'</text:span><text:span text:style-name="T1455">) {</text:span><text:span text:style-name="T1456"><text:line-break/><text:s text:c="8"/></text:span><text:span text:style-name="T1457">std</text:span><text:span text:style-name="T1458">::cout<text:s/></text:span><text:span text:style-name="T1459">&lt;&lt;<text:s/></text:span><text:span text:style-name="T1460">"Хотите считать данные из файла или ввести самостоятельно?(1/2)</text:span><text:span text:style-name="T1461">\n</text:span><text:span text:style-name="T1462">"</text:span><text:span text:style-name="T1463">;</text:span><text:span text:style-name="T1464"><text:line-break/><text:s text:c="8"/></text:span><text:span text:style-name="T1465">std</text:span><text:span text:style-name="T1466">::cin<text:s/></text:span><text:span text:style-name="T1467">&gt;&gt;<text:s/></text:span><text:span text:style-name="T1468">answ</text:span><text:span text:style-name="T1469">;</text:span><text:span text:style-name="T1470"><text:line-break/><text:s text:c="8"/></text:span><text:span text:style-name="T1471">Vertical<text:s/></text:span><text:span text:style-name="T1472">initDestVer</text:span><text:span text:style-name="T1473">,<text:s/></text:span><text:span text:style-name="T1474">finDestVer</text:span><text:span text:style-name="T1475">;</text:span><text:span text:style-name="T1476"><text:line-break/><text:s text:c="8"/></text:span><text:span text:style-name="T1477">std</text:span><text:span text:style-name="T1478">::</text:span><text:span text:style-name="T1479">ifstream<text:s/></text:span><text:span text:style-name="T1480">fin(</text:span><text:span text:style-name="T1481">"test1.txt"</text:span><text:span text:style-name="T1482">)</text:span><text:span text:style-name="T1483">;</text:span><text:span text:style-name="T1484"><text:line-break/><text:s text:c="8"/>if<text:s/></text:span><text:span text:style-name="T1485">(answ ==<text:s/></text:span><text:span text:style-name="T1486">'2'</text:span><text:span text:style-name="T1487">) {</text:span><text:span text:style-name="T1488"><text:line-break/><text:s text:c="12"/></text:span><text:span text:style-name="T1489">std</text:span><text:span text:style-name="T1490">::cout<text:s/></text:span><text:span text:style-name="T1491">&lt;&lt;<text:s/></text:span><text:span text:style-name="T1492">"Введите начальную и конечную вершину</text:span><text:span text:style-name="T1493">\n</text:span><text:span text:style-name="T1494">"</text:span><text:span text:style-name="T1495">;</text:span><text:span text:style-name="T1496"><text:line-break/><text:s text:c="12"/></text:span><text:span text:style-name="T1497">std</text:span><text:span text:style-name="T1498">::cin<text:s/></text:span><text:span text:style-name="T1499">&gt;&gt;<text:s/></text:span><text:span text:style-name="T1500">initDestVer<text:s/></text:span><text:span text:style-name="T1501">&gt;&gt;<text:s/></text:span><text:span text:style-name="T1502">finDestVer</text:span><text:span text:style-name="T1503">;</text:span><text:span text:style-name="T1504"><text:line-break/><text:s text:c="8"/></text:span><text:span text:style-name="T1505">}<text:s/></text:span><text:span text:style-name="T1506">else<text:s/></text:span><text:span text:style-name="T1507">{</text:span><text:span text:style-name="T1508"><text:line-break/><text:s text:c="12"/>fin<text:s/></text:span><text:span text:style-name="T1509">&gt;&gt;<text:s/></text:span><text:span text:style-name="T1510">initDestVer<text:s/></text:span><text:span text:style-name="T1511">&gt;&gt;<text:s/></text:span><text:span text:style-name="T1512">finDestVer</text:span><text:span text:style-name="T1513">;</text:span><text:span text:style-name="T1514"><text:line-break/><text:s text:c="8"/></text:span><text:span text:style-name="T1515">}</text:span><text:span text:style-name="T1516"><text:line-break/><text:s text:c="8"/></text:span><text:span text:style-name="T1517">auto<text:s/></text:span><text:span text:style-name="T1518">answer =<text:s/></text:span><text:span text:style-name="T1519">new<text:s/></text:span><text:span text:style-name="T1520">PathSearching(initDestVer</text:span><text:span text:style-name="T1521">,<text:s/></text:span><text:span text:style-name="T1522">finDestVer)</text:span><text:span text:style-name="T1523">;</text:span><text:span text:style-name="T1524"><text:line-break/><text:s text:c="8"/>if<text:s/></text:span><text:span text:style-name="T1525">(answ ==<text:s/></text:span><text:span text:style-name="T1526">'2'</text:span><text:span text:style-name="T1527">) {</text:span><text:span text:style-name="T1528"><text:line-break/><text:s text:c="12"/></text:span><text:span text:style-name="T1529">std</text:span><text:span text:style-name="T1530">::cout<text:s/></text:span><text:span text:style-name="T1531">&lt;&lt;<text:s/></text:span><text:span text:style-name="T1532">"Введите ребра и вес</text:span><text:span text:style-name="T1533">\n</text:span><text:span text:style-name="T1534">"</text:span><text:span text:style-name="T1535">;</text:span><text:span text:style-name="T1536"><text:line-break/><text:s text:c="12"/></text:span><text:span text:style-name="T1537">answer-&gt;readEdgeAndVer(</text:span><text:span text:style-name="T1538">std</text:span><text:span text:style-name="T1539">::cin)</text:span><text:span text:style-name="T1540">;</text:span><text:span text:style-name="T1541"><text:line-break/><text:s text:c="8"/></text:span><text:span text:style-name="T1542">}<text:s/></text:span><text:span text:style-name="T1543">else<text:s/></text:span><text:span text:style-name="T1544">answer-&gt;readEdgeAndVer(fin)</text:span><text:span text:style-name="T1545">;</text:span><text:span text:style-name="T1546"><text:line-break/><text:s text:c="8"/></text:span><text:span text:style-name="T1547">fin.close()</text:span><text:span text:style-name="T1548">;</text:span><text:span text:style-name="T1549"><text:line-break/><text:s text:c="8"/></text:span><text:span text:style-name="T1550">answer-&gt;doGreedyAlgoritm()</text:span><text:span text:style-name="T1551">;</text:span><text:span text:style-name="T1552"><text:line-break/><text:s text:c="8"/></text:span><text:span text:style-name="T1553">answer-&gt;showAnswer()</text:span><text:span text:style-name="T1554">;</text:span><text:span text:style-name="T1555"><text:line-break/><text:s text:c="8"/></text:span><text:span text:style-name="T1556">std</text:span><text:span text:style-name="T1557">::cout<text:s/></text:span><text:span text:style-name="T1558">&lt;&lt;<text:s/></text:span><text:span text:style-name="T1559">"Хотите продолжить?(y/n)</text:span><text:span text:style-name="T1560">\n</text:span><text:span text:style-name="T1561">"</text:span><text:span text:style-name="T1562">;</text:span><text:span text:style-name="T1563"><text:line-break/><text:s text:c="8"/></text:span><text:span text:style-name="T1564">std</text:span><text:span text:style-name="T1565">::cin<text:s/></text:span><text:span text:style-name="T1566">&gt;&gt;<text:s/></text:span><text:span text:style-name="T1567">answ</text:span><text:span text:style-name="T1568">;</text:span><text:span text:style-name="T1569"><text:line-break/><text:s text:c="4"/></text:span><text:span text:style-name="T1570">}</text:span><text:span text:style-name="T1571"><text:line-break/><text:s text:c="4"/></text:span><text:span text:style-name="T1572">return<text:s/></text:span><text:span text:style-name="T1573">0</text:span><text:span text:style-name="T1574">;</text:span><text:span text:style-name="T1575"><text:line-break/></text:span><text:span text:style-name="T1576">}</text:span></text:p>
      <text:p text:style-name="P1577"/>
      <text:p text:style-name="P1578">ПРИЛОЖЕНИЕ Б</text:p>
      <text:p text:style-name="P1579">ИСХОДНЫЙ КОД ПРОГРАММЫ</text:p>
      <text:p text:style-name="P1580"/>
      <text:p text:style-name="P1581"><text:span text:style-name="T1582">Название файла:<text:s/></text:span><text:span text:style-name="T1583">lab</text:span><text:span text:style-name="T1584">2_2.</text:span><text:span text:style-name="T1585">cpp</text:span></text:p>
      <text:p text:style-name="P1586"><text:span text:style-name="T1587">#include<text:s/></text:span><text:span text:style-name="T1588">&lt;iostream&gt;</text:span><text:span text:style-name="T1589"><text:line-break/></text:span><text:span text:style-name="T1590">#include<text:s/></text:span><text:span text:style-name="T1591">&lt;list&gt;</text:span><text:span text:style-name="T1592"><text:line-break/></text:span><text:span text:style-name="T1593">#include<text:s/></text:span><text:span text:style-name="T1594">&lt;fstream&gt;</text:span><text:span text:style-name="T1595"><text:line-break/></text:span><text:span text:style-name="T1596"><text:line-break/></text:span><text:span text:style-name="T1597">#define<text:s/></text:span><text:span text:style-name="T1598">Vertical<text:s/></text:span><text:span text:style-name="T1599">char</text:span><text:span text:style-name="T1600"><text:line-break/></text:span><text:span text:style-name="T1601">#define<text:s/></text:span><text:span text:style-name="T1602">Weight<text:s/></text:span><text:span text:style-name="T1603">float</text:span><text:span text:style-name="T1604"><text:line-break/></text:span><text:span text:style-name="T1605"><text:line-break/>struct<text:s/></text:span><text:span text:style-name="T1606">Point<text:s/></text:span><text:span text:style-name="T1607">{</text:span><text:span text:style-name="T1608">//структура для вершины графа</text:span><text:span text:style-name="T1609"><text:line-break/><text:s text:c="4"/></text:span><text:span text:style-name="T1610">Vertical<text:s/></text:span><text:span text:style-name="T1611">ver</text:span><text:span text:style-name="T1612">;<text:s/></text:span><text:span text:style-name="T1613">//название вершины</text:span><text:span text:style-name="T1614"><text:line-break/><text:s text:c="4"/></text:span><text:span text:style-name="T1615">bool<text:s/></text:span><text:span text:style-name="T1616">isVisited</text:span><text:span text:style-name="T1617">;</text:span><text:span text:style-name="T1618">//посещена ли вершина или нет</text:span><text:span text:style-name="T1619"><text:line-break/><text:s text:c="4"/></text:span><text:span text:style-name="T1620">Weight<text:s/></text:span><text:span text:style-name="T1621">heurEst</text:span><text:span text:style-name="T1622">,<text:s/></text:span><text:span text:style-name="T1623">wei</text:span><text:span text:style-name="T1624">;</text:span><text:span text:style-name="T1625">//эвристическая оценка и вес от начальной вершины до текущей</text:span><text:span text:style-name="T1626"><text:line-break/><text:s text:c="4"/></text:span><text:span text:style-name="T1627">Point</text:span><text:span text:style-name="T1628">*<text:s/></text:span><text:span text:style-name="T1629">parent</text:span><text:span text:style-name="T1630">;</text:span><text:span text:style-name="T1631">//начальная вершина в ребре</text:span><text:span text:style-name="T1632"><text:line-break/></text:span><text:span text:style-name="T1633"><text:line-break/><text:s text:c="4"/></text:span><text:span text:style-name="T1634">Point</text:span><text:span text:style-name="T1635">() =<text:s/></text:span><text:span text:style-name="T1636">default;</text:span><text:span text:style-name="T1637"><text:line-break/><text:s text:c="4"/></text:span><text:span text:style-name="T1638">Point</text:span><text:span text:style-name="T1639">(</text:span><text:span text:style-name="T1640">Vertical<text:s/></text:span><text:span text:style-name="T1641">ver</text:span><text:span text:style-name="T1642">, bool<text:s/></text:span><text:span text:style-name="T1643">isVisited) {</text:span><text:span text:style-name="T1644"><text:line-break/><text:s text:c="8"/></text:span><text:span text:style-name="T1645">this</text:span><text:span text:style-name="T1646">-&gt;</text:span><text:span text:style-name="T1647">ver<text:s/></text:span><text:span text:style-name="T1648">= ver</text:span><text:span text:style-name="T1649">;</text:span><text:span text:style-name="T1650"><text:line-break/><text:s text:c="8"/></text:span><text:span text:style-name="T1651">parent<text:s/></text:span><text:span text:style-name="T1652">=<text:s/></text:span><text:span text:style-name="T1653">nullptr;</text:span><text:span text:style-name="T1654"><text:line-break/><text:s text:c="8"/>this</text:span><text:span text:style-name="T1655">-&gt;</text:span><text:span text:style-name="T1656">isVisited<text:s/></text:span><text:span text:style-name="T1657">= isVisited</text:span><text:span text:style-name="T1658">;</text:span><text:span text:style-name="T1659"><text:line-break/><text:s text:c="8"/>this</text:span><text:span text:style-name="T1660">-&gt;</text:span><text:span text:style-name="T1661">heurEst<text:s/></text:span><text:span text:style-name="T1662">=<text:s/></text:span><text:span text:style-name="T1663">0</text:span><text:span text:style-name="T1664">;</text:span><text:span text:style-name="T1665"><text:line-break/><text:s text:c="8"/>this</text:span><text:span text:style-name="T1666">-&gt;</text:span><text:span text:style-name="T1667">wei<text:s/></text:span><text:span text:style-name="T1668">=<text:s/></text:span><text:span text:style-name="T1669">0</text:span><text:span text:style-name="T1670">;</text:span><text:span text:style-name="T1671"><text:line-break/><text:s text:c="4"/></text:span><text:span text:style-name="T1672">}</text:span><text:span text:style-name="T1673"><text:line-break/>}</text:span><text:span text:style-name="T1674">;</text:span><text:span text:style-name="T1675"><text:line-break/></text:span><text:span text:style-name="T1676"><text:line-break/>struct<text:s/></text:span><text:span text:style-name="T1677">Edge<text:s/></text:span><text:span text:style-name="T1678">{</text:span><text:span text:style-name="T1679">//стуктура для ребра графа</text:span><text:span text:style-name="T1680"><text:line-break/><text:s text:c="4"/></text:span><text:span text:style-name="T1681">Point</text:span><text:span text:style-name="T1682">*<text:s/></text:span><text:span text:style-name="T1683">initVer</text:span><text:span text:style-name="T1684">;</text:span><text:span text:style-name="T1685">//начальная вершина</text:span><text:span text:style-name="T1686"><text:line-break/><text:s text:c="4"/></text:span><text:span text:style-name="T1687">Point</text:span><text:span text:style-name="T1688">*<text:s/></text:span><text:span text:style-name="T1689">finVer</text:span><text:span text:style-name="T1690">;</text:span><text:span text:style-name="T1691">//конечная вершина</text:span><text:span text:style-name="T1692"><text:line-break/><text:s text:c="4"/></text:span><text:span text:style-name="T1693">Weight<text:s/></text:span><text:span text:style-name="T1694">weightVer</text:span><text:span text:style-name="T1695">;</text:span><text:span text:style-name="T1696">//вес ребра</text:span><text:span text:style-name="T1697"><text:line-break/></text:span><text:span text:style-name="T1698"><text:line-break/><text:s text:c="4"/></text:span><text:span text:style-name="T1699">Edge</text:span><text:span text:style-name="T1700">() =<text:s/></text:span><text:span text:style-name="T1701">default;</text:span><text:span text:style-name="T1702"><text:line-break/><text:s text:c="4"/></text:span><text:span text:style-name="T1703">Edge</text:span><text:span text:style-name="T1704">(</text:span><text:span text:style-name="T1705">Point</text:span><text:span text:style-name="T1706">* init</text:span><text:span text:style-name="T1707">,<text:s/></text:span><text:span text:style-name="T1708">Point</text:span><text:span text:style-name="T1709">* fin</text:span><text:span text:style-name="T1710">,<text:s/></text:span><text:span text:style-name="T1711">Weight<text:s/></text:span><text:span text:style-name="T1712">weight) {</text:span><text:span text:style-name="T1713"><text:line-break/><text:s text:c="8"/></text:span><text:span text:style-name="T1714">initVer<text:s/></text:span><text:span text:style-name="T1715">= init</text:span><text:span text:style-name="T1716">;</text:span><text:span text:style-name="T1717"><text:line-break/><text:s text:c="8"/></text:span><text:span text:style-name="T1718">finVer<text:s/></text:span><text:span text:style-name="T1719">= fin</text:span><text:span text:style-name="T1720">;</text:span><text:span text:style-name="T1721"><text:line-break/><text:s text:c="8"/></text:span><text:span text:style-name="T1722">weightVer<text:s/></text:span><text:span text:style-name="T1723">= weight</text:span><text:span text:style-name="T1724">;</text:span><text:span text:style-name="T1725"><text:line-break/><text:s text:c="4"/></text:span><text:span text:style-name="T1726">}</text:span><text:span text:style-name="T1727"><text:line-break/>}</text:span><text:span text:style-name="T1728">;</text:span><text:span text:style-name="T1729"><text:line-break/></text:span><text:span text:style-name="T1730"><text:line-break/>class<text:s/></text:span><text:span text:style-name="T1731">PathSearching<text:s/></text:span><text:span text:style-name="T1732">{</text:span><text:span text:style-name="T1733">//класс для нахождения кратчайшего пути в графе по алгоритму А*</text:span><text:span text:style-name="T1734"><text:line-break/></text:span><text:span text:style-name="T1735">private</text:span><text:span text:style-name="T1736">:</text:span><text:span text:style-name="T1737"><text:line-break/><text:s text:c="4"/></text:span><text:span text:style-name="T1738">Vertical<text:s/></text:span><text:span text:style-name="T1739">initDestVer</text:span><text:span text:style-name="T1740">,<text:s/></text:span><text:span text:style-name="T1741">finDestVer</text:span><text:span text:style-name="T1742">;</text:span><text:span text:style-name="T1743">//начальная и конечная вершины</text:span><text:span text:style-name="T1744"><text:line-break/></text:span><text:span text:style-name="T1745">public</text:span><text:span text:style-name="T1746">:</text:span><text:span text:style-name="T1747"><text:line-break/><text:s text:c="4"/></text:span><text:span text:style-name="T1748">std</text:span><text:span text:style-name="T1749">::</text:span><text:span text:style-name="T1750">list</text:span><text:span text:style-name="T1751">&lt;</text:span><text:span text:style-name="T1752">Edge</text:span><text:span text:style-name="T1753">&gt;<text:s/></text:span><text:span text:style-name="T1754">listOfEdge</text:span><text:span text:style-name="T1755">;</text:span><text:span text:style-name="T1756">//список ребер</text:span><text:span text:style-name="T1757"><text:line-break/><text:s text:c="4"/></text:span><text:span text:style-name="T1758">std</text:span><text:span text:style-name="T1759">::</text:span><text:span text:style-name="T1760">list</text:span><text:span text:style-name="T1761">&lt;</text:span><text:span text:style-name="T1762">Point</text:span><text:span text:style-name="T1763">*&gt;<text:s/></text:span><text:span text:style-name="T1764">listOfVer</text:span><text:span text:style-name="T1765">;</text:span><text:span text:style-name="T1766">//список вершин</text:span><text:span text:style-name="T1767"><text:line-break/><text:s text:c="4"/></text:span><text:span text:style-name="T1768">PathSearching</text:span><text:span text:style-name="T1769">(</text:span><text:span text:style-name="T1770">Vertical<text:s/></text:span><text:span text:style-name="T1771">initDestVer</text:span><text:span text:style-name="T1772">,<text:s/></text:span><text:span text:style-name="T1773">Vertical<text:s/></text:span><text:span text:style-name="T1774">finDestVer) {</text:span><text:span text:style-name="T1775"><text:line-break/><text:s text:c="8"/></text:span><text:span text:style-name="T1776">this</text:span><text:span text:style-name="T1777">-&gt;</text:span><text:span text:style-name="T1778">initDestVer<text:s/></text:span><text:span text:style-name="T1779">= initDestVer</text:span><text:span text:style-name="T1780">;</text:span><text:span text:style-name="T1781"><text:line-break/><text:s text:c="8"/>this</text:span><text:span text:style-name="T1782">-&gt;</text:span><text:span text:style-name="T1783">finDestVer<text:s/></text:span><text:span text:style-name="T1784">= finDestVer</text:span><text:span text:style-name="T1785">;</text:span><text:span text:style-name="T1786"><text:line-break/><text:s text:c="4"/></text:span><text:span text:style-name="T1787">}</text:span><text:span text:style-name="T1788"><text:line-break/><text:s text:c="4"/></text:span><text:span text:style-name="T1789">void<text:s/></text:span><text:span text:style-name="T1790">readEdgeAndVer</text:span><text:span text:style-name="T1791">(</text:span><text:span text:style-name="T1792">std</text:span><text:span text:style-name="T1793">::</text:span><text:span text:style-name="T1794">istream</text:span><text:span text:style-name="T1795">&amp; fin</text:span><text:span text:style-name="T1796">, bool<text:s/></text:span><text:span text:style-name="T1797">isCin) {</text:span><text:span text:style-name="T1798">//ввод ребер и формирование списков</text:span><text:span text:style-name="T1799"><text:line-break/><text:s text:c="8"/></text:span><text:span text:style-name="T1800">Vertical<text:s/></text:span><text:span text:style-name="T1801">initVer</text:span><text:span text:style-name="T1802">,<text:s/></text:span><text:span text:style-name="T1803">finVer</text:span><text:span text:style-name="T1804">;</text:span><text:span text:style-name="T1805"><text:line-break/><text:s text:c="8"/></text:span><text:span text:style-name="T1806">Weight<text:s/></text:span><text:span text:style-name="T1807">weight =<text:s/></text:span><text:span text:style-name="T1808">0</text:span><text:span text:style-name="T1809">;</text:span><text:span text:style-name="T1810"><text:line-break/><text:s text:c="8"/>while<text:s/></text:span><text:span text:style-name="T1811">(fin<text:s/></text:span><text:span text:style-name="T1812">&gt;&gt;<text:s/></text:span><text:span text:style-name="T1813">initVer<text:s/></text:span><text:span text:style-name="T1814">&gt;&gt;<text:s/></text:span><text:span text:style-name="T1815">finVer<text:s/></text:span><text:span text:style-name="T1816">&gt;&gt;<text:s/></text:span><text:span text:style-name="T1817">weight) {</text:span><text:span text:style-name="T1818"><text:line-break/><text:s text:c="12"/></text:span><text:span text:style-name="T1819">if<text:s/></text:span><text:span text:style-name="T1820">(initVer ==<text:s/></text:span><text:span text:style-name="T1821">'0'</text:span><text:span text:style-name="T1822">)</text:span><text:span text:style-name="T1823">//для удобства был введен символ для остановки ввода</text:span><text:span text:style-name="T1824"><text:line-break/><text:s text:c="16"/></text:span><text:span text:style-name="T1825">break;</text:span><text:span text:style-name="T1826"><text:line-break/><text:s text:c="12"/></text:span><text:span text:style-name="T1827">Point</text:span><text:span text:style-name="T1828">* initPointVer = findVer(initVer)</text:span><text:span text:style-name="T1829">;</text:span><text:span text:style-name="T1830"><text:line-break/><text:s text:c="12"/></text:span><text:span text:style-name="T1831">Point</text:span><text:span text:style-name="T1832">* finPointVer = findVer(finVer)</text:span><text:span text:style-name="T1833">;</text:span><text:span text:style-name="T1834"><text:line-break/><text:s text:c="12"/>if<text:s/></text:span><text:span text:style-name="T1835">(initPointVer ==<text:s/></text:span><text:span text:style-name="T1836">nullptr</text:span><text:span text:style-name="T1837">) {</text:span><text:span text:style-name="T1838"><text:line-break/><text:s text:c="16"/>initPointVer =<text:s/></text:span><text:span text:style-name="T1839">new<text:s/></text:span><text:span text:style-name="T1840">Point(initVer</text:span><text:span text:style-name="T1841">, false</text:span><text:span text:style-name="T1842">)</text:span><text:span text:style-name="T1843">;</text:span><text:span text:style-name="T1844"><text:line-break/><text:s text:c="16"/></text:span><text:span text:style-name="T1845">listOfVer</text:span><text:span text:style-name="T1846">.push_back(initPointVer)</text:span><text:span text:style-name="T1847">;</text:span><text:span text:style-name="T1848">//формирование списка вершин</text:span><text:span text:style-name="T1849"><text:line-break/><text:s text:c="12"/></text:span><text:span text:style-name="T1850">}</text:span><text:span text:style-name="T1851"><text:line-break/><text:s text:c="12"/></text:span><text:span text:style-name="T1852">if<text:s/></text:span><text:span text:style-name="T1853">(finPointVer ==<text:s/></text:span><text:span text:style-name="T1854">nullptr</text:span><text:span text:style-name="T1855">) {</text:span><text:span text:style-name="T1856"><text:line-break/><text:s text:c="16"/>finPointVer =<text:s/></text:span><text:span text:style-name="T1857">new<text:s/></text:span><text:span text:style-name="T1858">Point(finVer</text:span><text:span text:style-name="T1859">, false</text:span><text:span text:style-name="T1860">)</text:span><text:span text:style-name="T1861">;</text:span><text:span text:style-name="T1862"><text:line-break/><text:s text:c="16"/></text:span><text:span text:style-name="T1863">listOfVer</text:span><text:span text:style-name="T1864">.push_back(finPointVer)</text:span><text:span text:style-name="T1865">;</text:span><text:span text:style-name="T1866"><text:line-break/><text:s text:c="12"/></text:span><text:span text:style-name="T1867">}</text:span><text:span text:style-name="T1868"><text:line-break/><text:s text:c="12"/></text:span><text:span text:style-name="T1869">listOfEdge</text:span><text:span text:style-name="T1870">.emplace_back(initPointVer</text:span><text:span text:style-name="T1871">,<text:s/></text:span><text:span text:style-name="T1872">finPointVer</text:span><text:span text:style-name="T1873">,<text:s/></text:span><text:span text:style-name="T1874">weight)</text:span><text:span text:style-name="T1875">;</text:span><text:span text:style-name="T1876">//формирование списка ребер</text:span><text:span text:style-name="T1877"><text:line-break/><text:s text:c="8"/></text:span><text:span text:style-name="T1878">}</text:span><text:span text:style-name="T1879"><text:line-break/><text:s text:c="8"/></text:span><text:span text:style-name="T1880">for<text:s/></text:span><text:span text:style-name="T1881">(</text:span><text:span text:style-name="T1882">auto<text:s/></text:span><text:span text:style-name="T1883">i :<text:s/></text:span><text:span text:style-name="T1884">listOfVer</text:span><text:span text:style-name="T1885">) {</text:span><text:span text:style-name="T1886"><text:line-break/><text:s text:c="12"/></text:span><text:span text:style-name="T1887">if<text:s/></text:span><text:span text:style-name="T1888">(isCin) {</text:span><text:span text:style-name="T1889"><text:line-break/><text:s text:c="16"/></text:span><text:span text:style-name="T1890">std</text:span><text:span text:style-name="T1891">::cout<text:s/></text:span><text:span text:style-name="T1892">&lt;&lt;<text:s/></text:span><text:span text:style-name="T1893">"Введите эвристическую функцию для вершины "<text:s/></text:span><text:span text:style-name="T1894">&lt;&lt;<text:s/></text:span><text:span text:style-name="T1895">i-&gt;</text:span><text:span text:style-name="T1896">ver<text:s/></text:span><text:span text:style-name="T1897">&lt;&lt;<text:s/></text:span><text:span text:style-name="T1898">"</text:span><text:span text:style-name="T1899">\n</text:span><text:span text:style-name="T1900">"</text:span><text:span text:style-name="T1901">;</text:span><text:span text:style-name="T1902"><text:line-break/><text:s text:c="12"/></text:span><text:span text:style-name="T1903">}</text:span><text:span text:style-name="T1904"><text:line-break/><text:s text:c="12"/>fin<text:s/></text:span><text:span text:style-name="T1905">&gt;&gt;<text:s/></text:span><text:span text:style-name="T1906">i-&gt;</text:span><text:span text:style-name="T1907">heurEst</text:span><text:span text:style-name="T1908">;</text:span><text:span text:style-name="T1909"><text:line-break/><text:s text:c="8"/></text:span><text:span text:style-name="T1910">}</text:span><text:span text:style-name="T1911"><text:line-break/><text:s text:c="4"/>}</text:span><text:span text:style-name="T1912"><text:line-break/></text:span><text:span text:style-name="T1913"><text:line-break/><text:s text:c="4"/></text:span><text:span text:style-name="T1914">Point</text:span><text:span text:style-name="T1915">*<text:s/></text:span><text:span text:style-name="T1916">findVer</text:span><text:span text:style-name="T1917">(</text:span><text:span text:style-name="T1918">Vertical<text:s/></text:span><text:span text:style-name="T1919">vertical) {</text:span><text:span text:style-name="T1920">//поиск структуры вершины по ее названию</text:span><text:span text:style-name="T1921"><text:line-break/><text:s text:c="8"/></text:span><text:span text:style-name="T1922">for<text:s/></text:span><text:span text:style-name="T1923">(</text:span><text:span text:style-name="T1924">auto<text:s/></text:span><text:span text:style-name="T1925">i :<text:s/></text:span><text:span text:style-name="T1926">listOfVer</text:span><text:span text:style-name="T1927">) {</text:span><text:span text:style-name="T1928"><text:line-break/><text:s text:c="12"/></text:span><text:span text:style-name="T1929">if<text:s/></text:span><text:span text:style-name="T1930">(i-&gt;</text:span><text:span text:style-name="T1931">ver<text:s/></text:span><text:span text:style-name="T1932">== vertical) {</text:span><text:span text:style-name="T1933"><text:line-break/><text:s text:c="16"/></text:span><text:span text:style-name="T1934">return<text:s/></text:span><text:span text:style-name="T1935">i</text:span><text:span text:style-name="T1936">;</text:span><text:span text:style-name="T1937"><text:line-break/><text:s text:c="12"/></text:span><text:span text:style-name="T1938">}</text:span><text:span text:style-name="T1939"><text:line-break/><text:s text:c="8"/>}</text:span><text:span text:style-name="T1940"><text:line-break/><text:s text:c="8"/></text:span><text:span text:style-name="T1941">return nullptr;</text:span><text:span text:style-name="T1942"><text:line-break/><text:s text:c="4"/></text:span><text:span text:style-name="T1943">}</text:span><text:span text:style-name="T1944"><text:line-break/></text:span><text:span text:style-name="T1945"><text:line-break/><text:s text:c="4"/></text:span><text:span text:style-name="T1946">void<text:s/></text:span><text:span text:style-name="T1947">showAnswer</text:span><text:span text:style-name="T1948">() {</text:span><text:span text:style-name="T1949">//вывод кратчайшего пути</text:span><text:span text:style-name="T1950"><text:line-break/><text:s text:c="8"/></text:span><text:span text:style-name="T1951">Point</text:span><text:span text:style-name="T1952">* currentPoint = findVer(</text:span><text:span text:style-name="T1953">finDestVer</text:span><text:span text:style-name="T1954">)</text:span><text:span text:style-name="T1955">;</text:span><text:span text:style-name="T1956"><text:line-break/><text:s text:c="8"/></text:span><text:span text:style-name="T1957">std</text:span><text:span text:style-name="T1958">::</text:span><text:span text:style-name="T1959">string<text:s/></text:span><text:span text:style-name="T1960">answer</text:span><text:span text:style-name="T1961">;</text:span><text:span text:style-name="T1962"><text:line-break/><text:s text:c="8"/>while<text:s/></text:span><text:span text:style-name="T1963">(currentPoint !=<text:s/></text:span><text:span text:style-name="T1964">nullptr</text:span><text:span text:style-name="T1965">) {</text:span><text:span text:style-name="T1966"><text:line-break/><text:s text:c="12"/>answer.push_back(currentPoint-&gt;</text:span><text:span text:style-name="T1967">ver</text:span><text:span text:style-name="T1968">)</text:span><text:span text:style-name="T1969">;</text:span><text:span text:style-name="T1970"><text:line-break/><text:s text:c="12"/></text:span><text:span text:style-name="T1971">currentPoint = currentPoint-&gt;</text:span><text:span text:style-name="T1972">parent</text:span><text:span text:style-name="T1973">;</text:span><text:span text:style-name="T1974"><text:line-break/><text:s text:c="8"/></text:span><text:span text:style-name="T1975">}</text:span><text:span text:style-name="T1976"><text:line-break/><text:s text:c="8"/></text:span><text:span text:style-name="T1977">std</text:span><text:span text:style-name="T1978">::cout<text:s/></text:span><text:span text:style-name="T1979">&lt;&lt;<text:s/></text:span><text:span text:style-name="T1980">"Результат работы алгоритма:</text:span><text:span text:style-name="T1981">\n</text:span><text:span text:style-name="T1982">"</text:span><text:span text:style-name="T1983">;</text:span><text:span text:style-name="T1984"><text:line-break/><text:s text:c="8"/>for<text:s/></text:span><text:span text:style-name="T1985">(</text:span><text:span text:style-name="T1986">int<text:s/></text:span><text:span text:style-name="T1987">i = answer.length() -<text:s/></text:span><text:span text:style-name="T1988">1</text:span><text:span text:style-name="T1989">;<text:s/></text:span><text:span text:style-name="T1990">i &gt;=<text:s/></text:span><text:span text:style-name="T1991">0</text:span><text:span text:style-name="T1992">;</text:span><text:span text:style-name="T1993">i--) {</text:span><text:span text:style-name="T1994"><text:line-break/><text:s text:c="12"/></text:span><text:span text:style-name="T1995">std</text:span><text:span text:style-name="T1996">::cout<text:s/></text:span><text:span text:style-name="T1997">&lt;&lt;<text:s/></text:span><text:span text:style-name="T1998">answer</text:span><text:span text:style-name="T1999">[</text:span><text:span text:style-name="T2000">i</text:span><text:span text:style-name="T2001">]</text:span><text:span text:style-name="T2002">;</text:span><text:span text:style-name="T2003"><text:line-break/><text:s text:c="8"/></text:span><text:span text:style-name="T2004">}</text:span><text:span text:style-name="T2005"><text:line-break/><text:s text:c="8"/></text:span><text:span text:style-name="T2006">std</text:span><text:span text:style-name="T2007">::cout<text:s/></text:span><text:span text:style-name="T2008">&lt;&lt;<text:s/></text:span><text:span text:style-name="T2009">"</text:span><text:span text:style-name="T2010">\n</text:span><text:span text:style-name="T2011">"</text:span><text:span text:style-name="T2012">;</text:span><text:span text:style-name="T2013"><text:line-break/><text:s text:c="4"/></text:span><text:span text:style-name="T2014">}</text:span><text:span text:style-name="T2015"><text:line-break/></text:span><text:span text:style-name="T2016"><text:line-break/><text:s text:c="4"/></text:span><text:span text:style-name="T2017">void<text:s/></text:span><text:span text:style-name="T2018">showListOfNotVisitedVerAndHeur</text:span><text:span text:style-name="T2019">() {</text:span><text:span text:style-name="T2020">//вывод списка непосещенных вершин и ее характеристик</text:span><text:span text:style-name="T2021"><text:line-break/><text:s text:c="8"/></text:span><text:span text:style-name="T2022">std</text:span><text:span text:style-name="T2023">::cout<text:s/></text:span><text:span text:style-name="T2024">&lt;&lt;<text:s/></text:span><text:span text:style-name="T2025">"Список непосещенных вершин:</text:span><text:span text:style-name="T2026">\n</text:span><text:span text:style-name="T2027">вершина эвриситическая оценка вес</text:span><text:span text:style-name="T2028">\n</text:span><text:span text:style-name="T2029">"</text:span><text:span text:style-name="T2030">;</text:span><text:span text:style-name="T2031"><text:line-break/><text:s text:c="8"/>for<text:s/></text:span><text:span text:style-name="T2032">(</text:span><text:span text:style-name="T2033">auto<text:s/></text:span><text:span text:style-name="T2034">i :<text:s/></text:span><text:span text:style-name="T2035">listOfVer</text:span><text:span text:style-name="T2036">) {</text:span><text:span text:style-name="T2037"><text:line-break/><text:s text:c="12"/></text:span><text:span text:style-name="T2038">if<text:s/></text:span><text:span text:style-name="T2039">(!i-&gt;</text:span><text:span text:style-name="T2040">isVisited</text:span><text:span text:style-name="T2041">) {</text:span><text:span text:style-name="T2042"><text:line-break/><text:s text:c="16"/></text:span><text:span text:style-name="T2043">std</text:span><text:span text:style-name="T2044">::cout<text:s/></text:span><text:span text:style-name="T2045">&lt;&lt;<text:s/></text:span><text:span text:style-name="T2046">i-&gt;</text:span><text:span text:style-name="T2047">ver<text:s/></text:span><text:span text:style-name="T2048">&lt;&lt;<text:s/></text:span><text:span text:style-name="T2049">" "<text:s/></text:span><text:span text:style-name="T2050">&lt;&lt;<text:s/></text:span><text:span text:style-name="T2051">i-&gt;</text:span><text:span text:style-name="T2052">heurEst<text:s/></text:span><text:span text:style-name="T2053">&lt;&lt;<text:s/></text:span><text:span text:style-name="T2054">" "<text:s/></text:span><text:span text:style-name="T2055">&lt;&lt;<text:s/></text:span><text:span text:style-name="T2056">i-&gt;</text:span><text:span text:style-name="T2057">wei<text:s/></text:span><text:span text:style-name="T2058">&lt;&lt;<text:s/></text:span><text:span text:style-name="T2059">"</text:span><text:span text:style-name="T2060">\n</text:span><text:span text:style-name="T2061">"</text:span><text:span text:style-name="T2062">;</text:span><text:span text:style-name="T2063"><text:line-break/><text:s text:c="12"/></text:span><text:span text:style-name="T2064">}</text:span><text:span text:style-name="T2065"><text:line-break/><text:s text:c="8"/>}</text:span><text:span text:style-name="T2066"><text:line-break/><text:s text:c="8"/></text:span><text:span text:style-name="T2067">std</text:span><text:span text:style-name="T2068">::cout<text:s/></text:span><text:span text:style-name="T2069">&lt;&lt;<text:s/></text:span><text:span text:style-name="T2070">"Конец списка.</text:span><text:span text:style-name="T2071">\n</text:span><text:span text:style-name="T2072">"</text:span><text:span text:style-name="T2073">;</text:span><text:span text:style-name="T2074"><text:line-break/><text:s text:c="4"/></text:span><text:span text:style-name="T2075">}</text:span><text:span text:style-name="T2076"><text:line-break/></text:span><text:span text:style-name="T2077"><text:line-break/><text:s text:c="4"/></text:span><text:span text:style-name="T2078">void<text:s/></text:span><text:span text:style-name="T2079">defineWeightAndHeur</text:span><text:span text:style-name="T2080">(</text:span><text:span text:style-name="T2081">Point</text:span><text:span text:style-name="T2082">* currentPoint) {</text:span><text:span text:style-name="T2083">//определение эвристической оценки и веса от начальной вершины до текущей для смежных вершин</text:span><text:span text:style-name="T2084"><text:line-break/><text:s text:c="8"/></text:span><text:span text:style-name="T2085">std</text:span><text:span text:style-name="T2086">::cout<text:s/></text:span><text:span text:style-name="T2087">&lt;&lt;<text:s/></text:span><text:span text:style-name="T2088">"Считаем вес для смежных вершин</text:span><text:span text:style-name="T2089">\n</text:span><text:span text:style-name="T2090">"</text:span><text:span text:style-name="T2091">;</text:span><text:span text:style-name="T2092"><text:line-break/><text:s text:c="8"/>for<text:s/></text:span><text:span text:style-name="T2093">(</text:span><text:span text:style-name="T2094">auto<text:s/></text:span><text:span text:style-name="T2095">i :<text:s/></text:span><text:span text:style-name="T2096">listOfEdge</text:span><text:span text:style-name="T2097">) {</text:span><text:span text:style-name="T2098"><text:line-break/><text:s text:c="12"/></text:span><text:span text:style-name="T2099">if<text:s/></text:span><text:span text:style-name="T2100">(i.</text:span><text:span text:style-name="T2101">initVer<text:s/></text:span><text:span text:style-name="T2102">== currentPoint) {</text:span><text:span text:style-name="T2103"><text:line-break/><text:s text:c="16"/></text:span><text:span text:style-name="T2104">if<text:s/></text:span><text:span text:style-name="T2105">(i.</text:span><text:span text:style-name="T2106">finVer</text:span><text:span text:style-name="T2107">-&gt;</text:span><text:span text:style-name="T2108">wei<text:s/></text:span><text:span text:style-name="T2109">&gt; i.</text:span><text:span text:style-name="T2110">weightVer<text:s/></text:span><text:span text:style-name="T2111">+ currentPoint-&gt;</text:span><text:span text:style-name="T2112">wei<text:s/></text:span><text:span text:style-name="T2113">|| i.</text:span><text:span text:style-name="T2114">finVer</text:span><text:span text:style-name="T2115">-&gt;</text:span><text:span text:style-name="T2116">wei<text:s/></text:span><text:span text:style-name="T2117">==<text:s/></text:span><text:span text:style-name="T2118">0</text:span><text:span text:style-name="T2119">) {</text:span><text:span text:style-name="T2120">//при меньшей сумме характеристик вершины или их отсутствии присвоим подсчитанные раннее</text:span><text:span text:style-name="T2121"><text:line-break/><text:s text:c="20"/></text:span><text:span text:style-name="T2122">i.</text:span><text:span text:style-name="T2123">finVer</text:span><text:span text:style-name="T2124">-&gt;</text:span><text:span text:style-name="T2125">wei<text:s/></text:span><text:span text:style-name="T2126">= i.</text:span><text:span text:style-name="T2127">weightVer<text:s/></text:span><text:span text:style-name="T2128">+ currentPoint-&gt;</text:span><text:span text:style-name="T2129">wei</text:span><text:span text:style-name="T2130">;</text:span><text:span text:style-name="T2131"><text:line-break/><text:s text:c="20"/></text:span><text:span text:style-name="T2132">i.</text:span><text:span text:style-name="T2133">finVer</text:span><text:span text:style-name="T2134">-&gt;</text:span><text:span text:style-name="T2135">isVisited<text:s/></text:span><text:span text:style-name="T2136">=<text:s/></text:span><text:span text:style-name="T2137">false;</text:span><text:span text:style-name="T2138"><text:line-break/><text:s text:c="20"/></text:span><text:span text:style-name="T2139">std</text:span><text:span text:style-name="T2140">::cout<text:s/></text:span><text:span text:style-name="T2141">&lt;&lt;<text:s/></text:span><text:span text:style-name="T2142">"Вес ребер от начальной до текущей для вершины "<text:s/></text:span><text:span text:style-name="T2143">&lt;&lt;<text:s/></text:span><text:span text:style-name="T2144">i.</text:span><text:span text:style-name="T2145">finVer</text:span><text:span text:style-name="T2146">-&gt;</text:span><text:span text:style-name="T2147">ver<text:s/></text:span><text:span text:style-name="T2148">&lt;&lt;<text:s/></text:span><text:span text:style-name="T2149">" посчитан: "<text:s/></text:span><text:span text:style-name="T2150">&lt;&lt;<text:s/></text:span><text:span text:style-name="T2151">i.</text:span><text:span text:style-name="T2152">finVer</text:span><text:span text:style-name="T2153">-&gt;</text:span><text:span text:style-name="T2154">wei<text:s/></text:span><text:span text:style-name="T2155">&lt;&lt;<text:s/></text:span><text:span text:style-name="T2156">"</text:span><text:span text:style-name="T2157">\n</text:span><text:span text:style-name="T2158">"</text:span><text:span text:style-name="T2159">;</text:span><text:span text:style-name="T2160"><text:line-break/><text:s text:c="16"/></text:span><text:span text:style-name="T2161">}</text:span><text:span text:style-name="T2162"><text:line-break/><text:s text:c="12"/>}</text:span><text:span text:style-name="T2163"><text:line-break/><text:s text:c="8"/>}</text:span><text:span text:style-name="T2164"><text:line-break/><text:s text:c="4"/>}</text:span><text:span text:style-name="T2165"><text:line-break/></text:span><text:span text:style-name="T2166"><text:line-break/><text:s text:c="4"/></text:span><text:span text:style-name="T2167">Point</text:span><text:span text:style-name="T2168">*<text:s/></text:span><text:span text:style-name="T2169">findNextVertical</text:span><text:span text:style-name="T2170">() {</text:span><text:span text:style-name="T2171">//поиск следующей вершины с наименьшими характеристиками</text:span><text:span text:style-name="T2172"><text:line-break/><text:s text:c="8"/></text:span><text:span text:style-name="T2173">Point</text:span><text:span text:style-name="T2174">* min =<text:s/></text:span><text:span text:style-name="T2175">nullptr;</text:span><text:span text:style-name="T2176"><text:line-break/><text:s text:c="8"/></text:span><text:span text:style-name="T2177">std</text:span><text:span text:style-name="T2178">::cout<text:s/></text:span><text:span text:style-name="T2179">&lt;&lt;<text:s/></text:span><text:span text:style-name="T2180">"Выбирается вершина с наименьшей суммой эвристической оценки и веса ребер от начальной вершины до текущей</text:span><text:span text:style-name="T2181">\n</text:span><text:span text:style-name="T2182">"</text:span><text:span text:style-name="T2183">;</text:span><text:span text:style-name="T2184"><text:line-break/><text:s text:c="8"/>for<text:s/></text:span><text:span text:style-name="T2185">(</text:span><text:span text:style-name="T2186">auto<text:s/></text:span><text:span text:style-name="T2187">i :<text:s/></text:span><text:span text:style-name="T2188">listOfVer</text:span><text:span text:style-name="T2189">) {</text:span><text:span text:style-name="T2190"><text:line-break/><text:s text:c="12"/></text:span><text:span text:style-name="T2191">if<text:s/></text:span><text:span text:style-name="T2192">((min ==<text:s/></text:span><text:span text:style-name="T2193">nullptr<text:s/></text:span><text:span text:style-name="T2194">|| (min-&gt;</text:span><text:span text:style-name="T2195">heurEst<text:s/></text:span><text:span text:style-name="T2196">+ min-&gt;</text:span><text:span text:style-name="T2197">wei</text:span><text:span text:style-name="T2198">) &gt; (i-&gt;</text:span><text:span text:style-name="T2199">heurEst<text:s/></text:span><text:span text:style-name="T2200">+ i-&gt;</text:span><text:span text:style-name="T2201">wei</text:span><text:span text:style-name="T2202">) ||</text:span><text:span text:style-name="T2203"><text:line-break/><text:s text:c="17"/>(min-&gt;</text:span><text:span text:style-name="T2204">heurEst<text:s/></text:span><text:span text:style-name="T2205">+ min-&gt;</text:span><text:span text:style-name="T2206">wei</text:span><text:span text:style-name="T2207">) == (i-&gt;</text:span><text:span text:style-name="T2208">heurEst<text:s/></text:span><text:span text:style-name="T2209">+ i-&gt;</text:span><text:span text:style-name="T2210">wei</text:span><text:span text:style-name="T2211">) &amp;&amp; i-&gt;</text:span><text:span text:style-name="T2212">heurEst<text:s/></text:span><text:span text:style-name="T2213">&lt; min-&gt;</text:span><text:span text:style-name="T2214">heurEst</text:span><text:span text:style-name="T2215">) &amp;&amp;</text:span><text:span text:style-name="T2216"><text:line-break/><text:s text:c="16"/>!i-&gt;</text:span><text:span text:style-name="T2217">isVisited<text:s/></text:span><text:span text:style-name="T2218">&amp;&amp; !(i-&gt;</text:span><text:span text:style-name="T2219">wei<text:s/></text:span><text:span text:style-name="T2220">==<text:s/></text:span><text:span text:style-name="T2221">0</text:span><text:span text:style-name="T2222">)) {</text:span><text:span text:style-name="T2223">//при равенстве сумм характеристик вершин выбирается та, у которой эвристическая оценка меньше</text:span><text:span text:style-name="T2224"><text:line-break/><text:s text:c="16"/></text:span><text:span text:style-name="T2225">min = i</text:span><text:span text:style-name="T2226">;</text:span><text:span text:style-name="T2227"><text:line-break/><text:s text:c="12"/></text:span><text:span text:style-name="T2228">}</text:span><text:span text:style-name="T2229"><text:line-break/><text:s text:c="8"/>}</text:span><text:span text:style-name="T2230"><text:line-break/><text:s text:c="8"/></text:span><text:span text:style-name="T2231">std</text:span><text:span text:style-name="T2232">::cout<text:s/></text:span><text:span text:style-name="T2233">&lt;&lt;<text:s/></text:span><text:span text:style-name="T2234">"Наименьшая вершина "<text:s/></text:span><text:span text:style-name="T2235">&lt;&lt;<text:s/></text:span><text:span text:style-name="T2236">min-&gt;</text:span><text:span text:style-name="T2237">ver<text:s/></text:span><text:span text:style-name="T2238">&lt;&lt;<text:s/></text:span><text:span text:style-name="T2239">" с "<text:s/></text:span><text:span text:style-name="T2240">&lt;&lt;<text:s/></text:span><text:span text:style-name="T2241">min-&gt;</text:span><text:span text:style-name="T2242">heurEst<text:s/></text:span><text:span text:style-name="T2243">+ min-&gt;</text:span><text:span text:style-name="T2244">wei<text:s/></text:span><text:span text:style-name="T2245">&lt;&lt;<text:s/></text:span><text:span text:style-name="T2246">"</text:span><text:span text:style-name="T2247">\n</text:span><text:span text:style-name="T2248">"</text:span><text:span text:style-name="T2249">;</text:span><text:span text:style-name="T2250"><text:line-break/><text:s text:c="8"/>return<text:s/></text:span><text:span text:style-name="T2251">min</text:span><text:span text:style-name="T2252">;</text:span><text:span text:style-name="T2253"><text:line-break/><text:s text:c="4"/></text:span><text:span text:style-name="T2254">}</text:span><text:span text:style-name="T2255"><text:line-break/><text:s text:c="4"/></text:span><text:span text:style-name="T2256">Point</text:span><text:span text:style-name="T2257">*<text:s/></text:span><text:span text:style-name="T2258">defineNextCurrentVer</text:span><text:span text:style-name="T2259">(</text:span><text:span text:style-name="T2260">Point</text:span><text:span text:style-name="T2261">* min) {</text:span><text:span text:style-name="T2262">//определение следующей рассматриваемой вершины</text:span><text:span text:style-name="T2263"><text:line-break/><text:s text:c="8"/></text:span><text:span text:style-name="T2264">for<text:s/></text:span><text:span text:style-name="T2265">(</text:span><text:span text:style-name="T2266">auto<text:s/></text:span><text:span text:style-name="T2267">i :<text:s/></text:span><text:span text:style-name="T2268">listOfEdge</text:span><text:span text:style-name="T2269">) {</text:span><text:span text:style-name="T2270"><text:line-break/><text:s text:c="12"/></text:span><text:span text:style-name="T2271">if<text:s/></text:span><text:span text:style-name="T2272">(!i.</text:span><text:span text:style-name="T2273">finVer</text:span><text:span text:style-name="T2274">-&gt;</text:span><text:span text:style-name="T2275">isVisited<text:s/></text:span><text:span text:style-name="T2276">&amp;&amp; i.</text:span><text:span text:style-name="T2277">finVer</text:span><text:span text:style-name="T2278">-&gt;</text:span><text:span text:style-name="T2279">ver<text:s/></text:span><text:span text:style-name="T2280">== min-&gt;</text:span><text:span text:style-name="T2281">ver<text:s/></text:span><text:span text:style-name="T2282">&amp;&amp; min-&gt;</text:span><text:span text:style-name="T2283">wei<text:s/></text:span><text:span text:style-name="T2284">== i.</text:span><text:span text:style-name="T2285">initVer</text:span><text:span text:style-name="T2286">-&gt;</text:span><text:span text:style-name="T2287">wei<text:s/></text:span><text:span text:style-name="T2288">+ i.</text:span><text:span text:style-name="T2289">weightVer</text:span><text:span text:style-name="T2290">) {</text:span><text:span text:style-name="T2291">//находим начальную вершину ребра для построения пути</text:span><text:span text:style-name="T2292"><text:line-break/><text:s text:c="16"/></text:span><text:span text:style-name="T2293">std</text:span><text:span text:style-name="T2294">::cout<text:s/></text:span><text:span text:style-name="T2295">&lt;&lt;<text:s/></text:span><text:span text:style-name="T2296">"Выбранная часть пути:</text:span><text:span text:style-name="T2297">\n</text:span><text:span text:style-name="T2298">"</text:span><text:span text:style-name="T2299">;</text:span><text:span text:style-name="T2300"><text:line-break/><text:s text:c="16"/></text:span><text:span text:style-name="T2301">std</text:span><text:span text:style-name="T2302">::cout<text:s/></text:span><text:span text:style-name="T2303">&lt;&lt;<text:s/></text:span><text:span text:style-name="T2304">i.</text:span><text:span text:style-name="T2305">initVer</text:span><text:span text:style-name="T2306">-&gt;</text:span><text:span text:style-name="T2307">ver<text:s/></text:span><text:span text:style-name="T2308">&lt;&lt;<text:s/></text:span><text:span text:style-name="T2309">" "<text:s/></text:span><text:span text:style-name="T2310">&lt;&lt;<text:s/></text:span><text:span text:style-name="T2311">min-&gt;</text:span><text:span text:style-name="T2312">ver<text:s/></text:span><text:span text:style-name="T2313">&lt;&lt;<text:s/></text:span><text:span text:style-name="T2314">"</text:span><text:span text:style-name="T2315">\n</text:span><text:span text:style-name="T2316">"</text:span><text:span text:style-name="T2317">;</text:span><text:span text:style-name="T2318"><text:line-break/><text:s text:c="16"/></text:span><text:span text:style-name="T2319">min-&gt;</text:span><text:span text:style-name="T2320">parent<text:s/></text:span><text:span text:style-name="T2321">= i.</text:span><text:span text:style-name="T2322">initVer</text:span><text:span text:style-name="T2323">;</text:span><text:span text:style-name="T2324"><text:line-break/><text:s text:c="16"/>break;</text:span><text:span text:style-name="T2325"><text:line-break/><text:s text:c="12"/></text:span><text:span text:style-name="T2326">}</text:span><text:span text:style-name="T2327"><text:line-break/><text:s text:c="8"/>}</text:span><text:span text:style-name="T2328"><text:line-break/><text:s text:c="8"/></text:span><text:span text:style-name="T2329">return<text:s/></text:span><text:span text:style-name="T2330">min</text:span><text:span text:style-name="T2331">;</text:span><text:span text:style-name="T2332"><text:line-break/><text:s text:c="4"/></text:span><text:span text:style-name="T2333">}</text:span><text:span text:style-name="T2334"><text:line-break/></text:span><text:span text:style-name="T2335"><text:line-break/><text:s text:c="4"/></text:span><text:span text:style-name="T2336">void<text:s/></text:span><text:span text:style-name="T2337">doAlgoritmA</text:span><text:span text:style-name="T2338">() {</text:span><text:span text:style-name="T2339">//построение кратчайшего пути с помощью метода А*</text:span><text:span text:style-name="T2340"><text:line-break/><text:s text:c="8"/></text:span><text:span text:style-name="T2341">Point<text:s/></text:span><text:span text:style-name="T2342">*currentPoint = findVer(</text:span><text:span text:style-name="T2343">initDestVer</text:span><text:span text:style-name="T2344">)</text:span><text:span text:style-name="T2345">;</text:span><text:span text:style-name="T2346"><text:line-break/><text:s text:c="8"/>while<text:s/></text:span><text:span text:style-name="T2347">(currentPoint-&gt;</text:span><text:span text:style-name="T2348">ver<text:s/></text:span><text:span text:style-name="T2349">!=<text:s/></text:span><text:span text:style-name="T2350">finDestVer</text:span><text:span text:style-name="T2351">) {</text:span><text:span text:style-name="T2352">//пока рассматриваемая вершина не окажется конечной</text:span><text:span text:style-name="T2353"><text:line-break/><text:s text:c="12"/></text:span><text:span text:style-name="T2354">currentPoint-&gt;</text:span><text:span text:style-name="T2355">isVisited<text:s/></text:span><text:span text:style-name="T2356">=<text:s/></text:span><text:span text:style-name="T2357">true;</text:span><text:span text:style-name="T2358">//отмечаем рассмотренную вершину</text:span><text:span text:style-name="T2359"><text:line-break/><text:s text:c="12"/></text:span><text:span text:style-name="T2360">std</text:span><text:span text:style-name="T2361">::cout<text:s/></text:span><text:span text:style-name="T2362">&lt;&lt;<text:s/></text:span><text:span text:style-name="T2363">"Рассматриваемая вершина "<text:s/></text:span><text:span text:style-name="T2364">&lt;&lt;<text:s/></text:span><text:span text:style-name="T2365">currentPoint-&gt;</text:span><text:span text:style-name="T2366">ver<text:s/></text:span><text:span text:style-name="T2367">&lt;&lt;<text:s/></text:span><text:span text:style-name="T2368">"</text:span><text:span text:style-name="T2369">\n</text:span><text:span text:style-name="T2370">"</text:span><text:span text:style-name="T2371">;</text:span><text:span text:style-name="T2372"><text:line-break/><text:s text:c="12"/></text:span><text:span text:style-name="T2373">defineWeightAndHeur(currentPoint)</text:span><text:span text:style-name="T2374">;</text:span><text:span text:style-name="T2375"><text:line-break/><text:s text:c="12"/></text:span><text:span text:style-name="T2376">showListOfNotVisitedVerAndHeur()</text:span><text:span text:style-name="T2377">;</text:span><text:span text:style-name="T2378"><text:line-break/><text:s text:c="12"/></text:span><text:span text:style-name="T2379">Point<text:s/></text:span><text:span text:style-name="T2380">*min = findNextVertical()</text:span><text:span text:style-name="T2381">;</text:span><text:span text:style-name="T2382"><text:line-break/><text:s text:c="12"/></text:span><text:span text:style-name="T2383">currentPoint = defineNextCurrentVer(min)</text:span><text:span text:style-name="T2384">;</text:span><text:span text:style-name="T2385"><text:line-break/><text:s text:c="8"/></text:span><text:span text:style-name="T2386">}</text:span><text:span text:style-name="T2387"><text:line-break/><text:s text:c="4"/>}</text:span><text:span text:style-name="T2388"><text:line-break/>}</text:span><text:span text:style-name="T2389">;</text:span><text:span text:style-name="T2390"><text:line-break/></text:span><text:span text:style-name="T2391"><text:line-break/>int<text:s/></text:span><text:span text:style-name="T2392">main</text:span><text:span text:style-name="T2393">() {</text:span><text:span text:style-name="T2394"><text:line-break/><text:s text:c="4"/></text:span><text:span text:style-name="T2395">char<text:s/></text:span><text:span text:style-name="T2396">answ =<text:s/></text:span><text:span text:style-name="T2397">'y'</text:span><text:span text:style-name="T2398">;</text:span><text:span text:style-name="T2399"><text:line-break/><text:s text:c="4"/>while<text:s/></text:span><text:span text:style-name="T2400">(answ ==<text:s/></text:span><text:span text:style-name="T2401">'y'</text:span><text:span text:style-name="T2402">) {</text:span><text:span text:style-name="T2403"><text:line-break/><text:s text:c="8"/></text:span><text:span text:style-name="T2404">std</text:span><text:span text:style-name="T2405">::cout<text:s/></text:span><text:span text:style-name="T2406">&lt;&lt;<text:s/></text:span><text:span text:style-name="T2407">"Хотите считать данные из файла или ввести самостоятельно?(1/2)</text:span><text:span text:style-name="T2408">\n</text:span><text:span text:style-name="T2409">"</text:span><text:span text:style-name="T2410">;</text:span><text:span text:style-name="T2411"><text:line-break/><text:s text:c="8"/></text:span><text:span text:style-name="T2412">std</text:span><text:span text:style-name="T2413">::cin<text:s/></text:span><text:span text:style-name="T2414">&gt;&gt;<text:s/></text:span><text:span text:style-name="T2415">answ</text:span><text:span text:style-name="T2416">;</text:span><text:span text:style-name="T2417"><text:line-break/><text:s text:c="8"/></text:span><text:span text:style-name="T2418">Vertical<text:s/></text:span><text:span text:style-name="T2419">initDestVer</text:span><text:span text:style-name="T2420">,<text:s/></text:span><text:span text:style-name="T2421">finDestVer</text:span><text:span text:style-name="T2422">;</text:span><text:span text:style-name="T2423"><text:line-break/><text:s text:c="8"/></text:span><text:span text:style-name="T2424">std</text:span><text:span text:style-name="T2425">::</text:span><text:span text:style-name="T2426">ifstream<text:s/></text:span><text:span text:style-name="T2427">fin(</text:span><text:span text:style-name="T2428">"test2.txt"</text:span><text:span text:style-name="T2429">)</text:span><text:span text:style-name="T2430">;</text:span><text:span text:style-name="T2431"><text:line-break/><text:s text:c="8"/>if<text:s/></text:span><text:span text:style-name="T2432">(answ ==<text:s/></text:span><text:span text:style-name="T2433">'2'</text:span><text:span text:style-name="T2434">) {</text:span><text:span text:style-name="T2435"><text:line-break/><text:s text:c="12"/></text:span><text:span text:style-name="T2436">std</text:span><text:span text:style-name="T2437">::cout<text:s/></text:span><text:span text:style-name="T2438">&lt;&lt;<text:s/></text:span><text:span text:style-name="T2439">"Введите начальную и конечную вершину</text:span><text:span text:style-name="T2440">\n</text:span><text:span text:style-name="T2441">"</text:span><text:span text:style-name="T2442">;</text:span><text:span text:style-name="T2443"><text:line-break/><text:s text:c="12"/></text:span><text:span text:style-name="T2444">std</text:span><text:span text:style-name="T2445">::cin<text:s/></text:span><text:span text:style-name="T2446">&gt;&gt;<text:s/></text:span><text:span text:style-name="T2447">initDestVer<text:s/></text:span><text:span text:style-name="T2448">&gt;&gt;<text:s/></text:span><text:span text:style-name="T2449">finDestVer</text:span><text:span text:style-name="T2450">;</text:span><text:span text:style-name="T2451"><text:line-break/><text:s text:c="8"/></text:span><text:span text:style-name="T2452">}<text:s/></text:span><text:span text:style-name="T2453">else<text:s/></text:span><text:span text:style-name="T2454">{</text:span><text:span text:style-name="T2455"><text:line-break/><text:s text:c="12"/>fin<text:s/></text:span><text:span text:style-name="T2456">&gt;&gt;<text:s/></text:span><text:span text:style-name="T2457">initDestVer<text:s/></text:span><text:span text:style-name="T2458">&gt;&gt;<text:s/></text:span><text:span text:style-name="T2459">finDestVer</text:span><text:span text:style-name="T2460">;</text:span><text:span text:style-name="T2461"><text:line-break/><text:s text:c="8"/></text:span><text:span text:style-name="T2462">}</text:span><text:span text:style-name="T2463"><text:line-break/><text:s text:c="8"/></text:span><text:span text:style-name="T2464">auto<text:s/></text:span><text:span text:style-name="T2465">answer =<text:s/></text:span><text:span text:style-name="T2466">new<text:s/></text:span><text:span text:style-name="T2467">PathSearching(initDestVer</text:span><text:span text:style-name="T2468">,<text:s/></text:span><text:span text:style-name="T2469">finDestVer)</text:span><text:span text:style-name="T2470">;</text:span><text:span text:style-name="T2471"><text:line-break/><text:s text:c="8"/>if<text:s/></text:span><text:span text:style-name="T2472">(answ ==<text:s/></text:span><text:span text:style-name="T2473">'2'</text:span><text:span text:style-name="T2474">) {</text:span><text:span text:style-name="T2475"><text:line-break/><text:s text:c="12"/></text:span><text:span text:style-name="T2476">std</text:span><text:span text:style-name="T2477">::cout<text:s/></text:span><text:span text:style-name="T2478">&lt;&lt;<text:s/></text:span><text:span text:style-name="T2479">"Введите ребра и вес</text:span><text:span text:style-name="T2480">\n</text:span><text:span text:style-name="T2481">"</text:span><text:span text:style-name="T2482">;</text:span><text:span text:style-name="T2483"><text:line-break/><text:s text:c="12"/></text:span><text:span text:style-name="T2484">answer-&gt;readEdgeAndVer(</text:span><text:span text:style-name="T2485">std</text:span><text:span text:style-name="T2486">::cin</text:span><text:span text:style-name="T2487">, true</text:span><text:span text:style-name="T2488">)</text:span><text:span text:style-name="T2489">;</text:span><text:span text:style-name="T2490"><text:line-break/><text:s text:c="8"/></text:span><text:span text:style-name="T2491">}<text:s/></text:span><text:span text:style-name="T2492">else<text:s/></text:span><text:span text:style-name="T2493">answer-&gt;readEdgeAndVer(fin</text:span><text:span text:style-name="T2494">, false</text:span><text:span text:style-name="T2495">)</text:span><text:span text:style-name="T2496">;</text:span><text:span text:style-name="T2497"><text:line-break/><text:s text:c="8"/></text:span><text:span text:style-name="T2498">fin.close()</text:span><text:span text:style-name="T2499">;</text:span><text:span text:style-name="T2500"><text:line-break/><text:s text:c="8"/></text:span><text:span text:style-name="T2501">answer-&gt;doAlgoritmA()</text:span><text:span text:style-name="T2502">;</text:span><text:span text:style-name="T2503"><text:line-break/><text:s text:c="8"/></text:span><text:span text:style-name="T2504">answer-&gt;showAnswer()</text:span><text:span text:style-name="T2505">;</text:span><text:span text:style-name="T2506"><text:line-break/><text:s text:c="8"/></text:span><text:span text:style-name="T2507">std</text:span><text:span text:style-name="T2508">::cout<text:s/></text:span><text:span text:style-name="T2509">&lt;&lt;<text:s/></text:span><text:span text:style-name="T2510">"Хотите продолжить?(y/n)</text:span><text:span text:style-name="T2511">\n</text:span><text:span text:style-name="T2512">"</text:span><text:span text:style-name="T2513">;</text:span><text:span text:style-name="T2514"><text:line-break/><text:s text:c="8"/></text:span><text:span text:style-name="T2515">std</text:span><text:span text:style-name="T2516">::cin<text:s/></text:span><text:span text:style-name="T2517">&gt;&gt;<text:s/></text:span><text:span text:style-name="T2518">answ</text:span><text:span text:style-name="T2519">;</text:span><text:span text:style-name="T2520"><text:line-break/><text:s text:c="4"/></text:span><text:span text:style-name="T2521">}</text:span><text:span text:style-name="T2522"><text:line-break/><text:s text:c="4"/></text:span><text:span text:style-name="T2523">return<text:s/></text:span><text:span text:style-name="T2524">0</text:span><text:span text:style-name="T2525">;</text:span><text:span text:style-name="T2526"><text:line-break/></text:span><text:span text:style-name="T2527">}</text:span></text:p>
      <text:p text:style-name="СтандартныйHTM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S Mincho" svg:font-family="MS Mincho" style:font-family-generic="modern" style:font-pitch="fixed" svg:panose-1="2 2 6 9 4 2 5 8 3 4"/>
    <style:font-face style:name="SimSun" svg:font-family="SimSun" style:font-family-generic="system" style:font-pitch="variable" svg:panose-1="2 1 6 0 3 1 1 1 1 1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ja" style:country-asian="JP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ja" style:country-asian="JP" style:language-complex="ar" style:country-complex="SA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4923in" text:min-label-width="0.4916in" text:list-level-position-and-space-mode="label-alignment">
          <style:list-level-label-alignment text:label-followed-by="listtab" fo:margin-left="0.984in" fo:text-indent="-0.4916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Учетная запись Майкрософт</dc:creator>
    <meta:creation-date>2018-10-16T14:07:00Z</meta:creation-date>
    <dc:date>2021-03-23T21:00:00Z</dc:date>
    <meta:template xlink:href="Normal" xlink:type="simple"/>
    <meta:editing-cycles>73</meta:editing-cycles>
    <meta:editing-duration>PT44820S</meta:editing-duration>
    <meta:document-statistic meta:page-count="1" meta:paragraph-count="51" meta:word-count="3834" meta:character-count="25639" meta:row-count="182" meta:non-whitespace-character-count="21856"/>
  </office:meta>
</office:document-meta>
</file>